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S Sans Serif1" svg:font-family="'MS Sans Serif'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58.45pt"/>
    </style:style>
    <style:style style:name="co4" style:family="table-column">
      <style:table-column-properties fo:break-before="auto" style:column-width="71.15pt"/>
    </style:style>
    <style:style style:name="co5" style:family="table-column">
      <style:table-column-properties fo:break-before="auto" style:column-width="77.19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88.81pt"/>
    </style:style>
    <style:style style:name="co8" style:family="table-column">
      <style:table-column-properties fo:break-before="auto" style:column-width="88.24pt"/>
    </style:style>
    <style:style style:name="co9" style:family="table-column">
      <style:table-column-properties fo:break-before="auto" style:column-width="86.06pt"/>
    </style:style>
    <style:style style:name="co10" style:family="table-column">
      <style:table-column-properties fo:break-before="auto" style:column-width="89.3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66.76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52.41pt"/>
    </style:style>
    <style:style style:name="co15" style:family="table-column">
      <style:table-column-properties fo:break-before="auto" style:column-width="121.86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143.55pt"/>
    </style:style>
    <style:style style:name="co18" style:family="table-column">
      <style:table-column-properties fo:break-before="auto" style:column-width="149.75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ackground-color="#99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TCD by han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ox no.</text:p>
          </table:table-cell>
          <table:table-cell office:value-type="string" calcext:value-type="string">
            <text:p>Box position</text:p>
          </table:table-cell>
          <table:table-cell office:value-type="string" calcext:value-type="string">
            <text:p>Prøve</text:p>
          </table:table-cell>
          <table:table-cell office:value-type="string" calcext:value-type="string">
            <text:p>Weight </text:p>
            <text:p>(mg)</text:p>
          </table:table-cell>
          <table:table-cell office:value-type="string" calcext:value-type="string">
            <text:p>Area N</text:p>
            <text:p>Flash TCD </text:p>
          </table:table-cell>
          <table:table-cell office:value-type="string" calcext:value-type="string">
            <text:p>Area C</text:p>
            <text:p>Flash TCD </text:p>
          </table:table-cell>
          <table:table-cell office:value-type="string" calcext:value-type="string">
            <text:p>Corrected Area C</text:p>
          </table:table-cell>
          <table:table-cell office:value-type="string" calcext:value-type="string">
            <text:p>µg N/cup </text:p>
            <text:p/>
          </table:table-cell>
          <table:table-cell office:value-type="string" calcext:value-type="string">
            <text:p>mg N/kg dry sample</text:p>
          </table:table-cell>
          <table:table-cell office:value-type="string" calcext:value-type="string">
            <text:p>µg C/cup </text:p>
            <text:p/>
          </table:table-cell>
          <table:table-cell office:value-type="string" calcext:value-type="string">
            <text:p>mg C/kg dry sample</text:p>
          </table:table-cell>
          <table:table-cell office:value-type="string" calcext:value-type="string">
            <text:p/>
            <text:p>C/N</text:p>
          </table:table-cell>
        </table:table-row>
        <table:table-row table:style-name="ro2">
          <table:table-cell office:value-type="string" calcext:value-type="string">
            <text:p>Martin 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0.367" calcext:value-type="float">
            <text:p>0.367</text:p>
          </table:table-cell>
          <table:table-cell office:value-type="float" office:value="78193" calcext:value-type="float">
            <text:p>78193</text:p>
          </table:table-cell>
          <table:table-cell office:value-type="float" office:value="627375" calcext:value-type="float">
            <text:p>627375</text:p>
          </table:table-cell>
          <table:table-cell office:value-type="float" office:value="624600" calcext:value-type="float">
            <text:p>624600</text:p>
          </table:table-cell>
          <table:table-cell office:value-type="float" office:value="59.0842482124849" calcext:value-type="float">
            <text:p>59.0842482125</text:p>
          </table:table-cell>
          <table:table-cell office:value-type="float" office:value="160992.501941376" calcext:value-type="float">
            <text:p>160992.501941376</text:p>
          </table:table-cell>
          <table:table-cell office:value-type="float" office:value="166.782624035935" calcext:value-type="float">
            <text:p>166.7826240359</text:p>
          </table:table-cell>
          <table:table-cell office:value-type="float" office:value="454448.56685541" calcext:value-type="float">
            <text:p>454448.56685541</text:p>
          </table:table-cell>
          <table:table-cell office:value-type="float" office:value="3.29325892989544" calcext:value-type="float">
            <text:p>3.2932589299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0.783" calcext:value-type="float">
            <text:p>0.783</text:p>
          </table:table-cell>
          <table:table-cell office:value-type="float" office:value="171561" calcext:value-type="float">
            <text:p>171561</text:p>
          </table:table-cell>
          <table:table-cell office:value-type="float" office:value="1329731" calcext:value-type="float">
            <text:p>1329731</text:p>
          </table:table-cell>
          <table:table-cell office:value-type="float" office:value="1326956" calcext:value-type="float">
            <text:p>1326956</text:p>
          </table:table-cell>
          <table:table-cell office:value-type="float" office:value="129.635040317958" calcext:value-type="float">
            <text:p>129.635040318</text:p>
          </table:table-cell>
          <table:table-cell office:value-type="float" office:value="165561.992743242" calcext:value-type="float">
            <text:p>165561.992743242</text:p>
          </table:table-cell>
          <table:table-cell office:value-type="float" office:value="354.32789570962" calcext:value-type="float">
            <text:p>354.3278957096</text:p>
          </table:table-cell>
          <table:table-cell office:value-type="float" office:value="452526.048160434" calcext:value-type="float">
            <text:p>452526.048160434</text:p>
          </table:table-cell>
          <table:table-cell office:value-type="float" office:value="3.18881796141418" calcext:value-type="float">
            <text:p>3.1888179614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0.341" calcext:value-type="float">
            <text:p>0.341</text:p>
          </table:table-cell>
          <table:table-cell office:value-type="float" office:value="73534" calcext:value-type="float">
            <text:p>73534</text:p>
          </table:table-cell>
          <table:table-cell office:value-type="float" office:value="583104" calcext:value-type="float">
            <text:p>583104</text:p>
          </table:table-cell>
          <table:table-cell office:value-type="float" office:value="580329" calcext:value-type="float">
            <text:p>580329</text:p>
          </table:table-cell>
          <table:table-cell office:value-type="float" office:value="55.563811441649" calcext:value-type="float">
            <text:p>55.5638114416</text:p>
          </table:table-cell>
          <table:table-cell office:value-type="float" office:value="162943.728567886" calcext:value-type="float">
            <text:p>162943.728567886</text:p>
          </table:table-cell>
          <table:table-cell office:value-type="float" office:value="154.961244675233" calcext:value-type="float">
            <text:p>154.9612446752</text:p>
          </table:table-cell>
          <table:table-cell office:value-type="float" office:value="454431.802566665" calcext:value-type="float">
            <text:p>454431.802566665</text:p>
          </table:table-cell>
          <table:table-cell office:value-type="float" office:value="3.25370261861226" calcext:value-type="float">
            <text:p>3.2537026186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5319" calcext:value-type="float">
            <text:p>65319</text:p>
          </table:table-cell>
          <table:table-cell office:value-type="float" office:value="626973" calcext:value-type="float">
            <text:p>626973</text:p>
          </table:table-cell>
          <table:table-cell office:value-type="float" office:value="624198" calcext:value-type="float">
            <text:p>624198</text:p>
          </table:table-cell>
          <table:table-cell office:value-type="float" office:value="49.3563875153952" calcext:value-type="float">
            <text:p>49.3563875154</text:p>
          </table:table-cell>
          <table:table-cell office:value-type="string" calcext:value-type="string">
            <text:p>#VALUE!</text:p>
          </table:table-cell>
          <table:table-cell office:value-type="float" office:value="166.675280752454" calcext:value-type="float">
            <text:p>166.6752807525</text:p>
          </table:table-cell>
          <table:table-cell office:value-type="string" calcext:value-type="string">
            <text:p>#VALUE!</text:p>
          </table:table-cell>
          <table:table-cell office:value-type="float" office:value="3.9398040253765" calcext:value-type="float">
            <text:p>3.9398040254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03261" calcext:value-type="float">
            <text:p>103261</text:p>
          </table:table-cell>
          <table:table-cell office:value-type="float" office:value="1007083" calcext:value-type="float">
            <text:p>1007083</text:p>
          </table:table-cell>
          <table:table-cell office:value-type="float" office:value="1004308" calcext:value-type="float">
            <text:p>1004308</text:p>
          </table:table-cell>
          <table:table-cell office:value-type="float" office:value="78.0261475409487" calcext:value-type="float">
            <text:p>78.0261475409</text:p>
          </table:table-cell>
          <table:table-cell office:value-type="string" calcext:value-type="string">
            <text:p>#VALUE!</text:p>
          </table:table-cell>
          <table:table-cell office:value-type="float" office:value="268.173428722834" calcext:value-type="float">
            <text:p>268.1734287228</text:p>
          </table:table-cell>
          <table:table-cell office:value-type="string" calcext:value-type="string">
            <text:p>#VALUE!</text:p>
          </table:table-cell>
          <table:table-cell office:value-type="float" office:value="4.00979684422384" calcext:value-type="float">
            <text:p>4.0097968442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6015" calcext:value-type="float">
            <text:p>56015</text:p>
          </table:table-cell>
          <table:table-cell office:value-type="float" office:value="540636" calcext:value-type="float">
            <text:p>540636</text:p>
          </table:table-cell>
          <table:table-cell office:value-type="float" office:value="537861" calcext:value-type="float">
            <text:p>537861</text:p>
          </table:table-cell>
          <table:table-cell office:value-type="float" office:value="42.3260926633118" calcext:value-type="float">
            <text:p>42.3260926633</text:p>
          </table:table-cell>
          <table:table-cell office:value-type="string" calcext:value-type="string">
            <text:p>#VALUE!</text:p>
          </table:table-cell>
          <table:table-cell office:value-type="float" office:value="143.621307951637" calcext:value-type="float">
            <text:p>143.6213079516</text:p>
          </table:table-cell>
          <table:table-cell office:value-type="string" calcext:value-type="string">
            <text:p>#VALUE!</text:p>
          </table:table-cell>
          <table:table-cell office:value-type="float" office:value="3.95874464347809" calcext:value-type="float">
            <text:p>3.9587446435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9195" calcext:value-type="float">
            <text:p>59195</text:p>
          </table:table-cell>
          <table:table-cell office:value-type="float" office:value="571192" calcext:value-type="float">
            <text:p>571192</text:p>
          </table:table-cell>
          <table:table-cell office:value-type="float" office:value="568417" calcext:value-type="float">
            <text:p>568417</text:p>
          </table:table-cell>
          <table:table-cell office:value-type="float" office:value="44.7289664412165" calcext:value-type="float">
            <text:p>44.7289664412</text:p>
          </table:table-cell>
          <table:table-cell office:value-type="string" calcext:value-type="string">
            <text:p>#VALUE!</text:p>
          </table:table-cell>
          <table:table-cell office:value-type="float" office:value="151.780465588592" calcext:value-type="float">
            <text:p>151.7804655886</text:p>
          </table:table-cell>
          <table:table-cell office:value-type="string" calcext:value-type="string">
            <text:p>#VALUE!</text:p>
          </table:table-cell>
          <table:table-cell office:value-type="float" office:value="3.95889339598478" calcext:value-type="float">
            <text:p>3.958893396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1882" calcext:value-type="float">
            <text:p>71882</text:p>
          </table:table-cell>
          <table:table-cell office:value-type="float" office:value="715915" calcext:value-type="float">
            <text:p>715915</text:p>
          </table:table-cell>
          <table:table-cell office:value-type="float" office:value="713140" calcext:value-type="float">
            <text:p>713140</text:p>
          </table:table-cell>
          <table:table-cell office:value-type="float" office:value="54.3155260702344" calcext:value-type="float">
            <text:p>54.3155260702</text:p>
          </table:table-cell>
          <table:table-cell office:value-type="string" calcext:value-type="string">
            <text:p>#VALUE!</text:p>
          </table:table-cell>
          <table:table-cell office:value-type="float" office:value="190.424848711154" calcext:value-type="float">
            <text:p>190.4248487112</text:p>
          </table:table-cell>
          <table:table-cell office:value-type="string" calcext:value-type="string">
            <text:p>#VALUE!</text:p>
          </table:table-cell>
          <table:table-cell office:value-type="float" office:value="4.09021765174607" calcext:value-type="float">
            <text:p>4.0902176517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0623" calcext:value-type="float">
            <text:p>80623</text:p>
          </table:table-cell>
          <table:table-cell office:value-type="float" office:value="773631" calcext:value-type="float">
            <text:p>773631</text:p>
          </table:table-cell>
          <table:table-cell office:value-type="float" office:value="770856" calcext:value-type="float">
            <text:p>770856</text:p>
          </table:table-cell>
          <table:table-cell office:value-type="float" office:value="60.9204064767328" calcext:value-type="float">
            <text:p>60.9204064767</text:p>
          </table:table-cell>
          <table:table-cell office:value-type="string" calcext:value-type="string">
            <text:p>#VALUE!</text:p>
          </table:table-cell>
          <table:table-cell office:value-type="float" office:value="205.836353560431" calcext:value-type="float">
            <text:p>205.8363535604</text:p>
          </table:table-cell>
          <table:table-cell office:value-type="string" calcext:value-type="string">
            <text:p>#VALUE!</text:p>
          </table:table-cell>
          <table:table-cell office:value-type="float" office:value="3.94190430391968" calcext:value-type="float">
            <text:p>3.9419043039</text:p>
          </table:table-cell>
        </table:table-row>
        <table:table-row table:style-name="ro2">
          <table:table-cell/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8263" calcext:value-type="float">
            <text:p>58263</text:p>
          </table:table-cell>
          <table:table-cell office:value-type="float" office:value="544142" calcext:value-type="float">
            <text:p>544142</text:p>
          </table:table-cell>
          <table:table-cell office:value-type="float" office:value="541367" calcext:value-type="float">
            <text:p>541367</text:p>
          </table:table-cell>
          <table:table-cell office:value-type="float" office:value="44.0247279629123" calcext:value-type="float">
            <text:p>44.0247279629</text:p>
          </table:table-cell>
          <table:table-cell office:value-type="string" calcext:value-type="string">
            <text:p>#VALUE!</text:p>
          </table:table-cell>
          <table:table-cell office:value-type="float" office:value="144.557490916526" calcext:value-type="float">
            <text:p>144.5574909165</text:p>
          </table:table-cell>
          <table:table-cell office:value-type="string" calcext:value-type="string">
            <text:p>#VALUE!</text:p>
          </table:table-cell>
          <table:table-cell office:value-type="float" office:value="3.83081086182648" calcext:value-type="float">
            <text:p>3.8308108618</text:p>
          </table:table-cell>
        </table:table-row>
        <table:table-row table:style-name="ro2">
          <table:table-cell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3497" calcext:value-type="float">
            <text:p>13497</text:p>
          </table:table-cell>
          <table:table-cell office:value-type="float" office:value="160095" calcext:value-type="float">
            <text:p>160095</text:p>
          </table:table-cell>
          <table:table-cell office:value-type="float" office:value="157320" calcext:value-type="float">
            <text:p>157320</text:p>
          </table:table-cell>
          <table:table-cell office:value-type="float" office:value="10.1986123837672" calcext:value-type="float">
            <text:p>10.1986123838</text:p>
          </table:table-cell>
          <table:table-cell office:value-type="string" calcext:value-type="string">
            <text:p>#VALUE!</text:p>
          </table:table-cell>
          <table:table-cell office:value-type="float" office:value="42.0080730280713" calcext:value-type="float">
            <text:p>42.0080730281</text:p>
          </table:table-cell>
          <table:table-cell office:value-type="string" calcext:value-type="string">
            <text:p>#VALUE!</text:p>
          </table:table-cell>
          <table:table-cell office:value-type="float" office:value="4.80549869811276" calcext:value-type="float">
            <text:p>4.8054986981</text:p>
          </table:table-cell>
        </table:table-row>
        <table:table-row table:style-name="ro2">
          <table:table-cell/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7422" calcext:value-type="float">
            <text:p>57422</text:p>
          </table:table-cell>
          <table:table-cell office:value-type="float" office:value="553150" calcext:value-type="float">
            <text:p>553150</text:p>
          </table:table-cell>
          <table:table-cell office:value-type="float" office:value="550375" calcext:value-type="float">
            <text:p>550375</text:p>
          </table:table-cell>
          <table:table-cell office:value-type="float" office:value="43.3892509669319" calcext:value-type="float">
            <text:p>43.3892509669</text:p>
          </table:table-cell>
          <table:table-cell office:value-type="string" calcext:value-type="string">
            <text:p>#VALUE!</text:p>
          </table:table-cell>
          <table:table-cell office:value-type="float" office:value="146.962834940407" calcext:value-type="float">
            <text:p>146.9628349404</text:p>
          </table:table-cell>
          <table:table-cell office:value-type="string" calcext:value-type="string">
            <text:p>#VALUE!</text:p>
          </table:table-cell>
          <table:table-cell office:value-type="float" office:value="3.95159254752933" calcext:value-type="float">
            <text:p>3.9515925475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GEL A</text:p>
          </table:table-cell>
          <table:table-cell office:value-type="float" office:value="0.339" calcext:value-type="float">
            <text:p>0.339</text:p>
          </table:table-cell>
          <table:table-cell office:value-type="float" office:value="73663" calcext:value-type="float">
            <text:p>73663</text:p>
          </table:table-cell>
          <table:table-cell office:value-type="float" office:value="584009" calcext:value-type="float">
            <text:p>584009</text:p>
          </table:table-cell>
          <table:table-cell office:value-type="float" office:value="581234" calcext:value-type="float">
            <text:p>581234</text:p>
          </table:table-cell>
          <table:table-cell office:value-type="float" office:value="55.661286509998" calcext:value-type="float">
            <text:p>55.66128651</text:p>
          </table:table-cell>
          <table:table-cell office:value-type="float" office:value="164192.585575215" calcext:value-type="float">
            <text:p>164192.585575215</text:p>
          </table:table-cell>
          <table:table-cell office:value-type="float" office:value="155.202900574612" calcext:value-type="float">
            <text:p>155.2029005746</text:p>
          </table:table-cell>
          <table:table-cell office:value-type="float" office:value="457825.665411836" calcext:value-type="float">
            <text:p>457825.665411836</text:p>
          </table:table-cell>
          <table:table-cell office:value-type="float" office:value="3.25306980890312" calcext:value-type="float">
            <text:p>3.2530698089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0.075" calcext:value-type="float">
            <text:p>0.075</text:p>
          </table:table-cell>
          <table:table-cell office:value-type="float" office:value="14375" calcext:value-type="float">
            <text:p>14375</text:p>
          </table:table-cell>
          <table:table-cell office:value-type="float" office:value="131325" calcext:value-type="float">
            <text:p>131325</text:p>
          </table:table-cell>
          <table:table-cell office:value-type="float" office:value="128550" calcext:value-type="float">
            <text:p>128550</text:p>
          </table:table-cell>
          <table:table-cell office:value-type="float" office:value="10.862047345088" calcext:value-type="float">
            <text:p>10.8620473451</text:p>
          </table:table-cell>
          <table:table-cell office:value-type="float" office:value="144827.297934507" calcext:value-type="float">
            <text:p>144827.297934507</text:p>
          </table:table-cell>
          <table:table-cell office:value-type="float" office:value="34.325818635638" calcext:value-type="float">
            <text:p>34.3258186356</text:p>
          </table:table-cell>
          <table:table-cell office:value-type="float" office:value="457677.581808507" calcext:value-type="float">
            <text:p>457677.581808507</text:p>
          </table:table-cell>
          <table:table-cell office:value-type="float" office:value="3.68685452529849" calcext:value-type="float">
            <text:p>3.6868545253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4313" calcext:value-type="float">
            <text:p>74313</text:p>
          </table:table-cell>
          <table:table-cell office:value-type="float" office:value="704930" calcext:value-type="float">
            <text:p>704930</text:p>
          </table:table-cell>
          <table:table-cell office:value-type="float" office:value="702155" calcext:value-type="float">
            <text:p>702155</text:p>
          </table:table-cell>
          <table:table-cell office:value-type="float" office:value="56.1524399551672" calcext:value-type="float">
            <text:p>56.1524399552</text:p>
          </table:table-cell>
          <table:table-cell office:value-type="string" calcext:value-type="string">
            <text:p>#VALUE!</text:p>
          </table:table-cell>
          <table:table-cell office:value-type="float" office:value="187.491600031944" calcext:value-type="float">
            <text:p>187.4916000319</text:p>
          </table:table-cell>
          <table:table-cell office:value-type="string" calcext:value-type="string">
            <text:p>#VALUE!</text:p>
          </table:table-cell>
          <table:table-cell office:value-type="float" office:value="3.89547097529356" calcext:value-type="float">
            <text:p>3.8954709753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4981" calcext:value-type="float">
            <text:p>54981</text:p>
          </table:table-cell>
          <table:table-cell office:value-type="float" office:value="531571" calcext:value-type="float">
            <text:p>531571</text:p>
          </table:table-cell>
          <table:table-cell office:value-type="float" office:value="528796" calcext:value-type="float">
            <text:p>528796</text:p>
          </table:table-cell>
          <table:table-cell office:value-type="float" office:value="41.5447808751503" calcext:value-type="float">
            <text:p>41.5447808752</text:p>
          </table:table-cell>
          <table:table-cell office:value-type="string" calcext:value-type="string">
            <text:p>#VALUE!</text:p>
          </table:table-cell>
          <table:table-cell office:value-type="float" office:value="141.200743611442" calcext:value-type="float">
            <text:p>141.2007436114</text:p>
          </table:table-cell>
          <table:table-cell office:value-type="string" calcext:value-type="string">
            <text:p>#VALUE!</text:p>
          </table:table-cell>
          <table:table-cell office:value-type="float" office:value="3.96522011694012" calcext:value-type="float">
            <text:p>3.9652201169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90979" calcext:value-type="float">
            <text:p>90979</text:p>
          </table:table-cell>
          <table:table-cell office:value-type="float" office:value="861197" calcext:value-type="float">
            <text:p>861197</text:p>
          </table:table-cell>
          <table:table-cell office:value-type="float" office:value="858422" calcext:value-type="float">
            <text:p>858422</text:p>
          </table:table-cell>
          <table:table-cell office:value-type="float" office:value="68.7456142893054" calcext:value-type="float">
            <text:p>68.7456142893</text:p>
          </table:table-cell>
          <table:table-cell office:value-type="string" calcext:value-type="string">
            <text:p>#VALUE!</text:p>
          </table:table-cell>
          <table:table-cell office:value-type="float" office:value="229.218497742837" calcext:value-type="float">
            <text:p>229.2184977428</text:p>
          </table:table-cell>
          <table:table-cell office:value-type="string" calcext:value-type="string">
            <text:p>#VALUE!</text:p>
          </table:table-cell>
          <table:table-cell office:value-type="float" office:value="3.89001659908912" calcext:value-type="float">
            <text:p>3.8900165991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2801" calcext:value-type="float">
            <text:p>72801</text:p>
          </table:table-cell>
          <table:table-cell office:value-type="float" office:value="704198" calcext:value-type="float">
            <text:p>704198</text:p>
          </table:table-cell>
          <table:table-cell office:value-type="float" office:value="701423" calcext:value-type="float">
            <text:p>701423</text:p>
          </table:table-cell>
          <table:table-cell office:value-type="float" office:value="55.0099414796351" calcext:value-type="float">
            <text:p>55.0099414796</text:p>
          </table:table-cell>
          <table:table-cell office:value-type="string" calcext:value-type="string">
            <text:p>#VALUE!</text:p>
          </table:table-cell>
          <table:table-cell office:value-type="float" office:value="187.296139127694" calcext:value-type="float">
            <text:p>187.2961391277</text:p>
          </table:table-cell>
          <table:table-cell office:value-type="string" calcext:value-type="string">
            <text:p>#VALUE!</text:p>
          </table:table-cell>
          <table:table-cell office:value-type="float" office:value="3.97223040850784" calcext:value-type="float">
            <text:p>3.9722304085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03728" calcext:value-type="float">
            <text:p>103728</text:p>
          </table:table-cell>
          <table:table-cell office:value-type="float" office:value="975666" calcext:value-type="float">
            <text:p>975666</text:p>
          </table:table-cell>
          <table:table-cell office:value-type="float" office:value="972891" calcext:value-type="float">
            <text:p>972891</text:p>
          </table:table-cell>
          <table:table-cell office:value-type="float" office:value="78.3790224007856" calcext:value-type="float">
            <text:p>78.3790224008</text:p>
          </table:table-cell>
          <table:table-cell office:value-type="string" calcext:value-type="string">
            <text:p>#VALUE!</text:p>
          </table:table-cell>
          <table:table-cell office:value-type="float" office:value="259.784364202602" calcext:value-type="float">
            <text:p>259.7843642026</text:p>
          </table:table-cell>
          <table:table-cell office:value-type="string" calcext:value-type="string">
            <text:p>#VALUE!</text:p>
          </table:table-cell>
          <table:table-cell office:value-type="float" office:value="3.86687341782067" calcext:value-type="float">
            <text:p>3.8668734178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6266" calcext:value-type="float">
            <text:p>46266</text:p>
          </table:table-cell>
          <table:table-cell office:value-type="float" office:value="428321" calcext:value-type="float">
            <text:p>428321</text:p>
          </table:table-cell>
          <table:table-cell office:value-type="float" office:value="425546" calcext:value-type="float">
            <text:p>425546</text:p>
          </table:table-cell>
          <table:table-cell office:value-type="float" office:value="34.9595466064587" calcext:value-type="float">
            <text:p>34.9595466065</text:p>
          </table:table-cell>
          <table:table-cell office:value-type="string" calcext:value-type="string">
            <text:p>#VALUE!</text:p>
          </table:table-cell>
          <table:table-cell office:value-type="float" office:value="113.630609234704" calcext:value-type="float">
            <text:p>113.6306092347</text:p>
          </table:table-cell>
          <table:table-cell office:value-type="string" calcext:value-type="string">
            <text:p>#VALUE!</text:p>
          </table:table-cell>
          <table:table-cell office:value-type="float" office:value="3.79206989150892" calcext:value-type="float">
            <text:p>3.7920698915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6231" calcext:value-type="float">
            <text:p>66231</text:p>
          </table:table-cell>
          <table:table-cell office:value-type="float" office:value="630529" calcext:value-type="float">
            <text:p>630529</text:p>
          </table:table-cell>
          <table:table-cell office:value-type="float" office:value="627754" calcext:value-type="float">
            <text:p>627754</text:p>
          </table:table-cell>
          <table:table-cell office:value-type="float" office:value="50.0455135800018" calcext:value-type="float">
            <text:p>50.04551358</text:p>
          </table:table-cell>
          <table:table-cell office:value-type="string" calcext:value-type="string">
            <text:p>#VALUE!</text:p>
          </table:table-cell>
          <table:table-cell office:value-type="float" office:value="167.624814872005" calcext:value-type="float">
            <text:p>167.624814872</text:p>
          </table:table-cell>
          <table:table-cell office:value-type="string" calcext:value-type="string">
            <text:p>#VALUE!</text:p>
          </table:table-cell>
          <table:table-cell office:value-type="float" office:value="3.90768862237206" calcext:value-type="float">
            <text:p>3.9076886224</text:p>
          </table:table-cell>
        </table:table-row>
        <table:table-row table:style-name="ro2">
          <table:table-cell/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8376" calcext:value-type="float">
            <text:p>68376</text:p>
          </table:table-cell>
          <table:table-cell office:value-type="float" office:value="639083" calcext:value-type="float">
            <text:p>639083</text:p>
          </table:table-cell>
          <table:table-cell office:value-type="float" office:value="636308" calcext:value-type="float">
            <text:p>636308</text:p>
          </table:table-cell>
          <table:table-cell office:value-type="float" office:value="51.6663199490602" calcext:value-type="float">
            <text:p>51.6663199491</text:p>
          </table:table-cell>
          <table:table-cell office:value-type="string" calcext:value-type="string">
            <text:p>#VALUE!</text:p>
          </table:table-cell>
          <table:table-cell office:value-type="float" office:value="169.908930411556" calcext:value-type="float">
            <text:p>169.9089304116</text:p>
          </table:table-cell>
          <table:table-cell office:value-type="string" calcext:value-type="string">
            <text:p>#VALUE!</text:p>
          </table:table-cell>
          <table:table-cell office:value-type="float" office:value="3.83667901401897" calcext:value-type="float">
            <text:p>3.836679014</text:p>
          </table:table-cell>
        </table:table-row>
        <table:table-row table:style-name="ro2">
          <table:table-cell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4181" calcext:value-type="float">
            <text:p>74181</text:p>
          </table:table-cell>
          <table:table-cell office:value-type="float" office:value="708522" calcext:value-type="float">
            <text:p>708522</text:p>
          </table:table-cell>
          <table:table-cell office:value-type="float" office:value="705747" calcext:value-type="float">
            <text:p>705747</text:p>
          </table:table-cell>
          <table:table-cell office:value-type="float" office:value="56.0526980247636" calcext:value-type="float">
            <text:p>56.0526980248</text:p>
          </table:table-cell>
          <table:table-cell office:value-type="string" calcext:value-type="string">
            <text:p>#VALUE!</text:p>
          </table:table-cell>
          <table:table-cell office:value-type="float" office:value="188.450746982852" calcext:value-type="float">
            <text:p>188.4507469829</text:p>
          </table:table-cell>
          <table:table-cell office:value-type="string" calcext:value-type="string">
            <text:p>#VALUE!</text:p>
          </table:table-cell>
          <table:table-cell office:value-type="float" office:value="3.92236614045225" calcext:value-type="float">
            <text:p>3.9223661405</text:p>
          </table:table-cell>
        </table:table-row>
        <table:table-row table:style-name="ro2">
          <table:table-cell/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1942" calcext:value-type="float">
            <text:p>61942</text:p>
          </table:table-cell>
          <table:table-cell office:value-type="float" office:value="592643" calcext:value-type="float">
            <text:p>592643</text:p>
          </table:table-cell>
          <table:table-cell office:value-type="float" office:value="589868" calcext:value-type="float">
            <text:p>589868</text:p>
          </table:table-cell>
          <table:table-cell office:value-type="float" office:value="46.80465646257" calcext:value-type="float">
            <text:p>46.8046564626</text:p>
          </table:table-cell>
          <table:table-cell office:value-type="string" calcext:value-type="string">
            <text:p>#VALUE!</text:p>
          </table:table-cell>
          <table:table-cell office:value-type="float" office:value="157.508377961622" calcext:value-type="float">
            <text:p>157.5083779616</text:p>
          </table:table-cell>
          <table:table-cell office:value-type="string" calcext:value-type="string">
            <text:p>#VALUE!</text:p>
          </table:table-cell>
          <table:table-cell office:value-type="float" office:value="3.92610026815415" calcext:value-type="float">
            <text:p>3.9261002682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0.281" calcext:value-type="float">
            <text:p>0.281</text:p>
          </table:table-cell>
          <table:table-cell office:value-type="float" office:value="60410" calcext:value-type="float">
            <text:p>60410</text:p>
          </table:table-cell>
          <table:table-cell office:value-type="float" office:value="482105" calcext:value-type="float">
            <text:p>482105</text:p>
          </table:table-cell>
          <table:table-cell office:value-type="float" office:value="479330" calcext:value-type="float">
            <text:p>479330</text:p>
          </table:table-cell>
          <table:table-cell office:value-type="float" office:value="45.6470455733404" calcext:value-type="float">
            <text:p>45.6470455733</text:p>
          </table:table-cell>
          <table:table-cell office:value-type="float" office:value="162445.002040357" calcext:value-type="float">
            <text:p>162445.002040357</text:p>
          </table:table-cell>
          <table:table-cell office:value-type="float" office:value="127.992179281372" calcext:value-type="float">
            <text:p>127.9921792814</text:p>
          </table:table-cell>
          <table:table-cell office:value-type="float" office:value="455488.182495985" calcext:value-type="float">
            <text:p>455488.182495985</text:p>
          </table:table-cell>
          <table:table-cell office:value-type="float" office:value="3.2712787275944" calcext:value-type="float">
            <text:p>3.2712787276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0.521" calcext:value-type="float">
            <text:p>0.521</text:p>
          </table:table-cell>
          <table:table-cell office:value-type="float" office:value="113369" calcext:value-type="float">
            <text:p>113369</text:p>
          </table:table-cell>
          <table:table-cell office:value-type="float" office:value="889615" calcext:value-type="float">
            <text:p>889615</text:p>
          </table:table-cell>
          <table:table-cell office:value-type="float" office:value="886840" calcext:value-type="float">
            <text:p>886840</text:p>
          </table:table-cell>
          <table:table-cell office:value-type="float" office:value="85.6639614236721" calcext:value-type="float">
            <text:p>85.6639614237</text:p>
          </table:table-cell>
          <table:table-cell office:value-type="float" office:value="164422.190832384" calcext:value-type="float">
            <text:p>164422.190832384</text:p>
          </table:table-cell>
          <table:table-cell office:value-type="float" office:value="236.80676000645" calcext:value-type="float">
            <text:p>236.8067600065</text:p>
          </table:table-cell>
          <table:table-cell office:value-type="float" office:value="454523.531682247" calcext:value-type="float">
            <text:p>454523.531682247</text:p>
          </table:table-cell>
          <table:table-cell office:value-type="float" office:value="3.22509663047773" calcext:value-type="float">
            <text:p>3.2250966305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0.317" calcext:value-type="float">
            <text:p>0.317</text:p>
          </table:table-cell>
          <table:table-cell office:value-type="float" office:value="57250" calcext:value-type="float">
            <text:p>57250</text:p>
          </table:table-cell>
          <table:table-cell office:value-type="float" office:value="458279" calcext:value-type="float">
            <text:p>458279</text:p>
          </table:table-cell>
          <table:table-cell office:value-type="float" office:value="455504" calcext:value-type="float">
            <text:p>455504</text:p>
          </table:table-cell>
          <table:table-cell office:value-type="float" office:value="43.2592842091333" calcext:value-type="float">
            <text:p>43.2592842091</text:p>
          </table:table-cell>
          <table:table-cell office:value-type="float" office:value="136464.618956256" calcext:value-type="float">
            <text:p>136464.618956256</text:p>
          </table:table-cell>
          <table:table-cell office:value-type="float" office:value="121.630087061903" calcext:value-type="float">
            <text:p>121.6300870619</text:p>
          </table:table-cell>
          <table:table-cell office:value-type="float" office:value="383691.126378244" calcext:value-type="float">
            <text:p>383691.126378244</text:p>
          </table:table-cell>
          <table:table-cell office:value-type="float" office:value="3.28026158622679" calcext:value-type="float">
            <text:p>3.2802615862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3282" calcext:value-type="float">
            <text:p>53282</text:p>
          </table:table-cell>
          <table:table-cell office:value-type="float" office:value="521456" calcext:value-type="float">
            <text:p>521456</text:p>
          </table:table-cell>
          <table:table-cell office:value-type="float" office:value="518681" calcext:value-type="float">
            <text:p>518681</text:p>
          </table:table-cell>
          <table:table-cell office:value-type="float" office:value="40.2609813315465" calcext:value-type="float">
            <text:p>40.2609813315</text:p>
          </table:table-cell>
          <table:table-cell office:value-type="string" calcext:value-type="string">
            <text:p>#VALUE!</text:p>
          </table:table-cell>
          <table:table-cell office:value-type="float" office:value="138.499805023348" calcext:value-type="float">
            <text:p>138.4998050233</text:p>
          </table:table-cell>
          <table:table-cell office:value-type="string" calcext:value-type="string">
            <text:p>#VALUE!</text:p>
          </table:table-cell>
          <table:table-cell office:value-type="float" office:value="4.01339213592302" calcext:value-type="float">
            <text:p>4.0133921359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3297" calcext:value-type="float">
            <text:p>63297</text:p>
          </table:table-cell>
          <table:table-cell office:value-type="float" office:value="645905" calcext:value-type="float">
            <text:p>645905</text:p>
          </table:table-cell>
          <table:table-cell office:value-type="float" office:value="643130" calcext:value-type="float">
            <text:p>643130</text:p>
          </table:table-cell>
          <table:table-cell office:value-type="float" office:value="47.8285224905766" calcext:value-type="float">
            <text:p>47.8285224906</text:p>
          </table:table-cell>
          <table:table-cell office:value-type="string" calcext:value-type="string">
            <text:p>#VALUE!</text:p>
          </table:table-cell>
          <table:table-cell office:value-type="float" office:value="171.73056195362" calcext:value-type="float">
            <text:p>171.7305619536</text:p>
          </table:table-cell>
          <table:table-cell office:value-type="string" calcext:value-type="string">
            <text:p>#VALUE!</text:p>
          </table:table-cell>
          <table:table-cell office:value-type="float" office:value="4.18897159783052" calcext:value-type="float">
            <text:p>4.1889715978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1750" calcext:value-type="float">
            <text:p>71750</text:p>
          </table:table-cell>
          <table:table-cell office:value-type="float" office:value="753420" calcext:value-type="float">
            <text:p>753420</text:p>
          </table:table-cell>
          <table:table-cell office:value-type="float" office:value="750645" calcext:value-type="float">
            <text:p>750645</text:p>
          </table:table-cell>
          <table:table-cell office:value-type="float" office:value="54.2157841398308" calcext:value-type="float">
            <text:p>54.2157841398</text:p>
          </table:table-cell>
          <table:table-cell office:value-type="string" calcext:value-type="string">
            <text:p>#VALUE!</text:p>
          </table:table-cell>
          <table:table-cell office:value-type="float" office:value="200.439549823014" calcext:value-type="float">
            <text:p>200.439549823</text:p>
          </table:table-cell>
          <table:table-cell office:value-type="string" calcext:value-type="string">
            <text:p>#VALUE!</text:p>
          </table:table-cell>
          <table:table-cell office:value-type="float" office:value="4.31324834954076" calcext:value-type="float">
            <text:p>4.3132483495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1235" calcext:value-type="float">
            <text:p>51235</text:p>
          </table:table-cell>
          <table:table-cell office:value-type="float" office:value="546953" calcext:value-type="float">
            <text:p>546953</text:p>
          </table:table-cell>
          <table:table-cell office:value-type="float" office:value="544178" calcext:value-type="float">
            <text:p>544178</text:p>
          </table:table-cell>
          <table:table-cell office:value-type="float" office:value="38.714225789606" calcext:value-type="float">
            <text:p>38.7142257896</text:p>
          </table:table-cell>
          <table:table-cell office:value-type="string" calcext:value-type="string">
            <text:p>#VALUE!</text:p>
          </table:table-cell>
          <table:table-cell office:value-type="float" office:value="145.308092831616" calcext:value-type="float">
            <text:p>145.3080928316</text:p>
          </table:table-cell>
          <table:table-cell office:value-type="string" calcext:value-type="string">
            <text:p>#VALUE!</text:p>
          </table:table-cell>
          <table:table-cell office:value-type="float" office:value="4.37890994449555" calcext:value-type="float">
            <text:p>4.3789099445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9627" calcext:value-type="float">
            <text:p>59627</text:p>
          </table:table-cell>
          <table:table-cell office:value-type="float" office:value="615302" calcext:value-type="float">
            <text:p>615302</text:p>
          </table:table-cell>
          <table:table-cell office:value-type="float" office:value="612527" calcext:value-type="float">
            <text:p>612527</text:p>
          </table:table-cell>
          <table:table-cell office:value-type="float" office:value="45.0553945770828" calcext:value-type="float">
            <text:p>45.0553945771</text:p>
          </table:table-cell>
          <table:table-cell office:value-type="string" calcext:value-type="string">
            <text:p>#VALUE!</text:p>
          </table:table-cell>
          <table:table-cell office:value-type="float" office:value="163.558854231283" calcext:value-type="float">
            <text:p>163.5588542313</text:p>
          </table:table-cell>
          <table:table-cell office:value-type="string" calcext:value-type="string">
            <text:p>#VALUE!</text:p>
          </table:table-cell>
          <table:table-cell office:value-type="float" office:value="4.23520124639835" calcext:value-type="float">
            <text:p>4.2352012464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9245" calcext:value-type="float">
            <text:p>59245</text:p>
          </table:table-cell>
          <table:table-cell office:value-type="float" office:value="612400" calcext:value-type="float">
            <text:p>612400</text:p>
          </table:table-cell>
          <table:table-cell office:value-type="float" office:value="609625" calcext:value-type="float">
            <text:p>609625</text:p>
          </table:table-cell>
          <table:table-cell office:value-type="float" office:value="44.7667474754603" calcext:value-type="float">
            <text:p>44.7667474755</text:p>
          </table:table-cell>
          <table:table-cell office:value-type="string" calcext:value-type="string">
            <text:p>#VALUE!</text:p>
          </table:table-cell>
          <table:table-cell office:value-type="float" office:value="162.783953214709" calcext:value-type="float">
            <text:p>162.7839532147</text:p>
          </table:table-cell>
          <table:table-cell office:value-type="string" calcext:value-type="string">
            <text:p>#VALUE!</text:p>
          </table:table-cell>
          <table:table-cell office:value-type="float" office:value="4.24231427998945" calcext:value-type="float">
            <text:p>4.24231428</text:p>
          </table:table-cell>
        </table:table-row>
        <table:table-row table:style-name="ro2">
          <table:table-cell/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0070" calcext:value-type="float">
            <text:p>60070</text:p>
          </table:table-cell>
          <table:table-cell office:value-type="float" office:value="575244" calcext:value-type="float">
            <text:p>575244</text:p>
          </table:table-cell>
          <table:table-cell office:value-type="float" office:value="572469" calcext:value-type="float">
            <text:p>572469</text:p>
          </table:table-cell>
          <table:table-cell office:value-type="float" office:value="45.3901345404827" calcext:value-type="float">
            <text:p>45.3901345405</text:p>
          </table:table-cell>
          <table:table-cell office:value-type="string" calcext:value-type="string">
            <text:p>#VALUE!</text:p>
          </table:table-cell>
          <table:table-cell office:value-type="float" office:value="152.862443162389" calcext:value-type="float">
            <text:p>152.8624431624</text:p>
          </table:table-cell>
          <table:table-cell office:value-type="string" calcext:value-type="string">
            <text:p>#VALUE!</text:p>
          </table:table-cell>
          <table:table-cell office:value-type="float" office:value="3.92903697748965" calcext:value-type="float">
            <text:p>3.9290369775</text:p>
          </table:table-cell>
        </table:table-row>
        <table:table-row table:style-name="ro2">
          <table:table-cell/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3983" calcext:value-type="float">
            <text:p>43983</text:p>
          </table:table-cell>
          <table:table-cell office:value-type="float" office:value="421410" calcext:value-type="float">
            <text:p>421410</text:p>
          </table:table-cell>
          <table:table-cell office:value-type="float" office:value="418635" calcext:value-type="float">
            <text:p>418635</text:p>
          </table:table-cell>
          <table:table-cell office:value-type="float" office:value="33.2344645828875" calcext:value-type="float">
            <text:p>33.2344645829</text:p>
          </table:table-cell>
          <table:table-cell office:value-type="string" calcext:value-type="string">
            <text:p>#VALUE!</text:p>
          </table:table-cell>
          <table:table-cell office:value-type="float" office:value="111.785212637342" calcext:value-type="float">
            <text:p>111.7852126373</text:p>
          </table:table-cell>
          <table:table-cell office:value-type="string" calcext:value-type="string">
            <text:p>#VALUE!</text:p>
          </table:table-cell>
          <table:table-cell office:value-type="float" office:value="3.92412163237869" calcext:value-type="float">
            <text:p>3.9241216324</text:p>
          </table:table-cell>
        </table:table-row>
        <table:table-row table:style-name="ro2">
          <table:table-cell/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7248" calcext:value-type="float">
            <text:p>77248</text:p>
          </table:table-cell>
          <table:table-cell office:value-type="float" office:value="726868" calcext:value-type="float">
            <text:p>726868</text:p>
          </table:table-cell>
          <table:table-cell office:value-type="float" office:value="724093" calcext:value-type="float">
            <text:p>724093</text:p>
          </table:table-cell>
          <table:table-cell office:value-type="float" office:value="58.3701866652773" calcext:value-type="float">
            <text:p>58.3701866653</text:p>
          </table:table-cell>
          <table:table-cell office:value-type="string" calcext:value-type="string">
            <text:p>#VALUE!</text:p>
          </table:table-cell>
          <table:table-cell office:value-type="float" office:value="193.349552651381" calcext:value-type="float">
            <text:p>193.3495526514</text:p>
          </table:table-cell>
          <table:table-cell office:value-type="string" calcext:value-type="string">
            <text:p>#VALUE!</text:p>
          </table:table-cell>
          <table:table-cell office:value-type="float" office:value="3.86454954113527" calcext:value-type="float">
            <text:p>3.8645495411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0.283" calcext:value-type="float">
            <text:p>0.283</text:p>
          </table:table-cell>
          <table:table-cell office:value-type="float" office:value="59438" calcext:value-type="float">
            <text:p>59438</text:p>
          </table:table-cell>
          <table:table-cell office:value-type="float" office:value="487472" calcext:value-type="float">
            <text:p>487472</text:p>
          </table:table-cell>
          <table:table-cell office:value-type="float" office:value="484697" calcext:value-type="float">
            <text:p>484697</text:p>
          </table:table-cell>
          <table:table-cell office:value-type="float" office:value="44.9125822676413" calcext:value-type="float">
            <text:p>44.9125822676</text:p>
          </table:table-cell>
          <table:table-cell office:value-type="float" office:value="158701.704125941" calcext:value-type="float">
            <text:p>158701.704125941</text:p>
          </table:table-cell>
          <table:table-cell office:value-type="float" office:value="129.425292222776" calcext:value-type="float">
            <text:p>129.4252922228</text:p>
          </table:table-cell>
          <table:table-cell office:value-type="float" office:value="457333.188066346" calcext:value-type="float">
            <text:p>457333.188066346</text:p>
          </table:table-cell>
          <table:table-cell office:value-type="float" office:value="3.36200161816782" calcext:value-type="float">
            <text:p>3.3620016182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0.202" calcext:value-type="float">
            <text:p>0.202</text:p>
          </table:table-cell>
          <table:table-cell office:value-type="float" office:value="43002" calcext:value-type="float">
            <text:p>43002</text:p>
          </table:table-cell>
          <table:table-cell office:value-type="float" office:value="346450" calcext:value-type="float">
            <text:p>346450</text:p>
          </table:table-cell>
          <table:table-cell office:value-type="float" office:value="343675" calcext:value-type="float">
            <text:p>343675</text:p>
          </table:table-cell>
          <table:table-cell office:value-type="float" office:value="32.4932006910244" calcext:value-type="float">
            <text:p>32.493200691</text:p>
          </table:table-cell>
          <table:table-cell office:value-type="float" office:value="160857.429163487" calcext:value-type="float">
            <text:p>160857.429163487</text:p>
          </table:table-cell>
          <table:table-cell office:value-type="float" office:value="91.7691615682839" calcext:value-type="float">
            <text:p>91.7691615683</text:p>
          </table:table-cell>
          <table:table-cell office:value-type="float" office:value="454302.780041009" calcext:value-type="float">
            <text:p>454302.780041009</text:p>
          </table:table-cell>
          <table:table-cell office:value-type="float" office:value="3.29496693316638" calcext:value-type="float">
            <text:p>3.2949669332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09011" calcext:value-type="float">
            <text:p>109011</text:p>
          </table:table-cell>
          <table:table-cell office:value-type="float" office:value="1023858" calcext:value-type="float">
            <text:p>1023858</text:p>
          </table:table-cell>
          <table:table-cell office:value-type="float" office:value="1021083" calcext:value-type="float">
            <text:p>1021083</text:p>
          </table:table-cell>
          <table:table-cell office:value-type="float" office:value="82.3709664789839" calcext:value-type="float">
            <text:p>82.370966479</text:p>
          </table:table-cell>
          <table:table-cell office:value-type="string" calcext:value-type="string">
            <text:p>#VALUE!</text:p>
          </table:table-cell>
          <table:table-cell office:value-type="float" office:value="272.652741111888" calcext:value-type="float">
            <text:p>272.6527411119</text:p>
          </table:table-cell>
          <table:table-cell office:value-type="string" calcext:value-type="string">
            <text:p>#VALUE!</text:p>
          </table:table-cell>
          <table:table-cell office:value-type="float" office:value="3.86173524759715" calcext:value-type="float">
            <text:p>3.8617352476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3270" calcext:value-type="float">
            <text:p>63270</text:p>
          </table:table-cell>
          <table:table-cell office:value-type="float" office:value="602518" calcext:value-type="float">
            <text:p>602518</text:p>
          </table:table-cell>
          <table:table-cell office:value-type="float" office:value="599743" calcext:value-type="float">
            <text:p>599743</text:p>
          </table:table-cell>
          <table:table-cell office:value-type="float" office:value="47.8081207320849" calcext:value-type="float">
            <text:p>47.8081207321</text:p>
          </table:table-cell>
          <table:table-cell office:value-type="string" calcext:value-type="string">
            <text:p>#VALUE!</text:p>
          </table:table-cell>
          <table:table-cell office:value-type="float" office:value="160.145231007339" calcext:value-type="float">
            <text:p>160.1452310073</text:p>
          </table:table-cell>
          <table:table-cell office:value-type="string" calcext:value-type="string">
            <text:p>#VALUE!</text:p>
          </table:table-cell>
          <table:table-cell office:value-type="float" office:value="3.90804114407506" calcext:value-type="float">
            <text:p>3.9080411441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8671" calcext:value-type="float">
            <text:p>88671</text:p>
          </table:table-cell>
          <table:table-cell office:value-type="float" office:value="856274" calcext:value-type="float">
            <text:p>856274</text:p>
          </table:table-cell>
          <table:table-cell office:value-type="float" office:value="853499" calcext:value-type="float">
            <text:p>853499</text:p>
          </table:table-cell>
          <table:table-cell office:value-type="float" office:value="67.0016417486123" calcext:value-type="float">
            <text:p>67.0016417486</text:p>
          </table:table-cell>
          <table:table-cell office:value-type="string" calcext:value-type="string">
            <text:p>#VALUE!</text:p>
          </table:table-cell>
          <table:table-cell office:value-type="float" office:value="227.90394305483" calcext:value-type="float">
            <text:p>227.9039430548</text:p>
          </table:table-cell>
          <table:table-cell office:value-type="string" calcext:value-type="string">
            <text:p>#VALUE!</text:p>
          </table:table-cell>
          <table:table-cell office:value-type="float" office:value="3.96837938033772" calcext:value-type="float">
            <text:p>3.9683793803</text:p>
          </table:table-cell>
        </table:table-row>
        <table:table-row table:style-name="ro2">
          <table:table-cell/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9556" calcext:value-type="float">
            <text:p>69556</text:p>
          </table:table-cell>
          <table:table-cell office:value-type="float" office:value="652496" calcext:value-type="float">
            <text:p>652496</text:p>
          </table:table-cell>
          <table:table-cell office:value-type="float" office:value="649721" calcext:value-type="float">
            <text:p>649721</text:p>
          </table:table-cell>
          <table:table-cell office:value-type="float" office:value="52.5579523572135" calcext:value-type="float">
            <text:p>52.5579523572</text:p>
          </table:table-cell>
          <table:table-cell office:value-type="string" calcext:value-type="string">
            <text:p>#VALUE!</text:p>
          </table:table-cell>
          <table:table-cell office:value-type="float" office:value="173.490511161146" calcext:value-type="float">
            <text:p>173.4905111611</text:p>
          </table:table-cell>
          <table:table-cell office:value-type="string" calcext:value-type="string">
            <text:p>#VALUE!</text:p>
          </table:table-cell>
          <table:table-cell office:value-type="float" office:value="3.85109364571527" calcext:value-type="float">
            <text:p>3.8510936457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6298" calcext:value-type="float">
            <text:p>46298</text:p>
          </table:table-cell>
          <table:table-cell office:value-type="float" office:value="451957" calcext:value-type="float">
            <text:p>451957</text:p>
          </table:table-cell>
          <table:table-cell office:value-type="float" office:value="449182" calcext:value-type="float">
            <text:p>449182</text:p>
          </table:table-cell>
          <table:table-cell office:value-type="float" office:value="34.9837264683747" calcext:value-type="float">
            <text:p>34.9837264684</text:p>
          </table:table-cell>
          <table:table-cell office:value-type="string" calcext:value-type="string">
            <text:p>#VALUE!</text:p>
          </table:table-cell>
          <table:table-cell office:value-type="float" office:value="119.941967066458" calcext:value-type="float">
            <text:p>119.9419670665</text:p>
          </table:table-cell>
          <table:table-cell office:value-type="string" calcext:value-type="string">
            <text:p>#VALUE!</text:p>
          </table:table-cell>
          <table:table-cell office:value-type="float" office:value="3.99992536636617" calcext:value-type="float">
            <text:p>3.9999253664</text:p>
          </table:table-cell>
        </table:table-row>
        <table:table-row table:style-name="ro2">
          <table:table-cell/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2645" calcext:value-type="float">
            <text:p>52645</text:p>
          </table:table-cell>
          <table:table-cell office:value-type="float" office:value="498673" calcext:value-type="float">
            <text:p>498673</text:p>
          </table:table-cell>
          <table:table-cell office:value-type="float" office:value="495898" calcext:value-type="float">
            <text:p>495898</text:p>
          </table:table-cell>
          <table:table-cell office:value-type="float" office:value="39.7796509552807" calcext:value-type="float">
            <text:p>39.7796509553</text:p>
          </table:table-cell>
          <table:table-cell office:value-type="string" calcext:value-type="string">
            <text:p>#VALUE!</text:p>
          </table:table-cell>
          <table:table-cell office:value-type="float" office:value="132.416217890125" calcext:value-type="float">
            <text:p>132.4162178901</text:p>
          </table:table-cell>
          <table:table-cell office:value-type="string" calcext:value-type="string">
            <text:p>#VALUE!</text:p>
          </table:table-cell>
          <table:table-cell office:value-type="float" office:value="3.88353300817416" calcext:value-type="float">
            <text:p>3.8835330082</text:p>
          </table:table-cell>
        </table:table-row>
        <table:table-row table:style-name="ro2">
          <table:table-cell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5450" calcext:value-type="float">
            <text:p>55450</text:p>
          </table:table-cell>
          <table:table-cell office:value-type="float" office:value="520428" calcext:value-type="float">
            <text:p>520428</text:p>
          </table:table-cell>
          <table:table-cell office:value-type="float" office:value="517653" calcext:value-type="float">
            <text:p>517653</text:p>
          </table:table-cell>
          <table:table-cell office:value-type="float" office:value="41.899166976357" calcext:value-type="float">
            <text:p>41.8991669764</text:p>
          </table:table-cell>
          <table:table-cell office:value-type="string" calcext:value-type="string">
            <text:p>#VALUE!</text:p>
          </table:table-cell>
          <table:table-cell office:value-type="float" office:value="138.2253052835" calcext:value-type="float">
            <text:p>138.2253052835</text:p>
          </table:table-cell>
          <table:table-cell office:value-type="string" calcext:value-type="string">
            <text:p>#VALUE!</text:p>
          </table:table-cell>
          <table:table-cell office:value-type="float" office:value="3.84883203656725" calcext:value-type="float">
            <text:p>3.8488320366</text:p>
          </table:table-cell>
        </table:table-row>
      </table:table>
      <table:table table:name="TCD with V 0. 1.2" table:style-name="ta1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row table:style-name="ro3">
          <table:table-cell office:value-type="string" calcext:value-type="string">
            <text:p>Rank.Analysis</text:p>
          </table:table-cell>
          <table:table-cell office:value-type="string" calcext:value-type="string">
            <text:p>Identifier.1</text:p>
          </table:table-cell>
          <table:table-cell office:value-type="string" calcext:value-type="string">
            <text:p>Identifier.2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SampleWeight</text:p>
          </table:table-cell>
          <table:table-cell office:value-type="string" calcext:value-type="string">
            <text:p>rArea.Flash.TCD.N</text:p>
          </table:table-cell>
          <table:table-cell office:value-type="string" calcext:value-type="string">
            <text:p>rArea.Flash.TCD.C</text:p>
          </table:table-cell>
          <table:table-cell office:value-type="string" calcext:value-type="string">
            <text:p>Corrected.Area.N</text:p>
          </table:table-cell>
          <table:table-cell office:value-type="string" calcext:value-type="string">
            <text:p>Corrected.Area.C</text:p>
          </table:table-cell>
          <table:table-cell office:value-type="string" calcext:value-type="string">
            <text:p>Weight.N.perCup</text:p>
          </table:table-cell>
          <table:table-cell office:value-type="string" calcext:value-type="string">
            <text:p>Weight.C.perCup</text:p>
          </table:table-cell>
          <table:table-cell office:value-type="string" calcext:value-type="string">
            <text:p>Weight.N.kg</text:p>
          </table:table-cell>
          <table:table-cell office:value-type="string" calcext:value-type="string">
            <text:p>Weight.C.kg</text:p>
          </table:table-cell>
          <table:table-cell office:value-type="string" calcext:value-type="string">
            <text:p>C.N.Ratio</text:p>
          </table:table-cell>
        </table:table-row>
        <table:table-row table:style-name="ro3">
          <table:table-cell office:value-type="float" office:value="19" calcext:value-type="float">
            <text:p>1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0.367" calcext:value-type="float">
            <text:p>0.37</text:p>
          </table:table-cell>
          <table:table-cell office:value-type="float" office:value="78193" calcext:value-type="float">
            <text:p>78193.00</text:p>
          </table:table-cell>
          <table:table-cell office:value-type="float" office:value="627375" calcext:value-type="float">
            <text:p>627375.00</text:p>
          </table:table-cell>
          <table:table-cell office:value-type="float" office:value="78193" calcext:value-type="float">
            <text:p>78193.00</text:p>
          </table:table-cell>
          <table:table-cell office:value-type="float" office:value="624600" calcext:value-type="float">
            <text:p>624600.00</text:p>
          </table:table-cell>
          <table:table-cell office:value-type="float" office:value="59.0707201376531" calcext:value-type="float">
            <text:p>59.07</text:p>
          </table:table-cell>
          <table:table-cell office:value-type="float" office:value="166.744640269563" calcext:value-type="float">
            <text:p>166.74</text:p>
          </table:table-cell>
          <table:table-cell office:value-type="float" office:value="160955.640702052" calcext:value-type="float">
            <text:p>160955.64</text:p>
          </table:table-cell>
          <table:table-cell office:value-type="float" office:value="454345.068854394" calcext:value-type="float">
            <text:p>454345.07</text:p>
          </table:table-cell>
          <table:table-cell office:value-type="float" office:value="3.29326294303667" calcext:value-type="float">
            <text:p>3.29</text:p>
          </table:table-cell>
        </table:table-row>
        <table:table-row table:style-name="ro3">
          <table:table-cell office:value-type="float" office:value="20" calcext:value-type="float">
            <text:p>2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0.783" calcext:value-type="float">
            <text:p>0.78</text:p>
          </table:table-cell>
          <table:table-cell office:value-type="float" office:value="171561" calcext:value-type="float">
            <text:p>171561.00</text:p>
          </table:table-cell>
          <table:table-cell office:value-type="float" office:value="1329731" calcext:value-type="float">
            <text:p>1329731.00</text:p>
          </table:table-cell>
          <table:table-cell office:value-type="float" office:value="171561" calcext:value-type="float">
            <text:p>171561.00</text:p>
          </table:table-cell>
          <table:table-cell office:value-type="float" office:value="1326956" calcext:value-type="float">
            <text:p>1326956.00</text:p>
          </table:table-cell>
          <table:table-cell office:value-type="float" office:value="129.605358760195" calcext:value-type="float">
            <text:p>129.61</text:p>
          </table:table-cell>
          <table:table-cell office:value-type="float" office:value="354.247199605408" calcext:value-type="float">
            <text:p>354.25</text:p>
          </table:table-cell>
          <table:table-cell office:value-type="float" office:value="165524.085262062" calcext:value-type="float">
            <text:p>165524.09</text:p>
          </table:table-cell>
          <table:table-cell office:value-type="float" office:value="452422.988001798" calcext:value-type="float">
            <text:p>452422.99</text:p>
          </table:table-cell>
          <table:table-cell office:value-type="float" office:value="3.18882184728441" calcext:value-type="float">
            <text:p>3.19</text:p>
          </table:table-cell>
        </table:table-row>
        <table:table-row table:style-name="ro3">
          <table:table-cell office:value-type="float" office:value="21" calcext:value-type="float">
            <text:p>2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0.341" calcext:value-type="float">
            <text:p>0.34</text:p>
          </table:table-cell>
          <table:table-cell office:value-type="float" office:value="73534" calcext:value-type="float">
            <text:p>73534.00</text:p>
          </table:table-cell>
          <table:table-cell office:value-type="float" office:value="583104" calcext:value-type="float">
            <text:p>583104.00</text:p>
          </table:table-cell>
          <table:table-cell office:value-type="float" office:value="73534" calcext:value-type="float">
            <text:p>73534.00</text:p>
          </table:table-cell>
          <table:table-cell office:value-type="float" office:value="580329" calcext:value-type="float">
            <text:p>580329.00</text:p>
          </table:table-cell>
          <table:table-cell office:value-type="float" office:value="55.5510894146814" calcext:value-type="float">
            <text:p>55.55</text:p>
          </table:table-cell>
          <table:table-cell office:value-type="float" office:value="154.925953158814" calcext:value-type="float">
            <text:p>154.93</text:p>
          </table:table-cell>
          <table:table-cell office:value-type="float" office:value="162906.420570913" calcext:value-type="float">
            <text:p>162906.42</text:p>
          </table:table-cell>
          <table:table-cell office:value-type="float" office:value="454328.308383618" calcext:value-type="float">
            <text:p>454328.31</text:p>
          </table:table-cell>
          <table:table-cell office:value-type="float" office:value="3.25370658355046" calcext:value-type="float">
            <text:p>3.25</text:p>
          </table:table-cell>
        </table:table-row>
        <table:table-row table:style-name="ro3">
          <table:table-cell office:value-type="float" office:value="22" calcext:value-type="float">
            <text:p>2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603-1</text:p>
          </table:table-cell>
          <table:table-cell office:value-type="float" office:value="0.378" calcext:value-type="float">
            <text:p>0.38</text:p>
          </table:table-cell>
          <table:table-cell office:value-type="float" office:value="65319" calcext:value-type="float">
            <text:p>65319.00</text:p>
          </table:table-cell>
          <table:table-cell office:value-type="float" office:value="626973" calcext:value-type="float">
            <text:p>626973.00</text:p>
          </table:table-cell>
          <table:table-cell office:value-type="float" office:value="65319" calcext:value-type="float">
            <text:p>65319.00</text:p>
          </table:table-cell>
          <table:table-cell office:value-type="float" office:value="624198" calcext:value-type="float">
            <text:p>624198.00</text:p>
          </table:table-cell>
          <table:table-cell office:value-type="float" office:value="49.3450867554815" calcext:value-type="float">
            <text:p>49.35</text:p>
          </table:table-cell>
          <table:table-cell office:value-type="float" office:value="166.637321432886" calcext:value-type="float">
            <text:p>166.64</text:p>
          </table:table-cell>
          <table:table-cell office:value-type="float" office:value="130542.557554184" calcext:value-type="float">
            <text:p>130542.56</text:p>
          </table:table-cell>
          <table:table-cell office:value-type="float" office:value="440839.474690174" calcext:value-type="float">
            <text:p>440839.47</text:p>
          </table:table-cell>
          <table:table-cell office:value-type="float" office:value="3.93980882639285" calcext:value-type="float">
            <text:p>3.94</text:p>
          </table:table-cell>
        </table:table-row>
        <table:table-row table:style-name="ro3">
          <table:table-cell office:value-type="float" office:value="23" calcext:value-type="float">
            <text:p>2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603-2</text:p>
          </table:table-cell>
          <table:table-cell office:value-type="float" office:value="0.609" calcext:value-type="float">
            <text:p>0.61</text:p>
          </table:table-cell>
          <table:table-cell office:value-type="float" office:value="103261" calcext:value-type="float">
            <text:p>103261.00</text:p>
          </table:table-cell>
          <table:table-cell office:value-type="float" office:value="1007083" calcext:value-type="float">
            <text:p>1007083.00</text:p>
          </table:table-cell>
          <table:table-cell office:value-type="float" office:value="103261" calcext:value-type="float">
            <text:p>103261.00</text:p>
          </table:table-cell>
          <table:table-cell office:value-type="float" office:value="1004308" calcext:value-type="float">
            <text:p>1004308.00</text:p>
          </table:table-cell>
          <table:table-cell office:value-type="float" office:value="78.0082824822452" calcext:value-type="float">
            <text:p>78.01</text:p>
          </table:table-cell>
          <table:table-cell office:value-type="float" office:value="268.112353794179" calcext:value-type="float">
            <text:p>268.11</text:p>
          </table:table-cell>
          <table:table-cell office:value-type="float" office:value="128092.41786904" calcext:value-type="float">
            <text:p>128092.42</text:p>
          </table:table-cell>
          <table:table-cell office:value-type="float" office:value="440250.170433791" calcext:value-type="float">
            <text:p>440250.17</text:p>
          </table:table-cell>
          <table:table-cell office:value-type="float" office:value="4.00980173053293" calcext:value-type="float">
            <text:p>4.01</text:p>
          </table:table-cell>
        </table:table-row>
        <table:table-row table:style-name="ro3">
          <table:table-cell office:value-type="float" office:value="24" calcext:value-type="float">
            <text:p>2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05-1</text:p>
          </table:table-cell>
          <table:table-cell office:value-type="float" office:value="0.319" calcext:value-type="float">
            <text:p>0.32</text:p>
          </table:table-cell>
          <table:table-cell office:value-type="float" office:value="56015" calcext:value-type="float">
            <text:p>56015.00</text:p>
          </table:table-cell>
          <table:table-cell office:value-type="float" office:value="540636" calcext:value-type="float">
            <text:p>540636.00</text:p>
          </table:table-cell>
          <table:table-cell office:value-type="float" office:value="56015" calcext:value-type="float">
            <text:p>56015.00</text:p>
          </table:table-cell>
          <table:table-cell office:value-type="float" office:value="537861" calcext:value-type="float">
            <text:p>537861.00</text:p>
          </table:table-cell>
          <table:table-cell office:value-type="float" office:value="42.3164015770036" calcext:value-type="float">
            <text:p>42.32</text:p>
          </table:table-cell>
          <table:table-cell office:value-type="float" office:value="143.588599039429" calcext:value-type="float">
            <text:p>143.59</text:p>
          </table:table-cell>
          <table:table-cell office:value-type="float" office:value="132653.296479635" calcext:value-type="float">
            <text:p>132653.30</text:p>
          </table:table-cell>
          <table:table-cell office:value-type="float" office:value="450121.000123601" calcext:value-type="float">
            <text:p>450121.00</text:p>
          </table:table-cell>
          <table:table-cell office:value-type="float" office:value="3.95874946757534" calcext:value-type="float">
            <text:p>3.96</text:p>
          </table:table-cell>
        </table:table-row>
        <table:table-row table:style-name="ro3">
          <table:table-cell office:value-type="float" office:value="25" calcext:value-type="float">
            <text:p>2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605-2</text:p>
          </table:table-cell>
          <table:table-cell office:value-type="float" office:value="0.343" calcext:value-type="float">
            <text:p>0.34</text:p>
          </table:table-cell>
          <table:table-cell office:value-type="float" office:value="59195" calcext:value-type="float">
            <text:p>59195.00</text:p>
          </table:table-cell>
          <table:table-cell office:value-type="float" office:value="571192" calcext:value-type="float">
            <text:p>571192.00</text:p>
          </table:table-cell>
          <table:table-cell office:value-type="float" office:value="59195" calcext:value-type="float">
            <text:p>59195.00</text:p>
          </table:table-cell>
          <table:table-cell office:value-type="float" office:value="568417" calcext:value-type="float">
            <text:p>568417.00</text:p>
          </table:table-cell>
          <table:table-cell office:value-type="float" office:value="44.7187251870164" calcext:value-type="float">
            <text:p>44.72</text:p>
          </table:table-cell>
          <table:table-cell office:value-type="float" office:value="151.745898475991" calcext:value-type="float">
            <text:p>151.75</text:p>
          </table:table-cell>
          <table:table-cell office:value-type="float" office:value="130375.292090427" calcext:value-type="float">
            <text:p>130375.29</text:p>
          </table:table-cell>
          <table:table-cell office:value-type="float" office:value="442407.867276942" calcext:value-type="float">
            <text:p>442407.87</text:p>
          </table:table-cell>
          <table:table-cell office:value-type="float" office:value="3.9588982202633" calcext:value-type="float">
            <text:p>3.96</text:p>
          </table:table-cell>
        </table:table-row>
        <table:table-row table:style-name="ro3">
          <table:table-cell office:value-type="float" office:value="26" calcext:value-type="float">
            <text:p>2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06-1</text:p>
          </table:table-cell>
          <table:table-cell office:value-type="float" office:value="0.422" calcext:value-type="float">
            <text:p>0.42</text:p>
          </table:table-cell>
          <table:table-cell office:value-type="float" office:value="71882" calcext:value-type="float">
            <text:p>71882.00</text:p>
          </table:table-cell>
          <table:table-cell office:value-type="float" office:value="715915" calcext:value-type="float">
            <text:p>715915.00</text:p>
          </table:table-cell>
          <table:table-cell office:value-type="float" office:value="71882" calcext:value-type="float">
            <text:p>71882.00</text:p>
          </table:table-cell>
          <table:table-cell office:value-type="float" office:value="713140" calcext:value-type="float">
            <text:p>713140.00</text:p>
          </table:table-cell>
          <table:table-cell office:value-type="float" office:value="54.3030898537565" calcext:value-type="float">
            <text:p>54.30</text:p>
          </table:table-cell>
          <table:table-cell office:value-type="float" office:value="190.3814805665" calcext:value-type="float">
            <text:p>190.38</text:p>
          </table:table-cell>
          <table:table-cell office:value-type="float" office:value="128680.307710323" calcext:value-type="float">
            <text:p>128680.31</text:p>
          </table:table-cell>
          <table:table-cell office:value-type="float" office:value="451140.949209716" calcext:value-type="float">
            <text:p>451140.95</text:p>
          </table:table-cell>
          <table:table-cell office:value-type="float" office:value="4.09022263605537" calcext:value-type="float">
            <text:p>4.09</text:p>
          </table:table-cell>
        </table:table-row>
        <table:table-row table:style-name="ro3">
          <table:table-cell office:value-type="float" office:value="27" calcext:value-type="float">
            <text:p>2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606-2</text:p>
          </table:table-cell>
          <table:table-cell office:value-type="float" office:value="0.463" calcext:value-type="float">
            <text:p>0.46</text:p>
          </table:table-cell>
          <table:table-cell office:value-type="float" office:value="80623" calcext:value-type="float">
            <text:p>80623.00</text:p>
          </table:table-cell>
          <table:table-cell office:value-type="float" office:value="773631" calcext:value-type="float">
            <text:p>773631.00</text:p>
          </table:table-cell>
          <table:table-cell office:value-type="float" office:value="80623" calcext:value-type="float">
            <text:p>80623.00</text:p>
          </table:table-cell>
          <table:table-cell office:value-type="float" office:value="770856" calcext:value-type="float">
            <text:p>770856.00</text:p>
          </table:table-cell>
          <table:table-cell office:value-type="float" office:value="60.9064579905875" calcext:value-type="float">
            <text:p>60.91</text:p>
          </table:table-cell>
          <table:table-cell office:value-type="float" office:value="205.789475535757" calcext:value-type="float">
            <text:p>205.79</text:p>
          </table:table-cell>
          <table:table-cell office:value-type="float" office:value="131547.425465632" calcext:value-type="float">
            <text:p>131547.43</text:p>
          </table:table-cell>
          <table:table-cell office:value-type="float" office:value="444469.709580469" calcext:value-type="float">
            <text:p>444469.71</text:p>
          </table:table-cell>
          <table:table-cell office:value-type="float" office:value="3.94190910749541" calcext:value-type="float">
            <text:p>3.94</text:p>
          </table:table-cell>
        </table:table-row>
        <table:table-row table:style-name="ro3">
          <table:table-cell office:value-type="float" office:value="28" calcext:value-type="float">
            <text:p>2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607-1</text:p>
          </table:table-cell>
          <table:table-cell office:value-type="float" office:value="0.361" calcext:value-type="float">
            <text:p>0.36</text:p>
          </table:table-cell>
          <table:table-cell office:value-type="float" office:value="58263" calcext:value-type="float">
            <text:p>58263.00</text:p>
          </table:table-cell>
          <table:table-cell office:value-type="float" office:value="544142" calcext:value-type="float">
            <text:p>544142.00</text:p>
          </table:table-cell>
          <table:table-cell office:value-type="float" office:value="58263" calcext:value-type="float">
            <text:p>58263.00</text:p>
          </table:table-cell>
          <table:table-cell office:value-type="float" office:value="541367" calcext:value-type="float">
            <text:p>541367.00</text:p>
          </table:table-cell>
          <table:table-cell office:value-type="float" office:value="44.0146479528869" calcext:value-type="float">
            <text:p>44.01</text:p>
          </table:table-cell>
          <table:table-cell office:value-type="float" office:value="144.524568794128" calcext:value-type="float">
            <text:p>144.52</text:p>
          </table:table-cell>
          <table:table-cell office:value-type="float" office:value="121924.232556473" calcext:value-type="float">
            <text:p>121924.23</text:p>
          </table:table-cell>
          <table:table-cell office:value-type="float" office:value="400345.065911712" calcext:value-type="float">
            <text:p>400345.07</text:p>
          </table:table-cell>
          <table:table-cell office:value-type="float" office:value="3.83081553002456" calcext:value-type="float">
            <text:p>3.83</text:p>
          </table:table-cell>
        </table:table-row>
        <table:table-row table:style-name="ro3">
          <table:table-cell office:value-type="float" office:value="29" calcext:value-type="float">
            <text:p>2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607-2</text:p>
          </table:table-cell>
          <table:table-cell office:value-type="float" office:value="91" calcext:value-type="float">
            <text:p>91.00</text:p>
          </table:table-cell>
          <table:table-cell office:value-type="float" office:value="13497" calcext:value-type="float">
            <text:p>13497.00</text:p>
          </table:table-cell>
          <table:table-cell office:value-type="float" office:value="160095" calcext:value-type="float">
            <text:p>160095.00</text:p>
          </table:table-cell>
          <table:table-cell office:value-type="float" office:value="13497" calcext:value-type="float">
            <text:p>13497.00</text:p>
          </table:table-cell>
          <table:table-cell office:value-type="float" office:value="157320" calcext:value-type="float">
            <text:p>157320.00</text:p>
          </table:table-cell>
          <table:table-cell office:value-type="float" office:value="10.1962772843848" calcext:value-type="float">
            <text:p>10.20</text:p>
          </table:table-cell>
          <table:table-cell office:value-type="float" office:value="41.9985059353308" calcext:value-type="float">
            <text:p>42.00</text:p>
          </table:table-cell>
          <table:table-cell office:value-type="float" office:value="112.047003125108" calcext:value-type="float">
            <text:p>112.05</text:p>
          </table:table-cell>
          <table:table-cell office:value-type="float" office:value="461.522043245393" calcext:value-type="float">
            <text:p>461.52</text:p>
          </table:table-cell>
          <table:table-cell office:value-type="float" office:value="4.8055045540583" calcext:value-type="float">
            <text:p>4.81</text:p>
          </table:table-cell>
        </table:table-row>
        <table:table-row table:style-name="ro3">
          <table:table-cell office:value-type="float" office:value="30" calcext:value-type="float">
            <text:p>3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608-1</text:p>
          </table:table-cell>
          <table:table-cell office:value-type="float" office:value="0.321" calcext:value-type="float">
            <text:p>0.32</text:p>
          </table:table-cell>
          <table:table-cell office:value-type="float" office:value="57422" calcext:value-type="float">
            <text:p>57422.00</text:p>
          </table:table-cell>
          <table:table-cell office:value-type="float" office:value="553150" calcext:value-type="float">
            <text:p>553150.00</text:p>
          </table:table-cell>
          <table:table-cell office:value-type="float" office:value="57422" calcext:value-type="float">
            <text:p>57422.00</text:p>
          </table:table-cell>
          <table:table-cell office:value-type="float" office:value="550375" calcext:value-type="float">
            <text:p>550375.00</text:p>
          </table:table-cell>
          <table:table-cell office:value-type="float" office:value="43.3793164572828" calcext:value-type="float">
            <text:p>43.38</text:p>
          </table:table-cell>
          <table:table-cell office:value-type="float" office:value="146.929365014986" calcext:value-type="float">
            <text:p>146.93</text:p>
          </table:table-cell>
          <table:table-cell office:value-type="float" office:value="135138.057499323" calcext:value-type="float">
            <text:p>135138.06</text:p>
          </table:table-cell>
          <table:table-cell office:value-type="float" office:value="457723.87855136" calcext:value-type="float">
            <text:p>457723.88</text:p>
          </table:table-cell>
          <table:table-cell office:value-type="float" office:value="3.95159736291108" calcext:value-type="float">
            <text:p>3.95</text:p>
          </table:table-cell>
        </table:table-row>
        <table:table-row table:style-name="ro3">
          <table:table-cell office:value-type="float" office:value="31" calcext:value-type="float">
            <text:p>3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L A</text:p>
          </table:table-cell>
          <table:table-cell office:value-type="float" office:value="0.339" calcext:value-type="float">
            <text:p>0.34</text:p>
          </table:table-cell>
          <table:table-cell office:value-type="float" office:value="73663" calcext:value-type="float">
            <text:p>73663.00</text:p>
          </table:table-cell>
          <table:table-cell office:value-type="float" office:value="584009" calcext:value-type="float">
            <text:p>584009.00</text:p>
          </table:table-cell>
          <table:table-cell office:value-type="float" office:value="73663" calcext:value-type="float">
            <text:p>73663.00</text:p>
          </table:table-cell>
          <table:table-cell office:value-type="float" office:value="581234" calcext:value-type="float">
            <text:p>581234.00</text:p>
          </table:table-cell>
          <table:table-cell office:value-type="float" office:value="55.6485421648989" calcext:value-type="float">
            <text:p>55.65</text:p>
          </table:table-cell>
          <table:table-cell office:value-type="float" office:value="155.167554022477" calcext:value-type="float">
            <text:p>155.17</text:p>
          </table:table-cell>
          <table:table-cell office:value-type="float" office:value="164154.99163687" calcext:value-type="float">
            <text:p>164154.99</text:p>
          </table:table-cell>
          <table:table-cell office:value-type="float" office:value="457721.398296392" calcext:value-type="float">
            <text:p>457721.40</text:p>
          </table:table-cell>
          <table:table-cell office:value-type="float" office:value="3.25307377307018" calcext:value-type="float">
            <text:p>3.25</text:p>
          </table:table-cell>
        </table:table-row>
        <table:table-row table:style-name="ro3">
          <table:table-cell office:value-type="float" office:value="32" calcext:value-type="float">
            <text:p>3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0.075" calcext:value-type="float">
            <text:p>0.08</text:p>
          </table:table-cell>
          <table:table-cell office:value-type="float" office:value="14375" calcext:value-type="float">
            <text:p>14375.00</text:p>
          </table:table-cell>
          <table:table-cell office:value-type="float" office:value="131325" calcext:value-type="float">
            <text:p>131325.00</text:p>
          </table:table-cell>
          <table:table-cell office:value-type="float" office:value="14375" calcext:value-type="float">
            <text:p>14375.00</text:p>
          </table:table-cell>
          <table:table-cell office:value-type="float" office:value="128550" calcext:value-type="float">
            <text:p>128550.00</text:p>
          </table:table-cell>
          <table:table-cell office:value-type="float" office:value="10.8595603440048" calcext:value-type="float">
            <text:p>10.86</text:p>
          </table:table-cell>
          <table:table-cell office:value-type="float" office:value="34.3180011313677" calcext:value-type="float">
            <text:p>34.32</text:p>
          </table:table-cell>
          <table:table-cell office:value-type="float" office:value="144794.137920063" calcext:value-type="float">
            <text:p>144794.14</text:p>
          </table:table-cell>
          <table:table-cell office:value-type="float" office:value="457573.348418236" calcext:value-type="float">
            <text:p>457573.35</text:p>
          </table:table-cell>
          <table:table-cell office:value-type="float" office:value="3.68685901807243" calcext:value-type="float">
            <text:p>3.69</text:p>
          </table:table-cell>
        </table:table-row>
        <table:table-row table:style-name="ro3">
          <table:table-cell office:value-type="float" office:value="33" calcext:value-type="float">
            <text:p>3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08-2</text:p>
          </table:table-cell>
          <table:table-cell office:value-type="float" office:value="0.409" calcext:value-type="float">
            <text:p>0.41</text:p>
          </table:table-cell>
          <table:table-cell office:value-type="float" office:value="74313" calcext:value-type="float">
            <text:p>74313.00</text:p>
          </table:table-cell>
          <table:table-cell office:value-type="float" office:value="704930" calcext:value-type="float">
            <text:p>704930.00</text:p>
          </table:table-cell>
          <table:table-cell office:value-type="float" office:value="74313" calcext:value-type="float">
            <text:p>74313.00</text:p>
          </table:table-cell>
          <table:table-cell office:value-type="float" office:value="702155" calcext:value-type="float">
            <text:p>702155.00</text:p>
          </table:table-cell>
          <table:table-cell office:value-type="float" office:value="56.139583154367" calcext:value-type="float">
            <text:p>56.14</text:p>
          </table:table-cell>
          <table:table-cell office:value-type="float" office:value="187.448899917507" calcext:value-type="float">
            <text:p>187.45</text:p>
          </table:table-cell>
          <table:table-cell office:value-type="float" office:value="137260.594509455" calcext:value-type="float">
            <text:p>137260.59</text:p>
          </table:table-cell>
          <table:table-cell office:value-type="float" office:value="458310.268746961" calcext:value-type="float">
            <text:p>458310.27</text:p>
          </table:table-cell>
          <table:table-cell office:value-type="float" office:value="3.89547572228598" calcext:value-type="float">
            <text:p>3.90</text:p>
          </table:table-cell>
        </table:table-row>
        <table:table-row table:style-name="ro3">
          <table:table-cell office:value-type="float" office:value="34" calcext:value-type="float">
            <text:p>3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609-1</text:p>
          </table:table-cell>
          <table:table-cell office:value-type="float" office:value="0.308" calcext:value-type="float">
            <text:p>0.31</text:p>
          </table:table-cell>
          <table:table-cell office:value-type="float" office:value="54981" calcext:value-type="float">
            <text:p>54981.00</text:p>
          </table:table-cell>
          <table:table-cell office:value-type="float" office:value="531571" calcext:value-type="float">
            <text:p>531571.00</text:p>
          </table:table-cell>
          <table:table-cell office:value-type="float" office:value="54981" calcext:value-type="float">
            <text:p>54981.00</text:p>
          </table:table-cell>
          <table:table-cell office:value-type="float" office:value="528796" calcext:value-type="float">
            <text:p>528796.00</text:p>
          </table:table-cell>
          <table:table-cell office:value-type="float" office:value="41.5352686799113" calcext:value-type="float">
            <text:p>41.54</text:p>
          </table:table-cell>
          <table:table-cell office:value-type="float" office:value="141.168585968594" calcext:value-type="float">
            <text:p>141.17</text:p>
          </table:table-cell>
          <table:table-cell office:value-type="float" office:value="134854.768441271" calcext:value-type="float">
            <text:p>134854.77</text:p>
          </table:table-cell>
          <table:table-cell office:value-type="float" office:value="458339.564833097" calcext:value-type="float">
            <text:p>458339.56</text:p>
          </table:table-cell>
          <table:table-cell office:value-type="float" office:value="3.96522494892834" calcext:value-type="float">
            <text:p>3.97</text:p>
          </table:table-cell>
        </table:table-row>
        <table:table-row table:style-name="ro3">
          <table:table-cell office:value-type="float" office:value="35" calcext:value-type="float">
            <text:p>3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609-2</text:p>
          </table:table-cell>
          <table:table-cell office:value-type="float" office:value="0.501" calcext:value-type="float">
            <text:p>0.50</text:p>
          </table:table-cell>
          <table:table-cell office:value-type="float" office:value="90979" calcext:value-type="float">
            <text:p>90979.00</text:p>
          </table:table-cell>
          <table:table-cell office:value-type="float" office:value="861197" calcext:value-type="float">
            <text:p>861197.00</text:p>
          </table:table-cell>
          <table:table-cell office:value-type="float" office:value="90979" calcext:value-type="float">
            <text:p>90979.00</text:p>
          </table:table-cell>
          <table:table-cell office:value-type="float" office:value="858422" calcext:value-type="float">
            <text:p>858422.00</text:p>
          </table:table-cell>
          <table:table-cell office:value-type="float" office:value="68.7298741243275" calcext:value-type="float">
            <text:p>68.73</text:p>
          </table:table-cell>
          <table:table-cell office:value-type="float" office:value="229.166294571692" calcext:value-type="float">
            <text:p>229.17</text:p>
          </table:table-cell>
          <table:table-cell office:value-type="float" office:value="137185.377493668" calcext:value-type="float">
            <text:p>137185.38</text:p>
          </table:table-cell>
          <table:table-cell office:value-type="float" office:value="457417.753636111" calcext:value-type="float">
            <text:p>457417.75</text:p>
          </table:table-cell>
          <table:table-cell office:value-type="float" office:value="3.89002133943487" calcext:value-type="float">
            <text:p>3.89</text:p>
          </table:table-cell>
        </table:table-row>
        <table:table-row table:style-name="ro3">
          <table:table-cell office:value-type="float" office:value="36" calcext:value-type="float">
            <text:p>3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610-1</text:p>
          </table:table-cell>
          <table:table-cell office:value-type="float" office:value="0.416" calcext:value-type="float">
            <text:p>0.42</text:p>
          </table:table-cell>
          <table:table-cell office:value-type="float" office:value="72801" calcext:value-type="float">
            <text:p>72801.00</text:p>
          </table:table-cell>
          <table:table-cell office:value-type="float" office:value="704198" calcext:value-type="float">
            <text:p>704198.00</text:p>
          </table:table-cell>
          <table:table-cell office:value-type="float" office:value="72801" calcext:value-type="float">
            <text:p>72801.00</text:p>
          </table:table-cell>
          <table:table-cell office:value-type="float" office:value="701423" calcext:value-type="float">
            <text:p>701423.00</text:p>
          </table:table-cell>
          <table:table-cell office:value-type="float" office:value="54.9973462680967" calcext:value-type="float">
            <text:p>55.00</text:p>
          </table:table-cell>
          <table:table-cell office:value-type="float" office:value="187.253483528334" calcext:value-type="float">
            <text:p>187.25</text:p>
          </table:table-cell>
          <table:table-cell office:value-type="float" office:value="132205.159298309" calcext:value-type="float">
            <text:p>132205.16</text:p>
          </table:table-cell>
          <table:table-cell office:value-type="float" office:value="450128.56617388" calcext:value-type="float">
            <text:p>450128.57</text:p>
          </table:table-cell>
          <table:table-cell office:value-type="float" office:value="3.97223524903874" calcext:value-type="float">
            <text:p>3.97</text:p>
          </table:table-cell>
        </table:table-row>
        <table:table-row table:style-name="ro3">
          <table:table-cell office:value-type="float" office:value="37" calcext:value-type="float">
            <text:p>3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610-2</text:p>
          </table:table-cell>
          <table:table-cell office:value-type="float" office:value="0.597" calcext:value-type="float">
            <text:p>0.60</text:p>
          </table:table-cell>
          <table:table-cell office:value-type="float" office:value="103728" calcext:value-type="float">
            <text:p>103728.00</text:p>
          </table:table-cell>
          <table:table-cell office:value-type="float" office:value="975666" calcext:value-type="float">
            <text:p>975666.00</text:p>
          </table:table-cell>
          <table:table-cell office:value-type="float" office:value="103728" calcext:value-type="float">
            <text:p>103728.00</text:p>
          </table:table-cell>
          <table:table-cell office:value-type="float" office:value="972891" calcext:value-type="float">
            <text:p>972891.00</text:p>
          </table:table-cell>
          <table:table-cell office:value-type="float" office:value="78.3610765469861" calcext:value-type="float">
            <text:p>78.36</text:p>
          </table:table-cell>
          <table:table-cell office:value-type="float" office:value="259.725199834286" calcext:value-type="float">
            <text:p>259.73</text:p>
          </table:table-cell>
          <table:table-cell office:value-type="float" office:value="131258.084668318" calcext:value-type="float">
            <text:p>131258.08</text:p>
          </table:table-cell>
          <table:table-cell office:value-type="float" office:value="435050.585987079" calcext:value-type="float">
            <text:p>435050.59</text:p>
          </table:table-cell>
          <table:table-cell office:value-type="float" office:value="3.86687812996432" calcext:value-type="float">
            <text:p>3.87</text:p>
          </table:table-cell>
        </table:table-row>
        <table:table-row table:style-name="ro3">
          <table:table-cell office:value-type="float" office:value="38" calcext:value-type="float">
            <text:p>3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611-1</text:p>
          </table:table-cell>
          <table:table-cell office:value-type="float" office:value="0.295" calcext:value-type="float">
            <text:p>0.30</text:p>
          </table:table-cell>
          <table:table-cell office:value-type="float" office:value="46266" calcext:value-type="float">
            <text:p>46266.00</text:p>
          </table:table-cell>
          <table:table-cell office:value-type="float" office:value="428321" calcext:value-type="float">
            <text:p>428321.00</text:p>
          </table:table-cell>
          <table:table-cell office:value-type="float" office:value="46266" calcext:value-type="float">
            <text:p>46266.00</text:p>
          </table:table-cell>
          <table:table-cell office:value-type="float" office:value="425546" calcext:value-type="float">
            <text:p>425546.00</text:p>
          </table:table-cell>
          <table:table-cell office:value-type="float" office:value="34.951542182659" calcext:value-type="float">
            <text:p>34.95</text:p>
          </table:table-cell>
          <table:table-cell office:value-type="float" office:value="113.60473052858" calcext:value-type="float">
            <text:p>113.60</text:p>
          </table:table-cell>
          <table:table-cell office:value-type="float" office:value="118479.804009014" calcext:value-type="float">
            <text:p>118479.80</text:p>
          </table:table-cell>
          <table:table-cell office:value-type="float" office:value="385100.781452815" calcext:value-type="float">
            <text:p>385100.78</text:p>
          </table:table-cell>
          <table:table-cell office:value-type="float" office:value="3.79207451249753" calcext:value-type="float">
            <text:p>3.79</text:p>
          </table:table-cell>
        </table:table-row>
        <table:table-row table:style-name="ro3">
          <table:table-cell office:value-type="float" office:value="39" calcext:value-type="float">
            <text:p>3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611-2</text:p>
          </table:table-cell>
          <table:table-cell office:value-type="float" office:value="0.383" calcext:value-type="float">
            <text:p>0.38</text:p>
          </table:table-cell>
          <table:table-cell office:value-type="float" office:value="66231" calcext:value-type="float">
            <text:p>66231.00</text:p>
          </table:table-cell>
          <table:table-cell office:value-type="float" office:value="630529" calcext:value-type="float">
            <text:p>630529.00</text:p>
          </table:table-cell>
          <table:table-cell office:value-type="float" office:value="66231" calcext:value-type="float">
            <text:p>66231.00</text:p>
          </table:table-cell>
          <table:table-cell office:value-type="float" office:value="627754" calcext:value-type="float">
            <text:p>627754.00</text:p>
          </table:table-cell>
          <table:table-cell office:value-type="float" office:value="50.034055036089" calcext:value-type="float">
            <text:p>50.03</text:p>
          </table:table-cell>
          <table:table-cell office:value-type="float" office:value="167.586639301599" calcext:value-type="float">
            <text:p>167.59</text:p>
          </table:table-cell>
          <table:table-cell office:value-type="float" office:value="130637.219415376" calcext:value-type="float">
            <text:p>130637.22</text:p>
          </table:table-cell>
          <table:table-cell office:value-type="float" office:value="437563.026897127" calcext:value-type="float">
            <text:p>437563.03</text:p>
          </table:table-cell>
          <table:table-cell office:value-type="float" office:value="3.90769338425281" calcext:value-type="float">
            <text:p>3.91</text:p>
          </table:table-cell>
        </table:table-row>
        <table:table-row table:style-name="ro3">
          <table:table-cell office:value-type="float" office:value="40" calcext:value-type="float">
            <text:p>4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612-1</text:p>
          </table:table-cell>
          <table:table-cell office:value-type="float" office:value="0.381" calcext:value-type="float">
            <text:p>0.38</text:p>
          </table:table-cell>
          <table:table-cell office:value-type="float" office:value="68376" calcext:value-type="float">
            <text:p>68376.00</text:p>
          </table:table-cell>
          <table:table-cell office:value-type="float" office:value="639083" calcext:value-type="float">
            <text:p>639083.00</text:p>
          </table:table-cell>
          <table:table-cell office:value-type="float" office:value="68376" calcext:value-type="float">
            <text:p>68376.00</text:p>
          </table:table-cell>
          <table:table-cell office:value-type="float" office:value="636308" calcext:value-type="float">
            <text:p>636308.00</text:p>
          </table:table-cell>
          <table:table-cell office:value-type="float" office:value="51.6544903013335" calcext:value-type="float">
            <text:p>51.65</text:p>
          </table:table-cell>
          <table:table-cell office:value-type="float" office:value="169.870234647206" calcext:value-type="float">
            <text:p>169.87</text:p>
          </table:table-cell>
          <table:table-cell office:value-type="float" office:value="135576.090029747" calcext:value-type="float">
            <text:p>135576.09</text:p>
          </table:table-cell>
          <table:table-cell office:value-type="float" office:value="445853.634244635" calcext:value-type="float">
            <text:p>445853.63</text:p>
          </table:table-cell>
          <table:table-cell office:value-type="float" office:value="3.83668368936793" calcext:value-type="float">
            <text:p>3.84</text:p>
          </table:table-cell>
        </table:table-row>
        <table:table-row table:style-name="ro3">
          <table:table-cell office:value-type="float" office:value="41" calcext:value-type="float">
            <text:p>4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612-2</text:p>
          </table:table-cell>
          <table:table-cell office:value-type="float" office:value="0.425" calcext:value-type="float">
            <text:p>0.43</text:p>
          </table:table-cell>
          <table:table-cell office:value-type="float" office:value="74181" calcext:value-type="float">
            <text:p>74181.00</text:p>
          </table:table-cell>
          <table:table-cell office:value-type="float" office:value="708522" calcext:value-type="float">
            <text:p>708522.00</text:p>
          </table:table-cell>
          <table:table-cell office:value-type="float" office:value="74181" calcext:value-type="float">
            <text:p>74181.00</text:p>
          </table:table-cell>
          <table:table-cell office:value-type="float" office:value="705747" calcext:value-type="float">
            <text:p>705747.00</text:p>
          </table:table-cell>
          <table:table-cell office:value-type="float" office:value="56.0398640611211" calcext:value-type="float">
            <text:p>56.04</text:p>
          </table:table-cell>
          <table:table-cell office:value-type="float" office:value="188.407828428311" calcext:value-type="float">
            <text:p>188.41</text:p>
          </table:table-cell>
          <table:table-cell office:value-type="float" office:value="131858.503673226" calcext:value-type="float">
            <text:p>131858.50</text:p>
          </table:table-cell>
          <table:table-cell office:value-type="float" office:value="443312.537478379" calcext:value-type="float">
            <text:p>443312.54</text:p>
          </table:table-cell>
          <table:table-cell office:value-type="float" office:value="3.92237092021892" calcext:value-type="float">
            <text:p>3.92</text:p>
          </table:table-cell>
        </table:table-row>
        <table:table-row table:style-name="ro3">
          <table:table-cell office:value-type="float" office:value="42" calcext:value-type="float">
            <text:p>4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613-1</text:p>
          </table:table-cell>
          <table:table-cell office:value-type="float" office:value="0.395" calcext:value-type="float">
            <text:p>0.40</text:p>
          </table:table-cell>
          <table:table-cell office:value-type="float" office:value="61942" calcext:value-type="float">
            <text:p>61942.00</text:p>
          </table:table-cell>
          <table:table-cell office:value-type="float" office:value="592643" calcext:value-type="float">
            <text:p>592643.00</text:p>
          </table:table-cell>
          <table:table-cell office:value-type="float" office:value="61942" calcext:value-type="float">
            <text:p>61942.00</text:p>
          </table:table-cell>
          <table:table-cell office:value-type="float" office:value="589868" calcext:value-type="float">
            <text:p>589868.00</text:p>
          </table:table-cell>
          <table:table-cell office:value-type="float" office:value="46.793939953276" calcext:value-type="float">
            <text:p>46.79</text:p>
          </table:table-cell>
          <table:table-cell office:value-type="float" office:value="157.472506350507" calcext:value-type="float">
            <text:p>157.47</text:p>
          </table:table-cell>
          <table:table-cell office:value-type="float" office:value="118465.670767787" calcext:value-type="float">
            <text:p>118465.67</text:p>
          </table:table-cell>
          <table:table-cell office:value-type="float" office:value="398664.573039257" calcext:value-type="float">
            <text:p>398664.57</text:p>
          </table:table-cell>
          <table:table-cell office:value-type="float" office:value="3.9261050524712" calcext:value-type="float">
            <text:p>3.93</text:p>
          </table:table-cell>
        </table:table-row>
        <table:table-row table:style-name="ro3">
          <table:table-cell office:value-type="float" office:value="43" calcext:value-type="float">
            <text:p>4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0.281" calcext:value-type="float">
            <text:p>0.28</text:p>
          </table:table-cell>
          <table:table-cell office:value-type="float" office:value="60410" calcext:value-type="float">
            <text:p>60410.00</text:p>
          </table:table-cell>
          <table:table-cell office:value-type="float" office:value="482105" calcext:value-type="float">
            <text:p>482105.00</text:p>
          </table:table-cell>
          <table:table-cell office:value-type="float" office:value="60410" calcext:value-type="float">
            <text:p>60410.00</text:p>
          </table:table-cell>
          <table:table-cell office:value-type="float" office:value="479330" calcext:value-type="float">
            <text:p>479330.00</text:p>
          </table:table-cell>
          <table:table-cell office:value-type="float" office:value="45.6365941134836" calcext:value-type="float">
            <text:p>45.64</text:p>
          </table:table-cell>
          <table:table-cell office:value-type="float" office:value="127.963029811735" calcext:value-type="float">
            <text:p>127.96</text:p>
          </table:table-cell>
          <table:table-cell office:value-type="float" office:value="162407.808233038" calcext:value-type="float">
            <text:p>162407.81</text:p>
          </table:table-cell>
          <table:table-cell office:value-type="float" office:value="455384.447728593" calcext:value-type="float">
            <text:p>455384.45</text:p>
          </table:table-cell>
          <table:table-cell office:value-type="float" office:value="3.27128271395071" calcext:value-type="float">
            <text:p>3.27</text:p>
          </table:table-cell>
        </table:table-row>
        <table:table-row table:style-name="ro3">
          <table:table-cell office:value-type="float" office:value="44" calcext:value-type="float">
            <text:p>4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0.521" calcext:value-type="float">
            <text:p>0.52</text:p>
          </table:table-cell>
          <table:table-cell office:value-type="float" office:value="113369" calcext:value-type="float">
            <text:p>113369.00</text:p>
          </table:table-cell>
          <table:table-cell office:value-type="float" office:value="889615" calcext:value-type="float">
            <text:p>889615.00</text:p>
          </table:table-cell>
          <table:table-cell office:value-type="float" office:value="113369" calcext:value-type="float">
            <text:p>113369.00</text:p>
          </table:table-cell>
          <table:table-cell office:value-type="float" office:value="886840" calcext:value-type="float">
            <text:p>886840.00</text:p>
          </table:table-cell>
          <table:table-cell office:value-type="float" office:value="85.6443475923113" calcext:value-type="float">
            <text:p>85.64</text:p>
          </table:table-cell>
          <table:table-cell office:value-type="float" office:value="236.752828652992" calcext:value-type="float">
            <text:p>236.75</text:p>
          </table:table-cell>
          <table:table-cell office:value-type="float" office:value="164384.544323054" calcext:value-type="float">
            <text:p>164384.54</text:p>
          </table:table-cell>
          <table:table-cell office:value-type="float" office:value="454420.01660843" calcext:value-type="float">
            <text:p>454420.02</text:p>
          </table:table-cell>
          <table:table-cell office:value-type="float" office:value="3.22510056055687" calcext:value-type="float">
            <text:p>3.23</text:p>
          </table:table-cell>
        </table:table-row>
        <table:table-row table:style-name="ro3">
          <table:table-cell office:value-type="float" office:value="45" calcext:value-type="float">
            <text:p>4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0.317" calcext:value-type="float">
            <text:p>0.32</text:p>
          </table:table-cell>
          <table:table-cell office:value-type="float" office:value="57250" calcext:value-type="float">
            <text:p>57250.00</text:p>
          </table:table-cell>
          <table:table-cell office:value-type="float" office:value="458279" calcext:value-type="float">
            <text:p>458279.00</text:p>
          </table:table-cell>
          <table:table-cell office:value-type="float" office:value="57250" calcext:value-type="float">
            <text:p>57250.00</text:p>
          </table:table-cell>
          <table:table-cell office:value-type="float" office:value="455504" calcext:value-type="float">
            <text:p>455504.00</text:p>
          </table:table-cell>
          <table:table-cell office:value-type="float" office:value="43.2493794569928" calcext:value-type="float">
            <text:p>43.25</text:p>
          </table:table-cell>
          <table:table-cell office:value-type="float" office:value="121.602386521529" calcext:value-type="float">
            <text:p>121.60</text:p>
          </table:table-cell>
          <table:table-cell office:value-type="float" office:value="136433.373681365" calcext:value-type="float">
            <text:p>136433.37</text:p>
          </table:table-cell>
          <table:table-cell office:value-type="float" office:value="383603.742970122" calcext:value-type="float">
            <text:p>383603.74</text:p>
          </table:table-cell>
          <table:table-cell office:value-type="float" office:value="3.28026558352955" calcext:value-type="float">
            <text:p>3.28</text:p>
          </table:table-cell>
        </table:table-row>
        <table:table-row table:style-name="ro3">
          <table:table-cell office:value-type="float" office:value="46" calcext:value-type="float">
            <text:p>4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613-2</text:p>
          </table:table-cell>
          <table:table-cell office:value-type="float" office:value="0.344" calcext:value-type="float">
            <text:p>0.34</text:p>
          </table:table-cell>
          <table:table-cell office:value-type="float" office:value="53282" calcext:value-type="float">
            <text:p>53282.00</text:p>
          </table:table-cell>
          <table:table-cell office:value-type="float" office:value="521456" calcext:value-type="float">
            <text:p>521456.00</text:p>
          </table:table-cell>
          <table:table-cell office:value-type="float" office:value="53282" calcext:value-type="float">
            <text:p>53282.00</text:p>
          </table:table-cell>
          <table:table-cell office:value-type="float" office:value="518681" calcext:value-type="float">
            <text:p>518681.00</text:p>
          </table:table-cell>
          <table:table-cell office:value-type="float" office:value="40.2517630782095" calcext:value-type="float">
            <text:p>40.25</text:p>
          </table:table-cell>
          <table:table-cell office:value-type="float" office:value="138.468262503453" calcext:value-type="float">
            <text:p>138.47</text:p>
          </table:table-cell>
          <table:table-cell office:value-type="float" office:value="117010.939180841" calcext:value-type="float">
            <text:p>117010.94</text:p>
          </table:table-cell>
          <table:table-cell office:value-type="float" office:value="402524.018905388" calcext:value-type="float">
            <text:p>402524.02</text:p>
          </table:table-cell>
          <table:table-cell office:value-type="float" office:value="4.0133970266133" calcext:value-type="float">
            <text:p>4.01</text:p>
          </table:table-cell>
        </table:table-row>
        <table:table-row table:style-name="ro3">
          <table:table-cell office:value-type="float" office:value="47" calcext:value-type="float">
            <text:p>4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614-1</text:p>
          </table:table-cell>
          <table:table-cell office:value-type="float" office:value="0.382" calcext:value-type="float">
            <text:p>0.38</text:p>
          </table:table-cell>
          <table:table-cell office:value-type="float" office:value="63297" calcext:value-type="float">
            <text:p>63297.00</text:p>
          </table:table-cell>
          <table:table-cell office:value-type="float" office:value="645905" calcext:value-type="float">
            <text:p>645905.00</text:p>
          </table:table-cell>
          <table:table-cell office:value-type="float" office:value="63297" calcext:value-type="float">
            <text:p>63297.00</text:p>
          </table:table-cell>
          <table:table-cell office:value-type="float" office:value="643130" calcext:value-type="float">
            <text:p>643130.00</text:p>
          </table:table-cell>
          <table:table-cell office:value-type="float" office:value="47.8175715543978" calcext:value-type="float">
            <text:p>47.82</text:p>
          </table:table-cell>
          <table:table-cell office:value-type="float" office:value="171.691451323349" calcext:value-type="float">
            <text:p>171.69</text:p>
          </table:table-cell>
          <table:table-cell office:value-type="float" office:value="125176.888885858" calcext:value-type="float">
            <text:p>125176.89</text:p>
          </table:table-cell>
          <table:table-cell office:value-type="float" office:value="449454.061055888" calcext:value-type="float">
            <text:p>449454.06</text:p>
          </table:table-cell>
          <table:table-cell office:value-type="float" office:value="4.18897670248065" calcext:value-type="float">
            <text:p>4.19</text:p>
          </table:table-cell>
        </table:table-row>
        <table:table-row table:style-name="ro3">
          <table:table-cell office:value-type="float" office:value="48" calcext:value-type="float">
            <text:p>4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614-2</text:p>
          </table:table-cell>
          <table:table-cell office:value-type="float" office:value="0.443" calcext:value-type="float">
            <text:p>0.44</text:p>
          </table:table-cell>
          <table:table-cell office:value-type="float" office:value="71750" calcext:value-type="float">
            <text:p>71750.00</text:p>
          </table:table-cell>
          <table:table-cell office:value-type="float" office:value="753420" calcext:value-type="float">
            <text:p>753420.00</text:p>
          </table:table-cell>
          <table:table-cell office:value-type="float" office:value="71750" calcext:value-type="float">
            <text:p>71750.00</text:p>
          </table:table-cell>
          <table:table-cell office:value-type="float" office:value="750645" calcext:value-type="float">
            <text:p>750645.00</text:p>
          </table:table-cell>
          <table:table-cell office:value-type="float" office:value="54.2033707605107" calcext:value-type="float">
            <text:p>54.20</text:p>
          </table:table-cell>
          <table:table-cell office:value-type="float" office:value="200.393900888802" calcext:value-type="float">
            <text:p>200.39</text:p>
          </table:table-cell>
          <table:table-cell office:value-type="float" office:value="122355.238737044" calcext:value-type="float">
            <text:p>122355.24</text:p>
          </table:table-cell>
          <table:table-cell office:value-type="float" office:value="452356.435414903" calcext:value-type="float">
            <text:p>452356.44</text:p>
          </table:table-cell>
          <table:table-cell office:value-type="float" office:value="4.31325360563363" calcext:value-type="float">
            <text:p>4.31</text:p>
          </table:table-cell>
        </table:table-row>
        <table:table-row table:style-name="ro3">
          <table:table-cell office:value-type="float" office:value="49" calcext:value-type="float">
            <text:p>4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614-3</text:p>
          </table:table-cell>
          <table:table-cell office:value-type="float" office:value="0.324" calcext:value-type="float">
            <text:p>0.32</text:p>
          </table:table-cell>
          <table:table-cell office:value-type="float" office:value="51235" calcext:value-type="float">
            <text:p>51235.00</text:p>
          </table:table-cell>
          <table:table-cell office:value-type="float" office:value="546953" calcext:value-type="float">
            <text:p>546953.00</text:p>
          </table:table-cell>
          <table:table-cell office:value-type="float" office:value="51235" calcext:value-type="float">
            <text:p>51235.00</text:p>
          </table:table-cell>
          <table:table-cell office:value-type="float" office:value="544178" calcext:value-type="float">
            <text:p>544178.00</text:p>
          </table:table-cell>
          <table:table-cell office:value-type="float" office:value="38.7053616852232" calcext:value-type="float">
            <text:p>38.71</text:p>
          </table:table-cell>
          <table:table-cell office:value-type="float" office:value="145.274999764025" calcext:value-type="float">
            <text:p>145.27</text:p>
          </table:table-cell>
          <table:table-cell office:value-type="float" office:value="119460.992855627" calcext:value-type="float">
            <text:p>119460.99</text:p>
          </table:table-cell>
          <table:table-cell office:value-type="float" office:value="448379.628901312" calcext:value-type="float">
            <text:p>448379.63</text:p>
          </table:table-cell>
          <table:table-cell office:value-type="float" office:value="4.37891528060316" calcext:value-type="float">
            <text:p>4.38</text:p>
          </table:table-cell>
        </table:table-row>
        <table:table-row table:style-name="ro3">
          <table:table-cell office:value-type="float" office:value="50" calcext:value-type="float">
            <text:p>5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615-1</text:p>
          </table:table-cell>
          <table:table-cell office:value-type="float" office:value="0.405" calcext:value-type="float">
            <text:p>0.41</text:p>
          </table:table-cell>
          <table:table-cell office:value-type="float" office:value="59627" calcext:value-type="float">
            <text:p>59627.00</text:p>
          </table:table-cell>
          <table:table-cell office:value-type="float" office:value="615302" calcext:value-type="float">
            <text:p>615302.00</text:p>
          </table:table-cell>
          <table:table-cell office:value-type="float" office:value="59627" calcext:value-type="float">
            <text:p>59627.00</text:p>
          </table:table-cell>
          <table:table-cell office:value-type="float" office:value="612527" calcext:value-type="float">
            <text:p>612527.00</text:p>
          </table:table-cell>
          <table:table-cell office:value-type="float" office:value="45.0450785830937" calcext:value-type="float">
            <text:p>45.05</text:p>
          </table:table-cell>
          <table:table-cell office:value-type="float" office:value="163.521604659613" calcext:value-type="float">
            <text:p>163.52</text:p>
          </table:table-cell>
          <table:table-cell office:value-type="float" office:value="111222.416254552" calcext:value-type="float">
            <text:p>111222.42</text:p>
          </table:table-cell>
          <table:table-cell office:value-type="float" office:value="403757.048542255" calcext:value-type="float">
            <text:p>403757.05</text:p>
          </table:table-cell>
          <table:table-cell office:value-type="float" office:value="4.23520640738359" calcext:value-type="float">
            <text:p>4.24</text:p>
          </table:table-cell>
        </table:table-row>
        <table:table-row table:style-name="ro3">
          <table:table-cell office:value-type="float" office:value="51" calcext:value-type="float">
            <text:p>5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615-2</text:p>
          </table:table-cell>
          <table:table-cell office:value-type="float" office:value="0.4" calcext:value-type="float">
            <text:p>0.40</text:p>
          </table:table-cell>
          <table:table-cell office:value-type="float" office:value="59245" calcext:value-type="float">
            <text:p>59245.00</text:p>
          </table:table-cell>
          <table:table-cell office:value-type="float" office:value="612400" calcext:value-type="float">
            <text:p>612400.00</text:p>
          </table:table-cell>
          <table:table-cell office:value-type="float" office:value="59245" calcext:value-type="float">
            <text:p>59245.00</text:p>
          </table:table-cell>
          <table:table-cell office:value-type="float" office:value="609625" calcext:value-type="float">
            <text:p>609625.00</text:p>
          </table:table-cell>
          <table:table-cell office:value-type="float" office:value="44.7564975708217" calcext:value-type="float">
            <text:p>44.76</text:p>
          </table:table-cell>
          <table:table-cell office:value-type="float" office:value="162.74688012221" calcext:value-type="float">
            <text:p>162.75</text:p>
          </table:table-cell>
          <table:table-cell office:value-type="float" office:value="111891.243927054" calcext:value-type="float">
            <text:p>111891.24</text:p>
          </table:table-cell>
          <table:table-cell office:value-type="float" office:value="406867.200305524" calcext:value-type="float">
            <text:p>406867.20</text:p>
          </table:table-cell>
          <table:table-cell office:value-type="float" office:value="4.24231944964259" calcext:value-type="float">
            <text:p>4.24</text:p>
          </table:table-cell>
        </table:table-row>
        <table:table-row table:style-name="ro3">
          <table:table-cell office:value-type="float" office:value="52" calcext:value-type="float">
            <text:p>5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616-1</text:p>
          </table:table-cell>
          <table:table-cell office:value-type="float" office:value="0.346" calcext:value-type="float">
            <text:p>0.35</text:p>
          </table:table-cell>
          <table:table-cell office:value-type="float" office:value="60070" calcext:value-type="float">
            <text:p>60070.00</text:p>
          </table:table-cell>
          <table:table-cell office:value-type="float" office:value="575244" calcext:value-type="float">
            <text:p>575244.00</text:p>
          </table:table-cell>
          <table:table-cell office:value-type="float" office:value="60070" calcext:value-type="float">
            <text:p>60070.00</text:p>
          </table:table-cell>
          <table:table-cell office:value-type="float" office:value="572469" calcext:value-type="float">
            <text:p>572469.00</text:p>
          </table:table-cell>
          <table:table-cell office:value-type="float" office:value="45.379741903608" calcext:value-type="float">
            <text:p>45.38</text:p>
          </table:table-cell>
          <table:table-cell office:value-type="float" office:value="152.827629635729" calcext:value-type="float">
            <text:p>152.83</text:p>
          </table:table-cell>
          <table:table-cell office:value-type="float" office:value="131155.323420832" calcext:value-type="float">
            <text:p>131155.32</text:p>
          </table:table-cell>
          <table:table-cell office:value-type="float" office:value="441698.351548349" calcext:value-type="float">
            <text:p>441698.35</text:p>
          </table:table-cell>
          <table:table-cell office:value-type="float" office:value="3.92904176538535" calcext:value-type="float">
            <text:p>3.93</text:p>
          </table:table-cell>
        </table:table-row>
        <table:table-row table:style-name="ro3">
          <table:table-cell office:value-type="float" office:value="53" calcext:value-type="float">
            <text:p>5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616-2</text:p>
          </table:table-cell>
          <table:table-cell office:value-type="float" office:value="0.255" calcext:value-type="float">
            <text:p>0.26</text:p>
          </table:table-cell>
          <table:table-cell office:value-type="float" office:value="43983" calcext:value-type="float">
            <text:p>43983.00</text:p>
          </table:table-cell>
          <table:table-cell office:value-type="float" office:value="421410" calcext:value-type="float">
            <text:p>421410.00</text:p>
          </table:table-cell>
          <table:table-cell office:value-type="float" office:value="43983" calcext:value-type="float">
            <text:p>43983.00</text:p>
          </table:table-cell>
          <table:table-cell office:value-type="float" office:value="418635" calcext:value-type="float">
            <text:p>418635.00</text:p>
          </table:table-cell>
          <table:table-cell office:value-type="float" office:value="33.2268551381121" calcext:value-type="float">
            <text:p>33.23</text:p>
          </table:table-cell>
          <table:table-cell office:value-type="float" office:value="111.759754209491" calcext:value-type="float">
            <text:p>111.76</text:p>
          </table:table-cell>
          <table:table-cell office:value-type="float" office:value="130301.392698479" calcext:value-type="float">
            <text:p>130301.39</text:p>
          </table:table-cell>
          <table:table-cell office:value-type="float" office:value="438273.545919574" calcext:value-type="float">
            <text:p>438273.55</text:p>
          </table:table-cell>
          <table:table-cell office:value-type="float" office:value="3.92412641428459" calcext:value-type="float">
            <text:p>3.92</text:p>
          </table:table-cell>
        </table:table-row>
        <table:table-row table:style-name="ro3">
          <table:table-cell office:value-type="float" office:value="54" calcext:value-type="float">
            <text:p>54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617-1</text:p>
          </table:table-cell>
          <table:table-cell office:value-type="float" office:value="0.431" calcext:value-type="float">
            <text:p>0.43</text:p>
          </table:table-cell>
          <table:table-cell office:value-type="float" office:value="77248" calcext:value-type="float">
            <text:p>77248.00</text:p>
          </table:table-cell>
          <table:table-cell office:value-type="float" office:value="726868" calcext:value-type="float">
            <text:p>726868.00</text:p>
          </table:table-cell>
          <table:table-cell office:value-type="float" office:value="77248" calcext:value-type="float">
            <text:p>77248.00</text:p>
          </table:table-cell>
          <table:table-cell office:value-type="float" office:value="724093" calcext:value-type="float">
            <text:p>724093.00</text:p>
          </table:table-cell>
          <table:table-cell office:value-type="float" office:value="58.3568220837342" calcext:value-type="float">
            <text:p>58.36</text:p>
          </table:table-cell>
          <table:table-cell office:value-type="float" office:value="193.305518422524" calcext:value-type="float">
            <text:p>193.31</text:p>
          </table:table-cell>
          <table:table-cell office:value-type="float" office:value="135398.659126994" calcext:value-type="float">
            <text:p>135398.66</text:p>
          </table:table-cell>
          <table:table-cell office:value-type="float" office:value="448504.683114905" calcext:value-type="float">
            <text:p>448504.68</text:p>
          </table:table-cell>
          <table:table-cell office:value-type="float" office:value="3.86455425044706" calcext:value-type="float">
            <text:p>3.86</text:p>
          </table:table-cell>
        </table:table-row>
        <table:table-row table:style-name="ro3">
          <table:table-cell office:value-type="float" office:value="55" calcext:value-type="float">
            <text:p>55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0.283" calcext:value-type="float">
            <text:p>0.28</text:p>
          </table:table-cell>
          <table:table-cell office:value-type="float" office:value="59438" calcext:value-type="float">
            <text:p>59438.00</text:p>
          </table:table-cell>
          <table:table-cell office:value-type="float" office:value="487472" calcext:value-type="float">
            <text:p>487472.00</text:p>
          </table:table-cell>
          <table:table-cell office:value-type="float" office:value="59438" calcext:value-type="float">
            <text:p>59438.00</text:p>
          </table:table-cell>
          <table:table-cell office:value-type="float" office:value="484697" calcext:value-type="float">
            <text:p>484697.00</text:p>
          </table:table-cell>
          <table:table-cell office:value-type="float" office:value="44.9022989723099" calcext:value-type="float">
            <text:p>44.90</text:p>
          </table:table-cell>
          <table:table-cell office:value-type="float" office:value="129.395816370055" calcext:value-type="float">
            <text:p>129.40</text:p>
          </table:table-cell>
          <table:table-cell office:value-type="float" office:value="158665.367393321" calcext:value-type="float">
            <text:p>158665.37</text:p>
          </table:table-cell>
          <table:table-cell office:value-type="float" office:value="457229.033109734" calcext:value-type="float">
            <text:p>457229.03</text:p>
          </table:table-cell>
          <table:table-cell office:value-type="float" office:value="3.36200571507838" calcext:value-type="float">
            <text:p>3.36</text:p>
          </table:table-cell>
        </table:table-row>
        <table:table-row table:style-name="ro3">
          <table:table-cell office:value-type="float" office:value="56" calcext:value-type="float">
            <text:p>56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0.202" calcext:value-type="float">
            <text:p>0.20</text:p>
          </table:table-cell>
          <table:table-cell office:value-type="float" office:value="43002" calcext:value-type="float">
            <text:p>43002.00</text:p>
          </table:table-cell>
          <table:table-cell office:value-type="float" office:value="346450" calcext:value-type="float">
            <text:p>346450.00</text:p>
          </table:table-cell>
          <table:table-cell office:value-type="float" office:value="43002" calcext:value-type="float">
            <text:p>43002.00</text:p>
          </table:table-cell>
          <table:table-cell office:value-type="float" office:value="343675" calcext:value-type="float">
            <text:p>343675.00</text:p>
          </table:table-cell>
          <table:table-cell office:value-type="float" office:value="32.4857609678534" calcext:value-type="float">
            <text:p>32.49</text:p>
          </table:table-cell>
          <table:table-cell office:value-type="float" office:value="91.7482616789016" calcext:value-type="float">
            <text:p>91.75</text:p>
          </table:table-cell>
          <table:table-cell office:value-type="float" office:value="160820.598850759" calcext:value-type="float">
            <text:p>160820.60</text:p>
          </table:table-cell>
          <table:table-cell office:value-type="float" office:value="454199.315242087" calcext:value-type="float">
            <text:p>454199.32</text:p>
          </table:table-cell>
          <table:table-cell office:value-type="float" office:value="3.29497094838897" calcext:value-type="float">
            <text:p>3.29</text:p>
          </table:table-cell>
        </table:table-row>
        <table:table-row table:style-name="ro3">
          <table:table-cell office:value-type="float" office:value="57" calcext:value-type="float">
            <text:p>57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617-2</text:p>
          </table:table-cell>
          <table:table-cell office:value-type="float" office:value="0.605" calcext:value-type="float">
            <text:p>0.61</text:p>
          </table:table-cell>
          <table:table-cell office:value-type="float" office:value="109011" calcext:value-type="float">
            <text:p>109011.00</text:p>
          </table:table-cell>
          <table:table-cell office:value-type="float" office:value="1023858" calcext:value-type="float">
            <text:p>1023858.00</text:p>
          </table:table-cell>
          <table:table-cell office:value-type="float" office:value="109011" calcext:value-type="float">
            <text:p>109011.00</text:p>
          </table:table-cell>
          <table:table-cell office:value-type="float" office:value="1021083" calcext:value-type="float">
            <text:p>1021083.00</text:p>
          </table:table-cell>
          <table:table-cell office:value-type="float" office:value="82.3521066198471" calcext:value-type="float">
            <text:p>82.35</text:p>
          </table:table-cell>
          <table:table-cell office:value-type="float" office:value="272.590646046055" calcext:value-type="float">
            <text:p>272.59</text:p>
          </table:table-cell>
          <table:table-cell office:value-type="float" office:value="136119.184495615" calcext:value-type="float">
            <text:p>136119.18</text:p>
          </table:table-cell>
          <table:table-cell office:value-type="float" office:value="450563.051315793" calcext:value-type="float">
            <text:p>450563.05</text:p>
          </table:table-cell>
          <table:table-cell office:value-type="float" office:value="3.86173995347946" calcext:value-type="float">
            <text:p>3.86</text:p>
          </table:table-cell>
        </table:table-row>
        <table:table-row table:style-name="ro3">
          <table:table-cell office:value-type="float" office:value="58" calcext:value-type="float">
            <text:p>58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18-1</text:p>
          </table:table-cell>
          <table:table-cell office:value-type="float" office:value="0.359" calcext:value-type="float">
            <text:p>0.36</text:p>
          </table:table-cell>
          <table:table-cell office:value-type="float" office:value="63270" calcext:value-type="float">
            <text:p>63270.00</text:p>
          </table:table-cell>
          <table:table-cell office:value-type="float" office:value="602518" calcext:value-type="float">
            <text:p>602518.00</text:p>
          </table:table-cell>
          <table:table-cell office:value-type="float" office:value="63270" calcext:value-type="float">
            <text:p>63270.00</text:p>
          </table:table-cell>
          <table:table-cell office:value-type="float" office:value="599743" calcext:value-type="float">
            <text:p>599743.00</text:p>
          </table:table-cell>
          <table:table-cell office:value-type="float" office:value="47.797174467143" calcext:value-type="float">
            <text:p>47.80</text:p>
          </table:table-cell>
          <table:table-cell office:value-type="float" office:value="160.108758868377" calcext:value-type="float">
            <text:p>160.11</text:p>
          </table:table-cell>
          <table:table-cell office:value-type="float" office:value="133139.761746916" calcext:value-type="float">
            <text:p>133139.76</text:p>
          </table:table-cell>
          <table:table-cell office:value-type="float" office:value="445985.400747569" calcext:value-type="float">
            <text:p>445985.40</text:p>
          </table:table-cell>
          <table:table-cell office:value-type="float" office:value="3.90804590638539" calcext:value-type="float">
            <text:p>3.91</text:p>
          </table:table-cell>
        </table:table-row>
        <table:table-row table:style-name="ro3">
          <table:table-cell office:value-type="float" office:value="59" calcext:value-type="float">
            <text:p>59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618-2</text:p>
          </table:table-cell>
          <table:table-cell office:value-type="float" office:value="0.517" calcext:value-type="float">
            <text:p>0.52</text:p>
          </table:table-cell>
          <table:table-cell office:value-type="float" office:value="88671" calcext:value-type="float">
            <text:p>88671.00</text:p>
          </table:table-cell>
          <table:table-cell office:value-type="float" office:value="856274" calcext:value-type="float">
            <text:p>856274.00</text:p>
          </table:table-cell>
          <table:table-cell office:value-type="float" office:value="88671" calcext:value-type="float">
            <text:p>88671.00</text:p>
          </table:table-cell>
          <table:table-cell office:value-type="float" office:value="853499" calcext:value-type="float">
            <text:p>853499.00</text:p>
          </table:table-cell>
          <table:table-cell office:value-type="float" office:value="66.9863008878779" calcext:value-type="float">
            <text:p>66.99</text:p>
          </table:table-cell>
          <table:table-cell office:value-type="float" office:value="227.85203926582" calcext:value-type="float">
            <text:p>227.85</text:p>
          </table:table-cell>
          <table:table-cell office:value-type="float" office:value="129567.313129358" calcext:value-type="float">
            <text:p>129567.31</text:p>
          </table:table-cell>
          <table:table-cell office:value-type="float" office:value="440719.611732728" calcext:value-type="float">
            <text:p>440719.61</text:p>
          </table:table-cell>
          <table:table-cell office:value-type="float" office:value="3.96838421617579" calcext:value-type="float">
            <text:p>3.97</text:p>
          </table:table-cell>
        </table:table-row>
        <table:table-row table:style-name="ro3">
          <table:table-cell office:value-type="float" office:value="60" calcext:value-type="float">
            <text:p>60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619-1</text:p>
          </table:table-cell>
          <table:table-cell office:value-type="float" office:value="0.405" calcext:value-type="float">
            <text:p>0.41</text:p>
          </table:table-cell>
          <table:table-cell office:value-type="float" office:value="69556" calcext:value-type="float">
            <text:p>69556.00</text:p>
          </table:table-cell>
          <table:table-cell office:value-type="float" office:value="652496" calcext:value-type="float">
            <text:p>652496.00</text:p>
          </table:table-cell>
          <table:table-cell office:value-type="float" office:value="69556" calcext:value-type="float">
            <text:p>69556.00</text:p>
          </table:table-cell>
          <table:table-cell office:value-type="float" office:value="649721" calcext:value-type="float">
            <text:p>649721.00</text:p>
          </table:table-cell>
          <table:table-cell office:value-type="float" office:value="52.545918559137" calcext:value-type="float">
            <text:p>52.55</text:p>
          </table:table-cell>
          <table:table-cell office:value-type="float" office:value="173.450999712745" calcext:value-type="float">
            <text:p>173.45</text:p>
          </table:table-cell>
          <table:table-cell office:value-type="float" office:value="129743.008787993" calcext:value-type="float">
            <text:p>129743.01</text:p>
          </table:table-cell>
          <table:table-cell office:value-type="float" office:value="428274.073364802" calcext:value-type="float">
            <text:p>428274.07</text:p>
          </table:table-cell>
          <table:table-cell office:value-type="float" office:value="3.8510983386298" calcext:value-type="float">
            <text:p>3.85</text:p>
          </table:table-cell>
        </table:table-row>
        <table:table-row table:style-name="ro3">
          <table:table-cell office:value-type="float" office:value="61" calcext:value-type="float">
            <text:p>61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619-2</text:p>
          </table:table-cell>
          <table:table-cell office:value-type="float" office:value="0.28" calcext:value-type="float">
            <text:p>0.28</text:p>
          </table:table-cell>
          <table:table-cell office:value-type="float" office:value="46298" calcext:value-type="float">
            <text:p>46298.00</text:p>
          </table:table-cell>
          <table:table-cell office:value-type="float" office:value="451957" calcext:value-type="float">
            <text:p>451957.00</text:p>
          </table:table-cell>
          <table:table-cell office:value-type="float" office:value="46298" calcext:value-type="float">
            <text:p>46298.00</text:p>
          </table:table-cell>
          <table:table-cell office:value-type="float" office:value="449182" calcext:value-type="float">
            <text:p>449182.00</text:p>
          </table:table-cell>
          <table:table-cell office:value-type="float" office:value="34.9757165082944" calcext:value-type="float">
            <text:p>34.98</text:p>
          </table:table-cell>
          <table:table-cell office:value-type="float" office:value="119.914650985531" calcext:value-type="float">
            <text:p>119.91</text:p>
          </table:table-cell>
          <table:table-cell office:value-type="float" office:value="124913.273243909" calcext:value-type="float">
            <text:p>124913.27</text:p>
          </table:table-cell>
          <table:table-cell office:value-type="float" office:value="428266.610662611" calcext:value-type="float">
            <text:p>428266.61</text:p>
          </table:table-cell>
          <table:table-cell office:value-type="float" office:value="3.99993024064594" calcext:value-type="float">
            <text:p>4.00</text:p>
          </table:table-cell>
        </table:table-row>
        <table:table-row table:style-name="ro3">
          <table:table-cell office:value-type="float" office:value="62" calcext:value-type="float">
            <text:p>62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620-1</text:p>
          </table:table-cell>
          <table:table-cell office:value-type="float" office:value="0.309" calcext:value-type="float">
            <text:p>0.31</text:p>
          </table:table-cell>
          <table:table-cell office:value-type="float" office:value="52645" calcext:value-type="float">
            <text:p>52645.00</text:p>
          </table:table-cell>
          <table:table-cell office:value-type="float" office:value="498673" calcext:value-type="float">
            <text:p>498673.00</text:p>
          </table:table-cell>
          <table:table-cell office:value-type="float" office:value="52645" calcext:value-type="float">
            <text:p>52645.00</text:p>
          </table:table-cell>
          <table:table-cell office:value-type="float" office:value="495898" calcext:value-type="float">
            <text:p>495898.00</text:p>
          </table:table-cell>
          <table:table-cell office:value-type="float" office:value="39.7705429085308" calcext:value-type="float">
            <text:p>39.77</text:p>
          </table:table-cell>
          <table:table-cell office:value-type="float" office:value="132.386060871591" calcext:value-type="float">
            <text:p>132.39</text:p>
          </table:table-cell>
          <table:table-cell office:value-type="float" office:value="128707.25860366" calcext:value-type="float">
            <text:p>128707.26</text:p>
          </table:table-cell>
          <table:table-cell office:value-type="float" office:value="428433.853953368" calcext:value-type="float">
            <text:p>428433.85</text:p>
          </table:table-cell>
          <table:table-cell office:value-type="float" office:value="3.88353774061906" calcext:value-type="float">
            <text:p>3.88</text:p>
          </table:table-cell>
        </table:table-row>
        <table:table-row table:style-name="ro3">
          <table:table-cell office:value-type="float" office:value="63" calcext:value-type="float">
            <text:p>63.0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620-2</text:p>
          </table:table-cell>
          <table:table-cell office:value-type="float" office:value="0.326" calcext:value-type="float">
            <text:p>0.33</text:p>
          </table:table-cell>
          <table:table-cell office:value-type="float" office:value="55450" calcext:value-type="float">
            <text:p>55450.00</text:p>
          </table:table-cell>
          <table:table-cell office:value-type="float" office:value="520428" calcext:value-type="float">
            <text:p>520428.00</text:p>
          </table:table-cell>
          <table:table-cell office:value-type="float" office:value="55450" calcext:value-type="float">
            <text:p>55450.00</text:p>
          </table:table-cell>
          <table:table-cell office:value-type="float" office:value="517653" calcext:value-type="float">
            <text:p>517653.00</text:p>
          </table:table-cell>
          <table:table-cell office:value-type="float" office:value="41.8895736400044" calcext:value-type="float">
            <text:p>41.89</text:p>
          </table:table-cell>
          <table:table-cell office:value-type="float" office:value="138.193825279315" calcext:value-type="float">
            <text:p>138.19</text:p>
          </table:table-cell>
          <table:table-cell office:value-type="float" office:value="128495.62466259" calcext:value-type="float">
            <text:p>128495.62</text:p>
          </table:table-cell>
          <table:table-cell office:value-type="float" office:value="423907.4395071" calcext:value-type="float">
            <text:p>423907.44</text:p>
          </table:table-cell>
          <table:table-cell office:value-type="float" office:value="3.8488367267258" calcext:value-type="float">
            <text:p>3.85</text:p>
          </table:table-cell>
        </table:table-row>
      </table:table>
      <table:table table:name="Difference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1" office:value-type="string" calcext:value-type="string">
            <text:p>Rank.Analysis</text:p>
          </table:table-cell>
          <table:table-cell table:style-name="ce1" office:value-type="string" calcext:value-type="string">
            <text:p>Identifier.1</text:p>
          </table:table-cell>
          <table:table-cell table:style-name="ce1" office:value-type="string" calcext:value-type="string">
            <text:p>Identifier.2</text:p>
          </table:table-cell>
          <table:table-cell table:style-name="ce1" office:value-type="string" calcext:value-type="string">
            <text:p>sampleName</text:p>
          </table:table-cell>
          <table:table-cell table:style-name="ce1" office:value-type="string" calcext:value-type="string">
            <text:p>SampleWeight</text:p>
          </table:table-cell>
          <table:table-cell table:style-name="ce1" office:value-type="string" calcext:value-type="string">
            <text:p>rArea.Flash.TCD.N</text:p>
          </table:table-cell>
          <table:table-cell table:style-name="ce1" office:value-type="string" calcext:value-type="string">
            <text:p>rArea.Flash.TCD.C</text:p>
          </table:table-cell>
          <table:table-cell table:style-name="ce1" office:value-type="string" calcext:value-type="string">
            <text:p>Corrected.Area.N</text:p>
          </table:table-cell>
          <table:table-cell table:style-name="ce1" office:value-type="string" calcext:value-type="string">
            <text:p>Corrected.Area.C</text:p>
          </table:table-cell>
          <table:table-cell table:style-name="ce1" office:value-type="string" calcext:value-type="string">
            <text:p>Weight.N.perCup</text:p>
          </table:table-cell>
          <table:table-cell table:style-name="ce1" office:value-type="string" calcext:value-type="string">
            <text:p>Weight.C.perCup</text:p>
          </table:table-cell>
          <table:table-cell table:style-name="ce2" office:value-type="string" calcext:value-type="string">
            <text:p>Weight.N.kg</text:p>
          </table:table-cell>
          <table:table-cell table:style-name="ce2" office:value-type="string" calcext:value-type="string">
            <text:p>Weight.C.kg</text:p>
          </table:table-cell>
          <table:table-cell table:style-name="ce3" office:value-type="string" calcext:value-type="string">
            <text:p>C.N.Ratio</text:p>
          </table:table-cell>
        </table:table-row>
        <table:table-row table:style-name="ro2">
          <table:table-cell/>
          <table:table-cell table:formula="of:=['TCD by hand'.B2]=['TCD with V 0. 1.2'.C2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]-['TCD with V 0. 1.2'.F2]" office:value-type="float" office:value="0" calcext:value-type="float">
            <text:p>0</text:p>
          </table:table-cell>
          <table:table-cell table:formula="of:=['TCD by hand'.F2]-['TCD with V 0. 1.2'.G2]" office:value-type="float" office:value="0" calcext:value-type="float">
            <text:p>0</text:p>
          </table:table-cell>
          <table:table-cell table:number-columns-repeated="2"/>
          <table:table-cell table:formula="of:=['TCD by hand'.H2]-['TCD with V 0. 1.2'.J2]" office:value-type="float" office:value="0.0135280748318039" calcext:value-type="float">
            <text:p>0.0135280748</text:p>
          </table:table-cell>
          <table:table-cell table:formula="of:=['TCD by hand'.J2]-['TCD with V 0. 1.2'.K2]" office:value-type="float" office:value="0.0379837663719798" calcext:value-type="float">
            <text:p>0.0379837664</text:p>
          </table:table-cell>
          <table:table-cell table:formula="of:=['TCD by hand'.I2]-['TCD with V 0. 1.2'.L2]" office:value-type="float" office:value="36.8612393239746" calcext:value-type="float">
            <text:p>36.861239324</text:p>
          </table:table-cell>
          <table:table-cell table:formula="of:=['TCD by hand'.K2]-['TCD with V 0. 1.2'.M2]" office:value-type="float" office:value="103.498001015978" calcext:value-type="float">
            <text:p>103.498001016</text:p>
          </table:table-cell>
          <table:table-cell table:formula="of:=['TCD by hand'.L2]-['TCD with V 0. 1.2'.N2]" office:value-type="float" office:value="-0.00000401314122999708" calcext:value-type="float">
            <text:p>-4.01314122999708E-06</text:p>
          </table:table-cell>
        </table:table-row>
        <table:table-row table:style-name="ro2">
          <table:table-cell/>
          <table:table-cell table:formula="of:=['TCD by hand'.B3]=['TCD with V 0. 1.2'.C3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]-['TCD with V 0. 1.2'.F3]" office:value-type="float" office:value="0" calcext:value-type="float">
            <text:p>0</text:p>
          </table:table-cell>
          <table:table-cell table:formula="of:=['TCD by hand'.F3]-['TCD with V 0. 1.2'.G3]" office:value-type="float" office:value="0" calcext:value-type="float">
            <text:p>0</text:p>
          </table:table-cell>
          <table:table-cell table:number-columns-repeated="2"/>
          <table:table-cell table:formula="of:=['TCD by hand'.H3]-['TCD with V 0. 1.2'.J3]" office:value-type="float" office:value="0.0296815577629843" calcext:value-type="float">
            <text:p>0.0296815578</text:p>
          </table:table-cell>
          <table:table-cell table:formula="of:=['TCD by hand'.J3]-['TCD with V 0. 1.2'.K3]" office:value-type="float" office:value="0.0806961042119951" calcext:value-type="float">
            <text:p>0.0806961042</text:p>
          </table:table-cell>
          <table:table-cell table:formula="of:=['TCD by hand'.I3]-['TCD with V 0. 1.2'.L3]" office:value-type="float" office:value="37.9074811800092" calcext:value-type="float">
            <text:p>37.90748118</text:p>
          </table:table-cell>
          <table:table-cell table:formula="of:=['TCD by hand'.K3]-['TCD with V 0. 1.2'.M3]" office:value-type="float" office:value="103.060158636014" calcext:value-type="float">
            <text:p>103.060158636</text:p>
          </table:table-cell>
          <table:table-cell table:formula="of:=['TCD by hand'.L3]-['TCD with V 0. 1.2'.N3]" office:value-type="float" office:value="-0.00000388587023003595" calcext:value-type="float">
            <text:p>-3.88587023003595E-06</text:p>
          </table:table-cell>
        </table:table-row>
        <table:table-row table:style-name="ro2">
          <table:table-cell/>
          <table:table-cell table:formula="of:=['TCD by hand'.B4]=['TCD with V 0. 1.2'.C4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]-['TCD with V 0. 1.2'.F4]" office:value-type="float" office:value="0" calcext:value-type="float">
            <text:p>0</text:p>
          </table:table-cell>
          <table:table-cell table:formula="of:=['TCD by hand'.F4]-['TCD with V 0. 1.2'.G4]" office:value-type="float" office:value="0" calcext:value-type="float">
            <text:p>0</text:p>
          </table:table-cell>
          <table:table-cell table:number-columns-repeated="2"/>
          <table:table-cell table:formula="of:=['TCD by hand'.H4]-['TCD with V 0. 1.2'.J4]" office:value-type="float" office:value="0.0127220269676016" calcext:value-type="float">
            <text:p>0.012722027</text:p>
          </table:table-cell>
          <table:table-cell table:formula="of:=['TCD by hand'.J4]-['TCD with V 0. 1.2'.K4]" office:value-type="float" office:value="0.0352915164189938" calcext:value-type="float">
            <text:p>0.0352915164</text:p>
          </table:table-cell>
          <table:table-cell table:formula="of:=['TCD by hand'.I4]-['TCD with V 0. 1.2'.L4]" office:value-type="float" office:value="37.3079969729879" calcext:value-type="float">
            <text:p>37.307996973</text:p>
          </table:table-cell>
          <table:table-cell table:formula="of:=['TCD by hand'.K4]-['TCD with V 0. 1.2'.M4]" office:value-type="float" office:value="103.494183046976" calcext:value-type="float">
            <text:p>103.494183047</text:p>
          </table:table-cell>
          <table:table-cell table:formula="of:=['TCD by hand'.L4]-['TCD with V 0. 1.2'.N4]" office:value-type="float" office:value="-0.00000396493819998511" calcext:value-type="float">
            <text:p>-3.96493819998511E-06</text:p>
          </table:table-cell>
        </table:table-row>
        <table:table-row table:style-name="ro2">
          <table:table-cell/>
          <table:table-cell table:formula="of:=['TCD by hand'.B5]=['TCD with V 0. 1.2'.C5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5]-['TCD with V 0. 1.2'.F5]" office:value-type="float" office:value="0" calcext:value-type="float">
            <text:p>0</text:p>
          </table:table-cell>
          <table:table-cell table:formula="of:=['TCD by hand'.F5]-['TCD with V 0. 1.2'.G5]" office:value-type="float" office:value="0" calcext:value-type="float">
            <text:p>0</text:p>
          </table:table-cell>
          <table:table-cell table:number-columns-repeated="2"/>
          <table:table-cell table:formula="of:=['TCD by hand'.H5]-['TCD with V 0. 1.2'.J5]" office:value-type="float" office:value="0.0113007599136949" calcext:value-type="float">
            <text:p>0.0113007599</text:p>
          </table:table-cell>
          <table:table-cell table:formula="of:=['TCD by hand'.J5]-['TCD with V 0. 1.2'.K5]" office:value-type="float" office:value="0.0379593195679888" calcext:value-type="float">
            <text:p>0.0379593196</text:p>
          </table:table-cell>
          <table:table-cell table:formula="of:=['TCD by hand'.I5]-['TCD with V 0. 1.2'.L5]" office:value-type="string" office:string-value="" calcext:value-type="error">
            <text:p>#VALUE!</text:p>
          </table:table-cell>
          <table:table-cell table:formula="of:=['TCD by hand'.K5]-['TCD with V 0. 1.2'.M5]" office:value-type="string" office:string-value="" calcext:value-type="error">
            <text:p>#VALUE!</text:p>
          </table:table-cell>
          <table:table-cell table:formula="of:=['TCD by hand'.L5]-['TCD with V 0. 1.2'.N5]" office:value-type="float" office:value="-0.00000480101634980912" calcext:value-type="float">
            <text:p>-0.000004801</text:p>
          </table:table-cell>
        </table:table-row>
        <table:table-row table:style-name="ro2">
          <table:table-cell/>
          <table:table-cell table:formula="of:=['TCD by hand'.B6]=['TCD with V 0. 1.2'.C6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6]-['TCD with V 0. 1.2'.F6]" office:value-type="float" office:value="0" calcext:value-type="float">
            <text:p>0</text:p>
          </table:table-cell>
          <table:table-cell table:formula="of:=['TCD by hand'.F6]-['TCD with V 0. 1.2'.G6]" office:value-type="float" office:value="0" calcext:value-type="float">
            <text:p>0</text:p>
          </table:table-cell>
          <table:table-cell table:number-columns-repeated="2"/>
          <table:table-cell table:formula="of:=['TCD by hand'.H6]-['TCD with V 0. 1.2'.J6]" office:value-type="float" office:value="0.0178650587034923" calcext:value-type="float">
            <text:p>0.0178650587</text:p>
          </table:table-cell>
          <table:table-cell table:formula="of:=['TCD by hand'.J6]-['TCD with V 0. 1.2'.K6]" office:value-type="float" office:value="0.061074928654989" calcext:value-type="float">
            <text:p>0.0610749287</text:p>
          </table:table-cell>
          <table:table-cell table:formula="of:=['TCD by hand'.I6]-['TCD with V 0. 1.2'.L6]" office:value-type="string" office:string-value="" calcext:value-type="error">
            <text:p>#VALUE!</text:p>
          </table:table-cell>
          <table:table-cell table:formula="of:=['TCD by hand'.K6]-['TCD with V 0. 1.2'.M6]" office:value-type="string" office:string-value="" calcext:value-type="error">
            <text:p>#VALUE!</text:p>
          </table:table-cell>
          <table:table-cell table:formula="of:=['TCD by hand'.L6]-['TCD with V 0. 1.2'.N6]" office:value-type="float" office:value="-0.00000488630908979104" calcext:value-type="float">
            <text:p>-4.88630908979104E-06</text:p>
          </table:table-cell>
        </table:table-row>
        <table:table-row table:style-name="ro2">
          <table:table-cell/>
          <table:table-cell table:formula="of:=['TCD by hand'.B7]=['TCD with V 0. 1.2'.C7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7]-['TCD with V 0. 1.2'.F7]" office:value-type="float" office:value="0" calcext:value-type="float">
            <text:p>0</text:p>
          </table:table-cell>
          <table:table-cell table:formula="of:=['TCD by hand'.F7]-['TCD with V 0. 1.2'.G7]" office:value-type="float" office:value="0" calcext:value-type="float">
            <text:p>0</text:p>
          </table:table-cell>
          <table:table-cell table:number-columns-repeated="2"/>
          <table:table-cell table:formula="of:=['TCD by hand'.H7]-['TCD with V 0. 1.2'.J7]" office:value-type="float" office:value="0.00969108630819449" calcext:value-type="float">
            <text:p>0.0096910863</text:p>
          </table:table-cell>
          <table:table-cell table:formula="of:=['TCD by hand'.J7]-['TCD with V 0. 1.2'.K7]" office:value-type="float" office:value="0.032708912207994" calcext:value-type="float">
            <text:p>0.0327089122</text:p>
          </table:table-cell>
          <table:table-cell table:formula="of:=['TCD by hand'.I7]-['TCD with V 0. 1.2'.L7]" office:value-type="string" office:string-value="" calcext:value-type="error">
            <text:p>#VALUE!</text:p>
          </table:table-cell>
          <table:table-cell table:formula="of:=['TCD by hand'.K7]-['TCD with V 0. 1.2'.M7]" office:value-type="string" office:string-value="" calcext:value-type="error">
            <text:p>#VALUE!</text:p>
          </table:table-cell>
          <table:table-cell table:formula="of:=['TCD by hand'.L7]-['TCD with V 0. 1.2'.N7]" office:value-type="float" office:value="-0.00000482409725011124" calcext:value-type="float">
            <text:p>-4.82409725011124E-06</text:p>
          </table:table-cell>
        </table:table-row>
        <table:table-row table:style-name="ro2">
          <table:table-cell/>
          <table:table-cell table:formula="of:=['TCD by hand'.B8]=['TCD with V 0. 1.2'.C8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8]-['TCD with V 0. 1.2'.F8]" office:value-type="float" office:value="0" calcext:value-type="float">
            <text:p>0</text:p>
          </table:table-cell>
          <table:table-cell table:formula="of:=['TCD by hand'.F8]-['TCD with V 0. 1.2'.G8]" office:value-type="float" office:value="0" calcext:value-type="float">
            <text:p>0</text:p>
          </table:table-cell>
          <table:table-cell table:number-columns-repeated="2"/>
          <table:table-cell table:formula="of:=['TCD by hand'.H8]-['TCD with V 0. 1.2'.J8]" office:value-type="float" office:value="0.0102412542000963" calcext:value-type="float">
            <text:p>0.0102412542</text:p>
          </table:table-cell>
          <table:table-cell table:formula="of:=['TCD by hand'.J8]-['TCD with V 0. 1.2'.K8]" office:value-type="float" office:value="0.0345671126009961" calcext:value-type="float">
            <text:p>0.0345671126</text:p>
          </table:table-cell>
          <table:table-cell table:formula="of:=['TCD by hand'.I8]-['TCD with V 0. 1.2'.L8]" office:value-type="string" office:string-value="" calcext:value-type="error">
            <text:p>#VALUE!</text:p>
          </table:table-cell>
          <table:table-cell table:formula="of:=['TCD by hand'.K8]-['TCD with V 0. 1.2'.M8]" office:value-type="string" office:string-value="" calcext:value-type="error">
            <text:p>#VALUE!</text:p>
          </table:table-cell>
          <table:table-cell table:formula="of:=['TCD by hand'.L8]-['TCD with V 0. 1.2'.N8]" office:value-type="float" office:value="-0.00000482427852022127" calcext:value-type="float">
            <text:p>-4.82427852022127E-06</text:p>
          </table:table-cell>
        </table:table-row>
        <table:table-row table:style-name="ro2">
          <table:table-cell/>
          <table:table-cell table:formula="of:=['TCD by hand'.B9]=['TCD with V 0. 1.2'.C9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9]-['TCD with V 0. 1.2'.F9]" office:value-type="float" office:value="0" calcext:value-type="float">
            <text:p>0</text:p>
          </table:table-cell>
          <table:table-cell table:formula="of:=['TCD by hand'.F9]-['TCD with V 0. 1.2'.G9]" office:value-type="float" office:value="0" calcext:value-type="float">
            <text:p>0</text:p>
          </table:table-cell>
          <table:table-cell table:number-columns-repeated="2"/>
          <table:table-cell table:formula="of:=['TCD by hand'.H9]-['TCD with V 0. 1.2'.J9]" office:value-type="float" office:value="0.0124362164779015" calcext:value-type="float">
            <text:p>0.0124362165</text:p>
          </table:table-cell>
          <table:table-cell table:formula="of:=['TCD by hand'.J9]-['TCD with V 0. 1.2'.K9]" office:value-type="float" office:value="0.0433681446540106" calcext:value-type="float">
            <text:p>0.0433681447</text:p>
          </table:table-cell>
          <table:table-cell table:formula="of:=['TCD by hand'.I9]-['TCD with V 0. 1.2'.L9]" office:value-type="string" office:string-value="" calcext:value-type="error">
            <text:p>#VALUE!</text:p>
          </table:table-cell>
          <table:table-cell table:formula="of:=['TCD by hand'.K9]-['TCD with V 0. 1.2'.M9]" office:value-type="string" office:string-value="" calcext:value-type="error">
            <text:p>#VALUE!</text:p>
          </table:table-cell>
          <table:table-cell table:formula="of:=['TCD by hand'.L9]-['TCD with V 0. 1.2'.N9]" office:value-type="float" office:value="-0.00000498430930040428" calcext:value-type="float">
            <text:p>-4.98430930040428E-06</text:p>
          </table:table-cell>
        </table:table-row>
        <table:table-row table:style-name="ro2">
          <table:table-cell/>
          <table:table-cell table:formula="of:=['TCD by hand'.B10]=['TCD with V 0. 1.2'.C10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0]-['TCD with V 0. 1.2'.F10]" office:value-type="float" office:value="0" calcext:value-type="float">
            <text:p>0</text:p>
          </table:table-cell>
          <table:table-cell table:formula="of:=['TCD by hand'.F10]-['TCD with V 0. 1.2'.G10]" office:value-type="float" office:value="0" calcext:value-type="float">
            <text:p>0</text:p>
          </table:table-cell>
          <table:table-cell table:number-columns-repeated="2"/>
          <table:table-cell table:formula="of:=['TCD by hand'.H10]-['TCD with V 0. 1.2'.J10]" office:value-type="float" office:value="0.0139484861453028" calcext:value-type="float">
            <text:p>0.0139484861</text:p>
          </table:table-cell>
          <table:table-cell table:formula="of:=['TCD by hand'.J10]-['TCD with V 0. 1.2'.K10]" office:value-type="float" office:value="0.0468780246740153" calcext:value-type="float">
            <text:p>0.0468780247</text:p>
          </table:table-cell>
          <table:table-cell table:formula="of:=['TCD by hand'.I10]-['TCD with V 0. 1.2'.L10]" office:value-type="string" office:string-value="" calcext:value-type="error">
            <text:p>#VALUE!</text:p>
          </table:table-cell>
          <table:table-cell table:formula="of:=['TCD by hand'.K10]-['TCD with V 0. 1.2'.M10]" office:value-type="string" office:string-value="" calcext:value-type="error">
            <text:p>#VALUE!</text:p>
          </table:table-cell>
          <table:table-cell table:formula="of:=['TCD by hand'.L10]-['TCD with V 0. 1.2'.N10]" office:value-type="float" office:value="-0.00000480357572962831" calcext:value-type="float">
            <text:p>-4.80357572962831E-06</text:p>
          </table:table-cell>
        </table:table-row>
        <table:table-row table:style-name="ro2">
          <table:table-cell/>
          <table:table-cell table:formula="of:=['TCD by hand'.B11]=['TCD with V 0. 1.2'.C11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1]-['TCD with V 0. 1.2'.F11]" office:value-type="float" office:value="0" calcext:value-type="float">
            <text:p>0</text:p>
          </table:table-cell>
          <table:table-cell table:formula="of:=['TCD by hand'.F11]-['TCD with V 0. 1.2'.G11]" office:value-type="float" office:value="0" calcext:value-type="float">
            <text:p>0</text:p>
          </table:table-cell>
          <table:table-cell table:number-columns-repeated="2"/>
          <table:table-cell table:formula="of:=['TCD by hand'.H11]-['TCD with V 0. 1.2'.J11]" office:value-type="float" office:value="0.0100800100254048" calcext:value-type="float">
            <text:p>0.01008001</text:p>
          </table:table-cell>
          <table:table-cell table:formula="of:=['TCD by hand'.J11]-['TCD with V 0. 1.2'.K11]" office:value-type="float" office:value="0.0329221223980198" calcext:value-type="float">
            <text:p>0.0329221224</text:p>
          </table:table-cell>
          <table:table-cell table:formula="of:=['TCD by hand'.I11]-['TCD with V 0. 1.2'.L11]" office:value-type="string" office:string-value="" calcext:value-type="error">
            <text:p>#VALUE!</text:p>
          </table:table-cell>
          <table:table-cell table:formula="of:=['TCD by hand'.K11]-['TCD with V 0. 1.2'.M11]" office:value-type="string" office:string-value="" calcext:value-type="error">
            <text:p>#VALUE!</text:p>
          </table:table-cell>
          <table:table-cell table:formula="of:=['TCD by hand'.L11]-['TCD with V 0. 1.2'.N11]" office:value-type="float" office:value="-0.00000466819808009333" calcext:value-type="float">
            <text:p>-4.66819808009333E-06</text:p>
          </table:table-cell>
        </table:table-row>
        <table:table-row table:style-name="ro2">
          <table:table-cell/>
          <table:table-cell table:formula="of:=['TCD by hand'.B12]=['TCD with V 0. 1.2'.C12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2]-['TCD with V 0. 1.2'.F12]" office:value-type="float" office:value="0" calcext:value-type="float">
            <text:p>0</text:p>
          </table:table-cell>
          <table:table-cell table:formula="of:=['TCD by hand'.F12]-['TCD with V 0. 1.2'.G12]" office:value-type="float" office:value="0" calcext:value-type="float">
            <text:p>0</text:p>
          </table:table-cell>
          <table:table-cell table:number-columns-repeated="2"/>
          <table:table-cell table:formula="of:=['TCD by hand'.H12]-['TCD with V 0. 1.2'.J12]" office:value-type="float" office:value="0.00233509938239962" calcext:value-type="float">
            <text:p>0.0023350994</text:p>
          </table:table-cell>
          <table:table-cell table:formula="of:=['TCD by hand'.J12]-['TCD with V 0. 1.2'.K12]" office:value-type="float" office:value="0.00956709274050382" calcext:value-type="float">
            <text:p>0.0095670927</text:p>
          </table:table-cell>
          <table:table-cell table:formula="of:=['TCD by hand'.I12]-['TCD with V 0. 1.2'.L12]" office:value-type="string" office:string-value="" calcext:value-type="error">
            <text:p>#VALUE!</text:p>
          </table:table-cell>
          <table:table-cell table:formula="of:=['TCD by hand'.K12]-['TCD with V 0. 1.2'.M12]" office:value-type="string" office:string-value="" calcext:value-type="error">
            <text:p>#VALUE!</text:p>
          </table:table-cell>
          <table:table-cell table:formula="of:=['TCD by hand'.L12]-['TCD with V 0. 1.2'.N12]" office:value-type="float" office:value="-0.00000585594554003421" calcext:value-type="float">
            <text:p>-5.85594554003421E-06</text:p>
          </table:table-cell>
        </table:table-row>
        <table:table-row table:style-name="ro2">
          <table:table-cell/>
          <table:table-cell table:formula="of:=['TCD by hand'.B13]=['TCD with V 0. 1.2'.C13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3]-['TCD with V 0. 1.2'.F13]" office:value-type="float" office:value="0" calcext:value-type="float">
            <text:p>0</text:p>
          </table:table-cell>
          <table:table-cell table:formula="of:=['TCD by hand'.F13]-['TCD with V 0. 1.2'.G13]" office:value-type="float" office:value="0" calcext:value-type="float">
            <text:p>0</text:p>
          </table:table-cell>
          <table:table-cell table:number-columns-repeated="2"/>
          <table:table-cell table:formula="of:=['TCD by hand'.H13]-['TCD with V 0. 1.2'.J13]" office:value-type="float" office:value="0.00993450964909925" calcext:value-type="float">
            <text:p>0.0099345096</text:p>
          </table:table-cell>
          <table:table-cell table:formula="of:=['TCD by hand'.J13]-['TCD with V 0. 1.2'.K13]" office:value-type="float" office:value="0.0334699254210022" calcext:value-type="float">
            <text:p>0.0334699254</text:p>
          </table:table-cell>
          <table:table-cell table:formula="of:=['TCD by hand'.I13]-['TCD with V 0. 1.2'.L13]" office:value-type="string" office:string-value="" calcext:value-type="error">
            <text:p>#VALUE!</text:p>
          </table:table-cell>
          <table:table-cell table:formula="of:=['TCD by hand'.K13]-['TCD with V 0. 1.2'.M13]" office:value-type="string" office:string-value="" calcext:value-type="error">
            <text:p>#VALUE!</text:p>
          </table:table-cell>
          <table:table-cell table:formula="of:=['TCD by hand'.L13]-['TCD with V 0. 1.2'.N13]" office:value-type="float" office:value="-0.00000481538174978979" calcext:value-type="float">
            <text:p>-4.81538174978979E-06</text:p>
          </table:table-cell>
        </table:table-row>
        <table:table-row table:style-name="ro2">
          <table:table-cell/>
          <table:table-cell table:formula="of:=['TCD by hand'.B14]=['TCD with V 0. 1.2'.C14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4]-['TCD with V 0. 1.2'.F14]" office:value-type="float" office:value="0" calcext:value-type="float">
            <text:p>0</text:p>
          </table:table-cell>
          <table:table-cell table:formula="of:=['TCD by hand'.F14]-['TCD with V 0. 1.2'.G14]" office:value-type="float" office:value="0" calcext:value-type="float">
            <text:p>0</text:p>
          </table:table-cell>
          <table:table-cell table:number-columns-repeated="2"/>
          <table:table-cell table:formula="of:=['TCD by hand'.H14]-['TCD with V 0. 1.2'.J14]" office:value-type="float" office:value="0.0127443450991009" calcext:value-type="float">
            <text:p>0.0127443451</text:p>
          </table:table-cell>
          <table:table-cell table:formula="of:=['TCD by hand'.J14]-['TCD with V 0. 1.2'.K14]" office:value-type="float" office:value="0.035346552134996" calcext:value-type="float">
            <text:p>0.0353465521</text:p>
          </table:table-cell>
          <table:table-cell table:formula="of:=['TCD by hand'.I14]-['TCD with V 0. 1.2'.L14]" office:value-type="float" office:value="37.5939383450022" calcext:value-type="float">
            <text:p>37.593938345</text:p>
          </table:table-cell>
          <table:table-cell table:formula="of:=['TCD by hand'.K14]-['TCD with V 0. 1.2'.M14]" office:value-type="float" office:value="104.267115444003" calcext:value-type="float">
            <text:p>104.267115444</text:p>
          </table:table-cell>
          <table:table-cell table:formula="of:=['TCD by hand'.L14]-['TCD with V 0. 1.2'.N14]" office:value-type="float" office:value="-0.0000039641670599444" calcext:value-type="float">
            <text:p>-3.9641670599444E-06</text:p>
          </table:table-cell>
        </table:table-row>
        <table:table-row table:style-name="ro2">
          <table:table-cell/>
          <table:table-cell table:formula="of:=['TCD by hand'.B15]=['TCD with V 0. 1.2'.C15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5]-['TCD with V 0. 1.2'.F15]" office:value-type="float" office:value="0" calcext:value-type="float">
            <text:p>0</text:p>
          </table:table-cell>
          <table:table-cell table:formula="of:=['TCD by hand'.F15]-['TCD with V 0. 1.2'.G15]" office:value-type="float" office:value="0" calcext:value-type="float">
            <text:p>0</text:p>
          </table:table-cell>
          <table:table-cell table:number-columns-repeated="2"/>
          <table:table-cell table:formula="of:=['TCD by hand'.H15]-['TCD with V 0. 1.2'.J15]" office:value-type="float" office:value="0.00248700108319966" calcext:value-type="float">
            <text:p>0.0024870011</text:p>
          </table:table-cell>
          <table:table-cell table:formula="of:=['TCD by hand'.J15]-['TCD with V 0. 1.2'.K15]" office:value-type="float" office:value="0.00781750427029948" calcext:value-type="float">
            <text:p>0.0078175043</text:p>
          </table:table-cell>
          <table:table-cell table:formula="of:=['TCD by hand'.I15]-['TCD with V 0. 1.2'.L15]" office:value-type="float" office:value="33.1600144440017" calcext:value-type="float">
            <text:p>33.160014444</text:p>
          </table:table-cell>
          <table:table-cell table:formula="of:=['TCD by hand'.K15]-['TCD with V 0. 1.2'.M15]" office:value-type="float" office:value="104.233390270965" calcext:value-type="float">
            <text:p>104.233390271</text:p>
          </table:table-cell>
          <table:table-cell table:formula="of:=['TCD by hand'.L15]-['TCD with V 0. 1.2'.N15]" office:value-type="float" office:value="-0.00000449277393999026" calcext:value-type="float">
            <text:p>-4.49277393999026E-06</text:p>
          </table:table-cell>
        </table:table-row>
        <table:table-row table:style-name="ro2">
          <table:table-cell/>
          <table:table-cell table:formula="of:=['TCD by hand'.B16]=['TCD with V 0. 1.2'.C16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6]-['TCD with V 0. 1.2'.F16]" office:value-type="float" office:value="0" calcext:value-type="float">
            <text:p>0</text:p>
          </table:table-cell>
          <table:table-cell table:formula="of:=['TCD by hand'.F16]-['TCD with V 0. 1.2'.G16]" office:value-type="float" office:value="0" calcext:value-type="float">
            <text:p>0</text:p>
          </table:table-cell>
          <table:table-cell table:number-columns-repeated="2"/>
          <table:table-cell table:formula="of:=['TCD by hand'.H16]-['TCD with V 0. 1.2'.J16]" office:value-type="float" office:value="0.0128568008002006" calcext:value-type="float">
            <text:p>0.0128568008</text:p>
          </table:table-cell>
          <table:table-cell table:formula="of:=['TCD by hand'.J16]-['TCD with V 0. 1.2'.K16]" office:value-type="float" office:value="0.0427001144369967" calcext:value-type="float">
            <text:p>0.0427001144</text:p>
          </table:table-cell>
          <table:table-cell table:formula="of:=['TCD by hand'.I16]-['TCD with V 0. 1.2'.L16]" office:value-type="string" office:string-value="" calcext:value-type="error">
            <text:p>#VALUE!</text:p>
          </table:table-cell>
          <table:table-cell table:formula="of:=['TCD by hand'.K16]-['TCD with V 0. 1.2'.M16]" office:value-type="string" office:string-value="" calcext:value-type="error">
            <text:p>#VALUE!</text:p>
          </table:table-cell>
          <table:table-cell table:formula="of:=['TCD by hand'.L16]-['TCD with V 0. 1.2'.N16]" office:value-type="float" office:value="-0.00000474699242003496" calcext:value-type="float">
            <text:p>-0.000004747</text:p>
          </table:table-cell>
        </table:table-row>
        <table:table-row table:style-name="ro2">
          <table:table-cell/>
          <table:table-cell table:formula="of:=['TCD by hand'.B17]=['TCD with V 0. 1.2'.C17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7]-['TCD with V 0. 1.2'.F17]" office:value-type="float" office:value="0" calcext:value-type="float">
            <text:p>0</text:p>
          </table:table-cell>
          <table:table-cell table:formula="of:=['TCD by hand'.F17]-['TCD with V 0. 1.2'.G17]" office:value-type="float" office:value="0" calcext:value-type="float">
            <text:p>0</text:p>
          </table:table-cell>
          <table:table-cell table:number-columns-repeated="2"/>
          <table:table-cell table:formula="of:=['TCD by hand'.H17]-['TCD with V 0. 1.2'.J17]" office:value-type="float" office:value="0.00951219523900448" calcext:value-type="float">
            <text:p>0.0095121952</text:p>
          </table:table-cell>
          <table:table-cell table:formula="of:=['TCD by hand'.J17]-['TCD with V 0. 1.2'.K17]" office:value-type="float" office:value="0.0321576428480057" calcext:value-type="float">
            <text:p>0.0321576428</text:p>
          </table:table-cell>
          <table:table-cell table:formula="of:=['TCD by hand'.I17]-['TCD with V 0. 1.2'.L17]" office:value-type="string" office:string-value="" calcext:value-type="error">
            <text:p>#VALUE!</text:p>
          </table:table-cell>
          <table:table-cell table:formula="of:=['TCD by hand'.K17]-['TCD with V 0. 1.2'.M17]" office:value-type="string" office:string-value="" calcext:value-type="error">
            <text:p>#VALUE!</text:p>
          </table:table-cell>
          <table:table-cell table:formula="of:=['TCD by hand'.L17]-['TCD with V 0. 1.2'.N17]" office:value-type="float" office:value="-0.00000483198821976671" calcext:value-type="float">
            <text:p>-0.000004832</text:p>
          </table:table-cell>
        </table:table-row>
        <table:table-row table:style-name="ro2">
          <table:table-cell/>
          <table:table-cell table:formula="of:=['TCD by hand'.B18]=['TCD with V 0. 1.2'.C18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8]-['TCD with V 0. 1.2'.F18]" office:value-type="float" office:value="0" calcext:value-type="float">
            <text:p>0</text:p>
          </table:table-cell>
          <table:table-cell table:formula="of:=['TCD by hand'.F18]-['TCD with V 0. 1.2'.G18]" office:value-type="float" office:value="0" calcext:value-type="float">
            <text:p>0</text:p>
          </table:table-cell>
          <table:table-cell table:number-columns-repeated="2"/>
          <table:table-cell table:formula="of:=['TCD by hand'.H18]-['TCD with V 0. 1.2'.J18]" office:value-type="float" office:value="0.015740164977899" calcext:value-type="float">
            <text:p>0.015740165</text:p>
          </table:table-cell>
          <table:table-cell table:formula="of:=['TCD by hand'.J18]-['TCD with V 0. 1.2'.K18]" office:value-type="float" office:value="0.0522031711450097" calcext:value-type="float">
            <text:p>0.0522031711</text:p>
          </table:table-cell>
          <table:table-cell table:formula="of:=['TCD by hand'.I18]-['TCD with V 0. 1.2'.L18]" office:value-type="string" office:string-value="" calcext:value-type="error">
            <text:p>#VALUE!</text:p>
          </table:table-cell>
          <table:table-cell table:formula="of:=['TCD by hand'.K18]-['TCD with V 0. 1.2'.M18]" office:value-type="string" office:string-value="" calcext:value-type="error">
            <text:p>#VALUE!</text:p>
          </table:table-cell>
          <table:table-cell table:formula="of:=['TCD by hand'.L18]-['TCD with V 0. 1.2'.N18]" office:value-type="float" office:value="-0.00000474034575015381" calcext:value-type="float">
            <text:p>-4.74034575015381E-06</text:p>
          </table:table-cell>
        </table:table-row>
        <table:table-row table:style-name="ro2">
          <table:table-cell/>
          <table:table-cell table:formula="of:=['TCD by hand'.B19]=['TCD with V 0. 1.2'.C19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19]-['TCD with V 0. 1.2'.F19]" office:value-type="float" office:value="0" calcext:value-type="float">
            <text:p>0</text:p>
          </table:table-cell>
          <table:table-cell table:formula="of:=['TCD by hand'.F19]-['TCD with V 0. 1.2'.G19]" office:value-type="float" office:value="0" calcext:value-type="float">
            <text:p>0</text:p>
          </table:table-cell>
          <table:table-cell table:number-columns-repeated="2"/>
          <table:table-cell table:formula="of:=['TCD by hand'.H19]-['TCD with V 0. 1.2'.J19]" office:value-type="float" office:value="0.0125952115384038" calcext:value-type="float">
            <text:p>0.0125952115</text:p>
          </table:table-cell>
          <table:table-cell table:formula="of:=['TCD by hand'.J19]-['TCD with V 0. 1.2'.K19]" office:value-type="float" office:value="0.0426555993600175" calcext:value-type="float">
            <text:p>0.0426555994</text:p>
          </table:table-cell>
          <table:table-cell table:formula="of:=['TCD by hand'.I19]-['TCD with V 0. 1.2'.L19]" office:value-type="string" office:string-value="" calcext:value-type="error">
            <text:p>#VALUE!</text:p>
          </table:table-cell>
          <table:table-cell table:formula="of:=['TCD by hand'.K19]-['TCD with V 0. 1.2'.M19]" office:value-type="string" office:string-value="" calcext:value-type="error">
            <text:p>#VALUE!</text:p>
          </table:table-cell>
          <table:table-cell table:formula="of:=['TCD by hand'.L19]-['TCD with V 0. 1.2'.N19]" office:value-type="float" office:value="-0.00000484053090010761" calcext:value-type="float">
            <text:p>-4.84053090010761E-06</text:p>
          </table:table-cell>
        </table:table-row>
        <table:table-row table:style-name="ro2">
          <table:table-cell/>
          <table:table-cell table:formula="of:=['TCD by hand'.B20]=['TCD with V 0. 1.2'.C20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0]-['TCD with V 0. 1.2'.F20]" office:value-type="float" office:value="0" calcext:value-type="float">
            <text:p>0</text:p>
          </table:table-cell>
          <table:table-cell table:formula="of:=['TCD by hand'.F20]-['TCD with V 0. 1.2'.G20]" office:value-type="float" office:value="0" calcext:value-type="float">
            <text:p>0</text:p>
          </table:table-cell>
          <table:table-cell table:number-columns-repeated="2"/>
          <table:table-cell table:formula="of:=['TCD by hand'.H20]-['TCD with V 0. 1.2'.J20]" office:value-type="float" office:value="0.0179458537995032" calcext:value-type="float">
            <text:p>0.0179458538</text:p>
          </table:table-cell>
          <table:table-cell table:formula="of:=['TCD by hand'.J20]-['TCD with V 0. 1.2'.K20]" office:value-type="float" office:value="0.0591643683159759" calcext:value-type="float">
            <text:p>0.0591643683</text:p>
          </table:table-cell>
          <table:table-cell table:formula="of:=['TCD by hand'.I20]-['TCD with V 0. 1.2'.L20]" office:value-type="string" office:string-value="" calcext:value-type="error">
            <text:p>#VALUE!</text:p>
          </table:table-cell>
          <table:table-cell table:formula="of:=['TCD by hand'.K20]-['TCD with V 0. 1.2'.M20]" office:value-type="string" office:string-value="" calcext:value-type="error">
            <text:p>#VALUE!</text:p>
          </table:table-cell>
          <table:table-cell table:formula="of:=['TCD by hand'.L20]-['TCD with V 0. 1.2'.N20]" office:value-type="float" office:value="-0.0000047121436499431" calcext:value-type="float">
            <text:p>-4.7121436499431E-06</text:p>
          </table:table-cell>
        </table:table-row>
        <table:table-row table:style-name="ro2">
          <table:table-cell/>
          <table:table-cell table:formula="of:=['TCD by hand'.B21]=['TCD with V 0. 1.2'.C21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1]-['TCD with V 0. 1.2'.F21]" office:value-type="float" office:value="0" calcext:value-type="float">
            <text:p>0</text:p>
          </table:table-cell>
          <table:table-cell table:formula="of:=['TCD by hand'.F21]-['TCD with V 0. 1.2'.G21]" office:value-type="float" office:value="0" calcext:value-type="float">
            <text:p>0</text:p>
          </table:table-cell>
          <table:table-cell table:number-columns-repeated="2"/>
          <table:table-cell table:formula="of:=['TCD by hand'.H21]-['TCD with V 0. 1.2'.J21]" office:value-type="float" office:value="0.00800442379970434" calcext:value-type="float">
            <text:p>0.0080044238</text:p>
          </table:table-cell>
          <table:table-cell table:formula="of:=['TCD by hand'.J21]-['TCD with V 0. 1.2'.K21]" office:value-type="float" office:value="0.02587870612399" calcext:value-type="float">
            <text:p>0.0258787061</text:p>
          </table:table-cell>
          <table:table-cell table:formula="of:=['TCD by hand'.I21]-['TCD with V 0. 1.2'.L21]" office:value-type="string" office:string-value="" calcext:value-type="error">
            <text:p>#VALUE!</text:p>
          </table:table-cell>
          <table:table-cell table:formula="of:=['TCD by hand'.K21]-['TCD with V 0. 1.2'.M21]" office:value-type="string" office:string-value="" calcext:value-type="error">
            <text:p>#VALUE!</text:p>
          </table:table-cell>
          <table:table-cell table:formula="of:=['TCD by hand'.L21]-['TCD with V 0. 1.2'.N21]" office:value-type="float" office:value="-0.00000462098860998239" calcext:value-type="float">
            <text:p>-0.000004621</text:p>
          </table:table-cell>
        </table:table-row>
        <table:table-row table:style-name="ro2">
          <table:table-cell/>
          <table:table-cell table:formula="of:=['TCD by hand'.B22]=['TCD with V 0. 1.2'.C22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2]-['TCD with V 0. 1.2'.F22]" office:value-type="float" office:value="0" calcext:value-type="float">
            <text:p>0</text:p>
          </table:table-cell>
          <table:table-cell table:formula="of:=['TCD by hand'.F22]-['TCD with V 0. 1.2'.G22]" office:value-type="float" office:value="0" calcext:value-type="float">
            <text:p>0</text:p>
          </table:table-cell>
          <table:table-cell table:number-columns-repeated="2"/>
          <table:table-cell table:formula="of:=['TCD by hand'.H22]-['TCD with V 0. 1.2'.J22]" office:value-type="float" office:value="0.0114585439128021" calcext:value-type="float">
            <text:p>0.0114585439</text:p>
          </table:table-cell>
          <table:table-cell table:formula="of:=['TCD by hand'.J22]-['TCD with V 0. 1.2'.K22]" office:value-type="float" office:value="0.038175570405997" calcext:value-type="float">
            <text:p>0.0381755704</text:p>
          </table:table-cell>
          <table:table-cell table:formula="of:=['TCD by hand'.I22]-['TCD with V 0. 1.2'.L22]" office:value-type="string" office:string-value="" calcext:value-type="error">
            <text:p>#VALUE!</text:p>
          </table:table-cell>
          <table:table-cell table:formula="of:=['TCD by hand'.K22]-['TCD with V 0. 1.2'.M22]" office:value-type="string" office:string-value="" calcext:value-type="error">
            <text:p>#VALUE!</text:p>
          </table:table-cell>
          <table:table-cell table:formula="of:=['TCD by hand'.L22]-['TCD with V 0. 1.2'.N22]" office:value-type="float" office:value="-0.00000476188075015926" calcext:value-type="float">
            <text:p>-4.76188075015926E-06</text:p>
          </table:table-cell>
        </table:table-row>
        <table:table-row table:style-name="ro2">
          <table:table-cell/>
          <table:table-cell table:formula="of:=['TCD by hand'.B23]=['TCD with V 0. 1.2'.C23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3]-['TCD with V 0. 1.2'.F23]" office:value-type="float" office:value="0" calcext:value-type="float">
            <text:p>0</text:p>
          </table:table-cell>
          <table:table-cell table:formula="of:=['TCD by hand'.F23]-['TCD with V 0. 1.2'.G23]" office:value-type="float" office:value="0" calcext:value-type="float">
            <text:p>0</text:p>
          </table:table-cell>
          <table:table-cell table:number-columns-repeated="2"/>
          <table:table-cell table:formula="of:=['TCD by hand'.H23]-['TCD with V 0. 1.2'.J23]" office:value-type="float" office:value="0.0118296477266995" calcext:value-type="float">
            <text:p>0.0118296477</text:p>
          </table:table-cell>
          <table:table-cell table:formula="of:=['TCD by hand'.J23]-['TCD with V 0. 1.2'.K23]" office:value-type="float" office:value="0.0386957643500239" calcext:value-type="float">
            <text:p>0.0386957644</text:p>
          </table:table-cell>
          <table:table-cell table:formula="of:=['TCD by hand'.I23]-['TCD with V 0. 1.2'.L23]" office:value-type="string" office:string-value="" calcext:value-type="error">
            <text:p>#VALUE!</text:p>
          </table:table-cell>
          <table:table-cell table:formula="of:=['TCD by hand'.K23]-['TCD with V 0. 1.2'.M23]" office:value-type="string" office:string-value="" calcext:value-type="error">
            <text:p>#VALUE!</text:p>
          </table:table-cell>
          <table:table-cell table:formula="of:=['TCD by hand'.L23]-['TCD with V 0. 1.2'.N23]" office:value-type="float" office:value="-0.00000467534895998156" calcext:value-type="float">
            <text:p>-4.67534895998156E-06</text:p>
          </table:table-cell>
        </table:table-row>
        <table:table-row table:style-name="ro2">
          <table:table-cell/>
          <table:table-cell table:formula="of:=['TCD by hand'.B24]=['TCD with V 0. 1.2'.C24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4]-['TCD with V 0. 1.2'.F24]" office:value-type="float" office:value="0" calcext:value-type="float">
            <text:p>0</text:p>
          </table:table-cell>
          <table:table-cell table:formula="of:=['TCD by hand'.F24]-['TCD with V 0. 1.2'.G24]" office:value-type="float" office:value="0" calcext:value-type="float">
            <text:p>0</text:p>
          </table:table-cell>
          <table:table-cell table:number-columns-repeated="2"/>
          <table:table-cell table:formula="of:=['TCD by hand'.H24]-['TCD with V 0. 1.2'.J24]" office:value-type="float" office:value="0.0128339636424997" calcext:value-type="float">
            <text:p>0.0128339636</text:p>
          </table:table-cell>
          <table:table-cell table:formula="of:=['TCD by hand'.J24]-['TCD with V 0. 1.2'.K24]" office:value-type="float" office:value="0.0429185545409894" calcext:value-type="float">
            <text:p>0.0429185545</text:p>
          </table:table-cell>
          <table:table-cell table:formula="of:=['TCD by hand'.I24]-['TCD with V 0. 1.2'.L24]" office:value-type="string" office:string-value="" calcext:value-type="error">
            <text:p>#VALUE!</text:p>
          </table:table-cell>
          <table:table-cell table:formula="of:=['TCD by hand'.K24]-['TCD with V 0. 1.2'.M24]" office:value-type="string" office:string-value="" calcext:value-type="error">
            <text:p>#VALUE!</text:p>
          </table:table-cell>
          <table:table-cell table:formula="of:=['TCD by hand'.L24]-['TCD with V 0. 1.2'.N24]" office:value-type="float" office:value="-0.00000477976667001556" calcext:value-type="float">
            <text:p>-4.77976667001556E-06</text:p>
          </table:table-cell>
        </table:table-row>
        <table:table-row table:style-name="ro2">
          <table:table-cell/>
          <table:table-cell table:formula="of:=['TCD by hand'.B25]=['TCD with V 0. 1.2'.C25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5]-['TCD with V 0. 1.2'.F25]" office:value-type="float" office:value="0" calcext:value-type="float">
            <text:p>0</text:p>
          </table:table-cell>
          <table:table-cell table:formula="of:=['TCD by hand'.F25]-['TCD with V 0. 1.2'.G25]" office:value-type="float" office:value="0" calcext:value-type="float">
            <text:p>0</text:p>
          </table:table-cell>
          <table:table-cell table:number-columns-repeated="2"/>
          <table:table-cell table:formula="of:=['TCD by hand'.H25]-['TCD with V 0. 1.2'.J25]" office:value-type="float" office:value="0.0107165092939994" calcext:value-type="float">
            <text:p>0.0107165093</text:p>
          </table:table-cell>
          <table:table-cell table:formula="of:=['TCD by hand'.J25]-['TCD with V 0. 1.2'.K25]" office:value-type="float" office:value="0.0358716111149988" calcext:value-type="float">
            <text:p>0.0358716111</text:p>
          </table:table-cell>
          <table:table-cell table:formula="of:=['TCD by hand'.I25]-['TCD with V 0. 1.2'.L25]" office:value-type="string" office:string-value="" calcext:value-type="error">
            <text:p>#VALUE!</text:p>
          </table:table-cell>
          <table:table-cell table:formula="of:=['TCD by hand'.K25]-['TCD with V 0. 1.2'.M25]" office:value-type="string" office:string-value="" calcext:value-type="error">
            <text:p>#VALUE!</text:p>
          </table:table-cell>
          <table:table-cell table:formula="of:=['TCD by hand'.L25]-['TCD with V 0. 1.2'.N25]" office:value-type="float" office:value="-0.00000478431705008831" calcext:value-type="float">
            <text:p>-4.78431705008831E-06</text:p>
          </table:table-cell>
        </table:table-row>
        <table:table-row table:style-name="ro2">
          <table:table-cell/>
          <table:table-cell table:formula="of:=['TCD by hand'.B26]=['TCD with V 0. 1.2'.C26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6]-['TCD with V 0. 1.2'.F26]" office:value-type="float" office:value="0" calcext:value-type="float">
            <text:p>0</text:p>
          </table:table-cell>
          <table:table-cell table:formula="of:=['TCD by hand'.F26]-['TCD with V 0. 1.2'.G26]" office:value-type="float" office:value="0" calcext:value-type="float">
            <text:p>0</text:p>
          </table:table-cell>
          <table:table-cell table:number-columns-repeated="2"/>
          <table:table-cell table:formula="of:=['TCD by hand'.H26]-['TCD with V 0. 1.2'.J26]" office:value-type="float" office:value="0.010451459856796" calcext:value-type="float">
            <text:p>0.0104514599</text:p>
          </table:table-cell>
          <table:table-cell table:formula="of:=['TCD by hand'.J26]-['TCD with V 0. 1.2'.K26]" office:value-type="float" office:value="0.0291494696370052" calcext:value-type="float">
            <text:p>0.0291494696</text:p>
          </table:table-cell>
          <table:table-cell table:formula="of:=['TCD by hand'.I26]-['TCD with V 0. 1.2'.L26]" office:value-type="float" office:value="37.1938073190104" calcext:value-type="float">
            <text:p>37.193807319</text:p>
          </table:table-cell>
          <table:table-cell table:formula="of:=['TCD by hand'.K26]-['TCD with V 0. 1.2'.M26]" office:value-type="float" office:value="103.734767391987" calcext:value-type="float">
            <text:p>103.734767392</text:p>
          </table:table-cell>
          <table:table-cell table:formula="of:=['TCD by hand'.L26]-['TCD with V 0. 1.2'.N26]" office:value-type="float" office:value="-0.00000398635630993738" calcext:value-type="float">
            <text:p>-3.98635630993738E-06</text:p>
          </table:table-cell>
        </table:table-row>
        <table:table-row table:style-name="ro2">
          <table:table-cell/>
          <table:table-cell table:formula="of:=['TCD by hand'.B27]=['TCD with V 0. 1.2'.C27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7]-['TCD with V 0. 1.2'.F27]" office:value-type="float" office:value="0" calcext:value-type="float">
            <text:p>0</text:p>
          </table:table-cell>
          <table:table-cell table:formula="of:=['TCD by hand'.F27]-['TCD with V 0. 1.2'.G27]" office:value-type="float" office:value="0" calcext:value-type="float">
            <text:p>0</text:p>
          </table:table-cell>
          <table:table-cell table:number-columns-repeated="2"/>
          <table:table-cell table:formula="of:=['TCD by hand'.H27]-['TCD with V 0. 1.2'.J27]" office:value-type="float" office:value="0.0196138313608003" calcext:value-type="float">
            <text:p>0.0196138314</text:p>
          </table:table-cell>
          <table:table-cell table:formula="of:=['TCD by hand'.J27]-['TCD with V 0. 1.2'.K27]" office:value-type="float" office:value="0.0539313534579833" calcext:value-type="float">
            <text:p>0.0539313535</text:p>
          </table:table-cell>
          <table:table-cell table:formula="of:=['TCD by hand'.I27]-['TCD with V 0. 1.2'.L27]" office:value-type="float" office:value="37.6465093299921" calcext:value-type="float">
            <text:p>37.64650933</text:p>
          </table:table-cell>
          <table:table-cell table:formula="of:=['TCD by hand'.K27]-['TCD with V 0. 1.2'.M27]" office:value-type="float" office:value="103.51507381699" calcext:value-type="float">
            <text:p>103.515073817</text:p>
          </table:table-cell>
          <table:table-cell table:formula="of:=['TCD by hand'.L27]-['TCD with V 0. 1.2'.N27]" office:value-type="float" office:value="-0.00000393007913990218" calcext:value-type="float">
            <text:p>-3.93007913990218E-06</text:p>
          </table:table-cell>
        </table:table-row>
        <table:table-row table:style-name="ro2">
          <table:table-cell/>
          <table:table-cell table:formula="of:=['TCD by hand'.B28]=['TCD with V 0. 1.2'.C28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8]-['TCD with V 0. 1.2'.F28]" office:value-type="float" office:value="0" calcext:value-type="float">
            <text:p>0</text:p>
          </table:table-cell>
          <table:table-cell table:formula="of:=['TCD by hand'.F28]-['TCD with V 0. 1.2'.G28]" office:value-type="float" office:value="0" calcext:value-type="float">
            <text:p>0</text:p>
          </table:table-cell>
          <table:table-cell table:number-columns-repeated="2"/>
          <table:table-cell table:formula="of:=['TCD by hand'.H28]-['TCD with V 0. 1.2'.J28]" office:value-type="float" office:value="0.0099047521404998" calcext:value-type="float">
            <text:p>0.0099047521</text:p>
          </table:table-cell>
          <table:table-cell table:formula="of:=['TCD by hand'.J28]-['TCD with V 0. 1.2'.K28]" office:value-type="float" office:value="0.0277005403739992" calcext:value-type="float">
            <text:p>0.0277005404</text:p>
          </table:table-cell>
          <table:table-cell table:formula="of:=['TCD by hand'.I28]-['TCD with V 0. 1.2'.L28]" office:value-type="float" office:value="31.245274891" calcext:value-type="float">
            <text:p>31.245274891</text:p>
          </table:table-cell>
          <table:table-cell table:formula="of:=['TCD by hand'.K28]-['TCD with V 0. 1.2'.M28]" office:value-type="float" office:value="87.3834081219975" calcext:value-type="float">
            <text:p>87.383408122</text:p>
          </table:table-cell>
          <table:table-cell table:formula="of:=['TCD by hand'.L28]-['TCD with V 0. 1.2'.N28]" office:value-type="float" office:value="-0.00000399730275990606" calcext:value-type="float">
            <text:p>-3.99730275990606E-06</text:p>
          </table:table-cell>
        </table:table-row>
        <table:table-row table:style-name="ro2">
          <table:table-cell/>
          <table:table-cell table:formula="of:=['TCD by hand'.B29]=['TCD with V 0. 1.2'.C29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29]-['TCD with V 0. 1.2'.F29]" office:value-type="float" office:value="0" calcext:value-type="float">
            <text:p>0</text:p>
          </table:table-cell>
          <table:table-cell table:formula="of:=['TCD by hand'.F29]-['TCD with V 0. 1.2'.G29]" office:value-type="float" office:value="0" calcext:value-type="float">
            <text:p>0</text:p>
          </table:table-cell>
          <table:table-cell table:number-columns-repeated="2"/>
          <table:table-cell table:formula="of:=['TCD by hand'.H29]-['TCD with V 0. 1.2'.J29]" office:value-type="float" office:value="0.00921825333700355" calcext:value-type="float">
            <text:p>0.0092182533</text:p>
          </table:table-cell>
          <table:table-cell table:formula="of:=['TCD by hand'.J29]-['TCD with V 0. 1.2'.K29]" office:value-type="float" office:value="0.0315425198949981" calcext:value-type="float">
            <text:p>0.0315425199</text:p>
          </table:table-cell>
          <table:table-cell table:formula="of:=['TCD by hand'.I29]-['TCD with V 0. 1.2'.L29]" office:value-type="string" office:string-value="" calcext:value-type="error">
            <text:p>#VALUE!</text:p>
          </table:table-cell>
          <table:table-cell table:formula="of:=['TCD by hand'.K29]-['TCD with V 0. 1.2'.M29]" office:value-type="string" office:string-value="" calcext:value-type="error">
            <text:p>#VALUE!</text:p>
          </table:table-cell>
          <table:table-cell table:formula="of:=['TCD by hand'.L29]-['TCD with V 0. 1.2'.N29]" office:value-type="float" office:value="-0.00000489069028031253" calcext:value-type="float">
            <text:p>-4.89069028031253E-06</text:p>
          </table:table-cell>
        </table:table-row>
        <table:table-row table:style-name="ro2">
          <table:table-cell/>
          <table:table-cell table:formula="of:=['TCD by hand'.B30]=['TCD with V 0. 1.2'.C30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0]-['TCD with V 0. 1.2'.F30]" office:value-type="float" office:value="0" calcext:value-type="float">
            <text:p>0</text:p>
          </table:table-cell>
          <table:table-cell table:formula="of:=['TCD by hand'.F30]-['TCD with V 0. 1.2'.G30]" office:value-type="float" office:value="0" calcext:value-type="float">
            <text:p>0</text:p>
          </table:table-cell>
          <table:table-cell table:number-columns-repeated="2"/>
          <table:table-cell table:formula="of:=['TCD by hand'.H30]-['TCD with V 0. 1.2'.J30]" office:value-type="float" office:value="0.0109509361788014" calcext:value-type="float">
            <text:p>0.0109509362</text:p>
          </table:table-cell>
          <table:table-cell table:formula="of:=['TCD by hand'.J30]-['TCD with V 0. 1.2'.K30]" office:value-type="float" office:value="0.0391106302709829" calcext:value-type="float">
            <text:p>0.0391106303</text:p>
          </table:table-cell>
          <table:table-cell table:formula="of:=['TCD by hand'.I30]-['TCD with V 0. 1.2'.L30]" office:value-type="string" office:string-value="" calcext:value-type="error">
            <text:p>#VALUE!</text:p>
          </table:table-cell>
          <table:table-cell table:formula="of:=['TCD by hand'.K30]-['TCD with V 0. 1.2'.M30]" office:value-type="string" office:string-value="" calcext:value-type="error">
            <text:p>#VALUE!</text:p>
          </table:table-cell>
          <table:table-cell table:formula="of:=['TCD by hand'.L30]-['TCD with V 0. 1.2'.N30]" office:value-type="float" office:value="-0.00000510465013014994" calcext:value-type="float">
            <text:p>-5.10465013014994E-06</text:p>
          </table:table-cell>
        </table:table-row>
        <table:table-row table:style-name="ro2">
          <table:table-cell/>
          <table:table-cell table:formula="of:=['TCD by hand'.B31]=['TCD with V 0. 1.2'.C31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1]-['TCD with V 0. 1.2'.F31]" office:value-type="float" office:value="0" calcext:value-type="float">
            <text:p>0</text:p>
          </table:table-cell>
          <table:table-cell table:formula="of:=['TCD by hand'.F31]-['TCD with V 0. 1.2'.G31]" office:value-type="float" office:value="0" calcext:value-type="float">
            <text:p>0</text:p>
          </table:table-cell>
          <table:table-cell table:number-columns-repeated="2"/>
          <table:table-cell table:formula="of:=['TCD by hand'.H31]-['TCD with V 0. 1.2'.J31]" office:value-type="float" office:value="0.0124133793201011" calcext:value-type="float">
            <text:p>0.0124133793</text:p>
          </table:table-cell>
          <table:table-cell table:formula="of:=['TCD by hand'.J31]-['TCD with V 0. 1.2'.K31]" office:value-type="float" office:value="0.0456489342120108" calcext:value-type="float">
            <text:p>0.0456489342</text:p>
          </table:table-cell>
          <table:table-cell table:formula="of:=['TCD by hand'.I31]-['TCD with V 0. 1.2'.L31]" office:value-type="string" office:string-value="" calcext:value-type="error">
            <text:p>#VALUE!</text:p>
          </table:table-cell>
          <table:table-cell table:formula="of:=['TCD by hand'.K31]-['TCD with V 0. 1.2'.M31]" office:value-type="string" office:string-value="" calcext:value-type="error">
            <text:p>#VALUE!</text:p>
          </table:table-cell>
          <table:table-cell table:formula="of:=['TCD by hand'.L31]-['TCD with V 0. 1.2'.N31]" office:value-type="float" office:value="-0.00000525609287027606" calcext:value-type="float">
            <text:p>-5.25609287027606E-06</text:p>
          </table:table-cell>
        </table:table-row>
        <table:table-row table:style-name="ro2">
          <table:table-cell/>
          <table:table-cell table:formula="of:=['TCD by hand'.B32]=['TCD with V 0. 1.2'.C32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2]-['TCD with V 0. 1.2'.F32]" office:value-type="float" office:value="0" calcext:value-type="float">
            <text:p>0</text:p>
          </table:table-cell>
          <table:table-cell table:formula="of:=['TCD by hand'.F32]-['TCD with V 0. 1.2'.G32]" office:value-type="float" office:value="0" calcext:value-type="float">
            <text:p>0</text:p>
          </table:table-cell>
          <table:table-cell table:number-columns-repeated="2"/>
          <table:table-cell table:formula="of:=['TCD by hand'.H32]-['TCD with V 0. 1.2'.J32]" office:value-type="float" office:value="0.00886410438279484" calcext:value-type="float">
            <text:p>0.0088641044</text:p>
          </table:table-cell>
          <table:table-cell table:formula="of:=['TCD by hand'.J32]-['TCD with V 0. 1.2'.K32]" office:value-type="float" office:value="0.0330930675909826" calcext:value-type="float">
            <text:p>0.0330930676</text:p>
          </table:table-cell>
          <table:table-cell table:formula="of:=['TCD by hand'.I32]-['TCD with V 0. 1.2'.L32]" office:value-type="string" office:string-value="" calcext:value-type="error">
            <text:p>#VALUE!</text:p>
          </table:table-cell>
          <table:table-cell table:formula="of:=['TCD by hand'.K32]-['TCD with V 0. 1.2'.M32]" office:value-type="string" office:string-value="" calcext:value-type="error">
            <text:p>#VALUE!</text:p>
          </table:table-cell>
          <table:table-cell table:formula="of:=['TCD by hand'.L32]-['TCD with V 0. 1.2'.N32]" office:value-type="float" office:value="-0.00000533610760999892" calcext:value-type="float">
            <text:p>-5.33610760999892E-06</text:p>
          </table:table-cell>
        </table:table-row>
        <table:table-row table:style-name="ro2">
          <table:table-cell/>
          <table:table-cell table:formula="of:=['TCD by hand'.B33]=['TCD with V 0. 1.2'.C33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3]-['TCD with V 0. 1.2'.F33]" office:value-type="float" office:value="0" calcext:value-type="float">
            <text:p>0</text:p>
          </table:table-cell>
          <table:table-cell table:formula="of:=['TCD by hand'.F33]-['TCD with V 0. 1.2'.G33]" office:value-type="float" office:value="0" calcext:value-type="float">
            <text:p>0</text:p>
          </table:table-cell>
          <table:table-cell table:number-columns-repeated="2"/>
          <table:table-cell table:formula="of:=['TCD by hand'.H33]-['TCD with V 0. 1.2'.J33]" office:value-type="float" office:value="0.0103159939891029" calcext:value-type="float">
            <text:p>0.010315994</text:p>
          </table:table-cell>
          <table:table-cell table:formula="of:=['TCD by hand'.J33]-['TCD with V 0. 1.2'.K33]" office:value-type="float" office:value="0.037249571670003" calcext:value-type="float">
            <text:p>0.0372495717</text:p>
          </table:table-cell>
          <table:table-cell table:formula="of:=['TCD by hand'.I33]-['TCD with V 0. 1.2'.L33]" office:value-type="string" office:string-value="" calcext:value-type="error">
            <text:p>#VALUE!</text:p>
          </table:table-cell>
          <table:table-cell table:formula="of:=['TCD by hand'.K33]-['TCD with V 0. 1.2'.M33]" office:value-type="string" office:string-value="" calcext:value-type="error">
            <text:p>#VALUE!</text:p>
          </table:table-cell>
          <table:table-cell table:formula="of:=['TCD by hand'.L33]-['TCD with V 0. 1.2'.N33]" office:value-type="float" office:value="-0.00000516098524006026" calcext:value-type="float">
            <text:p>-0.000005161</text:p>
          </table:table-cell>
        </table:table-row>
        <table:table-row table:style-name="ro2">
          <table:table-cell/>
          <table:table-cell table:formula="of:=['TCD by hand'.B34]=['TCD with V 0. 1.2'.C34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4]-['TCD with V 0. 1.2'.F34]" office:value-type="float" office:value="0" calcext:value-type="float">
            <text:p>0</text:p>
          </table:table-cell>
          <table:table-cell table:formula="of:=['TCD by hand'.F34]-['TCD with V 0. 1.2'.G34]" office:value-type="float" office:value="0" calcext:value-type="float">
            <text:p>0</text:p>
          </table:table-cell>
          <table:table-cell table:number-columns-repeated="2"/>
          <table:table-cell table:formula="of:=['TCD by hand'.H34]-['TCD with V 0. 1.2'.J34]" office:value-type="float" office:value="0.0102499046385987" calcext:value-type="float">
            <text:p>0.0102499046</text:p>
          </table:table-cell>
          <table:table-cell table:formula="of:=['TCD by hand'.J34]-['TCD with V 0. 1.2'.K34]" office:value-type="float" office:value="0.0370730924989857" calcext:value-type="float">
            <text:p>0.0370730925</text:p>
          </table:table-cell>
          <table:table-cell table:formula="of:=['TCD by hand'.I34]-['TCD with V 0. 1.2'.L34]" office:value-type="string" office:string-value="" calcext:value-type="error">
            <text:p>#VALUE!</text:p>
          </table:table-cell>
          <table:table-cell table:formula="of:=['TCD by hand'.K34]-['TCD with V 0. 1.2'.M34]" office:value-type="string" office:string-value="" calcext:value-type="error">
            <text:p>#VALUE!</text:p>
          </table:table-cell>
          <table:table-cell table:formula="of:=['TCD by hand'.L34]-['TCD with V 0. 1.2'.N34]" office:value-type="float" office:value="-0.00000516965314023565" calcext:value-type="float">
            <text:p>-5.16965314023565E-06</text:p>
          </table:table-cell>
        </table:table-row>
        <table:table-row table:style-name="ro2">
          <table:table-cell/>
          <table:table-cell table:formula="of:=['TCD by hand'.B35]=['TCD with V 0. 1.2'.C35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5]-['TCD with V 0. 1.2'.F35]" office:value-type="float" office:value="0" calcext:value-type="float">
            <text:p>0</text:p>
          </table:table-cell>
          <table:table-cell table:formula="of:=['TCD by hand'.F35]-['TCD with V 0. 1.2'.G35]" office:value-type="float" office:value="0" calcext:value-type="float">
            <text:p>0</text:p>
          </table:table-cell>
          <table:table-cell table:number-columns-repeated="2"/>
          <table:table-cell table:formula="of:=['TCD by hand'.H35]-['TCD with V 0. 1.2'.J35]" office:value-type="float" office:value="0.0103926368746983" calcext:value-type="float">
            <text:p>0.0103926369</text:p>
          </table:table-cell>
          <table:table-cell table:formula="of:=['TCD by hand'.J35]-['TCD with V 0. 1.2'.K35]" office:value-type="float" office:value="0.0348135266600025" calcext:value-type="float">
            <text:p>0.0348135267</text:p>
          </table:table-cell>
          <table:table-cell table:formula="of:=['TCD by hand'.I35]-['TCD with V 0. 1.2'.L35]" office:value-type="string" office:string-value="" calcext:value-type="error">
            <text:p>#VALUE!</text:p>
          </table:table-cell>
          <table:table-cell table:formula="of:=['TCD by hand'.K35]-['TCD with V 0. 1.2'.M35]" office:value-type="string" office:string-value="" calcext:value-type="error">
            <text:p>#VALUE!</text:p>
          </table:table-cell>
          <table:table-cell table:formula="of:=['TCD by hand'.L35]-['TCD with V 0. 1.2'.N35]" office:value-type="float" office:value="-0.00000478789569990923" calcext:value-type="float">
            <text:p>-4.78789569990923E-06</text:p>
          </table:table-cell>
        </table:table-row>
        <table:table-row table:style-name="ro2">
          <table:table-cell/>
          <table:table-cell table:formula="of:=['TCD by hand'.B36]=['TCD with V 0. 1.2'.C36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6]-['TCD with V 0. 1.2'.F36]" office:value-type="float" office:value="0" calcext:value-type="float">
            <text:p>0</text:p>
          </table:table-cell>
          <table:table-cell table:formula="of:=['TCD by hand'.F36]-['TCD with V 0. 1.2'.G36]" office:value-type="float" office:value="0" calcext:value-type="float">
            <text:p>0</text:p>
          </table:table-cell>
          <table:table-cell table:number-columns-repeated="2"/>
          <table:table-cell table:formula="of:=['TCD by hand'.H36]-['TCD with V 0. 1.2'.J36]" office:value-type="float" office:value="0.00760944477539738" calcext:value-type="float">
            <text:p>0.0076094448</text:p>
          </table:table-cell>
          <table:table-cell table:formula="of:=['TCD by hand'.J36]-['TCD with V 0. 1.2'.K36]" office:value-type="float" office:value="0.0254584278509924" calcext:value-type="float">
            <text:p>0.0254584279</text:p>
          </table:table-cell>
          <table:table-cell table:formula="of:=['TCD by hand'.I36]-['TCD with V 0. 1.2'.L36]" office:value-type="string" office:string-value="" calcext:value-type="error">
            <text:p>#VALUE!</text:p>
          </table:table-cell>
          <table:table-cell table:formula="of:=['TCD by hand'.K36]-['TCD with V 0. 1.2'.M36]" office:value-type="string" office:string-value="" calcext:value-type="error">
            <text:p>#VALUE!</text:p>
          </table:table-cell>
          <table:table-cell table:formula="of:=['TCD by hand'.L36]-['TCD with V 0. 1.2'.N36]" office:value-type="float" office:value="-0.00000478190589969785" calcext:value-type="float">
            <text:p>-4.78190589969785E-06</text:p>
          </table:table-cell>
        </table:table-row>
        <table:table-row table:style-name="ro2">
          <table:table-cell/>
          <table:table-cell table:formula="of:=['TCD by hand'.B37]=['TCD with V 0. 1.2'.C37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7]-['TCD with V 0. 1.2'.F37]" office:value-type="float" office:value="0" calcext:value-type="float">
            <text:p>0</text:p>
          </table:table-cell>
          <table:table-cell table:formula="of:=['TCD by hand'.F37]-['TCD with V 0. 1.2'.G37]" office:value-type="float" office:value="0" calcext:value-type="float">
            <text:p>0</text:p>
          </table:table-cell>
          <table:table-cell table:number-columns-repeated="2"/>
          <table:table-cell table:formula="of:=['TCD by hand'.H37]-['TCD with V 0. 1.2'.J37]" office:value-type="float" office:value="0.0133645815431009" calcext:value-type="float">
            <text:p>0.0133645815</text:p>
          </table:table-cell>
          <table:table-cell table:formula="of:=['TCD by hand'.J37]-['TCD with V 0. 1.2'.K37]" office:value-type="float" office:value="0.044034228857015" calcext:value-type="float">
            <text:p>0.0440342289</text:p>
          </table:table-cell>
          <table:table-cell table:formula="of:=['TCD by hand'.I37]-['TCD with V 0. 1.2'.L37]" office:value-type="string" office:string-value="" calcext:value-type="error">
            <text:p>#VALUE!</text:p>
          </table:table-cell>
          <table:table-cell table:formula="of:=['TCD by hand'.K37]-['TCD with V 0. 1.2'.M37]" office:value-type="string" office:string-value="" calcext:value-type="error">
            <text:p>#VALUE!</text:p>
          </table:table-cell>
          <table:table-cell table:formula="of:=['TCD by hand'.L37]-['TCD with V 0. 1.2'.N37]" office:value-type="float" office:value="-0.00000470931178986334" calcext:value-type="float">
            <text:p>-4.70931178986334E-06</text:p>
          </table:table-cell>
        </table:table-row>
        <table:table-row table:style-name="ro2">
          <table:table-cell/>
          <table:table-cell table:formula="of:=['TCD by hand'.B38]=['TCD with V 0. 1.2'.C38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8]-['TCD with V 0. 1.2'.F38]" office:value-type="float" office:value="0" calcext:value-type="float">
            <text:p>0</text:p>
          </table:table-cell>
          <table:table-cell table:formula="of:=['TCD by hand'.F38]-['TCD with V 0. 1.2'.G38]" office:value-type="float" office:value="0" calcext:value-type="float">
            <text:p>0</text:p>
          </table:table-cell>
          <table:table-cell table:number-columns-repeated="2"/>
          <table:table-cell table:formula="of:=['TCD by hand'.H38]-['TCD with V 0. 1.2'.J38]" office:value-type="float" office:value="0.0102832953313978" calcext:value-type="float">
            <text:p>0.0102832953</text:p>
          </table:table-cell>
          <table:table-cell table:formula="of:=['TCD by hand'.J38]-['TCD with V 0. 1.2'.K38]" office:value-type="float" office:value="0.0294758527209922" calcext:value-type="float">
            <text:p>0.0294758527</text:p>
          </table:table-cell>
          <table:table-cell table:formula="of:=['TCD by hand'.I38]-['TCD with V 0. 1.2'.L38]" office:value-type="float" office:value="36.336732619995" calcext:value-type="float">
            <text:p>36.33673262</text:p>
          </table:table-cell>
          <table:table-cell table:formula="of:=['TCD by hand'.K38]-['TCD with V 0. 1.2'.M38]" office:value-type="float" office:value="104.154956611979" calcext:value-type="float">
            <text:p>104.154956612</text:p>
          </table:table-cell>
          <table:table-cell table:formula="of:=['TCD by hand'.L38]-['TCD with V 0. 1.2'.N38]" office:value-type="float" office:value="-0.00000409691056013628" calcext:value-type="float">
            <text:p>-4.09691056013628E-06</text:p>
          </table:table-cell>
        </table:table-row>
        <table:table-row table:style-name="ro2">
          <table:table-cell/>
          <table:table-cell table:formula="of:=['TCD by hand'.B39]=['TCD with V 0. 1.2'.C39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39]-['TCD with V 0. 1.2'.F39]" office:value-type="float" office:value="0" calcext:value-type="float">
            <text:p>0</text:p>
          </table:table-cell>
          <table:table-cell table:formula="of:=['TCD by hand'.F39]-['TCD with V 0. 1.2'.G39]" office:value-type="float" office:value="0" calcext:value-type="float">
            <text:p>0</text:p>
          </table:table-cell>
          <table:table-cell table:number-columns-repeated="2"/>
          <table:table-cell table:formula="of:=['TCD by hand'.H39]-['TCD with V 0. 1.2'.J39]" office:value-type="float" office:value="0.00743972317099662" calcext:value-type="float">
            <text:p>0.0074397232</text:p>
          </table:table-cell>
          <table:table-cell table:formula="of:=['TCD by hand'.J39]-['TCD with V 0. 1.2'.K39]" office:value-type="float" office:value="0.0208998893823065" calcext:value-type="float">
            <text:p>0.0208998894</text:p>
          </table:table-cell>
          <table:table-cell table:formula="of:=['TCD by hand'.I39]-['TCD with V 0. 1.2'.L39]" office:value-type="float" office:value="36.8303127279796" calcext:value-type="float">
            <text:p>36.830312728</text:p>
          </table:table-cell>
          <table:table-cell table:formula="of:=['TCD by hand'.K39]-['TCD with V 0. 1.2'.M39]" office:value-type="float" office:value="103.46479892201" calcext:value-type="float">
            <text:p>103.464798922</text:p>
          </table:table-cell>
          <table:table-cell table:formula="of:=['TCD by hand'.L39]-['TCD with V 0. 1.2'.N39]" office:value-type="float" office:value="-0.00000401522258997034" calcext:value-type="float">
            <text:p>-4.01522258997034E-06</text:p>
          </table:table-cell>
        </table:table-row>
        <table:table-row table:style-name="ro2">
          <table:table-cell/>
          <table:table-cell table:formula="of:=['TCD by hand'.B40]=['TCD with V 0. 1.2'.C40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0]-['TCD with V 0. 1.2'.F40]" office:value-type="float" office:value="0" calcext:value-type="float">
            <text:p>0</text:p>
          </table:table-cell>
          <table:table-cell table:formula="of:=['TCD by hand'.F40]-['TCD with V 0. 1.2'.G40]" office:value-type="float" office:value="0" calcext:value-type="float">
            <text:p>0</text:p>
          </table:table-cell>
          <table:table-cell table:number-columns-repeated="2"/>
          <table:table-cell table:formula="of:=['TCD by hand'.H40]-['TCD with V 0. 1.2'.J40]" office:value-type="float" office:value="0.0188598591367963" calcext:value-type="float">
            <text:p>0.0188598591</text:p>
          </table:table-cell>
          <table:table-cell table:formula="of:=['TCD by hand'.J40]-['TCD with V 0. 1.2'.K40]" office:value-type="float" office:value="0.0620950658330344" calcext:value-type="float">
            <text:p>0.0620950658</text:p>
          </table:table-cell>
          <table:table-cell table:formula="of:=['TCD by hand'.I40]-['TCD with V 0. 1.2'.L40]" office:value-type="string" office:string-value="" calcext:value-type="error">
            <text:p>#VALUE!</text:p>
          </table:table-cell>
          <table:table-cell table:formula="of:=['TCD by hand'.K40]-['TCD with V 0. 1.2'.M40]" office:value-type="string" office:string-value="" calcext:value-type="error">
            <text:p>#VALUE!</text:p>
          </table:table-cell>
          <table:table-cell table:formula="of:=['TCD by hand'.L40]-['TCD with V 0. 1.2'.N40]" office:value-type="float" office:value="-0.000004705882309608" calcext:value-type="float">
            <text:p>-4.705882309608E-06</text:p>
          </table:table-cell>
        </table:table-row>
        <table:table-row table:style-name="ro2">
          <table:table-cell/>
          <table:table-cell table:formula="of:=['TCD by hand'.B41]=['TCD with V 0. 1.2'.C41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1]-['TCD with V 0. 1.2'.F41]" office:value-type="float" office:value="0" calcext:value-type="float">
            <text:p>0</text:p>
          </table:table-cell>
          <table:table-cell table:formula="of:=['TCD by hand'.F41]-['TCD with V 0. 1.2'.G41]" office:value-type="float" office:value="0" calcext:value-type="float">
            <text:p>0</text:p>
          </table:table-cell>
          <table:table-cell table:number-columns-repeated="2"/>
          <table:table-cell table:formula="of:=['TCD by hand'.H41]-['TCD with V 0. 1.2'.J41]" office:value-type="float" office:value="0.0109462649419001" calcext:value-type="float">
            <text:p>0.0109462649</text:p>
          </table:table-cell>
          <table:table-cell table:formula="of:=['TCD by hand'.J41]-['TCD with V 0. 1.2'.K41]" office:value-type="float" office:value="0.0364721389619831" calcext:value-type="float">
            <text:p>0.036472139</text:p>
          </table:table-cell>
          <table:table-cell table:formula="of:=['TCD by hand'.I41]-['TCD with V 0. 1.2'.L41]" office:value-type="string" office:string-value="" calcext:value-type="error">
            <text:p>#VALUE!</text:p>
          </table:table-cell>
          <table:table-cell table:formula="of:=['TCD by hand'.K41]-['TCD with V 0. 1.2'.M41]" office:value-type="string" office:string-value="" calcext:value-type="error">
            <text:p>#VALUE!</text:p>
          </table:table-cell>
          <table:table-cell table:formula="of:=['TCD by hand'.L41]-['TCD with V 0. 1.2'.N41]" office:value-type="float" office:value="-0.00000476231032964236" calcext:value-type="float">
            <text:p>-4.76231032964236E-06</text:p>
          </table:table-cell>
        </table:table-row>
        <table:table-row table:style-name="ro2">
          <table:table-cell/>
          <table:table-cell table:formula="of:=['TCD by hand'.B42]=['TCD with V 0. 1.2'.C42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2]-['TCD with V 0. 1.2'.F42]" office:value-type="float" office:value="0" calcext:value-type="float">
            <text:p>0</text:p>
          </table:table-cell>
          <table:table-cell table:formula="of:=['TCD by hand'.F42]-['TCD with V 0. 1.2'.G42]" office:value-type="float" office:value="0" calcext:value-type="float">
            <text:p>0</text:p>
          </table:table-cell>
          <table:table-cell table:number-columns-repeated="2"/>
          <table:table-cell table:formula="of:=['TCD by hand'.H42]-['TCD with V 0. 1.2'.J42]" office:value-type="float" office:value="0.0153408607343977" calcext:value-type="float">
            <text:p>0.0153408607</text:p>
          </table:table-cell>
          <table:table-cell table:formula="of:=['TCD by hand'.J42]-['TCD with V 0. 1.2'.K42]" office:value-type="float" office:value="0.051903789009998" calcext:value-type="float">
            <text:p>0.051903789</text:p>
          </table:table-cell>
          <table:table-cell table:formula="of:=['TCD by hand'.I42]-['TCD with V 0. 1.2'.L42]" office:value-type="string" office:string-value="" calcext:value-type="error">
            <text:p>#VALUE!</text:p>
          </table:table-cell>
          <table:table-cell table:formula="of:=['TCD by hand'.K42]-['TCD with V 0. 1.2'.M42]" office:value-type="string" office:string-value="" calcext:value-type="error">
            <text:p>#VALUE!</text:p>
          </table:table-cell>
          <table:table-cell table:formula="of:=['TCD by hand'.L42]-['TCD with V 0. 1.2'.N42]" office:value-type="float" office:value="-0.00000483583806998311" calcext:value-type="float">
            <text:p>-4.83583806998311E-06</text:p>
          </table:table-cell>
        </table:table-row>
        <table:table-row table:style-name="ro2">
          <table:table-cell/>
          <table:table-cell table:formula="of:=['TCD by hand'.B43]=['TCD with V 0. 1.2'.C43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3]-['TCD with V 0. 1.2'.F43]" office:value-type="float" office:value="0" calcext:value-type="float">
            <text:p>0</text:p>
          </table:table-cell>
          <table:table-cell table:formula="of:=['TCD by hand'.F43]-['TCD with V 0. 1.2'.G43]" office:value-type="float" office:value="0" calcext:value-type="float">
            <text:p>0</text:p>
          </table:table-cell>
          <table:table-cell table:number-columns-repeated="2"/>
          <table:table-cell table:formula="of:=['TCD by hand'.H43]-['TCD with V 0. 1.2'.J43]" office:value-type="float" office:value="0.0120337980765015" calcext:value-type="float">
            <text:p>0.0120337981</text:p>
          </table:table-cell>
          <table:table-cell table:formula="of:=['TCD by hand'.J43]-['TCD with V 0. 1.2'.K43]" office:value-type="float" office:value="0.0395114484010151" calcext:value-type="float">
            <text:p>0.0395114484</text:p>
          </table:table-cell>
          <table:table-cell table:formula="of:=['TCD by hand'.I43]-['TCD with V 0. 1.2'.L43]" office:value-type="string" office:string-value="" calcext:value-type="error">
            <text:p>#VALUE!</text:p>
          </table:table-cell>
          <table:table-cell table:formula="of:=['TCD by hand'.K43]-['TCD with V 0. 1.2'.M43]" office:value-type="string" office:string-value="" calcext:value-type="error">
            <text:p>#VALUE!</text:p>
          </table:table-cell>
          <table:table-cell table:formula="of:=['TCD by hand'.L43]-['TCD with V 0. 1.2'.N43]" office:value-type="float" office:value="-0.00000469291452986909" calcext:value-type="float">
            <text:p>-4.69291452986909E-06</text:p>
          </table:table-cell>
        </table:table-row>
        <table:table-row table:style-name="ro2">
          <table:table-cell/>
          <table:table-cell table:formula="of:=['TCD by hand'.B44]=['TCD with V 0. 1.2'.C44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4]-['TCD with V 0. 1.2'.F44]" office:value-type="float" office:value="0" calcext:value-type="float">
            <text:p>0</text:p>
          </table:table-cell>
          <table:table-cell table:formula="of:=['TCD by hand'.F44]-['TCD with V 0. 1.2'.G44]" office:value-type="float" office:value="0" calcext:value-type="float">
            <text:p>0</text:p>
          </table:table-cell>
          <table:table-cell table:number-columns-repeated="2"/>
          <table:table-cell table:formula="of:=['TCD by hand'.H44]-['TCD with V 0. 1.2'.J44]" office:value-type="float" office:value="0.00800996008030097" calcext:value-type="float">
            <text:p>0.0080099601</text:p>
          </table:table-cell>
          <table:table-cell table:formula="of:=['TCD by hand'.J44]-['TCD with V 0. 1.2'.K44]" office:value-type="float" office:value="0.0273160809270081" calcext:value-type="float">
            <text:p>0.0273160809</text:p>
          </table:table-cell>
          <table:table-cell table:formula="of:=['TCD by hand'.I44]-['TCD with V 0. 1.2'.L44]" office:value-type="string" office:string-value="" calcext:value-type="error">
            <text:p>#VALUE!</text:p>
          </table:table-cell>
          <table:table-cell table:formula="of:=['TCD by hand'.K44]-['TCD with V 0. 1.2'.M44]" office:value-type="string" office:string-value="" calcext:value-type="error">
            <text:p>#VALUE!</text:p>
          </table:table-cell>
          <table:table-cell table:formula="of:=['TCD by hand'.L44]-['TCD with V 0. 1.2'.N44]" office:value-type="float" office:value="-0.00000487427977002852" calcext:value-type="float">
            <text:p>-4.87427977002852E-06</text:p>
          </table:table-cell>
        </table:table-row>
        <table:table-row table:style-name="ro2">
          <table:table-cell/>
          <table:table-cell table:formula="of:=['TCD by hand'.B45]=['TCD with V 0. 1.2'.C45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5]-['TCD with V 0. 1.2'.F45]" office:value-type="float" office:value="0" calcext:value-type="float">
            <text:p>0</text:p>
          </table:table-cell>
          <table:table-cell table:formula="of:=['TCD by hand'.F45]-['TCD with V 0. 1.2'.G45]" office:value-type="float" office:value="0" calcext:value-type="float">
            <text:p>0</text:p>
          </table:table-cell>
          <table:table-cell table:number-columns-repeated="2"/>
          <table:table-cell table:formula="of:=['TCD by hand'.H45]-['TCD with V 0. 1.2'.J45]" office:value-type="float" office:value="0.00910804674990118" calcext:value-type="float">
            <text:p>0.0091080467</text:p>
          </table:table-cell>
          <table:table-cell table:formula="of:=['TCD by hand'.J45]-['TCD with V 0. 1.2'.K45]" office:value-type="float" office:value="0.0301570185339983" calcext:value-type="float">
            <text:p>0.0301570185</text:p>
          </table:table-cell>
          <table:table-cell table:formula="of:=['TCD by hand'.I45]-['TCD with V 0. 1.2'.L45]" office:value-type="string" office:string-value="" calcext:value-type="error">
            <text:p>#VALUE!</text:p>
          </table:table-cell>
          <table:table-cell table:formula="of:=['TCD by hand'.K45]-['TCD with V 0. 1.2'.M45]" office:value-type="string" office:string-value="" calcext:value-type="error">
            <text:p>#VALUE!</text:p>
          </table:table-cell>
          <table:table-cell table:formula="of:=['TCD by hand'.L45]-['TCD with V 0. 1.2'.N45]" office:value-type="float" office:value="-0.0000047324448999575" calcext:value-type="float">
            <text:p>-4.7324448999575E-06</text:p>
          </table:table-cell>
        </table:table-row>
        <table:table-row table:style-name="ro2">
          <table:table-cell/>
          <table:table-cell table:formula="of:=['TCD by hand'.B46]=['TCD with V 0. 1.2'.C46]" office:value-type="boolean" office:boolean-value="true" calcext:value-type="boolean">
            <text:p>TRUE</text:p>
          </table:table-cell>
          <table:table-cell table:number-columns-repeated="3"/>
          <table:table-cell table:formula="of:=['TCD by hand'.E46]-['TCD with V 0. 1.2'.F46]" office:value-type="float" office:value="0" calcext:value-type="float">
            <text:p>0</text:p>
          </table:table-cell>
          <table:table-cell table:formula="of:=['TCD by hand'.F46]-['TCD with V 0. 1.2'.G46]" office:value-type="float" office:value="0" calcext:value-type="float">
            <text:p>0</text:p>
          </table:table-cell>
          <table:table-cell table:number-columns-repeated="2"/>
          <table:table-cell table:formula="of:=['TCD by hand'.H46]-['TCD with V 0. 1.2'.J46]" office:value-type="float" office:value="0.00959333635260151" calcext:value-type="float">
            <text:p>0.0095933364</text:p>
          </table:table-cell>
          <table:table-cell table:formula="of:=['TCD by hand'.J46]-['TCD with V 0. 1.2'.K46]" office:value-type="float" office:value="0.0314800041849992" calcext:value-type="float">
            <text:p>0.0314800042</text:p>
          </table:table-cell>
          <table:table-cell table:formula="of:=['TCD by hand'.I46]-['TCD with V 0. 1.2'.L46]" office:value-type="string" office:string-value="" calcext:value-type="error">
            <text:p>#VALUE!</text:p>
          </table:table-cell>
          <table:table-cell table:formula="of:=['TCD by hand'.K46]-['TCD with V 0. 1.2'.M46]" office:value-type="string" office:string-value="" calcext:value-type="error">
            <text:p>#VALUE!</text:p>
          </table:table-cell>
          <table:table-cell table:formula="of:=['TCD by hand'.L46]-['TCD with V 0. 1.2'.N46]" office:value-type="float" office:value="-0.00000469015854998034" calcext:value-type="float">
            <text:p>-4.69015854998034E-06</text:p>
          </table:table-cell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number-columns-repeated="8"/>
          <table:table-cell office:value-type="string" calcext:value-type="string">
            <text:p>Here the difference is due to the round of the slope in the result by hand</text:p>
          </table:table-cell>
          <table:table-cell table:number-columns-repeated="5"/>
        </table:table-row>
        <table:table-row table:style-name="ro2">
          <table:table-cell table:number-columns-repeated="14"/>
        </table:table-row>
      </table:table>
      <table:table table:name="CNEA difference" table:style-name="ta1"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Normilized d13c</text:p>
          </table:table-cell>
          <table:table-cell office:value-type="string" calcext:value-type="string">
            <text:p>Normalized d15N</text:p>
          </table:table-cell>
        </table:table-row>
        <table:table-row table:style-name="ro2">
          <table:table-cell table:formula="of:=['CNEA with helpr'.P20]-['NCEA by hand'.N2]" office:value-type="float" office:value="0.000659700545742936" calcext:value-type="float">
            <text:p>0.0006597005</text:p>
          </table:table-cell>
          <table:table-cell table:formula="of:=['CNEA with helpr'.I20]-['NCEA by hand'.G2]" office:value-type="float" office:value="0.00303260939191841" calcext:value-type="float">
            <text:p>0.0030326094</text:p>
          </table:table-cell>
        </table:table-row>
        <table:table-row table:style-name="ro2">
          <table:table-cell table:formula="of:=['CNEA with helpr'.P21]-['NCEA by hand'.N3]" office:value-type="float" office:value="0.0142126276235501" calcext:value-type="float">
            <text:p>0.0142126276</text:p>
          </table:table-cell>
          <table:table-cell table:formula="of:=['CNEA with helpr'.I21]-['NCEA by hand'.G3]" office:value-type="float" office:value="0.00299196064401386" calcext:value-type="float">
            <text:p>0.0029919606</text:p>
          </table:table-cell>
        </table:table-row>
        <table:table-row table:style-name="ro2">
          <table:table-cell table:formula="of:=['CNEA with helpr'.P22]-['NCEA by hand'.N4]" office:value-type="float" office:value="0.000824236062253902" calcext:value-type="float">
            <text:p>0.0008242361</text:p>
          </table:table-cell>
          <table:table-cell table:formula="of:=['CNEA with helpr'.I22]-['NCEA by hand'.G4]" office:value-type="float" office:value="0.00304090416846847" calcext:value-type="float">
            <text:p>0.0030409042</text:p>
          </table:table-cell>
        </table:table-row>
        <table:table-row table:style-name="ro2">
          <table:table-cell table:formula="of:=['CNEA with helpr'.P23]-['NCEA by hand'.N5]" office:value-type="float" office:value="-0.000772679666216192" calcext:value-type="float">
            <text:p>-0.0007726797</text:p>
          </table:table-cell>
          <table:table-cell table:formula="of:=['CNEA with helpr'.I23]-['NCEA by hand'.G5]" office:value-type="float" office:value="0.00346719488375946" calcext:value-type="float">
            <text:p>0.0034671949</text:p>
          </table:table-cell>
        </table:table-row>
        <table:table-row table:style-name="ro2">
          <table:table-cell table:formula="of:=['CNEA with helpr'.P24]-['NCEA by hand'.N6]" office:value-type="float" office:value="0.0804502222090981" calcext:value-type="float">
            <text:p>0.0804502222</text:p>
          </table:table-cell>
          <table:table-cell table:formula="of:=['CNEA with helpr'.I24]-['NCEA by hand'.G6]" office:value-type="float" office:value="0.00346793316221294" calcext:value-type="float">
            <text:p>0.0034679332</text:p>
          </table:table-cell>
        </table:table-row>
        <table:table-row table:style-name="ro2">
          <table:table-cell table:formula="of:=['CNEA with helpr'.P25]-['NCEA by hand'.N7]" office:value-type="float" office:value="-0.000359337620629674" calcext:value-type="float">
            <text:p>-0.0003593376</text:p>
          </table:table-cell>
          <table:table-cell table:formula="of:=['CNEA with helpr'.I25]-['NCEA by hand'.G7]" office:value-type="float" office:value="0.00348109189155998" calcext:value-type="float">
            <text:p>0.0034810919</text:p>
          </table:table-cell>
        </table:table-row>
        <table:table-row table:style-name="ro2">
          <table:table-cell table:formula="of:=['CNEA with helpr'.P26]-['NCEA by hand'.N8]" office:value-type="float" office:value="-0.000466257860200159" calcext:value-type="float">
            <text:p>-0.0004662579</text:p>
          </table:table-cell>
          <table:table-cell table:formula="of:=['CNEA with helpr'.I26]-['NCEA by hand'.G8]" office:value-type="float" office:value="0.00347592394180651" calcext:value-type="float">
            <text:p>0.0034759239</text:p>
          </table:table-cell>
        </table:table-row>
        <table:table-row table:style-name="ro2">
          <table:table-cell table:formula="of:=['CNEA with helpr'.P27]-['NCEA by hand'.N9]" office:value-type="float" office:value="-0.00133947269135426" calcext:value-type="float">
            <text:p>-0.0013394727</text:p>
          </table:table-cell>
          <table:table-cell table:formula="of:=['CNEA with helpr'.I27]-['NCEA by hand'.G9]" office:value-type="float" office:value="0.00350693164053339" calcext:value-type="float">
            <text:p>0.0035069316</text:p>
          </table:table-cell>
        </table:table-row>
        <table:table-row table:style-name="ro2">
          <table:table-cell table:formula="of:=['CNEA with helpr'.P28]-['NCEA by hand'.N10]" office:value-type="float" office:value="-0.00133535151172914" calcext:value-type="float">
            <text:p>-0.0013353515</text:p>
          </table:table-cell>
          <table:table-cell table:formula="of:=['CNEA with helpr'.I28]-['NCEA by hand'.G10]" office:value-type="float" office:value="0.0034965957409252" calcext:value-type="float">
            <text:p>0.0034965957</text:p>
          </table:table-cell>
        </table:table-row>
        <table:table-row table:style-name="ro2">
          <table:table-cell table:formula="of:=['CNEA with helpr'.P29]-['NCEA by hand'.N11]" office:value-type="float" office:value="-0.00014354660300242" calcext:value-type="float">
            <text:p>-0.0001435466</text:p>
          </table:table-cell>
          <table:table-cell table:formula="of:=['CNEA with helpr'.I29]-['NCEA by hand'.G11]" office:value-type="float" office:value="0.00340088009946449" calcext:value-type="float">
            <text:p>0.0034008801</text:p>
          </table:table-cell>
        </table:table-row>
        <table:table-row table:style-name="ro2">
          <table:table-cell table:formula="of:=['CNEA with helpr'.P30]-['NCEA by hand'.N12]" office:value-type="float" office:value="-0.000296461300258954" calcext:value-type="float">
            <text:p>-0.0002964613</text:p>
          </table:table-cell>
          <table:table-cell table:formula="of:=['CNEA with helpr'.I30]-['NCEA by hand'.G12]" office:value-type="float" office:value="0.00340665604330859" calcext:value-type="float">
            <text:p>0.003406656</text:p>
          </table:table-cell>
        </table:table-row>
        <table:table-row table:style-name="ro2">
          <table:table-cell table:formula="of:=['CNEA with helpr'.P31]-['NCEA by hand'.N13]" office:value-type="float" office:value="-0.000667697987932314" calcext:value-type="float">
            <text:p>-0.000667698</text:p>
          </table:table-cell>
          <table:table-cell table:formula="of:=['CNEA with helpr'.I31]-['NCEA by hand'.G13]" office:value-type="float" office:value="0.00348226445161615" calcext:value-type="float">
            <text:p>0.0034822645</text:p>
          </table:table-cell>
        </table:table-row>
        <table:table-row table:style-name="ro2">
          <table:table-cell table:formula="of:=['CNEA with helpr'.P32]-['NCEA by hand'.N14]" office:value-type="float" office:value="0.000592178455068648" calcext:value-type="float">
            <text:p>0.0005921785</text:p>
          </table:table-cell>
          <table:table-cell table:formula="of:=['CNEA with helpr'.I32]-['NCEA by hand'.G14]" office:value-type="float" office:value="0.00304989379540732" calcext:value-type="float">
            <text:p>0.0030498938</text:p>
          </table:table-cell>
        </table:table-row>
        <table:table-row table:style-name="ro2">
          <table:table-cell table:formula="of:=['CNEA with helpr'.P33]-['NCEA by hand'.N15]" office:value-type="float" office:value="0.000224929835884069" calcext:value-type="float">
            <text:p>0.0002249298</text:p>
          </table:table-cell>
          <table:table-cell table:formula="of:=['CNEA with helpr'.I33]-['NCEA by hand'.G15]" office:value-type="float" office:value="0.00303838533580514" calcext:value-type="float">
            <text:p>0.0030383853</text:p>
          </table:table-cell>
        </table:table-row>
        <table:table-row table:style-name="ro2">
          <table:table-cell table:formula="of:=['CNEA with helpr'.P34]-['NCEA by hand'.N16]" office:value-type="float" office:value="-0.000343289790109225" calcext:value-type="float">
            <text:p>-0.0003432898</text:p>
          </table:table-cell>
          <table:table-cell table:formula="of:=['CNEA with helpr'.I34]-['NCEA by hand'.G16]" office:value-type="float" office:value="0.0034852175657214" calcext:value-type="float">
            <text:p>0.0034852176</text:p>
          </table:table-cell>
        </table:table-row>
        <table:table-row table:style-name="ro2">
          <table:table-cell table:formula="of:=['CNEA with helpr'.P35]-['NCEA by hand'.N17]" office:value-type="float" office:value="-0.00104269885030206" calcext:value-type="float">
            <text:p>-0.0010426989</text:p>
          </table:table-cell>
          <table:table-cell table:formula="of:=['CNEA with helpr'.I35]-['NCEA by hand'.G17]" office:value-type="float" office:value="0.00346888858156547" calcext:value-type="float">
            <text:p>0.0034688886</text:p>
          </table:table-cell>
        </table:table-row>
        <table:table-row table:style-name="ro2">
          <table:table-cell table:formula="of:=['CNEA with helpr'.P36]-['NCEA by hand'.N18]" office:value-type="float" office:value="-0.00107638261880894" calcext:value-type="float">
            <text:p>-0.0010763826</text:p>
          </table:table-cell>
          <table:table-cell table:formula="of:=['CNEA with helpr'.I36]-['NCEA by hand'.G18]" office:value-type="float" office:value="0.00347648850767612" calcext:value-type="float">
            <text:p>0.0034764885</text:p>
          </table:table-cell>
        </table:table-row>
        <table:table-row table:style-name="ro2">
          <table:table-cell table:formula="of:=['CNEA with helpr'.P37]-['NCEA by hand'.N19]" office:value-type="float" office:value="-0.000905965028007216" calcext:value-type="float">
            <text:p>-0.000905965</text:p>
          </table:table-cell>
          <table:table-cell table:formula="of:=['CNEA with helpr'.I37]-['NCEA by hand'.G19]" office:value-type="float" office:value="0.00348595584426903" calcext:value-type="float">
            <text:p>0.0034859558</text:p>
          </table:table-cell>
        </table:table-row>
        <table:table-row table:style-name="ro2">
          <table:table-cell table:formula="of:=['CNEA with helpr'.P38]-['NCEA by hand'.N20]" office:value-type="float" office:value="0.0779701129465913" calcext:value-type="float">
            <text:p>0.0779701129</text:p>
          </table:table-cell>
          <table:table-cell table:formula="of:=['CNEA with helpr'.I38]-['NCEA by hand'.G20]" office:value-type="float" office:value="0.00346319949396268" calcext:value-type="float">
            <text:p>0.0034631995</text:p>
          </table:table-cell>
        </table:table-row>
        <table:table-row table:style-name="ro2">
          <table:table-cell table:formula="of:=['CNEA with helpr'.P39]-['NCEA by hand'.N21]" office:value-type="float" office:value="-0.000498737140514294" calcext:value-type="float">
            <text:p>-0.0004987371</text:p>
          </table:table-cell>
          <table:table-cell table:formula="of:=['CNEA with helpr'.I39]-['NCEA by hand'.G21]" office:value-type="float" office:value="0.00348148274484927" calcext:value-type="float">
            <text:p>0.0034814827</text:p>
          </table:table-cell>
        </table:table-row>
        <table:table-row table:style-name="ro2">
          <table:table-cell table:formula="of:=['CNEA with helpr'.P40]-['NCEA by hand'.N22]" office:value-type="float" office:value="-0.000496370318888495" calcext:value-type="float">
            <text:p>-0.0004963703</text:p>
          </table:table-cell>
          <table:table-cell table:formula="of:=['CNEA with helpr'.I40]-['NCEA by hand'.G22]" office:value-type="float" office:value="0.00348504385313753" calcext:value-type="float">
            <text:p>0.0034850439</text:p>
          </table:table-cell>
        </table:table-row>
        <table:table-row table:style-name="ro2">
          <table:table-cell table:formula="of:=['CNEA with helpr'.P41]-['NCEA by hand'.N23]" office:value-type="float" office:value="-0.000268036692062878" calcext:value-type="float">
            <text:p>-0.0002680367</text:p>
          </table:table-cell>
          <table:table-cell table:formula="of:=['CNEA with helpr'.I41]-['NCEA by hand'.G23]" office:value-type="float" office:value="0.00348117874780485" calcext:value-type="float">
            <text:p>0.0034811787</text:p>
          </table:table-cell>
        </table:table-row>
        <table:table-row table:style-name="ro2">
          <table:table-cell table:formula="of:=['CNEA with helpr'.P42]-['NCEA by hand'.N24]" office:value-type="float" office:value="-0.000629605541288214" calcext:value-type="float">
            <text:p>-0.0006296055</text:p>
          </table:table-cell>
          <table:table-cell table:formula="of:=['CNEA with helpr'.I42]-['NCEA by hand'.G24]" office:value-type="float" office:value="0.00347644507955813" calcext:value-type="float">
            <text:p>0.0034764451</text:p>
          </table:table-cell>
        </table:table-row>
        <table:table-row table:style-name="ro2">
          <table:table-cell table:formula="of:=['CNEA with helpr'.P43]-['NCEA by hand'.N25]" office:value-type="float" office:value="-0.00107460121493119" calcext:value-type="float">
            <text:p>-0.0010746012</text:p>
          </table:table-cell>
          <table:table-cell table:formula="of:=['CNEA with helpr'.I43]-['NCEA by hand'.G25]" office:value-type="float" office:value="0.00345881325087838" calcext:value-type="float">
            <text:p>0.0034588133</text:p>
          </table:table-cell>
        </table:table-row>
        <table:table-row table:style-name="ro2">
          <table:table-cell table:formula="of:=['CNEA with helpr'.P44]-['NCEA by hand'.N26]" office:value-type="float" office:value="0.000547858921237321" calcext:value-type="float">
            <text:p>0.0005478589</text:p>
          </table:table-cell>
          <table:table-cell table:formula="of:=['CNEA with helpr'.I44]-['NCEA by hand'.G26]" office:value-type="float" office:value="0.00302036265376238" calcext:value-type="float">
            <text:p>0.0030203627</text:p>
          </table:table-cell>
        </table:table-row>
        <table:table-row table:style-name="ro2">
          <table:table-cell table:formula="of:=['CNEA with helpr'.P45]-['NCEA by hand'.N27]" office:value-type="float" office:value="0.0507557962420009" calcext:value-type="float">
            <text:p>0.0507557962</text:p>
          </table:table-cell>
          <table:table-cell table:formula="of:=['CNEA with helpr'.I45]-['NCEA by hand'.G27]" office:value-type="float" office:value="0.00300129769614887" calcext:value-type="float">
            <text:p>0.0030012977</text:p>
          </table:table-cell>
        </table:table-row>
        <table:table-row table:style-name="ro2">
          <table:table-cell table:formula="of:=['CNEA with helpr'.P46]-['NCEA by hand'.N28]" office:value-type="float" office:value="0.000624125728638347" calcext:value-type="float">
            <text:p>0.0006241257</text:p>
          </table:table-cell>
          <table:table-cell table:formula="of:=['CNEA with helpr'.I46]-['NCEA by hand'.G28]" office:value-type="float" office:value="0.00302887457106493" calcext:value-type="float">
            <text:p>0.0030288746</text:p>
          </table:table-cell>
        </table:table-row>
        <table:table-row table:style-name="ro2">
          <table:table-cell table:formula="of:=['CNEA with helpr'.P47]-['NCEA by hand'.N29]" office:value-type="float" office:value="-0.0010778927237638" calcext:value-type="float">
            <text:p>-0.0010778927</text:p>
          </table:table-cell>
          <table:table-cell table:formula="of:=['CNEA with helpr'.I47]-['NCEA by hand'.G29]" office:value-type="float" office:value="0.00343171408561105" calcext:value-type="float">
            <text:p>0.0034317141</text:p>
          </table:table-cell>
        </table:table-row>
        <table:table-row table:style-name="ro2">
          <table:table-cell table:formula="of:=['CNEA with helpr'.P48]-['NCEA by hand'.N30]" office:value-type="float" office:value="-0.000799888308545604" calcext:value-type="float">
            <text:p>-0.0007998883</text:p>
          </table:table-cell>
          <table:table-cell table:formula="of:=['CNEA with helpr'.I48]-['NCEA by hand'.G30]" office:value-type="float" office:value="0.00350028713357986" calcext:value-type="float">
            <text:p>0.0035002871</text:p>
          </table:table-cell>
        </table:table-row>
        <table:table-row table:style-name="ro2">
          <table:table-cell table:formula="of:=['CNEA with helpr'.P49]-['NCEA by hand'.N31]" office:value-type="float" office:value="-0.000526269988821326" calcext:value-type="float">
            <text:p>-0.00052627</text:p>
          </table:table-cell>
          <table:table-cell table:formula="of:=['CNEA with helpr'.I49]-['NCEA by hand'.G31]" office:value-type="float" office:value="0.00350028713357631" calcext:value-type="float">
            <text:p>0.0035002871</text:p>
          </table:table-cell>
        </table:table-row>
        <table:table-row table:style-name="ro2">
          <table:table-cell table:formula="of:=['CNEA with helpr'.P50]-['NCEA by hand'.N32]" office:value-type="float" office:value="-0.000743634048646413" calcext:value-type="float">
            <text:p>-0.000743634</text:p>
          </table:table-cell>
          <table:table-cell table:formula="of:=['CNEA with helpr'.I50]-['NCEA by hand'.G32]" office:value-type="float" office:value="0.00350328367590436" calcext:value-type="float">
            <text:p>0.0035032837</text:p>
          </table:table-cell>
        </table:table-row>
        <table:table-row table:style-name="ro2">
          <table:table-cell table:formula="of:=['CNEA with helpr'.P51]-['NCEA by hand'.N33]" office:value-type="float" office:value="-0.000792186735200318" calcext:value-type="float">
            <text:p>-0.0007921867</text:p>
          </table:table-cell>
          <table:table-cell table:formula="of:=['CNEA with helpr'.I51]-['NCEA by hand'.G33]" office:value-type="float" office:value="0.00349720373501228" calcext:value-type="float">
            <text:p>0.0034972037</text:p>
          </table:table-cell>
        </table:table-row>
        <table:table-row table:style-name="ro2">
          <table:table-cell table:formula="of:=['CNEA with helpr'.P52]-['NCEA by hand'.N34]" office:value-type="float" office:value="-0.000746818089211843" calcext:value-type="float">
            <text:p>-0.0007468181</text:p>
          </table:table-cell>
          <table:table-cell table:formula="of:=['CNEA with helpr'.I52]-['NCEA by hand'.G34]" office:value-type="float" office:value="0.00348400157754369" calcext:value-type="float">
            <text:p>0.0034840016</text:p>
          </table:table-cell>
        </table:table-row>
        <table:table-row table:style-name="ro2">
          <table:table-cell table:formula="of:=['CNEA with helpr'.P53]-['NCEA by hand'.N35]" office:value-type="float" office:value="-0.000738176268438195" calcext:value-type="float">
            <text:p>-0.0007381763</text:p>
          </table:table-cell>
          <table:table-cell table:formula="of:=['CNEA with helpr'.I53]-['NCEA by hand'.G35]" office:value-type="float" office:value="0.00345594699301976" calcext:value-type="float">
            <text:p>0.003455947</text:p>
          </table:table-cell>
        </table:table-row>
        <table:table-row table:style-name="ro2">
          <table:table-cell table:formula="of:=['CNEA with helpr'.P54]-['NCEA by hand'.N36]" office:value-type="float" office:value="-0.000633879412315963" calcext:value-type="float">
            <text:p>-0.0006338794</text:p>
          </table:table-cell>
          <table:table-cell table:formula="of:=['CNEA with helpr'.I54]-['NCEA by hand'.G36]" office:value-type="float" office:value="0.00344161570371249" calcext:value-type="float">
            <text:p>0.0034416157</text:p>
          </table:table-cell>
        </table:table-row>
        <table:table-row table:style-name="ro2">
          <table:table-cell table:formula="of:=['CNEA with helpr'.P55]-['NCEA by hand'.N37]" office:value-type="float" office:value="-0.00106471880434" calcext:value-type="float">
            <text:p>-0.0010647188</text:p>
          </table:table-cell>
          <table:table-cell table:formula="of:=['CNEA with helpr'.I55]-['NCEA by hand'.G37]" office:value-type="float" office:value="0.00345612070560364" calcext:value-type="float">
            <text:p>0.0034561207</text:p>
          </table:table-cell>
        </table:table-row>
        <table:table-row table:style-name="ro2">
          <table:table-cell table:formula="of:=['CNEA with helpr'.P56]-['NCEA by hand'.N38]" office:value-type="float" office:value="0.000539906561144221" calcext:value-type="float">
            <text:p>0.0005399066</text:p>
          </table:table-cell>
          <table:table-cell table:formula="of:=['CNEA with helpr'.I56]-['NCEA by hand'.G38]" office:value-type="float" office:value="0.00302804943622093" calcext:value-type="float">
            <text:p>0.0030280494</text:p>
          </table:table-cell>
        </table:table-row>
        <table:table-row table:style-name="ro2">
          <table:table-cell table:formula="of:=['CNEA with helpr'.P57]-['NCEA by hand'.N39]" office:value-type="float" office:value="0.000716547322777927" calcext:value-type="float">
            <text:p>0.0007165473</text:p>
          </table:table-cell>
          <table:table-cell table:formula="of:=['CNEA with helpr'.I57]-['NCEA by hand'.G39]" office:value-type="float" office:value="0.00302783229547021" calcext:value-type="float">
            <text:p>0.0030278323</text:p>
          </table:table-cell>
        </table:table-row>
        <table:table-row table:style-name="ro2">
          <table:table-cell table:formula="of:=['CNEA with helpr'.P58]-['NCEA by hand'.N40]" office:value-type="float" office:value="0.0772326536896202" calcext:value-type="float">
            <text:p>0.0772326537</text:p>
          </table:table-cell>
          <table:table-cell table:formula="of:=['CNEA with helpr'.I58]-['NCEA by hand'.G40]" office:value-type="float" office:value="0.00343327749895295" calcext:value-type="float">
            <text:p>0.0034332775</text:p>
          </table:table-cell>
        </table:table-row>
        <table:table-row table:style-name="ro2">
          <table:table-cell table:formula="of:=['CNEA with helpr'.P59]-['NCEA by hand'.N41]" office:value-type="float" office:value="-0.00111117703368535" calcext:value-type="float">
            <text:p>-0.001111177</text:p>
          </table:table-cell>
          <table:table-cell table:formula="of:=['CNEA with helpr'.I59]-['NCEA by hand'.G41]" office:value-type="float" office:value="0.00345264645365262" calcext:value-type="float">
            <text:p>0.0034526465</text:p>
          </table:table-cell>
        </table:table-row>
        <table:table-row table:style-name="ro2">
          <table:table-cell table:formula="of:=['CNEA with helpr'.P60]-['NCEA by hand'.N42]" office:value-type="float" office:value="-0.00128160058882187" calcext:value-type="float">
            <text:p>-0.0012816006</text:p>
          </table:table-cell>
          <table:table-cell table:formula="of:=['CNEA with helpr'.I60]-['NCEA by hand'.G42]" office:value-type="float" office:value="0.0034430922607136" calcext:value-type="float">
            <text:p>0.0034430923</text:p>
          </table:table-cell>
        </table:table-row>
        <table:table-row table:style-name="ro2">
          <table:table-cell table:formula="of:=['CNEA with helpr'.P61]-['NCEA by hand'.N43]" office:value-type="float" office:value="-0.00120260519467053" calcext:value-type="float">
            <text:p>-0.0012026052</text:p>
          </table:table-cell>
          <table:table-cell table:formula="of:=['CNEA with helpr'.I61]-['NCEA by hand'.G43]" office:value-type="float" office:value="0.00345790125974865" calcext:value-type="float">
            <text:p>0.0034579013</text:p>
          </table:table-cell>
        </table:table-row>
        <table:table-row table:style-name="ro2">
          <table:table-cell table:formula="of:=['CNEA with helpr'.P62]-['NCEA by hand'.N44]" office:value-type="float" office:value="-0.000864360178134405" calcext:value-type="float">
            <text:p>-0.0008643602</text:p>
          </table:table-cell>
          <table:table-cell table:formula="of:=['CNEA with helpr'.I62]-['NCEA by hand'.G44]" office:value-type="float" office:value="0.00347635822321202" calcext:value-type="float">
            <text:p>0.0034763582</text:p>
          </table:table-cell>
        </table:table-row>
        <table:table-row table:style-name="ro2">
          <table:table-cell table:formula="of:=['CNEA with helpr'.P63]-['NCEA by hand'.N45]" office:value-type="float" office:value="-0.000724010260714891" calcext:value-type="float">
            <text:p>-0.0007240103</text:p>
          </table:table-cell>
          <table:table-cell table:formula="of:=['CNEA with helpr'.I63]-['NCEA by hand'.G45]" office:value-type="float" office:value="0.00341607995178705" calcext:value-type="float">
            <text:p>0.00341608</text:p>
          </table:table-cell>
        </table:table-row>
        <table:table-row table:style-name="ro2">
          <table:table-cell table:formula="of:=['CNEA with helpr'.P64]-['NCEA by hand'.N46]" office:value-type="float" office:value="-0.000771891203719122" calcext:value-type="float">
            <text:p>-0.0007718912</text:p>
          </table:table-cell>
          <table:table-cell table:formula="of:=['CNEA with helpr'.I64]-['NCEA by hand'.G46]" office:value-type="float" office:value="0.00340817602853072" calcext:value-type="float">
            <text:p>0.003408176</text:p>
          </table:table-cell>
        </table:table-row>
      </table:table>
      <table:table table:name="CNEA with helpr" table:style-name="ta1">
        <table:table-column table:style-name="co1" table:number-columns-repeated="17" table:default-cell-style-name="Default"/>
        <table:table-row table:style-name="ro2">
          <table:table-cell office:value-type="string" calcext:value-type="string">
            <text:p>Rank.Analysis</text:p>
          </table:table-cell>
          <table:table-cell office:value-type="string" calcext:value-type="string">
            <text:p>Box.No</text:p>
          </table:table-cell>
          <table:table-cell office:value-type="string" calcext:value-type="string">
            <text:p>Box.position</text:p>
          </table:table-cell>
          <table:table-cell office:value-type="string" calcext:value-type="string">
            <text:p>sample.name</text:p>
          </table:table-cell>
          <table:table-cell office:value-type="string" calcext:value-type="string">
            <text:p>sample.weight</text:p>
          </table:table-cell>
          <table:table-cell office:value-type="string" calcext:value-type="string">
            <text:p>Area.N</text:p>
          </table:table-cell>
          <table:table-cell office:value-type="string" calcext:value-type="string">
            <text:p>d14N.d15N.ratio</text:p>
          </table:table-cell>
          <table:table-cell office:value-type="string" calcext:value-type="string">
            <text:p>d14N.d15N.BlankCorrected</text:p>
          </table:table-cell>
          <table:table-cell office:value-type="string" calcext:value-type="string">
            <text:p>Normalized.d14N.d15N</text:p>
          </table:table-cell>
          <table:table-cell office:value-type="string" calcext:value-type="string">
            <text:p>At.N</text:p>
          </table:table-cell>
          <table:table-cell office:value-type="string" calcext:value-type="string">
            <text:p>equipement.dilution</text:p>
          </table:table-cell>
          <table:table-cell office:value-type="string" calcext:value-type="string">
            <text:p>Area.C</text:p>
          </table:table-cell>
          <table:table-cell office:value-type="string" calcext:value-type="string">
            <text:p>d12C.d13C.ratio</text:p>
          </table:table-cell>
          <table:table-cell office:value-type="string" calcext:value-type="string">
            <text:p>Area.C.Corrected</text:p>
          </table:table-cell>
          <table:table-cell office:value-type="string" calcext:value-type="string">
            <text:p>d12C.d13C.BlankCorrected</text:p>
          </table:table-cell>
          <table:table-cell office:value-type="string" calcext:value-type="string">
            <text:p>Normalized.d12C.d13C</text:p>
          </table:table-cell>
          <table:table-cell office:value-type="string" calcext:value-type="string">
            <text:p>At.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Kasper1</text:p>
          </table:table-cell>
          <table:table-cell office:value-type="float" office:value="0.378" calcext:value-type="float">
            <text:p>0.378</text:p>
          </table:table-cell>
          <table:table-cell office:value-type="float" office:value="47.182" calcext:value-type="float">
            <text:p>47.182</text:p>
          </table:table-cell>
          <table:table-cell table:number-columns-repeated="2" office:value-type="float" office:value="5.294" calcext:value-type="float">
            <text:p>5.294</text:p>
          </table:table-cell>
          <table:table-cell office:value-type="float" office:value="5.71341977309562" calcext:value-type="float">
            <text:p>5.7134197731</text:p>
          </table:table-cell>
          <table:table-cell office:value-type="float" office:value="0.368558130678015" calcext:value-type="float">
            <text:p>0.3685581307</text:p>
          </table:table-cell>
          <table:table-cell office:value-type="float" office:value="57" calcext:value-type="float">
            <text:p>57</text:p>
          </table:table-cell>
          <table:table-cell office:value-type="float" office:value="149.69" calcext:value-type="float">
            <text:p>149.69</text:p>
          </table:table-cell>
          <table:table-cell office:value-type="float" office:value="-25.221" calcext:value-type="float">
            <text:p>-25.221</text:p>
          </table:table-cell>
          <table:table-cell office:value-type="float" office:value="235.0133" calcext:value-type="float">
            <text:p>235.0133</text:p>
          </table:table-cell>
          <table:table-cell office:value-type="float" office:value="-25.1746801098076" calcext:value-type="float">
            <text:p>-25.1746801098</text:p>
          </table:table-cell>
          <table:table-cell office:value-type="float" office:value="-22.2262362719229" calcext:value-type="float">
            <text:p>-22.2262362719</text:p>
          </table:table-cell>
          <table:table-cell office:value-type="float" office:value="1.08134962942599" calcext:value-type="float">
            <text:p>1.08134962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Kasper2</text:p>
          </table:table-cell>
          <table:table-cell office:value-type="float" office:value="0.609" calcext:value-type="float">
            <text:p>0.609</text:p>
          </table:table-cell>
          <table:table-cell office:value-type="float" office:value="32.07" calcext:value-type="float">
            <text:p>32.07</text:p>
          </table:table-cell>
          <table:table-cell table:number-columns-repeated="2" office:value-type="float" office:value="4.729" calcext:value-type="float">
            <text:p>4.729</text:p>
          </table:table-cell>
          <table:table-cell office:value-type="float" office:value="5.14567260940033" calcext:value-type="float">
            <text:p>5.1456726094</text:p>
          </table:table-cell>
          <table:table-cell office:value-type="float" office:value="0.368350837961121" calcext:value-type="float">
            <text:p>0.368350838</text:p>
          </table:table-cell>
          <table:table-cell office:value-type="float" office:value="57" calcext:value-type="float">
            <text:p>57</text:p>
          </table:table-cell>
          <table:table-cell office:value-type="float" office:value="102.7" calcext:value-type="float">
            <text:p>102.7</text:p>
          </table:table-cell>
          <table:table-cell office:value-type="float" office:value="-25.435" calcext:value-type="float">
            <text:p>-25.435</text:p>
          </table:table-cell>
          <table:table-cell office:value-type="float" office:value="161.239" calcext:value-type="float">
            <text:p>161.239</text:p>
          </table:table-cell>
          <table:table-cell office:value-type="float" office:value="-25.3704750469209" calcext:value-type="float">
            <text:p>-25.3704750469</text:p>
          </table:table-cell>
          <table:table-cell office:value-type="float" office:value="-22.4287652334795" calcext:value-type="float">
            <text:p>-22.4287652335</text:p>
          </table:table-cell>
          <table:table-cell office:value-type="float" office:value="1.08112806805343" calcext:value-type="float">
            <text:p>1.08112806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Kasper3</text:p>
          </table:table-cell>
          <table:table-cell office:value-type="float" office:value="0.319" calcext:value-type="float">
            <text:p>0.319</text:p>
          </table:table-cell>
          <table:table-cell office:value-type="float" office:value="51.076" calcext:value-type="float">
            <text:p>51.076</text:p>
          </table:table-cell>
          <table:table-cell table:number-columns-repeated="2" office:value-type="float" office:value="4.771" calcext:value-type="float">
            <text:p>4.771</text:p>
          </table:table-cell>
          <table:table-cell office:value-type="float" office:value="5.18787682333874" calcext:value-type="float">
            <text:p>5.1878768233</text:p>
          </table:table-cell>
          <table:table-cell office:value-type="float" office:value="0.368366247360904" calcext:value-type="float">
            <text:p>0.3683662474</text:p>
          </table:table-cell>
          <table:table-cell office:value-type="float" office:value="57" calcext:value-type="float">
            <text:p>57</text:p>
          </table:table-cell>
          <table:table-cell office:value-type="float" office:value="156.209" calcext:value-type="float">
            <text:p>156.209</text:p>
          </table:table-cell>
          <table:table-cell office:value-type="float" office:value="-25.123" calcext:value-type="float">
            <text:p>-25.123</text:p>
          </table:table-cell>
          <table:table-cell office:value-type="float" office:value="245.24813" calcext:value-type="float">
            <text:p>245.24813</text:p>
          </table:table-cell>
          <table:table-cell office:value-type="float" office:value="-25.077639378949" calcext:value-type="float">
            <text:p>-25.0776393789</text:p>
          </table:table-cell>
          <table:table-cell office:value-type="float" office:value="-22.1258579948375" calcext:value-type="float">
            <text:p>-22.1258579948</text:p>
          </table:table-cell>
          <table:table-cell office:value-type="float" office:value="1.0814594402608" calcext:value-type="float">
            <text:p>1.08145944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Kasper4</text:p>
          </table:table-cell>
          <table:table-cell office:value-type="float" office:value="0.343" calcext:value-type="float">
            <text:p>0.343</text:p>
          </table:table-cell>
          <table:table-cell office:value-type="float" office:value="44.438" calcext:value-type="float">
            <text:p>44.438</text:p>
          </table:table-cell>
          <table:table-cell table:number-columns-repeated="2" office:value-type="float" office:value="10.44" calcext:value-type="float">
            <text:p>10.44</text:p>
          </table:table-cell>
          <table:table-cell office:value-type="float" office:value="10.8844408427877" calcext:value-type="float">
            <text:p>10.8844408428</text:p>
          </table:table-cell>
          <table:table-cell office:value-type="float" office:value="0.370446105700474" calcext:value-type="float">
            <text:p>0.3704461057</text:p>
          </table:table-cell>
          <table:table-cell office:value-type="float" office:value="57" calcext:value-type="float">
            <text:p>57</text:p>
          </table:table-cell>
          <table:table-cell office:value-type="float" office:value="66.819" calcext:value-type="float">
            <text:p>66.819</text:p>
          </table:table-cell>
          <table:table-cell office:value-type="float" office:value="-23.334" calcext:value-type="float">
            <text:p>-23.334</text:p>
          </table:table-cell>
          <table:table-cell office:value-type="float" office:value="104.90583" calcext:value-type="float">
            <text:p>104.90583</text:p>
          </table:table-cell>
          <table:table-cell office:value-type="float" office:value="-23.1835218938818" calcext:value-type="float">
            <text:p>-23.1835218939</text:p>
          </table:table-cell>
          <table:table-cell office:value-type="float" office:value="-20.1665956514261" calcext:value-type="float">
            <text:p>-20.1665956514</text:p>
          </table:table-cell>
          <table:table-cell office:value-type="float" office:value="1.0836027658809" calcext:value-type="float">
            <text:p>1.08360276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Kasper5</text:p>
          </table:table-cell>
          <table:table-cell office:value-type="float" office:value="0.422" calcext:value-type="float">
            <text:p>0.422</text:p>
          </table:table-cell>
          <table:table-cell office:value-type="float" office:value="32.087" calcext:value-type="float">
            <text:p>32.087</text:p>
          </table:table-cell>
          <table:table-cell table:number-columns-repeated="2" office:value-type="float" office:value="10.331" calcext:value-type="float">
            <text:p>10.331</text:p>
          </table:table-cell>
          <table:table-cell office:value-type="float" office:value="10.7749108589951" calcext:value-type="float">
            <text:p>10.774910859</text:p>
          </table:table-cell>
          <table:table-cell office:value-type="float" office:value="0.370406116298915" calcext:value-type="float">
            <text:p>0.3704061163</text:p>
          </table:table-cell>
          <table:table-cell office:value-type="float" office:value="57" calcext:value-type="float">
            <text:p>57</text:p>
          </table:table-cell>
          <table:table-cell office:value-type="float" office:value="50.385" calcext:value-type="float">
            <text:p>50.385</text:p>
          </table:table-cell>
          <table:table-cell office:value-type="float" office:value="-23.538" calcext:value-type="float">
            <text:p>-23.538</text:p>
          </table:table-cell>
          <table:table-cell office:value-type="float" office:value="79.10445" calcext:value-type="float">
            <text:p>79.10445</text:p>
          </table:table-cell>
          <table:table-cell office:value-type="float" office:value="-23.3434150746085" calcext:value-type="float">
            <text:p>-23.3434150746</text:p>
          </table:table-cell>
          <table:table-cell office:value-type="float" office:value="-20.3319880784723" calcext:value-type="float">
            <text:p>-20.3319880785</text:p>
          </table:table-cell>
          <table:table-cell office:value-type="float" office:value="1.08342183921996" calcext:value-type="float">
            <text:p>1.083421839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Kasper6</text:p>
          </table:table-cell>
          <table:table-cell office:value-type="float" office:value="0.463" calcext:value-type="float">
            <text:p>0.463</text:p>
          </table:table-cell>
          <table:table-cell office:value-type="float" office:value="36.815" calcext:value-type="float">
            <text:p>36.815</text:p>
          </table:table-cell>
          <table:table-cell table:number-columns-repeated="2" office:value-type="float" office:value="11.379" calcext:value-type="float">
            <text:p>11.379</text:p>
          </table:table-cell>
          <table:table-cell office:value-type="float" office:value="11.8280064829822" calcext:value-type="float">
            <text:p>11.828006483</text:p>
          </table:table-cell>
          <table:table-cell office:value-type="float" office:value="0.370790600224818" calcext:value-type="float">
            <text:p>0.3707906002</text:p>
          </table:table-cell>
          <table:table-cell office:value-type="float" office:value="57" calcext:value-type="float">
            <text:p>57</text:p>
          </table:table-cell>
          <table:table-cell office:value-type="float" office:value="57.099" calcext:value-type="float">
            <text:p>57.099</text:p>
          </table:table-cell>
          <table:table-cell office:value-type="float" office:value="-22.993" calcext:value-type="float">
            <text:p>-22.993</text:p>
          </table:table-cell>
          <table:table-cell office:value-type="float" office:value="89.64543" calcext:value-type="float">
            <text:p>89.64543</text:p>
          </table:table-cell>
          <table:table-cell office:value-type="float" office:value="-22.8065572486968" calcext:value-type="float">
            <text:p>-22.8065572487</text:p>
          </table:table-cell>
          <table:table-cell office:value-type="float" office:value="-19.77666596653" calcext:value-type="float">
            <text:p>-19.7766659665</text:p>
          </table:table-cell>
          <table:table-cell office:value-type="float" office:value="1.08402931650288" calcext:value-type="float">
            <text:p>1.08402931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Kasper7</text:p>
          </table:table-cell>
          <table:table-cell office:value-type="float" office:value="0.361" calcext:value-type="float">
            <text:p>0.361</text:p>
          </table:table-cell>
          <table:table-cell office:value-type="float" office:value="36.764" calcext:value-type="float">
            <text:p>36.764</text:p>
          </table:table-cell>
          <table:table-cell table:number-columns-repeated="2" office:value-type="float" office:value="9.507" calcext:value-type="float">
            <text:p>9.507</text:p>
          </table:table-cell>
          <table:table-cell office:value-type="float" office:value="9.94690437601297" calcext:value-type="float">
            <text:p>9.946904376</text:p>
          </table:table-cell>
          <table:table-cell office:value-type="float" office:value="0.370103810059512" calcext:value-type="float">
            <text:p>0.3701038101</text:p>
          </table:table-cell>
          <table:table-cell office:value-type="float" office:value="57" calcext:value-type="float">
            <text:p>57</text:p>
          </table:table-cell>
          <table:table-cell office:value-type="float" office:value="56.706" calcext:value-type="float">
            <text:p>56.706</text:p>
          </table:table-cell>
          <table:table-cell office:value-type="float" office:value="-23.255" calcext:value-type="float">
            <text:p>-23.255</text:p>
          </table:table-cell>
          <table:table-cell office:value-type="float" office:value="89.02842" calcext:value-type="float">
            <text:p>89.02842</text:p>
          </table:table-cell>
          <table:table-cell office:value-type="float" office:value="-23.0746766982313" calcext:value-type="float">
            <text:p>-23.0746766982</text:p>
          </table:table-cell>
          <table:table-cell office:value-type="float" office:value="-20.0540069156266" calcext:value-type="float">
            <text:p>-20.0540069156</text:p>
          </table:table-cell>
          <table:table-cell office:value-type="float" office:value="1.08372592896502" calcext:value-type="float">
            <text:p>1.0837259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Kasper8</text:p>
          </table:table-cell>
          <table:table-cell office:value-type="float" office:value="91" calcext:value-type="float">
            <text:p>91</text:p>
          </table:table-cell>
          <table:table-cell office:value-type="float" office:value="25.699" calcext:value-type="float">
            <text:p>25.699</text:p>
          </table:table-cell>
          <table:table-cell table:number-columns-repeated="2" office:value-type="float" office:value="10.072" calcext:value-type="float">
            <text:p>10.072</text:p>
          </table:table-cell>
          <table:table-cell office:value-type="float" office:value="10.5146515397083" calcext:value-type="float">
            <text:p>10.5146515397</text:p>
          </table:table-cell>
          <table:table-cell office:value-type="float" office:value="0.370311095482042" calcext:value-type="float">
            <text:p>0.3703110955</text:p>
          </table:table-cell>
          <table:table-cell office:value-type="float" office:value="57" calcext:value-type="float">
            <text:p>57</text:p>
          </table:table-cell>
          <table:table-cell office:value-type="float" office:value="39.274" calcext:value-type="float">
            <text:p>39.274</text:p>
          </table:table-cell>
          <table:table-cell office:value-type="float" office:value="-22.443" calcext:value-type="float">
            <text:p>-22.443</text:p>
          </table:table-cell>
          <table:table-cell office:value-type="float" office:value="61.66018" calcext:value-type="float">
            <text:p>61.66018</text:p>
          </table:table-cell>
          <table:table-cell office:value-type="float" office:value="-22.1455557617521" calcext:value-type="float">
            <text:p>-22.1455557618</text:p>
          </table:table-cell>
          <table:table-cell office:value-type="float" office:value="-19.0929304894438" calcext:value-type="float">
            <text:p>-19.0929304894</text:p>
          </table:table-cell>
          <table:table-cell office:value-type="float" office:value="1.08477725732765" calcext:value-type="float">
            <text:p>1.08477725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Kasper9</text:p>
          </table:table-cell>
          <table:table-cell office:value-type="float" office:value="0.321" calcext:value-type="float">
            <text:p>0.321</text:p>
          </table:table-cell>
          <table:table-cell office:value-type="float" office:value="34.34" calcext:value-type="float">
            <text:p>34.34</text:p>
          </table:table-cell>
          <table:table-cell table:number-columns-repeated="2" office:value-type="float" office:value="11.094" calcext:value-type="float">
            <text:p>11.094</text:p>
          </table:table-cell>
          <table:table-cell office:value-type="float" office:value="11.541620745543" calcext:value-type="float">
            <text:p>11.5416207455</text:p>
          </table:table-cell>
          <table:table-cell office:value-type="float" office:value="0.37068604143569" calcext:value-type="float">
            <text:p>0.3706860414</text:p>
          </table:table-cell>
          <table:table-cell office:value-type="float" office:value="57" calcext:value-type="float">
            <text:p>57</text:p>
          </table:table-cell>
          <table:table-cell office:value-type="float" office:value="119.287" calcext:value-type="float">
            <text:p>119.287</text:p>
          </table:table-cell>
          <table:table-cell office:value-type="float" office:value="-22.24" calcext:value-type="float">
            <text:p>-22.24</text:p>
          </table:table-cell>
          <table:table-cell office:value-type="float" office:value="187.28059" calcext:value-type="float">
            <text:p>187.28059</text:p>
          </table:table-cell>
          <table:table-cell office:value-type="float" office:value="-22.1420231675657" calcext:value-type="float">
            <text:p>-22.1420231676</text:p>
          </table:table-cell>
          <table:table-cell office:value-type="float" office:value="-19.0892763978584" calcext:value-type="float">
            <text:p>-19.0892763979</text:p>
          </table:table-cell>
          <table:table-cell office:value-type="float" office:value="1.08478125452187" calcext:value-type="float">
            <text:p>1.08478125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Kasper10</text:p>
          </table:table-cell>
          <table:table-cell office:value-type="float" office:value="0.339" calcext:value-type="float">
            <text:p>0.339</text:p>
          </table:table-cell>
          <table:table-cell office:value-type="float" office:value="40.354" calcext:value-type="float">
            <text:p>40.354</text:p>
          </table:table-cell>
          <table:table-cell table:number-columns-repeated="2" office:value-type="float" office:value="9.753" calcext:value-type="float">
            <text:p>9.753</text:p>
          </table:table-cell>
          <table:table-cell office:value-type="float" office:value="10.1941004862237" calcext:value-type="float">
            <text:p>10.1941004862</text:p>
          </table:table-cell>
          <table:table-cell office:value-type="float" office:value="0.370194061871622" calcext:value-type="float">
            <text:p>0.3701940619</text:p>
          </table:table-cell>
          <table:table-cell office:value-type="float" office:value="57" calcext:value-type="float">
            <text:p>57</text:p>
          </table:table-cell>
          <table:table-cell office:value-type="float" office:value="144.482" calcext:value-type="float">
            <text:p>144.482</text:p>
          </table:table-cell>
          <table:table-cell office:value-type="float" office:value="-22.289" calcext:value-type="float">
            <text:p>-22.289</text:p>
          </table:table-cell>
          <table:table-cell office:value-type="float" office:value="226.83674" calcext:value-type="float">
            <text:p>226.83674</text:p>
          </table:table-cell>
          <table:table-cell office:value-type="float" office:value="-22.2088333607724" calcext:value-type="float">
            <text:p>-22.2088333608</text:p>
          </table:table-cell>
          <table:table-cell office:value-type="float" office:value="-19.1583844108185" calcext:value-type="float">
            <text:p>-19.1583844108</text:p>
          </table:table-cell>
          <table:table-cell office:value-type="float" office:value="1.08470565752503" calcext:value-type="float">
            <text:p>1.08470565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Kasper11</text:p>
          </table:table-cell>
          <table:table-cell office:value-type="float" office:value="0.075" calcext:value-type="float">
            <text:p>0.075</text:p>
          </table:table-cell>
          <table:table-cell office:value-type="float" office:value="22.931" calcext:value-type="float">
            <text:p>22.931</text:p>
          </table:table-cell>
          <table:table-cell table:number-columns-repeated="2" office:value-type="float" office:value="10.552" calcext:value-type="float">
            <text:p>10.552</text:p>
          </table:table-cell>
          <table:table-cell office:value-type="float" office:value="10.9969854132901" calcext:value-type="float">
            <text:p>10.9969854133</text:p>
          </table:table-cell>
          <table:table-cell office:value-type="float" office:value="0.370487195694325" calcext:value-type="float">
            <text:p>0.3704871957</text:p>
          </table:table-cell>
          <table:table-cell office:value-type="float" office:value="57" calcext:value-type="float">
            <text:p>57</text:p>
          </table:table-cell>
          <table:table-cell office:value-type="float" office:value="85.383" calcext:value-type="float">
            <text:p>85.383</text:p>
          </table:table-cell>
          <table:table-cell office:value-type="float" office:value="-22.826" calcext:value-type="float">
            <text:p>-22.826</text:p>
          </table:table-cell>
          <table:table-cell office:value-type="float" office:value="134.05131" calcext:value-type="float">
            <text:p>134.05131</text:p>
          </table:table-cell>
          <table:table-cell office:value-type="float" office:value="-22.6993501577738" calcext:value-type="float">
            <text:p>-22.6993501578</text:p>
          </table:table-cell>
          <table:table-cell office:value-type="float" office:value="-19.6657716752053" calcext:value-type="float">
            <text:p>-19.6657716752</text:p>
          </table:table-cell>
          <table:table-cell office:value-type="float" office:value="1.08415062495613" calcext:value-type="float">
            <text:p>1.08415062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Kasper12</text:p>
          </table:table-cell>
          <table:table-cell office:value-type="float" office:value="0.409" calcext:value-type="float">
            <text:p>0.409</text:p>
          </table:table-cell>
          <table:table-cell office:value-type="float" office:value="24.779" calcext:value-type="float">
            <text:p>24.779</text:p>
          </table:table-cell>
          <table:table-cell table:number-columns-repeated="2" office:value-type="float" office:value="12.687" calcext:value-type="float">
            <text:p>12.687</text:p>
          </table:table-cell>
          <table:table-cell office:value-type="float" office:value="13.1423662884927" calcext:value-type="float">
            <text:p>13.1423662885</text:p>
          </table:table-cell>
          <table:table-cell office:value-type="float" office:value="0.371270467221055" calcext:value-type="float">
            <text:p>0.3712704672</text:p>
          </table:table-cell>
          <table:table-cell office:value-type="float" office:value="57" calcext:value-type="float">
            <text:p>57</text:p>
          </table:table-cell>
          <table:table-cell office:value-type="float" office:value="85.764" calcext:value-type="float">
            <text:p>85.764</text:p>
          </table:table-cell>
          <table:table-cell office:value-type="float" office:value="-22.676" calcext:value-type="float">
            <text:p>-22.676</text:p>
          </table:table-cell>
          <table:table-cell office:value-type="float" office:value="134.64948" calcext:value-type="float">
            <text:p>134.64948</text:p>
          </table:table-cell>
          <table:table-cell office:value-type="float" office:value="-22.5471306613103" calcext:value-type="float">
            <text:p>-22.5471306613</text:p>
          </table:table-cell>
          <table:table-cell office:value-type="float" office:value="-19.5083168553722" calcext:value-type="float">
            <text:p>-19.5083168554</text:p>
          </table:table-cell>
          <table:table-cell office:value-type="float" office:value="1.08432286595915" calcext:value-type="float">
            <text:p>1.08432286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Kasper13</text:p>
          </table:table-cell>
          <table:table-cell office:value-type="float" office:value="0.308" calcext:value-type="float">
            <text:p>0.308</text:p>
          </table:table-cell>
          <table:table-cell office:value-type="float" office:value="56.648" calcext:value-type="float">
            <text:p>56.648</text:p>
          </table:table-cell>
          <table:table-cell table:number-columns-repeated="2" office:value-type="float" office:value="5.214" calcext:value-type="float">
            <text:p>5.214</text:p>
          </table:table-cell>
          <table:table-cell office:value-type="float" office:value="5.63303079416532" calcext:value-type="float">
            <text:p>5.6330307942</text:p>
          </table:table-cell>
          <table:table-cell office:value-type="float" office:value="0.368528779549283" calcext:value-type="float">
            <text:p>0.3685287795</text:p>
          </table:table-cell>
          <table:table-cell office:value-type="float" office:value="57" calcext:value-type="float">
            <text:p>57</text:p>
          </table:table-cell>
          <table:table-cell office:value-type="float" office:value="171.84" calcext:value-type="float">
            <text:p>171.84</text:p>
          </table:table-cell>
          <table:table-cell office:value-type="float" office:value="-25.059" calcext:value-type="float">
            <text:p>-25.059</text:p>
          </table:table-cell>
          <table:table-cell office:value-type="float" office:value="269.7888" calcext:value-type="float">
            <text:p>269.7888</text:p>
          </table:table-cell>
          <table:table-cell office:value-type="float" office:value="-25.0172143009444" calcext:value-type="float">
            <text:p>-25.0172143009</text:p>
          </table:table-cell>
          <table:table-cell office:value-type="float" office:value="-22.0633547019503" calcext:value-type="float">
            <text:p>-22.063354702</text:p>
          </table:table-cell>
          <table:table-cell office:value-type="float" office:value="1.08152781687182" calcext:value-type="float">
            <text:p>1.081527816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Kasper14</text:p>
          </table:table-cell>
          <table:table-cell office:value-type="float" office:value="0.501" calcext:value-type="float">
            <text:p>0.501</text:p>
          </table:table-cell>
          <table:table-cell office:value-type="float" office:value="27.752" calcext:value-type="float">
            <text:p>27.752</text:p>
          </table:table-cell>
          <table:table-cell table:number-columns-repeated="2" office:value-type="float" office:value="4.776" calcext:value-type="float">
            <text:p>4.776</text:p>
          </table:table-cell>
          <table:table-cell office:value-type="float" office:value="5.19290113452188" calcext:value-type="float">
            <text:p>5.1929011345</text:p>
          </table:table-cell>
          <table:table-cell office:value-type="float" office:value="0.368368081812941" calcext:value-type="float">
            <text:p>0.3683680818</text:p>
          </table:table-cell>
          <table:table-cell office:value-type="float" office:value="50" calcext:value-type="float">
            <text:p>50</text:p>
          </table:table-cell>
          <table:table-cell office:value-type="float" office:value="188.453" calcext:value-type="float">
            <text:p>188.453</text:p>
          </table:table-cell>
          <table:table-cell office:value-type="float" office:value="-24.996" calcext:value-type="float">
            <text:p>-24.996</text:p>
          </table:table-cell>
          <table:table-cell office:value-type="float" office:value="282.6795" calcext:value-type="float">
            <text:p>282.6795</text:p>
          </table:table-cell>
          <table:table-cell office:value-type="float" office:value="-24.955583246645" calcext:value-type="float">
            <text:p>-24.9555832466</text:p>
          </table:table-cell>
          <table:table-cell office:value-type="float" office:value="-21.9996039553226" calcext:value-type="float">
            <text:p>-21.9996039553</text:p>
          </table:table-cell>
          <table:table-cell office:value-type="float" office:value="1.08159755806011" calcext:value-type="float">
            <text:p>1.081597558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Kasper15</text:p>
          </table:table-cell>
          <table:table-cell office:value-type="float" office:value="0.416" calcext:value-type="float">
            <text:p>0.416</text:p>
          </table:table-cell>
          <table:table-cell office:value-type="float" office:value="28.612" calcext:value-type="float">
            <text:p>28.612</text:p>
          </table:table-cell>
          <table:table-cell table:number-columns-repeated="2" office:value-type="float" office:value="14.52" calcext:value-type="float">
            <text:p>14.52</text:p>
          </table:table-cell>
          <table:table-cell office:value-type="float" office:value="14.9842787682334" calcext:value-type="float">
            <text:p>14.9842787682</text:p>
          </table:table-cell>
          <table:table-cell office:value-type="float" office:value="0.371942933605229" calcext:value-type="float">
            <text:p>0.3719429336</text:p>
          </table:table-cell>
          <table:table-cell office:value-type="float" office:value="57" calcext:value-type="float">
            <text:p>57</text:p>
          </table:table-cell>
          <table:table-cell office:value-type="float" office:value="100.597" calcext:value-type="float">
            <text:p>100.597</text:p>
          </table:table-cell>
          <table:table-cell office:value-type="float" office:value="-22.261" calcext:value-type="float">
            <text:p>-22.261</text:p>
          </table:table-cell>
          <table:table-cell office:value-type="float" office:value="157.93729" calcext:value-type="float">
            <text:p>157.93729</text:p>
          </table:table-cell>
          <table:table-cell office:value-type="float" office:value="-22.1448642406505" calcext:value-type="float">
            <text:p>-22.1448642407</text:p>
          </table:table-cell>
          <table:table-cell office:value-type="float" office:value="-19.0922151846832" calcext:value-type="float">
            <text:p>-19.0922151847</text:p>
          </table:table-cell>
          <table:table-cell office:value-type="float" office:value="1.08477803979631" calcext:value-type="float">
            <text:p>1.08477803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Kasper16</text:p>
          </table:table-cell>
          <table:table-cell office:value-type="float" office:value="0.597" calcext:value-type="float">
            <text:p>0.597</text:p>
          </table:table-cell>
          <table:table-cell office:value-type="float" office:value="18.138" calcext:value-type="float">
            <text:p>18.138</text:p>
          </table:table-cell>
          <table:table-cell table:number-columns-repeated="2" office:value-type="float" office:value="11.779" calcext:value-type="float">
            <text:p>11.779</text:p>
          </table:table-cell>
          <table:table-cell office:value-type="float" office:value="12.2299513776337" calcext:value-type="float">
            <text:p>12.2299513776</text:p>
          </table:table-cell>
          <table:table-cell office:value-type="float" office:value="0.370937349032377" calcext:value-type="float">
            <text:p>0.370937349</text:p>
          </table:table-cell>
          <table:table-cell office:value-type="float" office:value="50" calcext:value-type="float">
            <text:p>50</text:p>
          </table:table-cell>
          <table:table-cell office:value-type="float" office:value="35.517" calcext:value-type="float">
            <text:p>35.517</text:p>
          </table:table-cell>
          <table:table-cell office:value-type="float" office:value="-21.497" calcext:value-type="float">
            <text:p>-21.497</text:p>
          </table:table-cell>
          <table:table-cell office:value-type="float" office:value="53.2755" calcext:value-type="float">
            <text:p>53.2755</text:p>
          </table:table-cell>
          <table:table-cell office:value-type="float" office:value="-21.1046599986224" calcext:value-type="float">
            <text:p>-21.1046599986</text:p>
          </table:table-cell>
          <table:table-cell office:value-type="float" office:value="-18.0162349369268" calcext:value-type="float">
            <text:p>-18.0162349369</text:p>
          </table:table-cell>
          <table:table-cell office:value-type="float" office:value="1.08595503573568" calcext:value-type="float">
            <text:p>1.085955035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Kasper17</text:p>
          </table:table-cell>
          <table:table-cell office:value-type="float" office:value="0.295" calcext:value-type="float">
            <text:p>0.295</text:p>
          </table:table-cell>
          <table:table-cell office:value-type="float" office:value="27.512" calcext:value-type="float">
            <text:p>27.512</text:p>
          </table:table-cell>
          <table:table-cell table:number-columns-repeated="2" office:value-type="float" office:value="10.108" calcext:value-type="float">
            <text:p>10.108</text:p>
          </table:table-cell>
          <table:table-cell office:value-type="float" office:value="10.5508265802269" calcext:value-type="float">
            <text:p>10.5508265802</text:p>
          </table:table-cell>
          <table:table-cell office:value-type="float" office:value="0.370324303019557" calcext:value-type="float">
            <text:p>0.370324303</text:p>
          </table:table-cell>
          <table:table-cell office:value-type="float" office:value="57" calcext:value-type="float">
            <text:p>57</text:p>
          </table:table-cell>
          <table:table-cell office:value-type="float" office:value="88.681" calcext:value-type="float">
            <text:p>88.681</text:p>
          </table:table-cell>
          <table:table-cell office:value-type="float" office:value="-21.316" calcext:value-type="float">
            <text:p>-21.316</text:p>
          </table:table-cell>
          <table:table-cell office:value-type="float" office:value="139.22917" calcext:value-type="float">
            <text:p>139.22917</text:p>
          </table:table-cell>
          <table:table-cell office:value-type="float" office:value="-21.1669740826393" calcext:value-type="float">
            <text:p>-21.1669740826</text:p>
          </table:table-cell>
          <table:table-cell office:value-type="float" office:value="-18.0806922048845" calcext:value-type="float">
            <text:p>-18.0806922049</text:p>
          </table:table-cell>
          <table:table-cell office:value-type="float" office:value="1.08588452784843" calcext:value-type="float">
            <text:p>1.08588452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asper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Kasper18</text:p>
          </table:table-cell>
          <table:table-cell office:value-type="float" office:value="0.383" calcext:value-type="float">
            <text:p>0.383</text:p>
          </table:table-cell>
          <table:table-cell office:value-type="float" office:value="16.551" calcext:value-type="float">
            <text:p>16.551</text:p>
          </table:table-cell>
          <table:table-cell table:number-columns-repeated="2" office:value-type="float" office:value="14.862" calcext:value-type="float">
            <text:p>14.862</text:p>
          </table:table-cell>
          <table:table-cell office:value-type="float" office:value="15.3279416531605" calcext:value-type="float">
            <text:p>15.3279416532</text:p>
          </table:table-cell>
          <table:table-cell office:value-type="float" office:value="0.372068400960074" calcext:value-type="float">
            <text:p>0.372068401</text:p>
          </table:table-cell>
          <table:table-cell office:value-type="float" office:value="50" calcext:value-type="float">
            <text:p>50</text:p>
          </table:table-cell>
          <table:table-cell office:value-type="float" office:value="33.948" calcext:value-type="float">
            <text:p>33.948</text:p>
          </table:table-cell>
          <table:table-cell office:value-type="float" office:value="-21.67" calcext:value-type="float">
            <text:p>-21.67</text:p>
          </table:table-cell>
          <table:table-cell office:value-type="float" office:value="50.922" calcext:value-type="float">
            <text:p>50.922</text:p>
          </table:table-cell>
          <table:table-cell office:value-type="float" office:value="-21.2673915519696" calcext:value-type="float">
            <text:p>-21.267391552</text:p>
          </table:table-cell>
          <table:table-cell office:value-type="float" office:value="-18.1845633574559" calcext:value-type="float">
            <text:p>-18.1845633575</text:p>
          </table:table-cell>
          <table:table-cell office:value-type="float" office:value="1.08577090607419" calcext:value-type="float">
            <text:p>1.085770906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0.367" calcext:value-type="float">
            <text:p>0.367</text:p>
          </table:table-cell>
          <table:table-cell office:value-type="float" office:value="76.389" calcext:value-type="float">
            <text:p>76.389</text:p>
          </table:table-cell>
          <table:table-cell table:number-columns-repeated="2" office:value-type="float" office:value="4.803" calcext:value-type="float">
            <text:p>4.803</text:p>
          </table:table-cell>
          <table:table-cell office:value-type="float" office:value="5.22003241491086" calcext:value-type="float">
            <text:p>5.2200324149</text:p>
          </table:table-cell>
          <table:table-cell office:value-type="float" office:value="0.368377987852777" calcext:value-type="float">
            <text:p>0.3683779879</text:p>
          </table:table-cell>
          <table:table-cell office:value-type="float" office:value="57" calcext:value-type="float">
            <text:p>57</text:p>
          </table:table-cell>
          <table:table-cell office:value-type="float" office:value="100.234" calcext:value-type="float">
            <text:p>100.234</text:p>
          </table:table-cell>
          <table:table-cell office:value-type="float" office:value="-25.373" calcext:value-type="float">
            <text:p>-25.373</text:p>
          </table:table-cell>
          <table:table-cell office:value-type="float" office:value="157.36738" calcext:value-type="float">
            <text:p>157.36738</text:p>
          </table:table-cell>
          <table:table-cell office:value-type="float" office:value="-25.3058773611519" calcext:value-type="float">
            <text:p>-25.3058773612</text:p>
          </table:table-cell>
          <table:table-cell office:value-type="float" office:value="-22.3619458232811" calcext:value-type="float">
            <text:p>-22.3619458233</text:p>
          </table:table-cell>
          <table:table-cell office:value-type="float" office:value="1.08120116684554" calcext:value-type="float">
            <text:p>1.081201166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0.783" calcext:value-type="float">
            <text:p>0.783</text:p>
          </table:table-cell>
          <table:table-cell office:value-type="float" office:value="32.384" calcext:value-type="float">
            <text:p>32.384</text:p>
          </table:table-cell>
          <table:table-cell table:number-columns-repeated="2" office:value-type="float" office:value="3.867" calcext:value-type="float">
            <text:p>3.867</text:p>
          </table:table-cell>
          <table:table-cell office:value-type="float" office:value="4.27948136142626" calcext:value-type="float">
            <text:p>4.2794813614</text:p>
          </table:table-cell>
          <table:table-cell office:value-type="float" office:value="0.368034577322286" calcext:value-type="float">
            <text:p>0.3680345773</text:p>
          </table:table-cell>
          <table:table-cell office:value-type="float" office:value="57" calcext:value-type="float">
            <text:p>57</text:p>
          </table:table-cell>
          <table:table-cell office:value-type="float" office:value="76.58" calcext:value-type="float">
            <text:p>76.58</text:p>
          </table:table-cell>
          <table:table-cell office:value-type="float" office:value="-24.241" calcext:value-type="float">
            <text:p>-24.241</text:p>
          </table:table-cell>
          <table:table-cell office:value-type="float" office:value="120.2306" calcext:value-type="float">
            <text:p>120.2306</text:p>
          </table:table-cell>
          <table:table-cell office:value-type="float" office:value="-24.1290561961661" calcext:value-type="float">
            <text:p>-24.1290561962</text:p>
          </table:table-cell>
          <table:table-cell office:value-type="float" office:value="-21.1446499524262" calcext:value-type="float">
            <text:p>-21.1446499524</text:p>
          </table:table-cell>
          <table:table-cell office:value-type="float" office:value="1.08253283969124" calcext:value-type="float">
            <text:p>1.082532839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0.341" calcext:value-type="float">
            <text:p>0.341</text:p>
          </table:table-cell>
          <table:table-cell office:value-type="float" office:value="72.381" calcext:value-type="float">
            <text:p>72.381</text:p>
          </table:table-cell>
          <table:table-cell table:number-columns-repeated="2" office:value-type="float" office:value="4.994" calcext:value-type="float">
            <text:p>4.994</text:p>
          </table:table-cell>
          <table:table-cell office:value-type="float" office:value="5.41196110210697" calcext:value-type="float">
            <text:p>5.4119611021</text:p>
          </table:table-cell>
          <table:table-cell office:value-type="float" office:value="0.3684480638561" calcext:value-type="float">
            <text:p>0.3684480639</text:p>
          </table:table-cell>
          <table:table-cell office:value-type="float" office:value="57" calcext:value-type="float">
            <text:p>57</text:p>
          </table:table-cell>
          <table:table-cell office:value-type="float" office:value="92.927" calcext:value-type="float">
            <text:p>92.927</text:p>
          </table:table-cell>
          <table:table-cell office:value-type="float" office:value="-25.902" calcext:value-type="float">
            <text:p>-25.902</text:p>
          </table:table-cell>
          <table:table-cell office:value-type="float" office:value="145.89539" calcext:value-type="float">
            <text:p>145.89539</text:p>
          </table:table-cell>
          <table:table-cell office:value-type="float" office:value="-25.8385852498832" calcext:value-type="float">
            <text:p>-25.8385852499</text:p>
          </table:table-cell>
          <table:table-cell office:value-type="float" office:value="-22.9129752682115" calcext:value-type="float">
            <text:p>-22.9129752682</text:p>
          </table:table-cell>
          <table:table-cell office:value-type="float" office:value="1.08059835095089" calcext:value-type="float">
            <text:p>1.08059835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603-1</text:p>
          </table:table-cell>
          <table:table-cell office:value-type="float" office:value="0.378" calcext:value-type="float">
            <text:p>0.378</text:p>
          </table:table-cell>
          <table:table-cell office:value-type="float" office:value="63.997" calcext:value-type="float">
            <text:p>63.997</text:p>
          </table:table-cell>
          <table:table-cell table:number-columns-repeated="2" office:value-type="float" office:value="14.81" calcext:value-type="float">
            <text:p>14.81</text:p>
          </table:table-cell>
          <table:table-cell office:value-type="float" office:value="15.2756888168558" calcext:value-type="float">
            <text:p>15.2756888169</text:p>
          </table:table-cell>
          <table:table-cell office:value-type="float" office:value="0.372049324072692" calcext:value-type="float">
            <text:p>0.3720493241</text:p>
          </table:table-cell>
          <table:table-cell office:value-type="float" office:value="57" calcext:value-type="float">
            <text:p>57</text:p>
          </table:table-cell>
          <table:table-cell office:value-type="float" office:value="100.222" calcext:value-type="float">
            <text:p>100.222</text:p>
          </table:table-cell>
          <table:table-cell office:value-type="float" office:value="-20.808" calcext:value-type="float">
            <text:p>-20.808</text:p>
          </table:table-cell>
          <table:table-cell office:value-type="float" office:value="157.34854" calcext:value-type="float">
            <text:p>157.34854</text:p>
          </table:table-cell>
          <table:table-cell office:value-type="float" office:value="-20.6683361509906" calcext:value-type="float">
            <text:p>-20.668336151</text:p>
          </table:table-cell>
          <table:table-cell office:value-type="float" office:value="-17.5649044936269" calcext:value-type="float">
            <text:p>-17.5649044936</text:p>
          </table:table-cell>
          <table:table-cell office:value-type="float" office:value="1.08644872986056" calcext:value-type="float">
            <text:p>1.086448729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603-2</text:p>
          </table:table-cell>
          <table:table-cell office:value-type="float" office:value="0.609" calcext:value-type="float">
            <text:p>0.609</text:p>
          </table:table-cell>
          <table:table-cell office:value-type="float" office:value="44.968" calcext:value-type="float">
            <text:p>44.968</text:p>
          </table:table-cell>
          <table:table-cell table:number-columns-repeated="2" office:value-type="float" office:value="14.827" calcext:value-type="float">
            <text:p>14.827</text:p>
          </table:table-cell>
          <table:table-cell office:value-type="float" office:value="15.2927714748784" calcext:value-type="float">
            <text:p>15.2927714749</text:p>
          </table:table-cell>
          <table:table-cell office:value-type="float" office:value="0.372055560748217" calcext:value-type="float">
            <text:p>0.3720555607</text:p>
          </table:table-cell>
          <table:table-cell office:value-type="float" office:value="33" calcext:value-type="float">
            <text:p>33</text:p>
          </table:table-cell>
          <table:table-cell office:value-type="float" office:value="61.206" calcext:value-type="float">
            <text:p>61.206</text:p>
          </table:table-cell>
          <table:table-cell office:value-type="float" office:value="-19.82" calcext:value-type="float">
            <text:p>-19.82</text:p>
          </table:table-cell>
          <table:table-cell office:value-type="float" office:value="81.40398" calcext:value-type="float">
            <text:p>81.40398</text:p>
          </table:table-cell>
          <table:table-cell office:value-type="float" office:value="-19.5151767212233" calcext:value-type="float">
            <text:p>-19.5151767212</text:p>
          </table:table-cell>
          <table:table-cell office:value-type="float" office:value="-16.3720841619922" calcext:value-type="float">
            <text:p>-16.372084162</text:p>
          </table:table-cell>
          <table:table-cell office:value-type="float" office:value="1.08775348935851" calcext:value-type="float">
            <text:p>1.087753489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05-1</text:p>
          </table:table-cell>
          <table:table-cell office:value-type="float" office:value="0.319" calcext:value-type="float">
            <text:p>0.319</text:p>
          </table:table-cell>
          <table:table-cell office:value-type="float" office:value="55.301" calcext:value-type="float">
            <text:p>55.301</text:p>
          </table:table-cell>
          <table:table-cell table:number-columns-repeated="2" office:value-type="float" office:value="15.13" calcext:value-type="float">
            <text:p>15.13</text:p>
          </table:table-cell>
          <table:table-cell office:value-type="float" office:value="15.597244732577" calcext:value-type="float">
            <text:p>15.5972447326</text:p>
          </table:table-cell>
          <table:table-cell office:value-type="float" office:value="0.372166720186884" calcext:value-type="float">
            <text:p>0.3721667202</text:p>
          </table:table-cell>
          <table:table-cell office:value-type="float" office:value="57" calcext:value-type="float">
            <text:p>57</text:p>
          </table:table-cell>
          <table:table-cell office:value-type="float" office:value="85.975" calcext:value-type="float">
            <text:p>85.975</text:p>
          </table:table-cell>
          <table:table-cell office:value-type="float" office:value="-22.145" calcext:value-type="float">
            <text:p>-22.145</text:p>
          </table:table-cell>
          <table:table-cell office:value-type="float" office:value="134.98075" calcext:value-type="float">
            <text:p>134.98075</text:p>
          </table:table-cell>
          <table:table-cell office:value-type="float" office:value="-22.0065917023689" calcext:value-type="float">
            <text:p>-22.0065917024</text:p>
          </table:table-cell>
          <table:table-cell office:value-type="float" office:value="-18.9491870042674" calcext:value-type="float">
            <text:p>-18.9491870043</text:p>
          </table:table-cell>
          <table:table-cell office:value-type="float" office:value="1.08493449743091" calcext:value-type="float">
            <text:p>1.084934497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605-2</text:p>
          </table:table-cell>
          <table:table-cell office:value-type="float" office:value="0.343" calcext:value-type="float">
            <text:p>0.343</text:p>
          </table:table-cell>
          <table:table-cell office:value-type="float" office:value="58.343" calcext:value-type="float">
            <text:p>58.343</text:p>
          </table:table-cell>
          <table:table-cell table:number-columns-repeated="2" office:value-type="float" office:value="15.011" calcext:value-type="float">
            <text:p>15.011</text:p>
          </table:table-cell>
          <table:table-cell office:value-type="float" office:value="15.4776661264182" calcext:value-type="float">
            <text:p>15.4776661264</text:p>
          </table:table-cell>
          <table:table-cell office:value-type="float" office:value="0.372123063539232" calcext:value-type="float">
            <text:p>0.3721230635</text:p>
          </table:table-cell>
          <table:table-cell office:value-type="float" office:value="57" calcext:value-type="float">
            <text:p>57</text:p>
          </table:table-cell>
          <table:table-cell office:value-type="float" office:value="91.1" calcext:value-type="float">
            <text:p>91.1</text:p>
          </table:table-cell>
          <table:table-cell office:value-type="float" office:value="-21.797" calcext:value-type="float">
            <text:p>-21.797</text:p>
          </table:table-cell>
          <table:table-cell office:value-type="float" office:value="143.027" calcext:value-type="float">
            <text:p>143.027</text:p>
          </table:table-cell>
          <table:table-cell office:value-type="float" office:value="-21.6604217307172" calcext:value-type="float">
            <text:p>-21.6604217307</text:p>
          </table:table-cell>
          <table:table-cell office:value-type="float" office:value="-18.5911111218451" calcext:value-type="float">
            <text:p>-18.5911111218</text:p>
          </table:table-cell>
          <table:table-cell office:value-type="float" office:value="1.085326192235" calcext:value-type="float">
            <text:p>1.085326192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06-1</text:p>
          </table:table-cell>
          <table:table-cell office:value-type="float" office:value="0.422" calcext:value-type="float">
            <text:p>0.422</text:p>
          </table:table-cell>
          <table:table-cell office:value-type="float" office:value="70.719" calcext:value-type="float">
            <text:p>70.719</text:p>
          </table:table-cell>
          <table:table-cell table:number-columns-repeated="2" office:value-type="float" office:value="15.725" calcext:value-type="float">
            <text:p>15.725</text:p>
          </table:table-cell>
          <table:table-cell office:value-type="float" office:value="16.1951377633712" calcext:value-type="float">
            <text:p>16.1951377634</text:p>
          </table:table-cell>
          <table:table-cell office:value-type="float" office:value="0.372385002851244" calcext:value-type="float">
            <text:p>0.3723850029</text:p>
          </table:table-cell>
          <table:table-cell office:value-type="float" office:value="78" calcext:value-type="float">
            <text:p>78</text:p>
          </table:table-cell>
          <table:table-cell office:value-type="float" office:value="43.679" calcext:value-type="float">
            <text:p>43.679</text:p>
          </table:table-cell>
          <table:table-cell office:value-type="float" office:value="-19.174" calcext:value-type="float">
            <text:p>-19.174</text:p>
          </table:table-cell>
          <table:table-cell office:value-type="float" office:value="77.74862" calcext:value-type="float">
            <text:p>77.74862</text:p>
          </table:table-cell>
          <table:table-cell office:value-type="float" office:value="-18.8332605264982" calcext:value-type="float">
            <text:p>-18.8332605265</text:p>
          </table:table-cell>
          <table:table-cell office:value-type="float" office:value="-15.6667146523285" calcext:value-type="float">
            <text:p>-15.6667146523</text:p>
          </table:table-cell>
          <table:table-cell office:value-type="float" office:value="1.08852503744833" calcext:value-type="float">
            <text:p>1.088525037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606-2</text:p>
          </table:table-cell>
          <table:table-cell office:value-type="float" office:value="0.463" calcext:value-type="float">
            <text:p>0.463</text:p>
          </table:table-cell>
          <table:table-cell office:value-type="float" office:value="78.737" calcext:value-type="float">
            <text:p>78.737</text:p>
          </table:table-cell>
          <table:table-cell table:number-columns-repeated="2" office:value-type="float" office:value="15.487" calcext:value-type="float">
            <text:p>15.487</text:p>
          </table:table-cell>
          <table:table-cell office:value-type="float" office:value="15.9559805510535" calcext:value-type="float">
            <text:p>15.9559805511</text:p>
          </table:table-cell>
          <table:table-cell office:value-type="float" office:value="0.372297689900281" calcext:value-type="float">
            <text:p>0.3722976899</text:p>
          </table:table-cell>
          <table:table-cell office:value-type="float" office:value="78" calcext:value-type="float">
            <text:p>78</text:p>
          </table:table-cell>
          <table:table-cell office:value-type="float" office:value="47.431" calcext:value-type="float">
            <text:p>47.431</text:p>
          </table:table-cell>
          <table:table-cell office:value-type="float" office:value="-19.16" calcext:value-type="float">
            <text:p>-19.16</text:p>
          </table:table-cell>
          <table:table-cell office:value-type="float" office:value="84.42718" calcext:value-type="float">
            <text:p>84.42718</text:p>
          </table:table-cell>
          <table:table-cell office:value-type="float" office:value="-18.8466034503499" calcext:value-type="float">
            <text:p>-18.8466034503</text:p>
          </table:table-cell>
          <table:table-cell office:value-type="float" office:value="-15.680516482711" calcext:value-type="float">
            <text:p>-15.6805164827</text:p>
          </table:table-cell>
          <table:table-cell office:value-type="float" office:value="1.08850994082977" calcext:value-type="float">
            <text:p>1.088509940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607-1</text:p>
          </table:table-cell>
          <table:table-cell office:value-type="float" office:value="0.361" calcext:value-type="float">
            <text:p>0.361</text:p>
          </table:table-cell>
          <table:table-cell office:value-type="float" office:value="57.542" calcext:value-type="float">
            <text:p>57.542</text:p>
          </table:table-cell>
          <table:table-cell table:number-columns-repeated="2" office:value-type="float" office:value="13.283" calcext:value-type="float">
            <text:p>13.283</text:p>
          </table:table-cell>
          <table:table-cell office:value-type="float" office:value="13.7412641815235" calcext:value-type="float">
            <text:p>13.7412641815</text:p>
          </table:table-cell>
          <table:table-cell office:value-type="float" office:value="0.37148912068019" calcext:value-type="float">
            <text:p>0.3714891207</text:p>
          </table:table-cell>
          <table:table-cell office:value-type="float" office:value="57" calcext:value-type="float">
            <text:p>57</text:p>
          </table:table-cell>
          <table:table-cell office:value-type="float" office:value="86.607" calcext:value-type="float">
            <text:p>86.607</text:p>
          </table:table-cell>
          <table:table-cell office:value-type="float" office:value="-22.83" calcext:value-type="float">
            <text:p>-22.83</text:p>
          </table:table-cell>
          <table:table-cell office:value-type="float" office:value="135.97299" calcext:value-type="float">
            <text:p>135.97299</text:p>
          </table:table-cell>
          <table:table-cell office:value-type="float" office:value="-22.7052467999316" calcext:value-type="float">
            <text:p>-22.7052467999</text:p>
          </table:table-cell>
          <table:table-cell office:value-type="float" office:value="-19.6718711220577" calcext:value-type="float">
            <text:p>-19.6718711221</text:p>
          </table:table-cell>
          <table:table-cell office:value-type="float" office:value="1.08414395271361" calcext:value-type="float">
            <text:p>1.084143952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607-2</text:p>
          </table:table-cell>
          <table:table-cell office:value-type="float" office:value="91" calcext:value-type="float">
            <text:p>91</text:p>
          </table:table-cell>
          <table:table-cell office:value-type="float" office:value="14.367" calcext:value-type="float">
            <text:p>14.367</text:p>
          </table:table-cell>
          <table:table-cell table:number-columns-repeated="2" office:value-type="float" office:value="13.416" calcext:value-type="float">
            <text:p>13.416</text:p>
          </table:table-cell>
          <table:table-cell office:value-type="float" office:value="13.8749108589951" calcext:value-type="float">
            <text:p>13.874910859</text:p>
          </table:table-cell>
          <table:table-cell office:value-type="float" office:value="0.37153791402247" calcext:value-type="float">
            <text:p>0.371537914</text:p>
          </table:table-cell>
          <table:table-cell office:value-type="float" office:value="50" calcext:value-type="float">
            <text:p>50</text:p>
          </table:table-cell>
          <table:table-cell office:value-type="float" office:value="31.911" calcext:value-type="float">
            <text:p>31.911</text:p>
          </table:table-cell>
          <table:table-cell office:value-type="float" office:value="-22.59" calcext:value-type="float">
            <text:p>-22.59</text:p>
          </table:table-cell>
          <table:table-cell office:value-type="float" office:value="47.8665" calcext:value-type="float">
            <text:p>47.8665</text:p>
          </table:table-cell>
          <table:table-cell office:value-type="float" office:value="-22.2101630198985" calcext:value-type="float">
            <text:p>-22.2101630199</text:p>
          </table:table-cell>
          <table:table-cell office:value-type="float" office:value="-19.1597598012448" calcext:value-type="float">
            <text:p>-19.1597598012</text:p>
          </table:table-cell>
          <table:table-cell office:value-type="float" office:value="1.08470415298942" calcext:value-type="float">
            <text:p>1.0847041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608-1</text:p>
          </table:table-cell>
          <table:table-cell office:value-type="float" office:value="0.321" calcext:value-type="float">
            <text:p>0.321</text:p>
          </table:table-cell>
          <table:table-cell office:value-type="float" office:value="56.907" calcext:value-type="float">
            <text:p>56.907</text:p>
          </table:table-cell>
          <table:table-cell table:number-columns-repeated="2" office:value-type="float" office:value="15.157" calcext:value-type="float">
            <text:p>15.157</text:p>
          </table:table-cell>
          <table:table-cell office:value-type="float" office:value="15.624376012966" calcext:value-type="float">
            <text:p>15.624376013</text:p>
          </table:table-cell>
          <table:table-cell office:value-type="float" office:value="0.372176625471363" calcext:value-type="float">
            <text:p>0.3721766255</text:p>
          </table:table-cell>
          <table:table-cell office:value-type="float" office:value="57" calcext:value-type="float">
            <text:p>57</text:p>
          </table:table-cell>
          <table:table-cell office:value-type="float" office:value="88.717" calcext:value-type="float">
            <text:p>88.717</text:p>
          </table:table-cell>
          <table:table-cell office:value-type="float" office:value="-21.16" calcext:value-type="float">
            <text:p>-21.16</text:p>
          </table:table-cell>
          <table:table-cell office:value-type="float" office:value="139.28569" calcext:value-type="float">
            <text:p>139.28569</text:p>
          </table:table-cell>
          <table:table-cell office:value-type="float" office:value="-21.0082297456694" calcext:value-type="float">
            <text:p>-21.0082297457</text:p>
          </table:table-cell>
          <table:table-cell office:value-type="float" office:value="-17.9164881340669" calcext:value-type="float">
            <text:p>-17.9164881341</text:p>
          </table:table-cell>
          <table:table-cell office:value-type="float" office:value="1.08606414559686" calcext:value-type="float">
            <text:p>1.086064145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GEL A</text:p>
          </table:table-cell>
          <table:table-cell office:value-type="float" office:value="0.339" calcext:value-type="float">
            <text:p>0.339</text:p>
          </table:table-cell>
          <table:table-cell office:value-type="float" office:value="72.346" calcext:value-type="float">
            <text:p>72.346</text:p>
          </table:table-cell>
          <table:table-cell table:number-columns-repeated="2" office:value-type="float" office:value="5.201" calcext:value-type="float">
            <text:p>5.201</text:p>
          </table:table-cell>
          <table:table-cell office:value-type="float" office:value="5.61996758508914" calcext:value-type="float">
            <text:p>5.6199675851</text:p>
          </table:table-cell>
          <table:table-cell office:value-type="float" office:value="0.368524009989231" calcext:value-type="float">
            <text:p>0.36852401</text:p>
          </table:table-cell>
          <table:table-cell office:value-type="float" office:value="57" calcext:value-type="float">
            <text:p>57</text:p>
          </table:table-cell>
          <table:table-cell office:value-type="float" office:value="93.36" calcext:value-type="float">
            <text:p>93.36</text:p>
          </table:table-cell>
          <table:table-cell office:value-type="float" office:value="-25.163" calcext:value-type="float">
            <text:p>-25.163</text:p>
          </table:table-cell>
          <table:table-cell office:value-type="float" office:value="146.5752" calcext:value-type="float">
            <text:p>146.5752</text:p>
          </table:table-cell>
          <table:table-cell office:value-type="float" office:value="-25.0872646803715" calcext:value-type="float">
            <text:p>-25.0872646804</text:p>
          </table:table-cell>
          <table:table-cell office:value-type="float" office:value="-22.1358143416692" calcext:value-type="float">
            <text:p>-22.1358143417</text:p>
          </table:table-cell>
          <table:table-cell office:value-type="float" office:value="1.08144854832586" calcext:value-type="float">
            <text:p>1.08144854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0.075" calcext:value-type="float">
            <text:p>0.075</text:p>
          </table:table-cell>
          <table:table-cell office:value-type="float" office:value="15.156" calcext:value-type="float">
            <text:p>15.156</text:p>
          </table:table-cell>
          <table:table-cell table:number-columns-repeated="2" office:value-type="float" office:value="4.936" calcext:value-type="float">
            <text:p>4.936</text:p>
          </table:table-cell>
          <table:table-cell office:value-type="float" office:value="5.3536790923825" calcext:value-type="float">
            <text:p>5.3536790924</text:p>
          </table:table-cell>
          <table:table-cell office:value-type="float" office:value="0.368426784242476" calcext:value-type="float">
            <text:p>0.3684267842</text:p>
          </table:table-cell>
          <table:table-cell office:value-type="float" office:value="50" calcext:value-type="float">
            <text:p>50</text:p>
          </table:table-cell>
          <table:table-cell office:value-type="float" office:value="26.139" calcext:value-type="float">
            <text:p>26.139</text:p>
          </table:table-cell>
          <table:table-cell office:value-type="float" office:value="-24.256" calcext:value-type="float">
            <text:p>-24.256</text:p>
          </table:table-cell>
          <table:table-cell office:value-type="float" office:value="39.2085" calcext:value-type="float">
            <text:p>39.2085</text:p>
          </table:table-cell>
          <table:table-cell office:value-type="float" office:value="-23.8982433634941" calcext:value-type="float">
            <text:p>-23.8982433635</text:p>
          </table:table-cell>
          <table:table-cell office:value-type="float" office:value="-20.9058987160348" calcext:value-type="float">
            <text:p>-20.905898716</text:p>
          </table:table-cell>
          <table:table-cell office:value-type="float" office:value="1.08279401975958" calcext:value-type="float">
            <text:p>1.082794019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08-2</text:p>
          </table:table-cell>
          <table:table-cell office:value-type="float" office:value="0.409" calcext:value-type="float">
            <text:p>0.409</text:p>
          </table:table-cell>
          <table:table-cell office:value-type="float" office:value="73.274" calcext:value-type="float">
            <text:p>73.274</text:p>
          </table:table-cell>
          <table:table-cell table:number-columns-repeated="2" office:value-type="float" office:value="15.225" calcext:value-type="float">
            <text:p>15.225</text:p>
          </table:table-cell>
          <table:table-cell office:value-type="float" office:value="15.6927066450567" calcext:value-type="float">
            <text:p>15.6927066451</text:p>
          </table:table-cell>
          <table:table-cell office:value-type="float" office:value="0.372201572105026" calcext:value-type="float">
            <text:p>0.3722015721</text:p>
          </table:table-cell>
          <table:table-cell office:value-type="float" office:value="78" calcext:value-type="float">
            <text:p>78</text:p>
          </table:table-cell>
          <table:table-cell office:value-type="float" office:value="43.172" calcext:value-type="float">
            <text:p>43.172</text:p>
          </table:table-cell>
          <table:table-cell office:value-type="float" office:value="-22.3" calcext:value-type="float">
            <text:p>-22.3</text:p>
          </table:table-cell>
          <table:table-cell office:value-type="float" office:value="76.84616" calcext:value-type="float">
            <text:p>76.84616</text:p>
          </table:table-cell>
          <table:table-cell office:value-type="float" office:value="-22.0585489094868" calcext:value-type="float">
            <text:p>-22.0585489095</text:p>
          </table:table-cell>
          <table:table-cell office:value-type="float" office:value="-19.002931188658" calcext:value-type="float">
            <text:p>-19.0029311887</text:p>
          </table:table-cell>
          <table:table-cell office:value-type="float" office:value="1.08487570706081" calcext:value-type="float">
            <text:p>1.084875707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609-1</text:p>
          </table:table-cell>
          <table:table-cell office:value-type="float" office:value="0.308" calcext:value-type="float">
            <text:p>0.308</text:p>
          </table:table-cell>
          <table:table-cell office:value-type="float" office:value="54.506" calcext:value-type="float">
            <text:p>54.506</text:p>
          </table:table-cell>
          <table:table-cell table:number-columns-repeated="2" office:value-type="float" office:value="14.849" calcext:value-type="float">
            <text:p>14.849</text:p>
          </table:table-cell>
          <table:table-cell office:value-type="float" office:value="15.3148784440843" calcext:value-type="float">
            <text:p>15.3148784441</text:p>
          </table:table-cell>
          <table:table-cell office:value-type="float" office:value="0.372063631738914" calcext:value-type="float">
            <text:p>0.3720636317</text:p>
          </table:table-cell>
          <table:table-cell office:value-type="float" office:value="57" calcext:value-type="float">
            <text:p>57</text:p>
          </table:table-cell>
          <table:table-cell office:value-type="float" office:value="84.489" calcext:value-type="float">
            <text:p>84.489</text:p>
          </table:table-cell>
          <table:table-cell office:value-type="float" office:value="-19.976" calcext:value-type="float">
            <text:p>-19.976</text:p>
          </table:table-cell>
          <table:table-cell office:value-type="float" office:value="132.64773" calcext:value-type="float">
            <text:p>132.64773</text:p>
          </table:table-cell>
          <table:table-cell office:value-type="float" office:value="-19.7941094033163" calcext:value-type="float">
            <text:p>-19.7941094033</text:p>
          </table:table-cell>
          <table:table-cell office:value-type="float" office:value="-16.6606102458703" calcext:value-type="float">
            <text:p>-16.6606102459</text:p>
          </table:table-cell>
          <table:table-cell office:value-type="float" office:value="1.08743788995624" calcext:value-type="float">
            <text:p>1.0874378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609-2</text:p>
          </table:table-cell>
          <table:table-cell office:value-type="float" office:value="0.501" calcext:value-type="float">
            <text:p>0.501</text:p>
          </table:table-cell>
          <table:table-cell office:value-type="float" office:value="88.891" calcext:value-type="float">
            <text:p>88.891</text:p>
          </table:table-cell>
          <table:table-cell table:number-columns-repeated="2" office:value-type="float" office:value="15.024" calcext:value-type="float">
            <text:p>15.024</text:p>
          </table:table-cell>
          <table:table-cell office:value-type="float" office:value="15.4907293354943" calcext:value-type="float">
            <text:p>15.4907293355</text:p>
          </table:table-cell>
          <table:table-cell office:value-type="float" office:value="0.372127832754702" calcext:value-type="float">
            <text:p>0.3721278328</text:p>
          </table:table-cell>
          <table:table-cell office:value-type="float" office:value="78" calcext:value-type="float">
            <text:p>78</text:p>
          </table:table-cell>
          <table:table-cell office:value-type="float" office:value="53.133" calcext:value-type="float">
            <text:p>53.133</text:p>
          </table:table-cell>
          <table:table-cell office:value-type="float" office:value="-19.943" calcext:value-type="float">
            <text:p>-19.943</text:p>
          </table:table-cell>
          <table:table-cell office:value-type="float" office:value="94.57674" calcext:value-type="float">
            <text:p>94.57674</text:p>
          </table:table-cell>
          <table:table-cell office:value-type="float" office:value="-19.6850532582162" calcext:value-type="float">
            <text:p>-19.6850532582</text:p>
          </table:table-cell>
          <table:table-cell office:value-type="float" office:value="-16.547803305384" calcext:value-type="float">
            <text:p>-16.5478033054</text:p>
          </table:table-cell>
          <table:table-cell office:value-type="float" office:value="1.08756128216984" calcext:value-type="float">
            <text:p>1.087561282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610-1</text:p>
          </table:table-cell>
          <table:table-cell office:value-type="float" office:value="0.416" calcext:value-type="float">
            <text:p>0.416</text:p>
          </table:table-cell>
          <table:table-cell office:value-type="float" office:value="71.925" calcext:value-type="float">
            <text:p>71.925</text:p>
          </table:table-cell>
          <table:table-cell table:number-columns-repeated="2" office:value-type="float" office:value="15.242" calcext:value-type="float">
            <text:p>15.242</text:p>
          </table:table-cell>
          <table:table-cell office:value-type="float" office:value="15.7097893030794" calcext:value-type="float">
            <text:p>15.7097893031</text:p>
          </table:table-cell>
          <table:table-cell office:value-type="float" office:value="0.372207808761489" calcext:value-type="float">
            <text:p>0.3722078088</text:p>
          </table:table-cell>
          <table:table-cell office:value-type="float" office:value="78" calcext:value-type="float">
            <text:p>78</text:p>
          </table:table-cell>
          <table:table-cell office:value-type="float" office:value="42.971" calcext:value-type="float">
            <text:p>42.971</text:p>
          </table:table-cell>
          <table:table-cell office:value-type="float" office:value="-20.538" calcext:value-type="float">
            <text:p>-20.538</text:p>
          </table:table-cell>
          <table:table-cell office:value-type="float" office:value="76.48838" calcext:value-type="float">
            <text:p>76.48838</text:p>
          </table:table-cell>
          <table:table-cell office:value-type="float" office:value="-20.2368052258502" calcext:value-type="float">
            <text:p>-20.2368052259</text:p>
          </table:table-cell>
          <table:table-cell office:value-type="float" office:value="-17.1185318170054" calcext:value-type="float">
            <text:p>-17.118531817</text:p>
          </table:table-cell>
          <table:table-cell office:value-type="float" office:value="1.08693699601568" calcext:value-type="float">
            <text:p>1.08693699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610-2</text:p>
          </table:table-cell>
          <table:table-cell office:value-type="float" office:value="0.597" calcext:value-type="float">
            <text:p>0.597</text:p>
          </table:table-cell>
          <table:table-cell office:value-type="float" office:value="45.477" calcext:value-type="float">
            <text:p>45.477</text:p>
          </table:table-cell>
          <table:table-cell table:number-columns-repeated="2" office:value-type="float" office:value="14.718" calcext:value-type="float">
            <text:p>14.718</text:p>
          </table:table-cell>
          <table:table-cell office:value-type="float" office:value="15.1832414910859" calcext:value-type="float">
            <text:p>15.1832414911</text:p>
          </table:table-cell>
          <table:table-cell office:value-type="float" office:value="0.372015572638657" calcext:value-type="float">
            <text:p>0.3720155726</text:p>
          </table:table-cell>
          <table:table-cell office:value-type="float" office:value="33" calcext:value-type="float">
            <text:p>33</text:p>
          </table:table-cell>
          <table:table-cell office:value-type="float" office:value="59.226" calcext:value-type="float">
            <text:p>59.226</text:p>
          </table:table-cell>
          <table:table-cell office:value-type="float" office:value="-20.464" calcext:value-type="float">
            <text:p>-20.464</text:p>
          </table:table-cell>
          <table:table-cell office:value-type="float" office:value="78.77058" calcext:value-type="float">
            <text:p>78.77058</text:p>
          </table:table-cell>
          <table:table-cell office:value-type="float" office:value="-20.1694265794675" calcext:value-type="float">
            <text:p>-20.1694265795</text:p>
          </table:table-cell>
          <table:table-cell office:value-type="float" office:value="-17.0488357999164" calcext:value-type="float">
            <text:p>-17.0488357999</text:p>
          </table:table-cell>
          <table:table-cell office:value-type="float" office:value="1.08701323278792" calcext:value-type="float">
            <text:p>1.087013232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611-1</text:p>
          </table:table-cell>
          <table:table-cell office:value-type="float" office:value="0.295" calcext:value-type="float">
            <text:p>0.295</text:p>
          </table:table-cell>
          <table:table-cell office:value-type="float" office:value="46.324" calcext:value-type="float">
            <text:p>46.324</text:p>
          </table:table-cell>
          <table:table-cell table:number-columns-repeated="2" office:value-type="float" office:value="15.139" calcext:value-type="float">
            <text:p>15.139</text:p>
          </table:table-cell>
          <table:table-cell office:value-type="float" office:value="15.6062884927066" calcext:value-type="float">
            <text:p>15.6062884927</text:p>
          </table:table-cell>
          <table:table-cell office:value-type="float" office:value="0.372170021948596" calcext:value-type="float">
            <text:p>0.3721700219</text:p>
          </table:table-cell>
          <table:table-cell office:value-type="float" office:value="57" calcext:value-type="float">
            <text:p>57</text:p>
          </table:table-cell>
          <table:table-cell office:value-type="float" office:value="67.877" calcext:value-type="float">
            <text:p>67.877</text:p>
          </table:table-cell>
          <table:table-cell office:value-type="float" office:value="-21.741" calcext:value-type="float">
            <text:p>-21.741</text:p>
          </table:table-cell>
          <table:table-cell office:value-type="float" office:value="106.56689" calcext:value-type="float">
            <text:p>106.56689</text:p>
          </table:table-cell>
          <table:table-cell office:value-type="float" office:value="-21.5552652927707" calcext:value-type="float">
            <text:p>-21.5552652928</text:p>
          </table:table-cell>
          <table:table-cell office:value-type="float" office:value="-18.4823380121197" calcext:value-type="float">
            <text:p>-18.4823380121</text:p>
          </table:table-cell>
          <table:table-cell office:value-type="float" office:value="1.08544517718771" calcext:value-type="float">
            <text:p>1.085445177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611-2</text:p>
          </table:table-cell>
          <table:table-cell office:value-type="float" office:value="0.383" calcext:value-type="float">
            <text:p>0.383</text:p>
          </table:table-cell>
          <table:table-cell office:value-type="float" office:value="65.94" calcext:value-type="float">
            <text:p>65.94</text:p>
          </table:table-cell>
          <table:table-cell table:number-columns-repeated="2" office:value-type="float" office:value="15.221" calcext:value-type="float">
            <text:p>15.221</text:p>
          </table:table-cell>
          <table:table-cell office:value-type="float" office:value="15.6886871961102" calcext:value-type="float">
            <text:p>15.6886871961</text:p>
          </table:table-cell>
          <table:table-cell office:value-type="float" office:value="0.372200104656332" calcext:value-type="float">
            <text:p>0.3722001047</text:p>
          </table:table-cell>
          <table:table-cell office:value-type="float" office:value="57" calcext:value-type="float">
            <text:p>57</text:p>
          </table:table-cell>
          <table:table-cell office:value-type="float" office:value="100.703" calcext:value-type="float">
            <text:p>100.703</text:p>
          </table:table-cell>
          <table:table-cell office:value-type="float" office:value="-21.688" calcext:value-type="float">
            <text:p>-21.688</text:p>
          </table:table-cell>
          <table:table-cell office:value-type="float" office:value="158.10371" calcext:value-type="float">
            <text:p>158.10371</text:p>
          </table:table-cell>
          <table:table-cell office:value-type="float" office:value="-21.5629282250354" calcext:value-type="float">
            <text:p>-21.562928225</text:p>
          </table:table-cell>
          <table:table-cell office:value-type="float" office:value="-18.4902644975382" calcext:value-type="float">
            <text:p>-18.4902644975</text:p>
          </table:table-cell>
          <table:table-cell office:value-type="float" office:value="1.08543650655723" calcext:value-type="float">
            <text:p>1.085436506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612-1</text:p>
          </table:table-cell>
          <table:table-cell office:value-type="float" office:value="0.381" calcext:value-type="float">
            <text:p>0.381</text:p>
          </table:table-cell>
          <table:table-cell office:value-type="float" office:value="67.559" calcext:value-type="float">
            <text:p>67.559</text:p>
          </table:table-cell>
          <table:table-cell table:number-columns-repeated="2" office:value-type="float" office:value="15.132" calcext:value-type="float">
            <text:p>15.132</text:p>
          </table:table-cell>
          <table:table-cell office:value-type="float" office:value="15.5992544570502" calcext:value-type="float">
            <text:p>15.5992544571</text:p>
          </table:table-cell>
          <table:table-cell office:value-type="float" office:value="0.372167453911728" calcext:value-type="float">
            <text:p>0.3721674539</text:p>
          </table:table-cell>
          <table:table-cell office:value-type="float" office:value="57" calcext:value-type="float">
            <text:p>57</text:p>
          </table:table-cell>
          <table:table-cell office:value-type="float" office:value="102.285" calcext:value-type="float">
            <text:p>102.285</text:p>
          </table:table-cell>
          <table:table-cell office:value-type="float" office:value="-22.414" calcext:value-type="float">
            <text:p>-22.414</text:p>
          </table:table-cell>
          <table:table-cell office:value-type="float" office:value="160.58745" calcext:value-type="float">
            <text:p>160.58745</text:p>
          </table:table-cell>
          <table:table-cell office:value-type="float" office:value="-22.3021918616398" calcext:value-type="float">
            <text:p>-22.3021918616</text:p>
          </table:table-cell>
          <table:table-cell office:value-type="float" office:value="-19.2549538140519" calcext:value-type="float">
            <text:p>-19.2549538141</text:p>
          </table:table-cell>
          <table:table-cell office:value-type="float" office:value="1.08460002042256" calcext:value-type="float">
            <text:p>1.084600020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612-2</text:p>
          </table:table-cell>
          <table:table-cell office:value-type="float" office:value="0.425" calcext:value-type="float">
            <text:p>0.425</text:p>
          </table:table-cell>
          <table:table-cell office:value-type="float" office:value="73.353" calcext:value-type="float">
            <text:p>73.353</text:p>
          </table:table-cell>
          <table:table-cell table:number-columns-repeated="2" office:value-type="float" office:value="15.023" calcext:value-type="float">
            <text:p>15.023</text:p>
          </table:table-cell>
          <table:table-cell office:value-type="float" office:value="15.4897244732577" calcext:value-type="float">
            <text:p>15.4897244733</text:p>
          </table:table-cell>
          <table:table-cell office:value-type="float" office:value="0.37212746589199" calcext:value-type="float">
            <text:p>0.3721274659</text:p>
          </table:table-cell>
          <table:table-cell office:value-type="float" office:value="78" calcext:value-type="float">
            <text:p>78</text:p>
          </table:table-cell>
          <table:table-cell office:value-type="float" office:value="43.444" calcext:value-type="float">
            <text:p>43.444</text:p>
          </table:table-cell>
          <table:table-cell office:value-type="float" office:value="-21.401" calcext:value-type="float">
            <text:p>-21.401</text:p>
          </table:table-cell>
          <table:table-cell office:value-type="float" office:value="77.33032" calcext:value-type="float">
            <text:p>77.33032</text:p>
          </table:table-cell>
          <table:table-cell office:value-type="float" office:value="-21.1315596337726" calcext:value-type="float">
            <text:p>-21.1315596338</text:p>
          </table:table-cell>
          <table:table-cell office:value-type="float" office:value="-18.0440597379841" calcext:value-type="float">
            <text:p>-18.044059738</text:p>
          </table:table-cell>
          <table:table-cell office:value-type="float" office:value="1.08592459902616" calcext:value-type="float">
            <text:p>1.08592459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613-1</text:p>
          </table:table-cell>
          <table:table-cell office:value-type="float" office:value="0.395" calcext:value-type="float">
            <text:p>0.395</text:p>
          </table:table-cell>
          <table:table-cell office:value-type="float" office:value="61.566" calcext:value-type="float">
            <text:p>61.566</text:p>
          </table:table-cell>
          <table:table-cell table:number-columns-repeated="2" office:value-type="float" office:value="14.617" calcext:value-type="float">
            <text:p>14.617</text:p>
          </table:table-cell>
          <table:table-cell office:value-type="float" office:value="15.0817504051864" calcext:value-type="float">
            <text:p>15.0817504052</text:p>
          </table:table-cell>
          <table:table-cell office:value-type="float" office:value="0.371978519407567" calcext:value-type="float">
            <text:p>0.3719785194</text:p>
          </table:table-cell>
          <table:table-cell office:value-type="float" office:value="57" calcext:value-type="float">
            <text:p>57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-19.762" calcext:value-type="float">
            <text:p>-19.762</text:p>
          </table:table-cell>
          <table:table-cell office:value-type="float" office:value="342.53789" calcext:value-type="float">
            <text:p>342.53789</text:p>
          </table:table-cell>
          <table:table-cell office:value-type="float" office:value="-19.6908208146105" calcext:value-type="float">
            <text:p>-19.6908208146</text:p>
          </table:table-cell>
          <table:table-cell office:value-type="float" office:value="-16.5537692267937" calcext:value-type="float">
            <text:p>-16.5537692268</text:p>
          </table:table-cell>
          <table:table-cell office:value-type="float" office:value="1.08755475644212" calcext:value-type="float">
            <text:p>1.087554756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0.281" calcext:value-type="float">
            <text:p>0.281</text:p>
          </table:table-cell>
          <table:table-cell office:value-type="float" office:value="59.966" calcext:value-type="float">
            <text:p>59.966</text:p>
          </table:table-cell>
          <table:table-cell table:number-columns-repeated="2" office:value-type="float" office:value="4.521" calcext:value-type="float">
            <text:p>4.521</text:p>
          </table:table-cell>
          <table:table-cell office:value-type="float" office:value="4.93666126418152" calcext:value-type="float">
            <text:p>4.9366612642</text:p>
          </table:table-cell>
          <table:table-cell office:value-type="float" office:value="0.368274524672893" calcext:value-type="float">
            <text:p>0.3682745247</text:p>
          </table:table-cell>
          <table:table-cell office:value-type="float" office:value="57" calcext:value-type="float">
            <text:p>57</text:p>
          </table:table-cell>
          <table:table-cell office:value-type="float" office:value="176.964" calcext:value-type="float">
            <text:p>176.964</text:p>
          </table:table-cell>
          <table:table-cell office:value-type="float" office:value="-24.985" calcext:value-type="float">
            <text:p>-24.985</text:p>
          </table:table-cell>
          <table:table-cell office:value-type="float" office:value="277.83348" calcext:value-type="float">
            <text:p>277.83348</text:p>
          </table:table-cell>
          <table:table-cell office:value-type="float" office:value="-24.9437736835576" calcext:value-type="float">
            <text:p>-24.9437736836</text:p>
          </table:table-cell>
          <table:table-cell office:value-type="float" office:value="-21.9873882229662" calcext:value-type="float">
            <text:p>-21.987388223</text:p>
          </table:table-cell>
          <table:table-cell office:value-type="float" office:value="1.08161092165222" calcext:value-type="float">
            <text:p>1.08161092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0.521" calcext:value-type="float">
            <text:p>0.521</text:p>
          </table:table-cell>
          <table:table-cell office:value-type="float" office:value="49.64" calcext:value-type="float">
            <text:p>49.64</text:p>
          </table:table-cell>
          <table:table-cell table:number-columns-repeated="2" office:value-type="float" office:value="4.082" calcext:value-type="float">
            <text:p>4.082</text:p>
          </table:table-cell>
          <table:table-cell office:value-type="float" office:value="4.49552674230146" calcext:value-type="float">
            <text:p>4.4955267423</text:p>
          </table:table-cell>
          <table:table-cell office:value-type="float" office:value="0.368113459224089" calcext:value-type="float">
            <text:p>0.3681134592</text:p>
          </table:table-cell>
          <table:table-cell office:value-type="float" office:value="33" calcext:value-type="float">
            <text:p>33</text:p>
          </table:table-cell>
          <table:table-cell office:value-type="float" office:value="53.889" calcext:value-type="float">
            <text:p>53.889</text:p>
          </table:table-cell>
          <table:table-cell office:value-type="float" office:value="-24.312" calcext:value-type="float">
            <text:p>-24.312</text:p>
          </table:table-cell>
          <table:table-cell office:value-type="float" office:value="71.67237" calcext:value-type="float">
            <text:p>71.67237</text:p>
          </table:table-cell>
          <table:table-cell office:value-type="float" office:value="-24.1240417786846" calcext:value-type="float">
            <text:p>-24.1240417787</text:p>
          </table:table-cell>
          <table:table-cell office:value-type="float" office:value="-21.139463072825" calcext:value-type="float">
            <text:p>-21.1394630728</text:p>
          </table:table-cell>
          <table:table-cell office:value-type="float" office:value="1.08253851385272" calcext:value-type="float">
            <text:p>1.082538513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0.317" calcext:value-type="float">
            <text:p>0.317</text:p>
          </table:table-cell>
          <table:table-cell office:value-type="float" office:value="56.853" calcext:value-type="float">
            <text:p>56.853</text:p>
          </table:table-cell>
          <table:table-cell table:number-columns-repeated="2" office:value-type="float" office:value="4.717" calcext:value-type="float">
            <text:p>4.717</text:p>
          </table:table-cell>
          <table:table-cell office:value-type="float" office:value="5.13361426256078" calcext:value-type="float">
            <text:p>5.1336142626</text:p>
          </table:table-cell>
          <table:table-cell office:value-type="float" office:value="0.368346435274593" calcext:value-type="float">
            <text:p>0.3683464353</text:p>
          </table:table-cell>
          <table:table-cell office:value-type="float" office:value="57" calcext:value-type="float">
            <text:p>57</text:p>
          </table:table-cell>
          <table:table-cell office:value-type="float" office:value="167.271" calcext:value-type="float">
            <text:p>167.271</text:p>
          </table:table-cell>
          <table:table-cell office:value-type="float" office:value="-25.232" calcext:value-type="float">
            <text:p>-25.232</text:p>
          </table:table-cell>
          <table:table-cell office:value-type="float" office:value="262.61547" calcext:value-type="float">
            <text:p>262.61547</text:p>
          </table:table-cell>
          <table:table-cell office:value-type="float" office:value="-25.1906986685257" calcext:value-type="float">
            <text:p>-25.1906986685</text:p>
          </table:table-cell>
          <table:table-cell office:value-type="float" office:value="-22.2428057609539" calcext:value-type="float">
            <text:p>-22.242805761</text:p>
          </table:table-cell>
          <table:table-cell office:value-type="float" office:value="1.08133150287681" calcext:value-type="float">
            <text:p>1.08133150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613-2</text:p>
          </table:table-cell>
          <table:table-cell office:value-type="float" office:value="0.344" calcext:value-type="float">
            <text:p>0.344</text:p>
          </table:table-cell>
          <table:table-cell office:value-type="float" office:value="53.321" calcext:value-type="float">
            <text:p>53.321</text:p>
          </table:table-cell>
          <table:table-cell table:number-columns-repeated="2" office:value-type="float" office:value="13.993" calcext:value-type="float">
            <text:p>13.993</text:p>
          </table:table-cell>
          <table:table-cell office:value-type="float" office:value="14.45471636953" calcext:value-type="float">
            <text:p>14.4547163695</text:p>
          </table:table-cell>
          <table:table-cell office:value-type="float" office:value="0.37174959586374" calcext:value-type="float">
            <text:p>0.3717495959</text:p>
          </table:table-cell>
          <table:table-cell office:value-type="float" office:value="57" calcext:value-type="float">
            <text:p>57</text:p>
          </table:table-cell>
          <table:table-cell office:value-type="float" office:value="192.32" calcext:value-type="float">
            <text:p>192.32</text:p>
          </table:table-cell>
          <table:table-cell office:value-type="float" office:value="-19.761" calcext:value-type="float">
            <text:p>-19.761</text:p>
          </table:table-cell>
          <table:table-cell office:value-type="float" office:value="301.9424" calcext:value-type="float">
            <text:p>301.9424</text:p>
          </table:table-cell>
          <table:table-cell office:value-type="float" office:value="-19.6801640716251" calcext:value-type="float">
            <text:p>-19.6801640716</text:p>
          </table:table-cell>
          <table:table-cell office:value-type="float" office:value="-16.5427459637706" calcext:value-type="float">
            <text:p>-16.5427459638</text:p>
          </table:table-cell>
          <table:table-cell office:value-type="float" office:value="1.08756681406141" calcext:value-type="float">
            <text:p>1.087566814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614-1</text:p>
          </table:table-cell>
          <table:table-cell office:value-type="float" office:value="0.382" calcext:value-type="float">
            <text:p>0.382</text:p>
          </table:table-cell>
          <table:table-cell office:value-type="float" office:value="63.035" calcext:value-type="float">
            <text:p>63.035</text:p>
          </table:table-cell>
          <table:table-cell table:number-columns-repeated="2" office:value-type="float" office:value="15.572" calcext:value-type="float">
            <text:p>15.572</text:p>
          </table:table-cell>
          <table:table-cell office:value-type="float" office:value="16.0413938411669" calcext:value-type="float">
            <text:p>16.0413938412</text:p>
          </table:table-cell>
          <table:table-cell office:value-type="float" office:value="0.372328873114622" calcext:value-type="float">
            <text:p>0.3723288731</text:p>
          </table:table-cell>
          <table:table-cell office:value-type="float" office:value="57" calcext:value-type="float">
            <text:p>57</text:p>
          </table:table-cell>
          <table:table-cell office:value-type="float" office:value="240.58" calcext:value-type="float">
            <text:p>240.58</text:p>
          </table:table-cell>
          <table:table-cell office:value-type="float" office:value="-20.639" calcext:value-type="float">
            <text:p>-20.639</text:p>
          </table:table-cell>
          <table:table-cell office:value-type="float" office:value="377.7106" calcext:value-type="float">
            <text:p>377.7106</text:p>
          </table:table-cell>
          <table:table-cell office:value-type="float" office:value="-20.580244177209" calcext:value-type="float">
            <text:p>-20.5802441772</text:p>
          </table:table-cell>
          <table:table-cell office:value-type="float" office:value="-17.473782750468" calcext:value-type="float">
            <text:p>-17.4737827505</text:p>
          </table:table-cell>
          <table:table-cell office:value-type="float" office:value="1.08654840405726" calcext:value-type="float">
            <text:p>1.086548404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614-2</text:p>
          </table:table-cell>
          <table:table-cell office:value-type="float" office:value="0.443" calcext:value-type="float">
            <text:p>0.443</text:p>
          </table:table-cell>
          <table:table-cell office:value-type="float" office:value="71.005" calcext:value-type="float">
            <text:p>71.005</text:p>
          </table:table-cell>
          <table:table-cell table:number-columns-repeated="2" office:value-type="float" office:value="15.572" calcext:value-type="float">
            <text:p>15.572</text:p>
          </table:table-cell>
          <table:table-cell office:value-type="float" office:value="16.0413938411669" calcext:value-type="float">
            <text:p>16.0413938412</text:p>
          </table:table-cell>
          <table:table-cell office:value-type="float" office:value="0.372328873114622" calcext:value-type="float">
            <text:p>0.3723288731</text:p>
          </table:table-cell>
          <table:table-cell office:value-type="float" office:value="78" calcext:value-type="float">
            <text:p>78</text:p>
          </table:table-cell>
          <table:table-cell office:value-type="float" office:value="46.87" calcext:value-type="float">
            <text:p>46.87</text:p>
          </table:table-cell>
          <table:table-cell office:value-type="float" office:value="-21.706" calcext:value-type="float">
            <text:p>-21.706</text:p>
          </table:table-cell>
          <table:table-cell office:value-type="float" office:value="83.4286" calcext:value-type="float">
            <text:p>83.4286</text:p>
          </table:table-cell>
          <table:table-cell office:value-type="float" office:value="-21.4661236544" calcext:value-type="float">
            <text:p>-21.4661236544</text:p>
          </table:table-cell>
          <table:table-cell office:value-type="float" office:value="-18.3901305029939" calcext:value-type="float">
            <text:p>-18.390130503</text:p>
          </table:table-cell>
          <table:table-cell office:value-type="float" office:value="1.08554604110303" calcext:value-type="float">
            <text:p>1.08554604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614-3</text:p>
          </table:table-cell>
          <table:table-cell office:value-type="float" office:value="0.324" calcext:value-type="float">
            <text:p>0.324</text:p>
          </table:table-cell>
          <table:table-cell office:value-type="float" office:value="51.208" calcext:value-type="float">
            <text:p>51.208</text:p>
          </table:table-cell>
          <table:table-cell table:number-columns-repeated="2" office:value-type="float" office:value="15.641" calcext:value-type="float">
            <text:p>15.641</text:p>
          </table:table-cell>
          <table:table-cell office:value-type="float" office:value="16.1107293354943" calcext:value-type="float">
            <text:p>16.1107293355</text:p>
          </table:table-cell>
          <table:table-cell office:value-type="float" office:value="0.372354186533085" calcext:value-type="float">
            <text:p>0.3723541865</text:p>
          </table:table-cell>
          <table:table-cell office:value-type="float" office:value="57" calcext:value-type="float">
            <text:p>57</text:p>
          </table:table-cell>
          <table:table-cell office:value-type="float" office:value="201.823" calcext:value-type="float">
            <text:p>201.823</text:p>
          </table:table-cell>
          <table:table-cell office:value-type="float" office:value="-20.831" calcext:value-type="float">
            <text:p>-20.831</text:p>
          </table:table-cell>
          <table:table-cell office:value-type="float" office:value="316.86211" calcext:value-type="float">
            <text:p>316.86211</text:p>
          </table:table-cell>
          <table:table-cell office:value-type="float" office:value="-20.7623756016956" calcext:value-type="float">
            <text:p>-20.7623756017</text:p>
          </table:table-cell>
          <table:table-cell office:value-type="float" office:value="-17.6621782667766" calcext:value-type="float">
            <text:p>-17.6621782668</text:p>
          </table:table-cell>
          <table:table-cell office:value-type="float" office:value="1.0863423259984" calcext:value-type="float">
            <text:p>1.08634232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615-1</text:p>
          </table:table-cell>
          <table:table-cell office:value-type="float" office:value="0.405" calcext:value-type="float">
            <text:p>0.405</text:p>
          </table:table-cell>
          <table:table-cell office:value-type="float" office:value="59.353" calcext:value-type="float">
            <text:p>59.353</text:p>
          </table:table-cell>
          <table:table-cell table:number-columns-repeated="2" office:value-type="float" office:value="15.501" calcext:value-type="float">
            <text:p>15.501</text:p>
          </table:table-cell>
          <table:table-cell office:value-type="float" office:value="15.9700486223663" calcext:value-type="float">
            <text:p>15.9700486224</text:p>
          </table:table-cell>
          <table:table-cell office:value-type="float" office:value="0.372302825960456" calcext:value-type="float">
            <text:p>0.372302826</text:p>
          </table:table-cell>
          <table:table-cell office:value-type="float" office:value="57" calcext:value-type="float">
            <text:p>57</text:p>
          </table:table-cell>
          <table:table-cell office:value-type="float" office:value="228.02" calcext:value-type="float">
            <text:p>228.02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357.9914" calcext:value-type="float">
            <text:p>357.9914</text:p>
          </table:table-cell>
          <table:table-cell office:value-type="float" office:value="-20.6051791514875" calcext:value-type="float">
            <text:p>-20.6051791515</text:p>
          </table:table-cell>
          <table:table-cell office:value-type="float" office:value="-17.4995753195789" calcext:value-type="float">
            <text:p>-17.4995753196</text:p>
          </table:table-cell>
          <table:table-cell office:value-type="float" office:value="1.08652019068403" calcext:value-type="float">
            <text:p>1.086520190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615-2</text:p>
          </table:table-cell>
          <table:table-cell office:value-type="float" office:value="0.4" calcext:value-type="float">
            <text:p>0.4</text:p>
          </table:table-cell>
          <table:table-cell office:value-type="float" office:value="58.815" calcext:value-type="float">
            <text:p>58.815</text:p>
          </table:table-cell>
          <table:table-cell table:number-columns-repeated="2" office:value-type="float" office:value="15.197" calcext:value-type="float">
            <text:p>15.197</text:p>
          </table:table-cell>
          <table:table-cell office:value-type="float" office:value="15.6645705024311" calcext:value-type="float">
            <text:p>15.6645705024</text:p>
          </table:table-cell>
          <table:table-cell office:value-type="float" office:value="0.372191299963266" calcext:value-type="float">
            <text:p>0.3721913</text:p>
          </table:table-cell>
          <table:table-cell office:value-type="float" office:value="57" calcext:value-type="float">
            <text:p>57</text:p>
          </table:table-cell>
          <table:table-cell office:value-type="float" office:value="227.563" calcext:value-type="float">
            <text:p>227.563</text:p>
          </table:table-cell>
          <table:table-cell office:value-type="float" office:value="-20.813" calcext:value-type="float">
            <text:p>-20.813</text:p>
          </table:table-cell>
          <table:table-cell office:value-type="float" office:value="357.27391" calcext:value-type="float">
            <text:p>357.27391</text:p>
          </table:table-cell>
          <table:table-cell office:value-type="float" office:value="-20.7520668028398" calcext:value-type="float">
            <text:p>-20.7520668028</text:p>
          </table:table-cell>
          <table:table-cell office:value-type="float" office:value="-17.6515149148129" calcext:value-type="float">
            <text:p>-17.6515149148</text:p>
          </table:table-cell>
          <table:table-cell office:value-type="float" office:value="1.08635399022076" calcext:value-type="float">
            <text:p>1.086353990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616-1</text:p>
          </table:table-cell>
          <table:table-cell office:value-type="float" office:value="0.346" calcext:value-type="float">
            <text:p>0.346</text:p>
          </table:table-cell>
          <table:table-cell office:value-type="float" office:value="59.774" calcext:value-type="float">
            <text:p>59.774</text:p>
          </table:table-cell>
          <table:table-cell table:number-columns-repeated="2" office:value-type="float" office:value="14.551" calcext:value-type="float">
            <text:p>14.551</text:p>
          </table:table-cell>
          <table:table-cell office:value-type="float" office:value="15.0154294975689" calcext:value-type="float">
            <text:p>15.0154294976</text:p>
          </table:table-cell>
          <table:table-cell office:value-type="float" office:value="0.371954306390183" calcext:value-type="float">
            <text:p>0.3719543064</text:p>
          </table:table-cell>
          <table:table-cell office:value-type="float" office:value="57" calcext:value-type="float">
            <text:p>57</text:p>
          </table:table-cell>
          <table:table-cell office:value-type="float" office:value="212.801" calcext:value-type="float">
            <text:p>212.801</text:p>
          </table:table-cell>
          <table:table-cell office:value-type="float" office:value="-20.845" calcext:value-type="float">
            <text:p>-20.845</text:p>
          </table:table-cell>
          <table:table-cell office:value-type="float" office:value="334.09757" calcext:value-type="float">
            <text:p>334.09757</text:p>
          </table:table-cell>
          <table:table-cell office:value-type="float" office:value="-20.7800459661309" calcext:value-type="float">
            <text:p>-20.7800459661</text:p>
          </table:table-cell>
          <table:table-cell office:value-type="float" office:value="-17.6804563724936" calcext:value-type="float">
            <text:p>-17.6804563725</text:p>
          </table:table-cell>
          <table:table-cell office:value-type="float" office:value="1.08632233228927" calcext:value-type="float">
            <text:p>1.086322332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616-2</text:p>
          </table:table-cell>
          <table:table-cell office:value-type="float" office:value="0.255" calcext:value-type="float">
            <text:p>0.255</text:p>
          </table:table-cell>
          <table:table-cell office:value-type="float" office:value="44.104" calcext:value-type="float">
            <text:p>44.104</text:p>
          </table:table-cell>
          <table:table-cell table:number-columns-repeated="2" office:value-type="float" office:value="14.221" calcext:value-type="float">
            <text:p>14.221</text:p>
          </table:table-cell>
          <table:table-cell office:value-type="float" office:value="14.6838249594814" calcext:value-type="float">
            <text:p>14.6838249595</text:p>
          </table:table-cell>
          <table:table-cell office:value-type="float" office:value="0.371833241126725" calcext:value-type="float">
            <text:p>0.3718332411</text:p>
          </table:table-cell>
          <table:table-cell office:value-type="float" office:value="57" calcext:value-type="float">
            <text:p>57</text:p>
          </table:table-cell>
          <table:table-cell office:value-type="float" office:value="154.072" calcext:value-type="float">
            <text:p>154.072</text:p>
          </table:table-cell>
          <table:table-cell office:value-type="float" office:value="-21.204" calcext:value-type="float">
            <text:p>-21.204</text:p>
          </table:table-cell>
          <table:table-cell office:value-type="float" office:value="241.89304" calcext:value-type="float">
            <text:p>241.89304</text:p>
          </table:table-cell>
          <table:table-cell office:value-type="float" office:value="-21.1177223489388" calcext:value-type="float">
            <text:p>-21.1177223489</text:p>
          </table:table-cell>
          <table:table-cell office:value-type="float" office:value="-18.029746543938" calcext:value-type="float">
            <text:p>-18.0297465439</text:p>
          </table:table-cell>
          <table:table-cell office:value-type="float" office:value="1.08594025579919" calcext:value-type="float">
            <text:p>1.085940255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617-1</text:p>
          </table:table-cell>
          <table:table-cell office:value-type="float" office:value="0.431" calcext:value-type="float">
            <text:p>0.431</text:p>
          </table:table-cell>
          <table:table-cell office:value-type="float" office:value="76.202" calcext:value-type="float">
            <text:p>76.202</text:p>
          </table:table-cell>
          <table:table-cell table:number-columns-repeated="2" office:value-type="float" office:value="14.555" calcext:value-type="float">
            <text:p>14.555</text:p>
          </table:table-cell>
          <table:table-cell office:value-type="float" office:value="15.0194489465154" calcext:value-type="float">
            <text:p>15.0194489465</text:p>
          </table:table-cell>
          <table:table-cell office:value-type="float" office:value="0.371955773846117" calcext:value-type="float">
            <text:p>0.3719557738</text:p>
          </table:table-cell>
          <table:table-cell office:value-type="float" office:value="78" calcext:value-type="float">
            <text:p>78</text:p>
          </table:table-cell>
          <table:table-cell office:value-type="float" office:value="44.885" calcext:value-type="float">
            <text:p>44.885</text:p>
          </table:table-cell>
          <table:table-cell office:value-type="float" office:value="-20.027" calcext:value-type="float">
            <text:p>-20.027</text:p>
          </table:table-cell>
          <table:table-cell office:value-type="float" office:value="79.8953" calcext:value-type="float">
            <text:p>79.8953</text:p>
          </table:table-cell>
          <table:table-cell office:value-type="float" office:value="-19.7228165696597" calcext:value-type="float">
            <text:p>-19.7228165697</text:p>
          </table:table-cell>
          <table:table-cell office:value-type="float" office:value="-16.5868654198816" calcext:value-type="float">
            <text:p>-16.5868654199</text:p>
          </table:table-cell>
          <table:table-cell office:value-type="float" office:value="1.08751855468495" calcext:value-type="float">
            <text:p>1.087518554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0.283" calcext:value-type="float">
            <text:p>0.283</text:p>
          </table:table-cell>
          <table:table-cell office:value-type="float" office:value="59.085" calcext:value-type="float">
            <text:p>59.085</text:p>
          </table:table-cell>
          <table:table-cell table:number-columns-repeated="2" office:value-type="float" office:value="4.698" calcext:value-type="float">
            <text:p>4.698</text:p>
          </table:table-cell>
          <table:table-cell office:value-type="float" office:value="5.11452188006483" calcext:value-type="float">
            <text:p>5.1145218801</text:p>
          </table:table-cell>
          <table:table-cell office:value-type="float" office:value="0.368339464353462" calcext:value-type="float">
            <text:p>0.3683394644</text:p>
          </table:table-cell>
          <table:table-cell office:value-type="float" office:value="57" calcext:value-type="float">
            <text:p>57</text:p>
          </table:table-cell>
          <table:table-cell office:value-type="float" office:value="179.042" calcext:value-type="float">
            <text:p>179.042</text:p>
          </table:table-cell>
          <table:table-cell office:value-type="float" office:value="-24.959" calcext:value-type="float">
            <text:p>-24.959</text:p>
          </table:table-cell>
          <table:table-cell office:value-type="float" office:value="281.09594" calcext:value-type="float">
            <text:p>281.09594</text:p>
          </table:table-cell>
          <table:table-cell office:value-type="float" office:value="-24.9180267501987" calcext:value-type="float">
            <text:p>-24.9180267502</text:p>
          </table:table-cell>
          <table:table-cell office:value-type="float" office:value="-21.9607557688622" calcext:value-type="float">
            <text:p>-21.9607557689</text:p>
          </table:table-cell>
          <table:table-cell office:value-type="float" office:value="1.0816400566308" calcext:value-type="float">
            <text:p>1.081640056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0.202" calcext:value-type="float">
            <text:p>0.202</text:p>
          </table:table-cell>
          <table:table-cell office:value-type="float" office:value="43.026" calcext:value-type="float">
            <text:p>43.026</text:p>
          </table:table-cell>
          <table:table-cell table:number-columns-repeated="2" office:value-type="float" office:value="4.693" calcext:value-type="float">
            <text:p>4.693</text:p>
          </table:table-cell>
          <table:table-cell office:value-type="float" office:value="5.10949756888168" calcext:value-type="float">
            <text:p>5.1094975689</text:p>
          </table:table-cell>
          <table:table-cell office:value-type="float" office:value="0.36833762990037" calcext:value-type="float">
            <text:p>0.3683376299</text:p>
          </table:table-cell>
          <table:table-cell office:value-type="float" office:value="57" calcext:value-type="float">
            <text:p>57</text:p>
          </table:table-cell>
          <table:table-cell office:value-type="float" office:value="126.084" calcext:value-type="float">
            <text:p>126.084</text:p>
          </table:table-cell>
          <table:table-cell office:value-type="float" office:value="-25.541" calcext:value-type="float">
            <text:p>-25.541</text:p>
          </table:table-cell>
          <table:table-cell office:value-type="float" office:value="197.95188" calcext:value-type="float">
            <text:p>197.95188</text:p>
          </table:table-cell>
          <table:table-cell office:value-type="float" office:value="-25.4899271468828" calcext:value-type="float">
            <text:p>-25.4899271469</text:p>
          </table:table-cell>
          <table:table-cell office:value-type="float" office:value="-22.552325679514" calcext:value-type="float">
            <text:p>-22.5523256795</text:p>
          </table:table-cell>
          <table:table-cell office:value-type="float" office:value="1.08099289567841" calcext:value-type="float">
            <text:p>1.080992895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617-2</text:p>
          </table:table-cell>
          <table:table-cell office:value-type="float" office:value="0.605" calcext:value-type="float">
            <text:p>0.605</text:p>
          </table:table-cell>
          <table:table-cell office:value-type="float" office:value="47.957" calcext:value-type="float">
            <text:p>47.957</text:p>
          </table:table-cell>
          <table:table-cell table:number-columns-repeated="2" office:value-type="float" office:value="14.029" calcext:value-type="float">
            <text:p>14.029</text:p>
          </table:table-cell>
          <table:table-cell office:value-type="float" office:value="14.4908914100486" calcext:value-type="float">
            <text:p>14.49089141</text:p>
          </table:table-cell>
          <table:table-cell office:value-type="float" office:value="0.371762803019864" calcext:value-type="float">
            <text:p>0.371762803</text:p>
          </table:table-cell>
          <table:table-cell office:value-type="float" office:value="33" calcext:value-type="float">
            <text:p>33</text:p>
          </table:table-cell>
          <table:table-cell office:value-type="float" office:value="62.534" calcext:value-type="float">
            <text:p>62.534</text:p>
          </table:table-cell>
          <table:table-cell office:value-type="float" office:value="-19.998" calcext:value-type="float">
            <text:p>-19.998</text:p>
          </table:table-cell>
          <table:table-cell office:value-type="float" office:value="83.17022" calcext:value-type="float">
            <text:p>83.17022</text:p>
          </table:table-cell>
          <table:table-cell office:value-type="float" office:value="-19.7052750796006" calcext:value-type="float">
            <text:p>-19.7052750796</text:p>
          </table:table-cell>
          <table:table-cell office:value-type="float" office:value="-16.5687206209496" calcext:value-type="float">
            <text:p>-16.5687206209</text:p>
          </table:table-cell>
          <table:table-cell office:value-type="float" office:value="1.08753840209494" calcext:value-type="float">
            <text:p>1.087538402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18-1</text:p>
          </table:table-cell>
          <table:table-cell office:value-type="float" office:value="0.359" calcext:value-type="float">
            <text:p>0.359</text:p>
          </table:table-cell>
          <table:table-cell office:value-type="float" office:value="62.66" calcext:value-type="float">
            <text:p>62.66</text:p>
          </table:table-cell>
          <table:table-cell table:number-columns-repeated="2" office:value-type="float" office:value="14.475" calcext:value-type="float">
            <text:p>14.475</text:p>
          </table:table-cell>
          <table:table-cell office:value-type="float" office:value="14.9390599675851" calcext:value-type="float">
            <text:p>14.9390599676</text:p>
          </table:table-cell>
          <table:table-cell office:value-type="float" office:value="0.371926424719222" calcext:value-type="float">
            <text:p>0.3719264247</text:p>
          </table:table-cell>
          <table:table-cell office:value-type="float" office:value="57" calcext:value-type="float">
            <text:p>57</text:p>
          </table:table-cell>
          <table:table-cell office:value-type="float" office:value="222.6" calcext:value-type="float">
            <text:p>222.6</text:p>
          </table:table-cell>
          <table:table-cell office:value-type="float" office:value="-19.643" calcext:value-type="float">
            <text:p>-19.643</text:p>
          </table:table-cell>
          <table:table-cell office:value-type="float" office:value="349.482" calcext:value-type="float">
            <text:p>349.482</text:p>
          </table:table-cell>
          <table:table-cell office:value-type="float" office:value="-19.5724012322021" calcext:value-type="float">
            <text:p>-19.5724012322</text:p>
          </table:table-cell>
          <table:table-cell office:value-type="float" office:value="-16.4312768099482" calcext:value-type="float">
            <text:p>-16.4312768099</text:p>
          </table:table-cell>
          <table:table-cell office:value-type="float" office:value="1.08768874264069" calcext:value-type="float">
            <text:p>1.087688742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618-2</text:p>
          </table:table-cell>
          <table:table-cell office:value-type="float" office:value="0.517" calcext:value-type="float">
            <text:p>0.517</text:p>
          </table:table-cell>
          <table:table-cell office:value-type="float" office:value="87.191" calcext:value-type="float">
            <text:p>87.191</text:p>
          </table:table-cell>
          <table:table-cell table:number-columns-repeated="2" office:value-type="float" office:value="14.255" calcext:value-type="float">
            <text:p>14.255</text:p>
          </table:table-cell>
          <table:table-cell office:value-type="float" office:value="14.7179902755267" calcext:value-type="float">
            <text:p>14.7179902755</text:p>
          </table:table-cell>
          <table:table-cell office:value-type="float" office:value="0.371845714531102" calcext:value-type="float">
            <text:p>0.3718457145</text:p>
          </table:table-cell>
          <table:table-cell office:value-type="float" office:value="57" calcext:value-type="float">
            <text:p>57</text:p>
          </table:table-cell>
          <table:table-cell office:value-type="float" office:value="322.76" calcext:value-type="float">
            <text:p>322.76</text:p>
          </table:table-cell>
          <table:table-cell office:value-type="float" office:value="-19.072" calcext:value-type="float">
            <text:p>-19.072</text:p>
          </table:table-cell>
          <table:table-cell office:value-type="float" office:value="506.7332" calcext:value-type="float">
            <text:p>506.7332</text:p>
          </table:table-cell>
          <table:table-cell office:value-type="float" office:value="-19.0206299542192" calcext:value-type="float">
            <text:p>-19.0206299542</text:p>
          </table:table-cell>
          <table:table-cell office:value-type="float" office:value="-15.8605283238322" calcext:value-type="float">
            <text:p>-15.8605283238</text:p>
          </table:table-cell>
          <table:table-cell office:value-type="float" office:value="1.08831304115413" calcext:value-type="float">
            <text:p>1.088313041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619-1</text:p>
          </table:table-cell>
          <table:table-cell office:value-type="float" office:value="0.405" calcext:value-type="float">
            <text:p>0.405</text:p>
          </table:table-cell>
          <table:table-cell office:value-type="float" office:value="68.967" calcext:value-type="float">
            <text:p>68.967</text:p>
          </table:table-cell>
          <table:table-cell table:number-columns-repeated="2" office:value-type="float" office:value="14.596" calcext:value-type="float">
            <text:p>14.596</text:p>
          </table:table-cell>
          <table:table-cell office:value-type="float" office:value="15.0606482982172" calcext:value-type="float">
            <text:p>15.0606482982</text:p>
          </table:table-cell>
          <table:table-cell office:value-type="float" office:value="0.371970815266949" calcext:value-type="float">
            <text:p>0.3719708153</text:p>
          </table:table-cell>
          <table:table-cell office:value-type="float" office:value="78" calcext:value-type="float">
            <text:p>78</text:p>
          </table:table-cell>
          <table:table-cell office:value-type="float" office:value="40.017" calcext:value-type="float">
            <text:p>40.017</text:p>
          </table:table-cell>
          <table:table-cell office:value-type="float" office:value="-19.633" calcext:value-type="float">
            <text:p>-19.633</text:p>
          </table:table-cell>
          <table:table-cell office:value-type="float" office:value="71.23026" calcext:value-type="float">
            <text:p>71.23026</text:p>
          </table:table-cell>
          <table:table-cell office:value-type="float" office:value="-19.2763891392753" calcext:value-type="float">
            <text:p>-19.2763891393</text:p>
          </table:table-cell>
          <table:table-cell office:value-type="float" office:value="-16.1250838987702" calcext:value-type="float">
            <text:p>-16.1250838988</text:p>
          </table:table-cell>
          <table:table-cell office:value-type="float" office:value="1.08802366484052" calcext:value-type="float">
            <text:p>1.088023664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619-2</text:p>
          </table:table-cell>
          <table:table-cell office:value-type="float" office:value="0.28" calcext:value-type="float">
            <text:p>0.28</text:p>
          </table:table-cell>
          <table:table-cell office:value-type="float" office:value="46.239" calcext:value-type="float">
            <text:p>46.239</text:p>
          </table:table-cell>
          <table:table-cell table:number-columns-repeated="2" office:value-type="float" office:value="15.021" calcext:value-type="float">
            <text:p>15.021</text:p>
          </table:table-cell>
          <table:table-cell office:value-type="float" office:value="15.4877147487844" calcext:value-type="float">
            <text:p>15.4877147488</text:p>
          </table:table-cell>
          <table:table-cell office:value-type="float" office:value="0.372126732166557" calcext:value-type="float">
            <text:p>0.3721267322</text:p>
          </table:table-cell>
          <table:table-cell office:value-type="float" office:value="57" calcext:value-type="float">
            <text:p>57</text:p>
          </table:table-cell>
          <table:table-cell office:value-type="float" office:value="165.301" calcext:value-type="float">
            <text:p>165.301</text:p>
          </table:table-cell>
          <table:table-cell office:value-type="float" office:value="-20.459" calcext:value-type="float">
            <text:p>-20.459</text:p>
          </table:table-cell>
          <table:table-cell office:value-type="float" office:value="259.52257" calcext:value-type="float">
            <text:p>259.52257</text:p>
          </table:table-cell>
          <table:table-cell office:value-type="float" office:value="-20.3715070347933" calcext:value-type="float">
            <text:p>-20.3715070348</text:p>
          </table:table-cell>
          <table:table-cell office:value-type="float" office:value="-17.2578664590918" calcext:value-type="float">
            <text:p>-17.2578664591</text:p>
          </table:table-cell>
          <table:table-cell office:value-type="float" office:value="1.08678458489706" calcext:value-type="float">
            <text:p>1.086784584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620-1</text:p>
          </table:table-cell>
          <table:table-cell office:value-type="float" office:value="0.309" calcext:value-type="float">
            <text:p>0.309</text:p>
          </table:table-cell>
          <table:table-cell office:value-type="float" office:value="52.614" calcext:value-type="float">
            <text:p>52.614</text:p>
          </table:table-cell>
          <table:table-cell table:number-columns-repeated="2" office:value-type="float" office:value="13.633" calcext:value-type="float">
            <text:p>13.633</text:p>
          </table:table-cell>
          <table:table-cell office:value-type="float" office:value="14.0929659643436" calcext:value-type="float">
            <text:p>14.0929659643</text:p>
          </table:table-cell>
          <table:table-cell office:value-type="float" office:value="0.371617524109903" calcext:value-type="float">
            <text:p>0.3716175241</text:p>
          </table:table-cell>
          <table:table-cell office:value-type="float" office:value="57" calcext:value-type="float">
            <text:p>57</text:p>
          </table:table-cell>
          <table:table-cell office:value-type="float" office:value="183.12" calcext:value-type="float">
            <text:p>183.12</text:p>
          </table:table-cell>
          <table:table-cell office:value-type="float" office:value="-20.901" calcext:value-type="float">
            <text:p>-20.901</text:p>
          </table:table-cell>
          <table:table-cell office:value-type="float" office:value="287.4984" calcext:value-type="float">
            <text:p>287.4984</text:p>
          </table:table-cell>
          <table:table-cell office:value-type="float" office:value="-20.825910495956" calcext:value-type="float">
            <text:p>-20.825910496</text:p>
          </table:table-cell>
          <table:table-cell office:value-type="float" office:value="-17.7278983326112" calcext:value-type="float">
            <text:p>-17.7278983326</text:p>
          </table:table-cell>
          <table:table-cell office:value-type="float" office:value="1.08627043733608" calcext:value-type="float">
            <text:p>1.086270437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rtin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620-2</text:p>
          </table:table-cell>
          <table:table-cell office:value-type="float" office:value="0.326" calcext:value-type="float">
            <text:p>0.326</text:p>
          </table:table-cell>
          <table:table-cell office:value-type="float" office:value="55.495" calcext:value-type="float">
            <text:p>55.495</text:p>
          </table:table-cell>
          <table:table-cell table:number-columns-repeated="2" office:value-type="float" office:value="13.451" calcext:value-type="float">
            <text:p>13.451</text:p>
          </table:table-cell>
          <table:table-cell office:value-type="float" office:value="13.9100810372771" calcext:value-type="float">
            <text:p>13.9100810373</text:p>
          </table:table-cell>
          <table:table-cell office:value-type="float" office:value="0.371550754367759" calcext:value-type="float">
            <text:p>0.3715507544</text:p>
          </table:table-cell>
          <table:table-cell office:value-type="float" office:value="57" calcext:value-type="float">
            <text:p>57</text:p>
          </table:table-cell>
          <table:table-cell office:value-type="float" office:value="191.399" calcext:value-type="float">
            <text:p>191.399</text:p>
          </table:table-cell>
          <table:table-cell office:value-type="float" office:value="-20.744" calcext:value-type="float">
            <text:p>-20.744</text:p>
          </table:table-cell>
          <table:table-cell office:value-type="float" office:value="300.49643" calcext:value-type="float">
            <text:p>300.49643</text:p>
          </table:table-cell>
          <table:table-cell office:value-type="float" office:value="-20.6708889138449" calcext:value-type="float">
            <text:p>-20.6708889138</text:p>
          </table:table-cell>
          <table:table-cell office:value-type="float" office:value="-17.5675450542951" calcext:value-type="float">
            <text:p>-17.5675450543</text:p>
          </table:table-cell>
          <table:table-cell office:value-type="float" office:value="1.08644584146064" calcext:value-type="float">
            <text:p>1.0864458415</text:p>
          </table:table-cell>
        </table:table-row>
      </table:table>
      <table:table table:name="NCEA by hand" table:style-name="ta1">
        <table:table-column table:style-name="co1" table:number-columns-repeated="15" table:default-cell-style-name="Default"/>
        <table:table-row table:style-name="ro4">
          <table:table-cell office:value-type="string" calcext:value-type="string">
            <text:p>Box no.</text:p>
          </table:table-cell>
          <table:table-cell office:value-type="string" calcext:value-type="string">
            <text:p>Box position</text:p>
          </table:table-cell>
          <table:table-cell office:value-type="string" calcext:value-type="string">
            <text:p>Sample</text:p>
            <text:p>name</text:p>
          </table:table-cell>
          <table:table-cell office:value-type="string" calcext:value-type="string">
            <text:p>Area N</text:p>
            <text:p>Sample</text:p>
          </table:table-cell>
          <table:table-cell office:value-type="string" calcext:value-type="string">
            <text:p>d14N/15N</text:p>
            <text:p>Sample</text:p>
          </table:table-cell>
          <table:table-cell office:value-type="string" calcext:value-type="string">
            <text:p>Blank corr. d14N/15N</text:p>
          </table:table-cell>
          <table:table-cell office:value-type="string" calcext:value-type="string">
            <text:p>Normalised d14N/15N</text:p>
          </table:table-cell>
          <table:table-cell office:value-type="string" calcext:value-type="string">
            <text:p>At% N</text:p>
          </table:table-cell>
          <table:table-cell office:value-type="string" calcext:value-type="string">
            <text:p>Equipment dilution</text:p>
          </table:table-cell>
          <table:table-cell office:value-type="string" calcext:value-type="string">
            <text:p>Area C</text:p>
            <text:p>Sample</text:p>
          </table:table-cell>
          <table:table-cell office:value-type="string" calcext:value-type="string">
            <text:p>d12C/13C</text:p>
            <text:p>Sample</text:p>
          </table:table-cell>
          <table:table-cell office:value-type="string" calcext:value-type="string">
            <text:p>Area C </text:p>
            <text:p>Corr.</text:p>
            <text:p>Sample</text:p>
          </table:table-cell>
          <table:table-cell office:value-type="string" calcext:value-type="string">
            <text:p>Blank corr. d12C/13C</text:p>
          </table:table-cell>
          <table:table-cell office:value-type="string" calcext:value-type="string">
            <text:p>Normalised d12C/13C</text:p>
          </table:table-cell>
          <table:table-cell office:value-type="string" calcext:value-type="string">
            <text:p>At%C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el A</text:p>
          </table:table-cell>
          <table:table-cell office:value-type="float" office:value="76.389" calcext:value-type="float">
            <text:p>76.389</text:p>
          </table:table-cell>
          <table:table-cell table:number-columns-repeated="2" office:value-type="float" office:value="4.803" calcext:value-type="float">
            <text:p>4.803</text:p>
          </table:table-cell>
          <table:table-cell office:value-type="float" office:value="5.21699980551894" calcext:value-type="float">
            <text:p>5.2169998055</text:p>
          </table:table-cell>
          <table:table-cell office:value-type="float" office:value="0.368376880601429" calcext:value-type="float">
            <text:p>0.3683768806</text:p>
          </table:table-cell>
          <table:table-cell office:value-type="float" office:value="57" calcext:value-type="float">
            <text:p>57</text:p>
          </table:table-cell>
          <table:table-cell office:value-type="float" office:value="100.234" calcext:value-type="float">
            <text:p>100.234</text:p>
          </table:table-cell>
          <table:table-cell office:value-type="float" office:value="-25.373" calcext:value-type="float">
            <text:p>-25.373</text:p>
          </table:table-cell>
          <table:table-cell office:value-type="float" office:value="157.36738" calcext:value-type="float">
            <text:p>157.36738</text:p>
          </table:table-cell>
          <table:table-cell office:value-type="float" office:value="-25.3058773611519" calcext:value-type="float">
            <text:p>-25.3058773612</text:p>
          </table:table-cell>
          <table:table-cell office:value-type="float" office:value="-22.3626055238268" calcext:value-type="float">
            <text:p>-22.3626055238</text:p>
          </table:table-cell>
          <table:table-cell office:value-type="float" office:value="1.08120044514989" calcext:value-type="float">
            <text:p>1.0812004451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el A</text:p>
          </table:table-cell>
          <table:table-cell office:value-type="float" office:value="32.384" calcext:value-type="float">
            <text:p>32.384</text:p>
          </table:table-cell>
          <table:table-cell table:number-columns-repeated="2" office:value-type="float" office:value="3.867" calcext:value-type="float">
            <text:p>3.867</text:p>
          </table:table-cell>
          <table:table-cell office:value-type="float" office:value="4.27648940078225" calcext:value-type="float">
            <text:p>4.2764894008</text:p>
          </table:table-cell>
          <table:table-cell office:value-type="float" office:value="0.368033484904877" calcext:value-type="float">
            <text:p>0.3680334849</text:p>
          </table:table-cell>
          <table:table-cell office:value-type="float" office:value="78" calcext:value-type="float">
            <text:p>78</text:p>
          </table:table-cell>
          <table:table-cell office:value-type="float" office:value="76.58" calcext:value-type="float">
            <text:p>76.58</text:p>
          </table:table-cell>
          <table:table-cell office:value-type="float" office:value="-24.241" calcext:value-type="float">
            <text:p>-24.241</text:p>
          </table:table-cell>
          <table:table-cell office:value-type="float" office:value="136.3124" calcext:value-type="float">
            <text:p>136.3124</text:p>
          </table:table-cell>
          <table:table-cell office:value-type="float" office:value="-24.1425058714365" calcext:value-type="float">
            <text:p>-24.1425058714</text:p>
          </table:table-cell>
          <table:table-cell office:value-type="float" office:value="-21.1588625800497" calcext:value-type="float">
            <text:p>-21.15886258</text:p>
          </table:table-cell>
          <table:table-cell office:value-type="float" office:value="1.08251729185369" calcext:value-type="float">
            <text:p>1.0825172919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Gel A</text:p>
          </table:table-cell>
          <table:table-cell office:value-type="float" office:value="72.381" calcext:value-type="float">
            <text:p>72.381</text:p>
          </table:table-cell>
          <table:table-cell table:number-columns-repeated="2" office:value-type="float" office:value="4.994" calcext:value-type="float">
            <text:p>4.994</text:p>
          </table:table-cell>
          <table:table-cell office:value-type="float" office:value="5.4089201979385" calcext:value-type="float">
            <text:p>5.4089201979</text:p>
          </table:table-cell>
          <table:table-cell office:value-type="float" office:value="0.368446953577766" calcext:value-type="float">
            <text:p>0.3684469536</text:p>
          </table:table-cell>
          <table:table-cell office:value-type="float" office:value="57" calcext:value-type="float">
            <text:p>57</text:p>
          </table:table-cell>
          <table:table-cell office:value-type="float" office:value="92.927" calcext:value-type="float">
            <text:p>92.927</text:p>
          </table:table-cell>
          <table:table-cell office:value-type="float" office:value="-25.902" calcext:value-type="float">
            <text:p>-25.902</text:p>
          </table:table-cell>
          <table:table-cell office:value-type="float" office:value="145.89539" calcext:value-type="float">
            <text:p>145.89539</text:p>
          </table:table-cell>
          <table:table-cell office:value-type="float" office:value="-25.8385852498832" calcext:value-type="float">
            <text:p>-25.8385852499</text:p>
          </table:table-cell>
          <table:table-cell office:value-type="float" office:value="-22.9137995042738" calcext:value-type="float">
            <text:p>-22.9137995043</text:p>
          </table:table-cell>
          <table:table-cell office:value-type="float" office:value="1.08059744924656" calcext:value-type="float">
            <text:p>1.0805974492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63.997" calcext:value-type="float">
            <text:p>63.997</text:p>
          </table:table-cell>
          <table:table-cell table:number-columns-repeated="2" office:value-type="float" office:value="14.81" calcext:value-type="float">
            <text:p>14.81</text:p>
          </table:table-cell>
          <table:table-cell office:value-type="float" office:value="15.272221621972" calcext:value-type="float">
            <text:p>15.272221622</text:p>
          </table:table-cell>
          <table:table-cell office:value-type="float" office:value="0.37204805824093" calcext:value-type="float">
            <text:p>0.3720480582</text:p>
          </table:table-cell>
          <table:table-cell office:value-type="float" office:value="57" calcext:value-type="float">
            <text:p>57</text:p>
          </table:table-cell>
          <table:table-cell office:value-type="float" office:value="100.222" calcext:value-type="float">
            <text:p>100.222</text:p>
          </table:table-cell>
          <table:table-cell office:value-type="float" office:value="-20.808" calcext:value-type="float">
            <text:p>-20.808</text:p>
          </table:table-cell>
          <table:table-cell office:value-type="float" office:value="157.34854" calcext:value-type="float">
            <text:p>157.34854</text:p>
          </table:table-cell>
          <table:table-cell office:value-type="float" office:value="-20.6683361509906" calcext:value-type="float">
            <text:p>-20.668336151</text:p>
          </table:table-cell>
          <table:table-cell office:value-type="float" office:value="-17.5641318139607" calcext:value-type="float">
            <text:p>-17.564131814</text:p>
          </table:table-cell>
          <table:table-cell office:value-type="float" office:value="1.08644957506281" calcext:value-type="float">
            <text:p>1.0864495751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44.968" calcext:value-type="float">
            <text:p>44.968</text:p>
          </table:table-cell>
          <table:table-cell table:number-columns-repeated="2" office:value-type="float" office:value="14.827" calcext:value-type="float">
            <text:p>14.827</text:p>
          </table:table-cell>
          <table:table-cell office:value-type="float" office:value="15.2893035417162" calcext:value-type="float">
            <text:p>15.2893035417</text:p>
          </table:table-cell>
          <table:table-cell office:value-type="float" office:value="0.372054294647077" calcext:value-type="float">
            <text:p>0.3720542946</text:p>
          </table:table-cell>
          <table:table-cell office:value-type="float" office:value="78" calcext:value-type="float">
            <text:p>78</text:p>
          </table:table-cell>
          <table:table-cell office:value-type="float" office:value="61.206" calcext:value-type="float">
            <text:p>61.206</text:p>
          </table:table-cell>
          <table:table-cell office:value-type="float" office:value="-19.82" calcext:value-type="float">
            <text:p>-19.82</text:p>
          </table:table-cell>
          <table:table-cell office:value-type="float" office:value="108.94668" calcext:value-type="float">
            <text:p>108.94668</text:p>
          </table:table-cell>
          <table:table-cell office:value-type="float" office:value="-19.594019774302" calcext:value-type="float">
            <text:p>-19.5940197743</text:p>
          </table:table-cell>
          <table:table-cell office:value-type="float" office:value="-16.4525343842013" calcext:value-type="float">
            <text:p>-16.4525343842</text:p>
          </table:table-cell>
          <table:table-cell office:value-type="float" office:value="1.08766549043905" calcext:value-type="float">
            <text:p>1.0876654904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6</text:p>
          </table:table-cell>
          <table:table-cell/>
          <table:table-cell office:value-type="float" office:value="55.301" calcext:value-type="float">
            <text:p>55.301</text:p>
          </table:table-cell>
          <table:table-cell table:number-columns-repeated="2" office:value-type="float" office:value="15.13" calcext:value-type="float">
            <text:p>15.13</text:p>
          </table:table-cell>
          <table:table-cell office:value-type="float" office:value="15.5937636406854" calcext:value-type="float">
            <text:p>15.5937636407</text:p>
          </table:table-cell>
          <table:table-cell office:value-type="float" office:value="0.372165449284485" calcext:value-type="float">
            <text:p>0.3721654493</text:p>
          </table:table-cell>
          <table:table-cell office:value-type="float" office:value="57" calcext:value-type="float">
            <text:p>57</text:p>
          </table:table-cell>
          <table:table-cell office:value-type="float" office:value="85.975" calcext:value-type="float">
            <text:p>85.975</text:p>
          </table:table-cell>
          <table:table-cell office:value-type="float" office:value="-22.145" calcext:value-type="float">
            <text:p>-22.145</text:p>
          </table:table-cell>
          <table:table-cell office:value-type="float" office:value="134.98075" calcext:value-type="float">
            <text:p>134.98075</text:p>
          </table:table-cell>
          <table:table-cell office:value-type="float" office:value="-22.0065917023689" calcext:value-type="float">
            <text:p>-22.0065917024</text:p>
          </table:table-cell>
          <table:table-cell office:value-type="float" office:value="-18.9488276666468" calcext:value-type="float">
            <text:p>-18.9488276666</text:p>
          </table:table-cell>
          <table:table-cell office:value-type="float" office:value="1.08493489050747" calcext:value-type="float">
            <text:p>1.0849348905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7</text:p>
          </table:table-cell>
          <table:table-cell/>
          <table:table-cell office:value-type="float" office:value="58.343" calcext:value-type="float">
            <text:p>58.343</text:p>
          </table:table-cell>
          <table:table-cell table:number-columns-repeated="2" office:value-type="float" office:value="15.011" calcext:value-type="float">
            <text:p>15.011</text:p>
          </table:table-cell>
          <table:table-cell office:value-type="float" office:value="15.4741902024764" calcext:value-type="float">
            <text:p>15.4741902025</text:p>
          </table:table-cell>
          <table:table-cell office:value-type="float" office:value="0.372121794522473" calcext:value-type="float">
            <text:p>0.3721217945</text:p>
          </table:table-cell>
          <table:table-cell office:value-type="float" office:value="57" calcext:value-type="float">
            <text:p>57</text:p>
          </table:table-cell>
          <table:table-cell office:value-type="float" office:value="91.1" calcext:value-type="float">
            <text:p>91.1</text:p>
          </table:table-cell>
          <table:table-cell office:value-type="float" office:value="-21.797" calcext:value-type="float">
            <text:p>-21.797</text:p>
          </table:table-cell>
          <table:table-cell office:value-type="float" office:value="143.027" calcext:value-type="float">
            <text:p>143.027</text:p>
          </table:table-cell>
          <table:table-cell office:value-type="float" office:value="-21.6604217307172" calcext:value-type="float">
            <text:p>-21.6604217307</text:p>
          </table:table-cell>
          <table:table-cell office:value-type="float" office:value="-18.5906448639849" calcext:value-type="float">
            <text:p>-18.590644864</text:p>
          </table:table-cell>
          <table:table-cell office:value-type="float" office:value="1.08532670226671" calcext:value-type="float">
            <text:p>1.085326702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8</text:p>
          </table:table-cell>
          <table:table-cell/>
          <table:table-cell office:value-type="float" office:value="70.719" calcext:value-type="float">
            <text:p>70.719</text:p>
          </table:table-cell>
          <table:table-cell table:number-columns-repeated="2" office:value-type="float" office:value="15.725" calcext:value-type="float">
            <text:p>15.725</text:p>
          </table:table-cell>
          <table:table-cell office:value-type="float" office:value="16.1916308317307" calcext:value-type="float">
            <text:p>16.1916308317</text:p>
          </table:table-cell>
          <table:table-cell office:value-type="float" office:value="0.372383722520691" calcext:value-type="float">
            <text:p>0.3723837225</text:p>
          </table:table-cell>
          <table:table-cell office:value-type="float" office:value="78" calcext:value-type="float">
            <text:p>78</text:p>
          </table:table-cell>
          <table:table-cell office:value-type="float" office:value="43.679" calcext:value-type="float">
            <text:p>43.679</text:p>
          </table:table-cell>
          <table:table-cell office:value-type="float" office:value="-19.174" calcext:value-type="float">
            <text:p>-19.174</text:p>
          </table:table-cell>
          <table:table-cell office:value-type="float" office:value="77.74862" calcext:value-type="float">
            <text:p>77.74862</text:p>
          </table:table-cell>
          <table:table-cell office:value-type="float" office:value="-18.8332605264982" calcext:value-type="float">
            <text:p>-18.8332605265</text:p>
          </table:table-cell>
          <table:table-cell office:value-type="float" office:value="-15.6653751796371" calcext:value-type="float">
            <text:p>-15.6653751796</text:p>
          </table:table-cell>
          <table:table-cell office:value-type="float" office:value="1.08852650258044" calcext:value-type="float">
            <text:p>1.0885265026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9</text:p>
          </table:table-cell>
          <table:table-cell/>
          <table:table-cell office:value-type="float" office:value="78.737" calcext:value-type="float">
            <text:p>78.737</text:p>
          </table:table-cell>
          <table:table-cell table:number-columns-repeated="2" office:value-type="float" office:value="15.487" calcext:value-type="float">
            <text:p>15.487</text:p>
          </table:table-cell>
          <table:table-cell office:value-type="float" office:value="15.9524839553126" calcext:value-type="float">
            <text:p>15.9524839553</text:p>
          </table:table-cell>
          <table:table-cell office:value-type="float" office:value="0.372296413340979" calcext:value-type="float">
            <text:p>0.3722964133</text:p>
          </table:table-cell>
          <table:table-cell office:value-type="float" office:value="78" calcext:value-type="float">
            <text:p>78</text:p>
          </table:table-cell>
          <table:table-cell office:value-type="float" office:value="47.431" calcext:value-type="float">
            <text:p>47.431</text:p>
          </table:table-cell>
          <table:table-cell office:value-type="float" office:value="-19.16" calcext:value-type="float">
            <text:p>-19.16</text:p>
          </table:table-cell>
          <table:table-cell office:value-type="float" office:value="84.42718" calcext:value-type="float">
            <text:p>84.42718</text:p>
          </table:table-cell>
          <table:table-cell office:value-type="float" office:value="-18.8466034503499" calcext:value-type="float">
            <text:p>-18.8466034503</text:p>
          </table:table-cell>
          <table:table-cell office:value-type="float" office:value="-15.6791811311993" calcext:value-type="float">
            <text:p>-15.6791811312</text:p>
          </table:table-cell>
          <table:table-cell office:value-type="float" office:value="1.08851140145453" calcext:value-type="float">
            <text:p>1.0885114015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10</text:p>
          </table:table-cell>
          <table:table-cell/>
          <table:table-cell office:value-type="float" office:value="57.542" calcext:value-type="float">
            <text:p>57.542</text:p>
          </table:table-cell>
          <table:table-cell table:number-columns-repeated="2" office:value-type="float" office:value="13.283" calcext:value-type="float">
            <text:p>13.283</text:p>
          </table:table-cell>
          <table:table-cell office:value-type="float" office:value="13.737863301424" calcext:value-type="float">
            <text:p>13.7378633014</text:p>
          </table:table-cell>
          <table:table-cell office:value-type="float" office:value="0.371487879045207" calcext:value-type="float">
            <text:p>0.371487879</text:p>
          </table:table-cell>
          <table:table-cell office:value-type="float" office:value="57" calcext:value-type="float">
            <text:p>57</text:p>
          </table:table-cell>
          <table:table-cell office:value-type="float" office:value="86.607" calcext:value-type="float">
            <text:p>86.607</text:p>
          </table:table-cell>
          <table:table-cell office:value-type="float" office:value="-22.83" calcext:value-type="float">
            <text:p>-22.83</text:p>
          </table:table-cell>
          <table:table-cell office:value-type="float" office:value="135.97299" calcext:value-type="float">
            <text:p>135.97299</text:p>
          </table:table-cell>
          <table:table-cell office:value-type="float" office:value="-22.7052467999316" calcext:value-type="float">
            <text:p>-22.7052467999</text:p>
          </table:table-cell>
          <table:table-cell office:value-type="float" office:value="-19.6717275754547" calcext:value-type="float">
            <text:p>-19.6717275755</text:p>
          </table:table-cell>
          <table:table-cell office:value-type="float" office:value="1.08414410974061" calcext:value-type="float">
            <text:p>1.0841441097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11</text:p>
          </table:table-cell>
          <table:table-cell/>
          <table:table-cell office:value-type="float" office:value="14.367" calcext:value-type="float">
            <text:p>14.367</text:p>
          </table:table-cell>
          <table:table-cell table:number-columns-repeated="2" office:value-type="float" office:value="13.416" calcext:value-type="float">
            <text:p>13.416</text:p>
          </table:table-cell>
          <table:table-cell office:value-type="float" office:value="13.8715042029518" calcext:value-type="float">
            <text:p>13.871504203</text:p>
          </table:table-cell>
          <table:table-cell office:value-type="float" office:value="0.371536670279953" calcext:value-type="float">
            <text:p>0.3715366703</text:p>
          </table:table-cell>
          <table:table-cell office:value-type="float" office:value="50" calcext:value-type="float">
            <text:p>50</text:p>
          </table:table-cell>
          <table:table-cell office:value-type="float" office:value="31.911" calcext:value-type="float">
            <text:p>31.911</text:p>
          </table:table-cell>
          <table:table-cell office:value-type="float" office:value="-22.59" calcext:value-type="float">
            <text:p>-22.59</text:p>
          </table:table-cell>
          <table:table-cell office:value-type="float" office:value="47.8665" calcext:value-type="float">
            <text:p>47.8665</text:p>
          </table:table-cell>
          <table:table-cell office:value-type="float" office:value="-22.2101630198985" calcext:value-type="float">
            <text:p>-22.2101630199</text:p>
          </table:table-cell>
          <table:table-cell office:value-type="float" office:value="-19.1594633399445" calcext:value-type="float">
            <text:p>-19.1594633399</text:p>
          </table:table-cell>
          <table:table-cell office:value-type="float" office:value="1.08470447728758" calcext:value-type="float">
            <text:p>1.084704477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A12</text:p>
          </table:table-cell>
          <table:table-cell/>
          <table:table-cell office:value-type="float" office:value="56.907" calcext:value-type="float">
            <text:p>56.907</text:p>
          </table:table-cell>
          <table:table-cell office:value-type="float" office:value="15.157" calcext:value-type="float">
            <text:p>15.157</text:p>
          </table:table-cell>
          <table:table-cell office:value-type="float" office:value="15.157" calcext:value-type="float">
            <text:p>15.157</text:p>
          </table:table-cell>
          <table:table-cell office:value-type="float" office:value="15.6208937485144" calcext:value-type="float">
            <text:p>15.6208937485</text:p>
          </table:table-cell>
          <table:table-cell office:value-type="float" office:value="0.372175354141129" calcext:value-type="float">
            <text:p>0.3721753541</text:p>
          </table:table-cell>
          <table:table-cell office:value-type="float" office:value="57" calcext:value-type="float">
            <text:p>57</text:p>
          </table:table-cell>
          <table:table-cell office:value-type="float" office:value="88.717" calcext:value-type="float">
            <text:p>88.717</text:p>
          </table:table-cell>
          <table:table-cell office:value-type="float" office:value="-21.16" calcext:value-type="float">
            <text:p>-21.16</text:p>
          </table:table-cell>
          <table:table-cell office:value-type="float" office:value="139.28569" calcext:value-type="float">
            <text:p>139.28569</text:p>
          </table:table-cell>
          <table:table-cell office:value-type="float" office:value="-21.0082297456694" calcext:value-type="float">
            <text:p>-21.0082297457</text:p>
          </table:table-cell>
          <table:table-cell office:value-type="float" office:value="-17.915820436079" calcext:value-type="float">
            <text:p>-17.9158204361</text:p>
          </table:table-cell>
          <table:table-cell office:value-type="float" office:value="1.08606487596968" calcext:value-type="float">
            <text:p>1.086064876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1 </text:p>
          </table:table-cell>
          <table:table-cell office:value-type="string" calcext:value-type="string">
            <text:p>Gel A</text:p>
          </table:table-cell>
          <table:table-cell office:value-type="float" office:value="72.346" calcext:value-type="float">
            <text:p>72.346</text:p>
          </table:table-cell>
          <table:table-cell table:number-columns-repeated="2" office:value-type="float" office:value="5.201" calcext:value-type="float">
            <text:p>5.201</text:p>
          </table:table-cell>
          <table:table-cell office:value-type="float" office:value="5.61691769129373" calcext:value-type="float">
            <text:p>5.6169176913</text:p>
          </table:table-cell>
          <table:table-cell office:value-type="float" office:value="0.36852289643035" calcext:value-type="float">
            <text:p>0.3685228964</text:p>
          </table:table-cell>
          <table:table-cell office:value-type="float" office:value="57" calcext:value-type="float">
            <text:p>57</text:p>
          </table:table-cell>
          <table:table-cell office:value-type="float" office:value="93.36" calcext:value-type="float">
            <text:p>93.36</text:p>
          </table:table-cell>
          <table:table-cell office:value-type="float" office:value="-25.163" calcext:value-type="float">
            <text:p>-25.163</text:p>
          </table:table-cell>
          <table:table-cell office:value-type="float" office:value="146.5752" calcext:value-type="float">
            <text:p>146.5752</text:p>
          </table:table-cell>
          <table:table-cell office:value-type="float" office:value="-25.0872646803715" calcext:value-type="float">
            <text:p>-25.0872646804</text:p>
          </table:table-cell>
          <table:table-cell office:value-type="float" office:value="-22.1364065201243" calcext:value-type="float">
            <text:p>-22.1364065201</text:p>
          </table:table-cell>
          <table:table-cell office:value-type="float" office:value="1.0814479005009" calcext:value-type="float">
            <text:p>1.0814479005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Gel A</text:p>
          </table:table-cell>
          <table:table-cell office:value-type="float" office:value="15.156" calcext:value-type="float">
            <text:p>15.156</text:p>
          </table:table-cell>
          <table:table-cell table:number-columns-repeated="2" office:value-type="float" office:value="4.936" calcext:value-type="float">
            <text:p>4.936</text:p>
          </table:table-cell>
          <table:table-cell office:value-type="float" office:value="5.3506407070467" calcext:value-type="float">
            <text:p>5.350640707</text:p>
          </table:table-cell>
          <table:table-cell office:value-type="float" office:value="0.368425674883331" calcext:value-type="float">
            <text:p>0.3684256749</text:p>
          </table:table-cell>
          <table:table-cell office:value-type="float" office:value="50" calcext:value-type="float">
            <text:p>50</text:p>
          </table:table-cell>
          <table:table-cell office:value-type="float" office:value="26.139" calcext:value-type="float">
            <text:p>26.139</text:p>
          </table:table-cell>
          <table:table-cell office:value-type="float" office:value="-24.256" calcext:value-type="float">
            <text:p>-24.256</text:p>
          </table:table-cell>
          <table:table-cell office:value-type="float" office:value="39.2085" calcext:value-type="float">
            <text:p>39.2085</text:p>
          </table:table-cell>
          <table:table-cell office:value-type="float" office:value="-23.8982433634941" calcext:value-type="float">
            <text:p>-23.8982433635</text:p>
          </table:table-cell>
          <table:table-cell office:value-type="float" office:value="-20.9061236458707" calcext:value-type="float">
            <text:p>-20.9061236459</text:p>
          </table:table-cell>
          <table:table-cell office:value-type="float" office:value="1.08279377369997" calcext:value-type="float">
            <text:p>1.0827937737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73.274" calcext:value-type="float">
            <text:p>73.274</text:p>
          </table:table-cell>
          <table:table-cell table:number-columns-repeated="2" office:value-type="float" office:value="15.225" calcext:value-type="float">
            <text:p>15.225</text:p>
          </table:table-cell>
          <table:table-cell office:value-type="float" office:value="15.689221427491" calcext:value-type="float">
            <text:p>15.6892214275</text:p>
          </table:table-cell>
          <table:table-cell office:value-type="float" office:value="0.372200299697285" calcext:value-type="float">
            <text:p>0.3722002997</text:p>
          </table:table-cell>
          <table:table-cell office:value-type="float" office:value="78" calcext:value-type="float">
            <text:p>78</text:p>
          </table:table-cell>
          <table:table-cell office:value-type="float" office:value="43.172" calcext:value-type="float">
            <text:p>43.172</text:p>
          </table:table-cell>
          <table:table-cell office:value-type="float" office:value="-22.3" calcext:value-type="float">
            <text:p>-22.3</text:p>
          </table:table-cell>
          <table:table-cell office:value-type="float" office:value="76.84616" calcext:value-type="float">
            <text:p>76.84616</text:p>
          </table:table-cell>
          <table:table-cell office:value-type="float" office:value="-22.0585489094868" calcext:value-type="float">
            <text:p>-22.0585489095</text:p>
          </table:table-cell>
          <table:table-cell office:value-type="float" office:value="-19.0025878988679" calcext:value-type="float">
            <text:p>-19.0025878989</text:p>
          </table:table-cell>
          <table:table-cell office:value-type="float" office:value="1.08487608258323" calcext:value-type="float">
            <text:p>1.0848760826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54.506" calcext:value-type="float">
            <text:p>54.506</text:p>
          </table:table-cell>
          <table:table-cell table:number-columns-repeated="2" office:value-type="float" office:value="14.849" calcext:value-type="float">
            <text:p>14.849</text:p>
          </table:table-cell>
          <table:table-cell office:value-type="float" office:value="15.3114095555027" calcext:value-type="float">
            <text:p>15.3114095555</text:p>
          </table:table-cell>
          <table:table-cell office:value-type="float" office:value="0.372062365289167" calcext:value-type="float">
            <text:p>0.3720623653</text:p>
          </table:table-cell>
          <table:table-cell office:value-type="float" office:value="57" calcext:value-type="float">
            <text:p>57</text:p>
          </table:table-cell>
          <table:table-cell office:value-type="float" office:value="84.489" calcext:value-type="float">
            <text:p>84.489</text:p>
          </table:table-cell>
          <table:table-cell office:value-type="float" office:value="-19.976" calcext:value-type="float">
            <text:p>-19.976</text:p>
          </table:table-cell>
          <table:table-cell office:value-type="float" office:value="132.64773" calcext:value-type="float">
            <text:p>132.64773</text:p>
          </table:table-cell>
          <table:table-cell office:value-type="float" office:value="-19.7941094033163" calcext:value-type="float">
            <text:p>-19.7941094033</text:p>
          </table:table-cell>
          <table:table-cell office:value-type="float" office:value="-16.65956754702" calcext:value-type="float">
            <text:p>-16.659567547</text:p>
          </table:table-cell>
          <table:table-cell office:value-type="float" office:value="1.08743903049846" calcext:value-type="float">
            <text:p>1.0874390305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5</text:p>
          </table:table-cell>
          <table:table-cell/>
          <table:table-cell office:value-type="float" office:value="88.891" calcext:value-type="float">
            <text:p>88.891</text:p>
          </table:table-cell>
          <table:table-cell table:number-columns-repeated="2" office:value-type="float" office:value="15.024" calcext:value-type="float">
            <text:p>15.024</text:p>
          </table:table-cell>
          <table:table-cell office:value-type="float" office:value="15.4872528469866" calcext:value-type="float">
            <text:p>15.487252847</text:p>
          </table:table-cell>
          <table:table-cell office:value-type="float" office:value="0.372126563531949" calcext:value-type="float">
            <text:p>0.3721265635</text:p>
          </table:table-cell>
          <table:table-cell office:value-type="float" office:value="78" calcext:value-type="float">
            <text:p>78</text:p>
          </table:table-cell>
          <table:table-cell office:value-type="float" office:value="53.133" calcext:value-type="float">
            <text:p>53.133</text:p>
          </table:table-cell>
          <table:table-cell office:value-type="float" office:value="-19.943" calcext:value-type="float">
            <text:p>-19.943</text:p>
          </table:table-cell>
          <table:table-cell office:value-type="float" office:value="94.57674" calcext:value-type="float">
            <text:p>94.57674</text:p>
          </table:table-cell>
          <table:table-cell office:value-type="float" office:value="-19.6850532582162" calcext:value-type="float">
            <text:p>-19.6850532582</text:p>
          </table:table-cell>
          <table:table-cell office:value-type="float" office:value="-16.5467269227652" calcext:value-type="float">
            <text:p>-16.5467269228</text:p>
          </table:table-cell>
          <table:table-cell office:value-type="float" office:value="1.08756245955366" calcext:value-type="float">
            <text:p>1.0875624596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6</text:p>
          </table:table-cell>
          <table:table-cell/>
          <table:table-cell office:value-type="float" office:value="71.925" calcext:value-type="float">
            <text:p>71.925</text:p>
          </table:table-cell>
          <table:table-cell office:value-type="float" office:value="15.242" calcext:value-type="float">
            <text:p>15.242</text:p>
          </table:table-cell>
          <table:table-cell office:value-type="float" office:value="15.242" calcext:value-type="float">
            <text:p>15.242</text:p>
          </table:table-cell>
          <table:table-cell office:value-type="float" office:value="15.7063033472351" calcext:value-type="float">
            <text:p>15.7063033472</text:p>
          </table:table-cell>
          <table:table-cell office:value-type="float" office:value="0.372206536084372" calcext:value-type="float">
            <text:p>0.3722065361</text:p>
          </table:table-cell>
          <table:table-cell office:value-type="float" office:value="78" calcext:value-type="float">
            <text:p>78</text:p>
          </table:table-cell>
          <table:table-cell office:value-type="float" office:value="42.971" calcext:value-type="float">
            <text:p>42.971</text:p>
          </table:table-cell>
          <table:table-cell office:value-type="float" office:value="-20.538" calcext:value-type="float">
            <text:p>-20.538</text:p>
          </table:table-cell>
          <table:table-cell office:value-type="float" office:value="76.48838" calcext:value-type="float">
            <text:p>76.48838</text:p>
          </table:table-cell>
          <table:table-cell office:value-type="float" office:value="-20.2368052258502" calcext:value-type="float">
            <text:p>-20.2368052259</text:p>
          </table:table-cell>
          <table:table-cell office:value-type="float" office:value="-17.1176258519774" calcext:value-type="float">
            <text:p>-17.117625852</text:p>
          </table:table-cell>
          <table:table-cell office:value-type="float" office:value="1.08693798700347" calcext:value-type="float">
            <text:p>1.086937987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45.477" calcext:value-type="float">
            <text:p>45.477</text:p>
          </table:table-cell>
          <table:table-cell table:number-columns-repeated="2" office:value-type="float" office:value="14.718" calcext:value-type="float">
            <text:p>14.718</text:p>
          </table:table-cell>
          <table:table-cell office:value-type="float" office:value="15.1797782915919" calcext:value-type="float">
            <text:p>15.1797782916</text:p>
          </table:table-cell>
          <table:table-cell office:value-type="float" office:value="0.372014308264708" calcext:value-type="float">
            <text:p>0.3720143083</text:p>
          </table:table-cell>
          <table:table-cell office:value-type="float" office:value="78" calcext:value-type="float">
            <text:p>78</text:p>
          </table:table-cell>
          <table:table-cell office:value-type="float" office:value="59.226" calcext:value-type="float">
            <text:p>59.226</text:p>
          </table:table-cell>
          <table:table-cell office:value-type="float" office:value="-20.464" calcext:value-type="float">
            <text:p>-20.464</text:p>
          </table:table-cell>
          <table:table-cell office:value-type="float" office:value="105.42228" calcext:value-type="float">
            <text:p>105.42228</text:p>
          </table:table-cell>
          <table:table-cell office:value-type="float" office:value="-20.2456774033889" calcext:value-type="float">
            <text:p>-20.2456774034</text:p>
          </table:table-cell>
          <table:table-cell office:value-type="float" office:value="-17.126805912863" calcext:value-type="float">
            <text:p>-17.1268059129</text:p>
          </table:table-cell>
          <table:table-cell office:value-type="float" office:value="1.08692794541377" calcext:value-type="float">
            <text:p>1.0869279454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46.324" calcext:value-type="float">
            <text:p>46.324</text:p>
          </table:table-cell>
          <table:table-cell office:value-type="float" office:value="15.139" calcext:value-type="float">
            <text:p>15.139</text:p>
          </table:table-cell>
          <table:table-cell office:value-type="float" office:value="15.139" calcext:value-type="float">
            <text:p>15.139</text:p>
          </table:table-cell>
          <table:table-cell office:value-type="float" office:value="15.6028070099618" calcext:value-type="float">
            <text:p>15.60280701</text:p>
          </table:table-cell>
          <table:table-cell office:value-type="float" office:value="0.372168750903585" calcext:value-type="float">
            <text:p>0.3721687509</text:p>
          </table:table-cell>
          <table:table-cell office:value-type="float" office:value="57" calcext:value-type="float">
            <text:p>57</text:p>
          </table:table-cell>
          <table:table-cell office:value-type="float" office:value="67.877" calcext:value-type="float">
            <text:p>67.877</text:p>
          </table:table-cell>
          <table:table-cell office:value-type="float" office:value="-21.741" calcext:value-type="float">
            <text:p>-21.741</text:p>
          </table:table-cell>
          <table:table-cell office:value-type="float" office:value="106.56689" calcext:value-type="float">
            <text:p>106.56689</text:p>
          </table:table-cell>
          <table:table-cell office:value-type="float" office:value="-21.5552652927707" calcext:value-type="float">
            <text:p>-21.5552652928</text:p>
          </table:table-cell>
          <table:table-cell office:value-type="float" office:value="-18.4818392749792" calcext:value-type="float">
            <text:p>-18.481839275</text:p>
          </table:table-cell>
          <table:table-cell office:value-type="float" office:value="1.08544572274666" calcext:value-type="float">
            <text:p>1.0854457227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65.94" calcext:value-type="float">
            <text:p>65.94</text:p>
          </table:table-cell>
          <table:table-cell table:number-columns-repeated="2" office:value-type="float" office:value="15.221" calcext:value-type="float">
            <text:p>15.221</text:p>
          </table:table-cell>
          <table:table-cell office:value-type="float" office:value="15.6852021522571" calcext:value-type="float">
            <text:p>15.6852021523</text:p>
          </table:table-cell>
          <table:table-cell office:value-type="float" office:value="0.372198832311975" calcext:value-type="float">
            <text:p>0.3721988323</text:p>
          </table:table-cell>
          <table:table-cell office:value-type="float" office:value="57" calcext:value-type="float">
            <text:p>57</text:p>
          </table:table-cell>
          <table:table-cell office:value-type="float" office:value="100.703" calcext:value-type="float">
            <text:p>100.703</text:p>
          </table:table-cell>
          <table:table-cell office:value-type="float" office:value="-21.688" calcext:value-type="float">
            <text:p>-21.688</text:p>
          </table:table-cell>
          <table:table-cell office:value-type="float" office:value="158.10371" calcext:value-type="float">
            <text:p>158.10371</text:p>
          </table:table-cell>
          <table:table-cell office:value-type="float" office:value="-21.5629282250354" calcext:value-type="float">
            <text:p>-21.562928225</text:p>
          </table:table-cell>
          <table:table-cell office:value-type="float" office:value="-18.4897681272193" calcext:value-type="float">
            <text:p>-18.4897681272</text:p>
          </table:table-cell>
          <table:table-cell office:value-type="float" office:value="1.08543704952725" calcext:value-type="float">
            <text:p>1.0854370495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67.559" calcext:value-type="float">
            <text:p>67.559</text:p>
          </table:table-cell>
          <table:table-cell table:number-columns-repeated="2" office:value-type="float" office:value="15.132" calcext:value-type="float">
            <text:p>15.132</text:p>
          </table:table-cell>
          <table:table-cell office:value-type="float" office:value="15.5957732783024" calcext:value-type="float">
            <text:p>15.5957732783</text:p>
          </table:table-cell>
          <table:table-cell office:value-type="float" office:value="0.372166182977637" calcext:value-type="float">
            <text:p>0.372166183</text:p>
          </table:table-cell>
          <table:table-cell office:value-type="float" office:value="57" calcext:value-type="float">
            <text:p>57</text:p>
          </table:table-cell>
          <table:table-cell office:value-type="float" office:value="102.285" calcext:value-type="float">
            <text:p>102.285</text:p>
          </table:table-cell>
          <table:table-cell office:value-type="float" office:value="-22.414" calcext:value-type="float">
            <text:p>-22.414</text:p>
          </table:table-cell>
          <table:table-cell office:value-type="float" office:value="160.58745" calcext:value-type="float">
            <text:p>160.58745</text:p>
          </table:table-cell>
          <table:table-cell office:value-type="float" office:value="-22.3021918616398" calcext:value-type="float">
            <text:p>-22.3021918616</text:p>
          </table:table-cell>
          <table:table-cell office:value-type="float" office:value="-19.2546857773598" calcext:value-type="float">
            <text:p>-19.2546857774</text:p>
          </table:table-cell>
          <table:table-cell office:value-type="float" office:value="1.08460031362774" calcext:value-type="float">
            <text:p>1.0846003136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73.353" calcext:value-type="float">
            <text:p>73.353</text:p>
          </table:table-cell>
          <table:table-cell office:value-type="float" office:value="15.023" calcext:value-type="float">
            <text:p>15.023</text:p>
          </table:table-cell>
          <table:table-cell office:value-type="float" office:value="15.023" calcext:value-type="float">
            <text:p>15.023</text:p>
          </table:table-cell>
          <table:table-cell office:value-type="float" office:value="15.4862480281781" calcext:value-type="float">
            <text:p>15.4862480282</text:p>
          </table:table-cell>
          <table:table-cell office:value-type="float" office:value="0.372126196685082" calcext:value-type="float">
            <text:p>0.3721261967</text:p>
          </table:table-cell>
          <table:table-cell office:value-type="float" office:value="78" calcext:value-type="float">
            <text:p>78</text:p>
          </table:table-cell>
          <table:table-cell office:value-type="float" office:value="43.444" calcext:value-type="float">
            <text:p>43.444</text:p>
          </table:table-cell>
          <table:table-cell office:value-type="float" office:value="-21.401" calcext:value-type="float">
            <text:p>-21.401</text:p>
          </table:table-cell>
          <table:table-cell office:value-type="float" office:value="77.33032" calcext:value-type="float">
            <text:p>77.33032</text:p>
          </table:table-cell>
          <table:table-cell office:value-type="float" office:value="-21.1315596337726" calcext:value-type="float">
            <text:p>-21.1315596338</text:p>
          </table:table-cell>
          <table:table-cell office:value-type="float" office:value="-18.0434301324428" calcext:value-type="float">
            <text:p>-18.0434301324</text:p>
          </table:table-cell>
          <table:table-cell office:value-type="float" office:value="1.08592528773286" calcext:value-type="float">
            <text:p>1.0859252877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61.566" calcext:value-type="float">
            <text:p>61.566</text:p>
          </table:table-cell>
          <table:table-cell table:number-columns-repeated="2" office:value-type="float" office:value="14.617" calcext:value-type="float">
            <text:p>14.617</text:p>
          </table:table-cell>
          <table:table-cell office:value-type="float" office:value="15.0782915919355" calcext:value-type="float">
            <text:p>15.0782915919</text:p>
          </table:table-cell>
          <table:table-cell office:value-type="float" office:value="0.371977256634045" calcext:value-type="float">
            <text:p>0.3719772566</text:p>
          </table:table-cell>
          <table:table-cell office:value-type="float" office:value="57" calcext:value-type="float">
            <text:p>57</text:p>
          </table:table-cell>
          <table:table-cell office:value-type="float" office:value="218.177" calcext:value-type="float">
            <text:p>218.177</text:p>
          </table:table-cell>
          <table:table-cell office:value-type="float" office:value="-19.762" calcext:value-type="float">
            <text:p>-19.762</text:p>
          </table:table-cell>
          <table:table-cell office:value-type="float" office:value="342.53789" calcext:value-type="float">
            <text:p>342.53789</text:p>
          </table:table-cell>
          <table:table-cell office:value-type="float" office:value="-19.6908208146105" calcext:value-type="float">
            <text:p>-19.6908208146</text:p>
          </table:table-cell>
          <table:table-cell office:value-type="float" office:value="-16.5526946255788" calcext:value-type="float">
            <text:p>-16.5526946256</text:p>
          </table:table-cell>
          <table:table-cell office:value-type="float" office:value="1.08755593187753" calcext:value-type="float">
            <text:p>1.0875559319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59.966" calcext:value-type="float">
            <text:p>59.966</text:p>
          </table:table-cell>
          <table:table-cell table:number-columns-repeated="2" office:value-type="float" office:value="4.521" calcext:value-type="float">
            <text:p>4.521</text:p>
          </table:table-cell>
          <table:table-cell office:value-type="float" office:value="4.93364090152776" calcext:value-type="float">
            <text:p>4.9336409015</text:p>
          </table:table-cell>
          <table:table-cell office:value-type="float" office:value="0.368273421890723" calcext:value-type="float">
            <text:p>0.3682734219</text:p>
          </table:table-cell>
          <table:table-cell office:value-type="float" office:value="57" calcext:value-type="float">
            <text:p>57</text:p>
          </table:table-cell>
          <table:table-cell office:value-type="float" office:value="176.964" calcext:value-type="float">
            <text:p>176.964</text:p>
          </table:table-cell>
          <table:table-cell office:value-type="float" office:value="-24.985" calcext:value-type="float">
            <text:p>-24.985</text:p>
          </table:table-cell>
          <table:table-cell office:value-type="float" office:value="277.83348" calcext:value-type="float">
            <text:p>277.83348</text:p>
          </table:table-cell>
          <table:table-cell office:value-type="float" office:value="-24.9437736835576" calcext:value-type="float">
            <text:p>-24.9437736836</text:p>
          </table:table-cell>
          <table:table-cell office:value-type="float" office:value="-21.9879360818874" calcext:value-type="float">
            <text:p>-21.9879360819</text:p>
          </table:table-cell>
          <table:table-cell office:value-type="float" office:value="1.08161032231343" calcext:value-type="float">
            <text:p>1.081610322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49.64" calcext:value-type="float">
            <text:p>49.64</text:p>
          </table:table-cell>
          <table:table-cell table:number-columns-repeated="2" office:value-type="float" office:value="4.082" calcext:value-type="float">
            <text:p>4.082</text:p>
          </table:table-cell>
          <table:table-cell office:value-type="float" office:value="4.49252544460531" calcext:value-type="float">
            <text:p>4.4925254446</text:p>
          </table:table-cell>
          <table:table-cell office:value-type="float" office:value="0.368112363399294" calcext:value-type="float">
            <text:p>0.3681123634</text:p>
          </table:table-cell>
          <table:table-cell office:value-type="float" office:value="78" calcext:value-type="float">
            <text:p>78</text:p>
          </table:table-cell>
          <table:table-cell office:value-type="float" office:value="53.889" calcext:value-type="float">
            <text:p>53.889</text:p>
          </table:table-cell>
          <table:table-cell office:value-type="float" office:value="-24.312" calcext:value-type="float">
            <text:p>-24.312</text:p>
          </table:table-cell>
          <table:table-cell office:value-type="float" office:value="95.92242" calcext:value-type="float">
            <text:p>95.92242</text:p>
          </table:table-cell>
          <table:table-cell office:value-type="float" office:value="-24.1728105248133" calcext:value-type="float">
            <text:p>-24.1728105248</text:p>
          </table:table-cell>
          <table:table-cell office:value-type="float" office:value="-21.190218869067" calcext:value-type="float">
            <text:p>-21.1902188691</text:p>
          </table:table-cell>
          <table:table-cell office:value-type="float" office:value="1.08248298977061" calcext:value-type="float">
            <text:p>1.0824829898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56.853" calcext:value-type="float">
            <text:p>56.853</text:p>
          </table:table-cell>
          <table:table-cell table:number-columns-repeated="2" office:value-type="float" office:value="4.717" calcext:value-type="float">
            <text:p>4.717</text:p>
          </table:table-cell>
          <table:table-cell office:value-type="float" office:value="5.13058538798972" calcext:value-type="float">
            <text:p>5.130585388</text:p>
          </table:table-cell>
          <table:table-cell office:value-type="float" office:value="0.368345329386184" calcext:value-type="float">
            <text:p>0.3683453294</text:p>
          </table:table-cell>
          <table:table-cell office:value-type="float" office:value="57" calcext:value-type="float">
            <text:p>57</text:p>
          </table:table-cell>
          <table:table-cell office:value-type="float" office:value="167.271" calcext:value-type="float">
            <text:p>167.271</text:p>
          </table:table-cell>
          <table:table-cell office:value-type="float" office:value="-25.232" calcext:value-type="float">
            <text:p>-25.232</text:p>
          </table:table-cell>
          <table:table-cell office:value-type="float" office:value="262.61547" calcext:value-type="float">
            <text:p>262.61547</text:p>
          </table:table-cell>
          <table:table-cell office:value-type="float" office:value="-25.1906986685257" calcext:value-type="float">
            <text:p>-25.1906986685</text:p>
          </table:table-cell>
          <table:table-cell office:value-type="float" office:value="-22.2434298866825" calcext:value-type="float">
            <text:p>-22.2434298867</text:p>
          </table:table-cell>
          <table:table-cell office:value-type="float" office:value="1.0813308201009" calcext:value-type="float">
            <text:p>1.0813308201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4</text:p>
          </table:table-cell>
          <table:table-cell/>
          <table:table-cell office:value-type="float" office:value="53.321" calcext:value-type="float">
            <text:p>53.321</text:p>
          </table:table-cell>
          <table:table-cell table:number-columns-repeated="2" office:value-type="float" office:value="13.993" calcext:value-type="float">
            <text:p>13.993</text:p>
          </table:table-cell>
          <table:table-cell office:value-type="float" office:value="14.4512846554444" calcext:value-type="float">
            <text:p>14.4512846554</text:p>
          </table:table-cell>
          <table:table-cell office:value-type="float" office:value="0.371748342978058" calcext:value-type="float">
            <text:p>0.371748343</text:p>
          </table:table-cell>
          <table:table-cell office:value-type="float" office:value="57" calcext:value-type="float">
            <text:p>57</text:p>
          </table:table-cell>
          <table:table-cell office:value-type="float" office:value="192.32" calcext:value-type="float">
            <text:p>192.32</text:p>
          </table:table-cell>
          <table:table-cell office:value-type="float" office:value="-19.761" calcext:value-type="float">
            <text:p>-19.761</text:p>
          </table:table-cell>
          <table:table-cell office:value-type="float" office:value="301.9424" calcext:value-type="float">
            <text:p>301.9424</text:p>
          </table:table-cell>
          <table:table-cell office:value-type="float" office:value="-19.6801640716252" calcext:value-type="float">
            <text:p>-19.6801640716</text:p>
          </table:table-cell>
          <table:table-cell office:value-type="float" office:value="-16.5416680710468" calcext:value-type="float">
            <text:p>-16.541668071</text:p>
          </table:table-cell>
          <table:table-cell office:value-type="float" office:value="1.08756799309691" calcext:value-type="float">
            <text:p>1.0875679931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5</text:p>
          </table:table-cell>
          <table:table-cell/>
          <table:table-cell office:value-type="float" office:value="63.035" calcext:value-type="float">
            <text:p>63.035</text:p>
          </table:table-cell>
          <table:table-cell table:number-columns-repeated="2" office:value-type="float" office:value="15.572" calcext:value-type="float">
            <text:p>15.572</text:p>
          </table:table-cell>
          <table:table-cell office:value-type="float" office:value="16.0378935540333" calcext:value-type="float">
            <text:p>16.037893554</text:p>
          </table:table-cell>
          <table:table-cell office:value-type="float" office:value="0.372327595208443" calcext:value-type="float">
            <text:p>0.3723275952</text:p>
          </table:table-cell>
          <table:table-cell office:value-type="float" office:value="57" calcext:value-type="float">
            <text:p>57</text:p>
          </table:table-cell>
          <table:table-cell office:value-type="float" office:value="240.58" calcext:value-type="float">
            <text:p>240.58</text:p>
          </table:table-cell>
          <table:table-cell office:value-type="float" office:value="-20.639" calcext:value-type="float">
            <text:p>-20.639</text:p>
          </table:table-cell>
          <table:table-cell office:value-type="float" office:value="377.7106" calcext:value-type="float">
            <text:p>377.7106</text:p>
          </table:table-cell>
          <table:table-cell office:value-type="float" office:value="-20.580244177209" calcext:value-type="float">
            <text:p>-20.5802441772</text:p>
          </table:table-cell>
          <table:table-cell office:value-type="float" office:value="-17.4729828621595" calcext:value-type="float">
            <text:p>-17.4729828622</text:p>
          </table:table-cell>
          <table:table-cell office:value-type="float" office:value="1.08654927902015" calcext:value-type="float">
            <text:p>1.086549279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6</text:p>
          </table:table-cell>
          <table:table-cell/>
          <table:table-cell office:value-type="float" office:value="71.005" calcext:value-type="float">
            <text:p>71.005</text:p>
          </table:table-cell>
          <table:table-cell office:value-type="float" office:value="15.572" calcext:value-type="float">
            <text:p>15.572</text:p>
          </table:table-cell>
          <table:table-cell office:value-type="float" office:value="15.572" calcext:value-type="float">
            <text:p>15.572</text:p>
          </table:table-cell>
          <table:table-cell office:value-type="float" office:value="16.0378935540333" calcext:value-type="float">
            <text:p>16.037893554</text:p>
          </table:table-cell>
          <table:table-cell office:value-type="float" office:value="0.372327595208443" calcext:value-type="float">
            <text:p>0.3723275952</text:p>
          </table:table-cell>
          <table:table-cell office:value-type="float" office:value="78" calcext:value-type="float">
            <text:p>78</text:p>
          </table:table-cell>
          <table:table-cell office:value-type="float" office:value="46.87" calcext:value-type="float">
            <text:p>46.87</text:p>
          </table:table-cell>
          <table:table-cell office:value-type="float" office:value="-21.706" calcext:value-type="float">
            <text:p>-21.706</text:p>
          </table:table-cell>
          <table:table-cell office:value-type="float" office:value="83.4286" calcext:value-type="float">
            <text:p>83.4286</text:p>
          </table:table-cell>
          <table:table-cell office:value-type="float" office:value="-21.4661236544" calcext:value-type="float">
            <text:p>-21.4661236544</text:p>
          </table:table-cell>
          <table:table-cell office:value-type="float" office:value="-18.3896042330051" calcext:value-type="float">
            <text:p>-18.389604233</text:p>
          </table:table-cell>
          <table:table-cell office:value-type="float" office:value="1.08554661677845" calcext:value-type="float">
            <text:p>1.0855466168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51.208" calcext:value-type="float">
            <text:p>51.208</text:p>
          </table:table-cell>
          <table:table-cell office:value-type="float" office:value="15.641" calcext:value-type="float">
            <text:p>15.641</text:p>
          </table:table-cell>
          <table:table-cell office:value-type="float" office:value="15.641" calcext:value-type="float">
            <text:p>15.641</text:p>
          </table:table-cell>
          <table:table-cell office:value-type="float" office:value="16.1072260518184" calcext:value-type="float">
            <text:p>16.1072260518</text:p>
          </table:table-cell>
          <table:table-cell office:value-type="float" office:value="0.37235290753356" calcext:value-type="float">
            <text:p>0.3723529075</text:p>
          </table:table-cell>
          <table:table-cell office:value-type="float" office:value="57" calcext:value-type="float">
            <text:p>57</text:p>
          </table:table-cell>
          <table:table-cell office:value-type="float" office:value="201.823" calcext:value-type="float">
            <text:p>201.823</text:p>
          </table:table-cell>
          <table:table-cell office:value-type="float" office:value="-20.831" calcext:value-type="float">
            <text:p>-20.831</text:p>
          </table:table-cell>
          <table:table-cell office:value-type="float" office:value="316.86211" calcext:value-type="float">
            <text:p>316.86211</text:p>
          </table:table-cell>
          <table:table-cell office:value-type="float" office:value="-20.7623756016956" calcext:value-type="float">
            <text:p>-20.7623756017</text:p>
          </table:table-cell>
          <table:table-cell office:value-type="float" office:value="-17.661434632728" calcext:value-type="float">
            <text:p>-17.6614346327</text:p>
          </table:table-cell>
          <table:table-cell office:value-type="float" office:value="1.0863431394306" calcext:value-type="float">
            <text:p>1.0863431394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8</text:p>
          </table:table-cell>
          <table:table-cell/>
          <table:table-cell office:value-type="float" office:value="59.353" calcext:value-type="float">
            <text:p>59.353</text:p>
          </table:table-cell>
          <table:table-cell table:number-columns-repeated="2" office:value-type="float" office:value="15.501" calcext:value-type="float">
            <text:p>15.501</text:p>
          </table:table-cell>
          <table:table-cell office:value-type="float" office:value="15.9665514186313" calcext:value-type="float">
            <text:p>15.9665514186</text:p>
          </table:table-cell>
          <table:table-cell office:value-type="float" office:value="0.372301549179316" calcext:value-type="float">
            <text:p>0.3723015492</text:p>
          </table:table-cell>
          <table:table-cell office:value-type="float" office:value="57" calcext:value-type="float">
            <text:p>57</text:p>
          </table:table-cell>
          <table:table-cell office:value-type="float" office:value="228.02" calcext:value-type="float">
            <text:p>228.02</text:p>
          </table:table-cell>
          <table:table-cell office:value-type="float" office:value="-20.667" calcext:value-type="float">
            <text:p>-20.667</text:p>
          </table:table-cell>
          <table:table-cell office:value-type="float" office:value="357.9914" calcext:value-type="float">
            <text:p>357.9914</text:p>
          </table:table-cell>
          <table:table-cell office:value-type="float" office:value="-20.6051791514875" calcext:value-type="float">
            <text:p>-20.6051791515</text:p>
          </table:table-cell>
          <table:table-cell office:value-type="float" office:value="-17.4987831328437" calcext:value-type="float">
            <text:p>-17.4987831328</text:p>
          </table:table-cell>
          <table:table-cell office:value-type="float" office:value="1.08652105722299" calcext:value-type="float">
            <text:p>1.0865210572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9</text:p>
          </table:table-cell>
          <table:table-cell/>
          <table:table-cell office:value-type="float" office:value="58.815" calcext:value-type="float">
            <text:p>58.815</text:p>
          </table:table-cell>
          <table:table-cell table:number-columns-repeated="2" office:value-type="float" office:value="15.197" calcext:value-type="float">
            <text:p>15.197</text:p>
          </table:table-cell>
          <table:table-cell office:value-type="float" office:value="15.6610865008536" calcext:value-type="float">
            <text:p>15.6610865009</text:p>
          </table:table-cell>
          <table:table-cell office:value-type="float" office:value="0.372190027999204" calcext:value-type="float">
            <text:p>0.372190028</text:p>
          </table:table-cell>
          <table:table-cell office:value-type="float" office:value="57" calcext:value-type="float">
            <text:p>57</text:p>
          </table:table-cell>
          <table:table-cell office:value-type="float" office:value="227.563" calcext:value-type="float">
            <text:p>227.563</text:p>
          </table:table-cell>
          <table:table-cell office:value-type="float" office:value="-20.813" calcext:value-type="float">
            <text:p>-20.813</text:p>
          </table:table-cell>
          <table:table-cell office:value-type="float" office:value="357.27391" calcext:value-type="float">
            <text:p>357.27391</text:p>
          </table:table-cell>
          <table:table-cell office:value-type="float" office:value="-20.7520668028398" calcext:value-type="float">
            <text:p>-20.7520668028</text:p>
          </table:table-cell>
          <table:table-cell office:value-type="float" office:value="-17.6507680967237" calcext:value-type="float">
            <text:p>-17.6507680967</text:p>
          </table:table-cell>
          <table:table-cell office:value-type="float" office:value="1.08635480713566" calcext:value-type="float">
            <text:p>1.0863548071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10</text:p>
          </table:table-cell>
          <table:table-cell/>
          <table:table-cell office:value-type="float" office:value="59.774" calcext:value-type="float">
            <text:p>59.774</text:p>
          </table:table-cell>
          <table:table-cell table:number-columns-repeated="2" office:value-type="float" office:value="14.551" calcext:value-type="float">
            <text:p>14.551</text:p>
          </table:table-cell>
          <table:table-cell office:value-type="float" office:value="15.0119735505759" calcext:value-type="float">
            <text:p>15.0119735506</text:p>
          </table:table-cell>
          <table:table-cell office:value-type="float" office:value="0.371953044662486" calcext:value-type="float">
            <text:p>0.3719530447</text:p>
          </table:table-cell>
          <table:table-cell office:value-type="float" office:value="57" calcext:value-type="float">
            <text:p>57</text:p>
          </table:table-cell>
          <table:table-cell office:value-type="float" office:value="212.801" calcext:value-type="float">
            <text:p>212.801</text:p>
          </table:table-cell>
          <table:table-cell office:value-type="float" office:value="-20.845" calcext:value-type="float">
            <text:p>-20.845</text:p>
          </table:table-cell>
          <table:table-cell office:value-type="float" office:value="334.09757" calcext:value-type="float">
            <text:p>334.09757</text:p>
          </table:table-cell>
          <table:table-cell office:value-type="float" office:value="-20.7800459661309" calcext:value-type="float">
            <text:p>-20.7800459661</text:p>
          </table:table-cell>
          <table:table-cell office:value-type="float" office:value="-17.6797181962252" calcext:value-type="float">
            <text:p>-17.6797181962</text:p>
          </table:table-cell>
          <table:table-cell office:value-type="float" office:value="1.08632313975175" calcext:value-type="float">
            <text:p>1.0863231398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11</text:p>
          </table:table-cell>
          <table:table-cell/>
          <table:table-cell office:value-type="float" office:value="44.104" calcext:value-type="float">
            <text:p>44.104</text:p>
          </table:table-cell>
          <table:table-cell table:number-columns-repeated="2" office:value-type="float" office:value="14.221" calcext:value-type="float">
            <text:p>14.221</text:p>
          </table:table-cell>
          <table:table-cell office:value-type="float" office:value="14.6803833437777" calcext:value-type="float">
            <text:p>14.6803833438</text:p>
          </table:table-cell>
          <table:table-cell office:value-type="float" office:value="0.371831984628169" calcext:value-type="float">
            <text:p>0.3718319846</text:p>
          </table:table-cell>
          <table:table-cell office:value-type="float" office:value="57" calcext:value-type="float">
            <text:p>57</text:p>
          </table:table-cell>
          <table:table-cell office:value-type="float" office:value="154.072" calcext:value-type="float">
            <text:p>154.072</text:p>
          </table:table-cell>
          <table:table-cell office:value-type="float" office:value="-21.204" calcext:value-type="float">
            <text:p>-21.204</text:p>
          </table:table-cell>
          <table:table-cell office:value-type="float" office:value="241.89304" calcext:value-type="float">
            <text:p>241.89304</text:p>
          </table:table-cell>
          <table:table-cell office:value-type="float" office:value="-21.1177223489388" calcext:value-type="float">
            <text:p>-21.1177223489</text:p>
          </table:table-cell>
          <table:table-cell office:value-type="float" office:value="-18.0291126645257" calcext:value-type="float">
            <text:p>-18.0291126645</text:p>
          </table:table-cell>
          <table:table-cell office:value-type="float" office:value="1.08594094918072" calcext:value-type="float">
            <text:p>1.0859409492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C12</text:p>
          </table:table-cell>
          <table:table-cell/>
          <table:table-cell office:value-type="float" office:value="76.202" calcext:value-type="float">
            <text:p>76.202</text:p>
          </table:table-cell>
          <table:table-cell office:value-type="float" office:value="14.555" calcext:value-type="float">
            <text:p>14.555</text:p>
          </table:table-cell>
          <table:table-cell office:value-type="float" office:value="14.555" calcext:value-type="float">
            <text:p>14.555</text:p>
          </table:table-cell>
          <table:table-cell office:value-type="float" office:value="15.0159928258098" calcext:value-type="float">
            <text:p>15.0159928258</text:p>
          </table:table-cell>
          <table:table-cell office:value-type="float" office:value="0.371954512055037" calcext:value-type="float">
            <text:p>0.3719545121</text:p>
          </table:table-cell>
          <table:table-cell office:value-type="float" office:value="78" calcext:value-type="float">
            <text:p>78</text:p>
          </table:table-cell>
          <table:table-cell office:value-type="float" office:value="44.885" calcext:value-type="float">
            <text:p>44.885</text:p>
          </table:table-cell>
          <table:table-cell office:value-type="float" office:value="-20.027" calcext:value-type="float">
            <text:p>-20.027</text:p>
          </table:table-cell>
          <table:table-cell office:value-type="float" office:value="79.8953" calcext:value-type="float">
            <text:p>79.8953</text:p>
          </table:table-cell>
          <table:table-cell office:value-type="float" office:value="-19.7228165696597" calcext:value-type="float">
            <text:p>-19.7228165697</text:p>
          </table:table-cell>
          <table:table-cell office:value-type="float" office:value="-16.5858007010773" calcext:value-type="float">
            <text:p>-16.5858007011</text:p>
          </table:table-cell>
          <table:table-cell office:value-type="float" office:value="1.08751971931151" calcext:value-type="float">
            <text:p>1.087519719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59.085" calcext:value-type="float">
            <text:p>59.085</text:p>
          </table:table-cell>
          <table:table-cell table:number-columns-repeated="2" office:value-type="float" office:value="4.698" calcext:value-type="float">
            <text:p>4.698</text:p>
          </table:table-cell>
          <table:table-cell office:value-type="float" office:value="5.11149383062861" calcext:value-type="float">
            <text:p>5.1114938306</text:p>
          </table:table-cell>
          <table:table-cell office:value-type="float" office:value="0.368338358766167" calcext:value-type="float">
            <text:p>0.3683383588</text:p>
          </table:table-cell>
          <table:table-cell office:value-type="float" office:value="57" calcext:value-type="float">
            <text:p>57</text:p>
          </table:table-cell>
          <table:table-cell office:value-type="float" office:value="179.042" calcext:value-type="float">
            <text:p>179.042</text:p>
          </table:table-cell>
          <table:table-cell office:value-type="float" office:value="-24.959" calcext:value-type="float">
            <text:p>-24.959</text:p>
          </table:table-cell>
          <table:table-cell office:value-type="float" office:value="281.09594" calcext:value-type="float">
            <text:p>281.09594</text:p>
          </table:table-cell>
          <table:table-cell office:value-type="float" office:value="-24.9180267501987" calcext:value-type="float">
            <text:p>-24.9180267502</text:p>
          </table:table-cell>
          <table:table-cell office:value-type="float" office:value="-21.9612956754233" calcext:value-type="float">
            <text:p>-21.9612956754</text:p>
          </table:table-cell>
          <table:table-cell office:value-type="float" office:value="1.08163946599197" calcext:value-type="float">
            <text:p>1.081639466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43.026" calcext:value-type="float">
            <text:p>43.026</text:p>
          </table:table-cell>
          <table:table-cell table:number-columns-repeated="2" office:value-type="float" office:value="4.693" calcext:value-type="float">
            <text:p>4.693</text:p>
          </table:table-cell>
          <table:table-cell office:value-type="float" office:value="5.10646973658621" calcext:value-type="float">
            <text:p>5.1064697366</text:p>
          </table:table-cell>
          <table:table-cell office:value-type="float" office:value="0.368336524392316" calcext:value-type="float">
            <text:p>0.3683365244</text:p>
          </table:table-cell>
          <table:table-cell office:value-type="float" office:value="57" calcext:value-type="float">
            <text:p>57</text:p>
          </table:table-cell>
          <table:table-cell office:value-type="float" office:value="126.084" calcext:value-type="float">
            <text:p>126.084</text:p>
          </table:table-cell>
          <table:table-cell office:value-type="float" office:value="-25.541" calcext:value-type="float">
            <text:p>-25.541</text:p>
          </table:table-cell>
          <table:table-cell office:value-type="float" office:value="197.95188" calcext:value-type="float">
            <text:p>197.95188</text:p>
          </table:table-cell>
          <table:table-cell office:value-type="float" office:value="-25.4899271468828" calcext:value-type="float">
            <text:p>-25.4899271469</text:p>
          </table:table-cell>
          <table:table-cell office:value-type="float" office:value="-22.5530422268368" calcext:value-type="float">
            <text:p>-22.5530422268</text:p>
          </table:table-cell>
          <table:table-cell office:value-type="float" office:value="1.08099211179053" calcext:value-type="float">
            <text:p>1.0809921118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3</text:p>
          </table:table-cell>
          <table:table-cell/>
          <table:table-cell office:value-type="float" office:value="47.957" calcext:value-type="float">
            <text:p>47.957</text:p>
          </table:table-cell>
          <table:table-cell table:number-columns-repeated="2" office:value-type="float" office:value="14.029" calcext:value-type="float">
            <text:p>14.029</text:p>
          </table:table-cell>
          <table:table-cell office:value-type="float" office:value="14.4874581325496" calcext:value-type="float">
            <text:p>14.4874581325</text:p>
          </table:table-cell>
          <table:table-cell office:value-type="float" office:value="0.371761549563728" calcext:value-type="float">
            <text:p>0.3717615496</text:p>
          </table:table-cell>
          <table:table-cell office:value-type="float" office:value="78" calcext:value-type="float">
            <text:p>78</text:p>
          </table:table-cell>
          <table:table-cell office:value-type="float" office:value="62.534" calcext:value-type="float">
            <text:p>62.534</text:p>
          </table:table-cell>
          <table:table-cell office:value-type="float" office:value="-19.998" calcext:value-type="float">
            <text:p>-19.998</text:p>
          </table:table-cell>
          <table:table-cell office:value-type="float" office:value="111.31052" calcext:value-type="float">
            <text:p>111.31052</text:p>
          </table:table-cell>
          <table:table-cell office:value-type="float" office:value="-19.7809517300582" calcext:value-type="float">
            <text:p>-19.7809517301</text:p>
          </table:table-cell>
          <table:table-cell office:value-type="float" office:value="-16.6459532746392" calcext:value-type="float">
            <text:p>-16.6459532746</text:p>
          </table:table-cell>
          <table:table-cell office:value-type="float" office:value="1.08745392228617" calcext:value-type="float">
            <text:p>1.087453922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62.66" calcext:value-type="float">
            <text:p>62.66</text:p>
          </table:table-cell>
          <table:table-cell table:number-columns-repeated="2" office:value-type="float" office:value="14.475" calcext:value-type="float">
            <text:p>14.475</text:p>
          </table:table-cell>
          <table:table-cell office:value-type="float" office:value="14.9356073211314" calcext:value-type="float">
            <text:p>14.9356073211</text:p>
          </table:table-cell>
          <table:table-cell office:value-type="float" office:value="0.37192516419581" calcext:value-type="float">
            <text:p>0.3719251642</text:p>
          </table:table-cell>
          <table:table-cell office:value-type="float" office:value="57" calcext:value-type="float">
            <text:p>57</text:p>
          </table:table-cell>
          <table:table-cell office:value-type="float" office:value="222.6" calcext:value-type="float">
            <text:p>222.6</text:p>
          </table:table-cell>
          <table:table-cell office:value-type="float" office:value="-19.643" calcext:value-type="float">
            <text:p>-19.643</text:p>
          </table:table-cell>
          <table:table-cell office:value-type="float" office:value="349.482" calcext:value-type="float">
            <text:p>349.482</text:p>
          </table:table-cell>
          <table:table-cell office:value-type="float" office:value="-19.5724012322021" calcext:value-type="float">
            <text:p>-19.5724012322</text:p>
          </table:table-cell>
          <table:table-cell office:value-type="float" office:value="-16.4301656329145" calcext:value-type="float">
            <text:p>-16.4301656329</text:p>
          </table:table-cell>
          <table:table-cell office:value-type="float" office:value="1.08768995808069" calcext:value-type="float">
            <text:p>1.0876899581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5</text:p>
          </table:table-cell>
          <table:table-cell/>
          <table:table-cell office:value-type="float" office:value="87.191" calcext:value-type="float">
            <text:p>87.191</text:p>
          </table:table-cell>
          <table:table-cell table:number-columns-repeated="2" office:value-type="float" office:value="14.255" calcext:value-type="float">
            <text:p>14.255</text:p>
          </table:table-cell>
          <table:table-cell office:value-type="float" office:value="14.714547183266" calcext:value-type="float">
            <text:p>14.7145471833</text:p>
          </table:table-cell>
          <table:table-cell office:value-type="float" office:value="0.371844457493784" calcext:value-type="float">
            <text:p>0.3718444575</text:p>
          </table:table-cell>
          <table:table-cell office:value-type="float" office:value="57" calcext:value-type="float">
            <text:p>57</text:p>
          </table:table-cell>
          <table:table-cell office:value-type="float" office:value="322.76" calcext:value-type="float">
            <text:p>322.76</text:p>
          </table:table-cell>
          <table:table-cell office:value-type="float" office:value="-19.072" calcext:value-type="float">
            <text:p>-19.072</text:p>
          </table:table-cell>
          <table:table-cell office:value-type="float" office:value="506.7332" calcext:value-type="float">
            <text:p>506.7332</text:p>
          </table:table-cell>
          <table:table-cell office:value-type="float" office:value="-19.0206299542192" calcext:value-type="float">
            <text:p>-19.0206299542</text:p>
          </table:table-cell>
          <table:table-cell office:value-type="float" office:value="-15.8592467232434" calcext:value-type="float">
            <text:p>-15.8592467232</text:p>
          </table:table-cell>
          <table:table-cell office:value-type="float" office:value="1.08831444299101" calcext:value-type="float">
            <text:p>1.08831444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68.967" calcext:value-type="float">
            <text:p>68.967</text:p>
          </table:table-cell>
          <table:table-cell table:number-columns-repeated="2" office:value-type="float" office:value="14.596" calcext:value-type="float">
            <text:p>14.596</text:p>
          </table:table-cell>
          <table:table-cell office:value-type="float" office:value="15.0571903969575" calcext:value-type="float">
            <text:p>15.057190397</text:p>
          </table:table-cell>
          <table:table-cell office:value-type="float" office:value="0.371969552826189" calcext:value-type="float">
            <text:p>0.3719695528</text:p>
          </table:table-cell>
          <table:table-cell office:value-type="float" office:value="78" calcext:value-type="float">
            <text:p>78</text:p>
          </table:table-cell>
          <table:table-cell office:value-type="float" office:value="40.017" calcext:value-type="float">
            <text:p>40.017</text:p>
          </table:table-cell>
          <table:table-cell office:value-type="float" office:value="-19.633" calcext:value-type="float">
            <text:p>-19.633</text:p>
          </table:table-cell>
          <table:table-cell office:value-type="float" office:value="71.23026" calcext:value-type="float">
            <text:p>71.23026</text:p>
          </table:table-cell>
          <table:table-cell office:value-type="float" office:value="-19.2763891392753" calcext:value-type="float">
            <text:p>-19.2763891393</text:p>
          </table:table-cell>
          <table:table-cell office:value-type="float" office:value="-16.1238812935755" calcext:value-type="float">
            <text:p>-16.1238812936</text:p>
          </table:table-cell>
          <table:table-cell office:value-type="float" office:value="1.08802498027858" calcext:value-type="float">
            <text:p>1.088024980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7</text:p>
          </table:table-cell>
          <table:table-cell/>
          <table:table-cell office:value-type="float" office:value="46.239" calcext:value-type="float">
            <text:p>46.239</text:p>
          </table:table-cell>
          <table:table-cell table:number-columns-repeated="2" office:value-type="float" office:value="15.021" calcext:value-type="float">
            <text:p>15.021</text:p>
          </table:table-cell>
          <table:table-cell office:value-type="float" office:value="15.4842383905612" calcext:value-type="float">
            <text:p>15.4842383906</text:p>
          </table:table-cell>
          <table:table-cell office:value-type="float" office:value="0.372125462991341" calcext:value-type="float">
            <text:p>0.372125463</text:p>
          </table:table-cell>
          <table:table-cell office:value-type="float" office:value="57" calcext:value-type="float">
            <text:p>57</text:p>
          </table:table-cell>
          <table:table-cell office:value-type="float" office:value="165.301" calcext:value-type="float">
            <text:p>165.301</text:p>
          </table:table-cell>
          <table:table-cell office:value-type="float" office:value="-20.459" calcext:value-type="float">
            <text:p>-20.459</text:p>
          </table:table-cell>
          <table:table-cell office:value-type="float" office:value="259.52257" calcext:value-type="float">
            <text:p>259.52257</text:p>
          </table:table-cell>
          <table:table-cell office:value-type="float" office:value="-20.3715070347933" calcext:value-type="float">
            <text:p>-20.3715070348</text:p>
          </table:table-cell>
          <table:table-cell office:value-type="float" office:value="-17.2570020989137" calcext:value-type="float">
            <text:p>-17.2570020989</text:p>
          </table:table-cell>
          <table:table-cell office:value-type="float" office:value="1.08678553037839" calcext:value-type="float">
            <text:p>1.0867855304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52.614" calcext:value-type="float">
            <text:p>52.614</text:p>
          </table:table-cell>
          <table:table-cell office:value-type="float" office:value="13.633" calcext:value-type="float">
            <text:p>13.633</text:p>
          </table:table-cell>
          <table:table-cell office:value-type="float" office:value="13.633" calcext:value-type="float">
            <text:p>13.633</text:p>
          </table:table-cell>
          <table:table-cell office:value-type="float" office:value="14.0895498843918" calcext:value-type="float">
            <text:p>14.0895498844</text:p>
          </table:table-cell>
          <table:table-cell office:value-type="float" office:value="0.371616276928787" calcext:value-type="float">
            <text:p>0.3716162769</text:p>
          </table:table-cell>
          <table:table-cell office:value-type="float" office:value="57" calcext:value-type="float">
            <text:p>57</text:p>
          </table:table-cell>
          <table:table-cell office:value-type="float" office:value="183.12" calcext:value-type="float">
            <text:p>183.12</text:p>
          </table:table-cell>
          <table:table-cell office:value-type="float" office:value="-20.901" calcext:value-type="float">
            <text:p>-20.901</text:p>
          </table:table-cell>
          <table:table-cell office:value-type="float" office:value="287.4984" calcext:value-type="float">
            <text:p>287.4984</text:p>
          </table:table-cell>
          <table:table-cell office:value-type="float" office:value="-20.825910495956" calcext:value-type="float">
            <text:p>-20.825910496</text:p>
          </table:table-cell>
          <table:table-cell office:value-type="float" office:value="-17.7271743223505" calcext:value-type="float">
            <text:p>-17.7271743224</text:p>
          </table:table-cell>
          <table:table-cell office:value-type="float" office:value="1.08627122930374" calcext:value-type="float">
            <text:p>1.0862712293</text:p>
          </table:table-cell>
        </table:table-row>
        <table:table-row table:style-name="ro2">
          <table:table-cell office:value-type="string" calcext:value-type="string">
            <text:p>Martin1</text:p>
          </table:table-cell>
          <table:table-cell office:value-type="string" calcext:value-type="string">
            <text:p>D9</text:p>
          </table:table-cell>
          <table:table-cell/>
          <table:table-cell office:value-type="float" office:value="55.495" calcext:value-type="float">
            <text:p>55.495</text:p>
          </table:table-cell>
          <table:table-cell table:number-columns-repeated="2" office:value-type="float" office:value="13.451" calcext:value-type="float">
            <text:p>13.451</text:p>
          </table:table-cell>
          <table:table-cell office:value-type="float" office:value="13.9066728612486" calcext:value-type="float">
            <text:p>13.9066728612</text:p>
          </table:table-cell>
          <table:table-cell office:value-type="float" office:value="0.371549510070628" calcext:value-type="float">
            <text:p>0.3715495101</text:p>
          </table:table-cell>
          <table:table-cell office:value-type="float" office:value="57" calcext:value-type="float">
            <text:p>57</text:p>
          </table:table-cell>
          <table:table-cell office:value-type="float" office:value="191.399" calcext:value-type="float">
            <text:p>191.399</text:p>
          </table:table-cell>
          <table:table-cell office:value-type="float" office:value="-20.744" calcext:value-type="float">
            <text:p>-20.744</text:p>
          </table:table-cell>
          <table:table-cell office:value-type="float" office:value="300.49643" calcext:value-type="float">
            <text:p>300.49643</text:p>
          </table:table-cell>
          <table:table-cell office:value-type="float" office:value="-20.6708889138449" calcext:value-type="float">
            <text:p>-20.6708889138</text:p>
          </table:table-cell>
          <table:table-cell office:value-type="float" office:value="-17.5667731630914" calcext:value-type="float">
            <text:p>-17.5667731631</text:p>
          </table:table-cell>
          <table:table-cell office:value-type="float" office:value="1.08644668580046" calcext:value-type="float">
            <text:p>1.0864466858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S Sans Serif1" svg:font-family="'MS Sans Serif'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1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7:34:27.858222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46:15.324336068</meta:creation-date>
    <dc:date>2018-03-18T17:39:55.535948720</dc:date>
    <meta:editing-duration>PT14M15S</meta:editing-duration>
    <meta:editing-cycles>2</meta:editing-cycles>
    <meta:generator>LibreOffice/5.1.6.2$Linux_X86_64 LibreOffice_project/10m0$Build-2</meta:generator>
    <meta:document-statistic meta:table-count="7" meta:cell-count="3327" meta:object-count="0"/>
  </office:meta>
</office:document-meta>
</file>